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2543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3937in"/>
    </style:style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1.4575in"/>
    </style:style>
    <style:style style:name="co18" style:family="table-column">
      <style:table-column-properties fo:break-before="auto" style:column-width="1.4256in"/>
    </style:style>
    <style:style style:name="co19" style:family="table-column">
      <style:table-column-properties fo:break-before="auto" style:column-width="1.6835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1.522in"/>
    </style:style>
    <style:style style:name="co22" style:family="table-column">
      <style:table-column-properties fo:break-before="auto" style:column-width="1.5654in"/>
    </style:style>
    <style:style style:name="co23" style:family="table-column">
      <style:table-column-properties fo:break-before="auto" style:column-width="1.9189in"/>
    </style:style>
    <style:style style:name="co24" style:family="table-column">
      <style:table-column-properties fo:break-before="auto" style:column-width="1.7043in"/>
    </style:style>
    <style:style style:name="co25" style:family="table-column">
      <style:table-column-properties fo:break-before="auto" style:column-width="1.6937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5756in"/>
    </style:style>
    <style:style style:name="co29" style:family="table-column">
      <style:table-column-properties fo:break-before="auto" style:column-width="1.4043in"/>
    </style:style>
    <style:style style:name="co30" style:family="table-column">
      <style:table-column-properties fo:break-before="auto" style:column-width="1.4689in"/>
    </style:style>
    <style:style style:name="co31" style:family="table-column">
      <style:table-column-properties fo:break-before="auto" style:column-width="1.4362in"/>
    </style:style>
    <style:style style:name="co32" style:family="table-column">
      <style:table-column-properties fo:break-before="auto" style:column-width="1.6075in"/>
    </style:style>
    <style:style style:name="co33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ce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808080" fo:border="0.06pt solid #000000"/>
      <style:text-properties style:font-name="Arial"/>
    </style:style>
    <style:style style:name="ce59" style:family="table-cell" style:parent-style-name="Default">
      <style:table-cell-properties fo:background-color="#e6194b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0" style:family="table-cell" style:parent-style-name="Default">
      <style:table-cell-properties fo:background-color="#e6194b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ackground-color="#e6194b" fo:border="0.06pt solid #000000"/>
      <style:text-properties style:font-name="Arial"/>
    </style:style>
    <style:style style:name="ce6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4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#3cb44b" fo:border="0.06pt solid #000000"/>
      <style:text-properties style:font-name="Arial"/>
    </style:style>
    <style:style style:name="ce6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8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9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0" style:family="table-cell" style:parent-style-name="Default">
      <style:table-cell-properties fo:background-color="#cccc19" fo:border="0.06pt solid #000000"/>
      <style:text-properties style:font-name="Arial"/>
    </style:style>
    <style:style style:name="ce71" style:family="table-cell" style:parent-style-name="Default">
      <style:table-cell-properties fo:background-color="#e6e6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2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3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ackground-color="#0082c8" fo:border="0.06pt solid #000000"/>
      <style:text-properties style:font-name="Arial"/>
    </style:style>
    <style:style style:name="ce75" style:family="table-cell" style:parent-style-name="Default">
      <style:table-cell-properties fo:background-color="#80ff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6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7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8" style:family="table-cell" style:parent-style-name="Default">
      <style:table-cell-properties fo:background-color="#f58230" fo:border="0.06pt solid #000000"/>
      <style:text-properties style:font-name="Arial"/>
    </style:style>
    <style:style style:name="ce79" style:family="table-cell" style:parent-style-name="Default">
      <style:table-cell-properties fo:background-color="#00e6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0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1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2" style:family="table-cell" style:parent-style-name="Default">
      <style:table-cell-properties fo:background-color="#911eb4" fo:border="0.06pt solid #000000"/>
      <style:text-properties style:font-name="Arial"/>
    </style:style>
    <style:style style:name="ce83" style:family="table-cell" style:parent-style-name="Default" style:data-style-name="N61">
      <style:table-cell-properties fo:background-color="#911eb4" fo:border="0.06pt solid #000000"/>
      <style:text-properties style:font-name="Arial"/>
    </style:style>
    <style:style style:name="ce84" style:family="table-cell" style:parent-style-name="Default">
      <style:table-cell-properties fo:background-color="#00ff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5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6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7" style:family="table-cell" style:parent-style-name="Default">
      <style:table-cell-properties fo:background-color="#46f0f0" fo:border="0.06pt solid #000000"/>
      <style:text-properties style:font-name="Arial"/>
    </style:style>
    <style:style style:name="ce88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9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ackground-color="#f032e6" fo:border="0.06pt solid #000000"/>
      <style:text-properties style:font-name="Arial"/>
    </style:style>
    <style:style style:name="ce91" style:family="table-cell" style:parent-style-name="Default" style:data-style-name="N61">
      <style:table-cell-properties fo:background-color="#f032e6" fo:border="0.06pt solid #000000"/>
      <style:text-properties style:font-name="Arial"/>
    </style:style>
    <style:style style:name="ce92" style:family="table-cell" style:parent-style-name="Default">
      <style:table-cell-properties fo:background-color="#0080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3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4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#800000" fo:border="0.06pt solid #000000"/>
      <style:text-properties style:font-name="Arial"/>
    </style:style>
    <style:style style:name="ce96" style:family="table-cell" style:parent-style-name="Default" style:data-style-name="N61">
      <style:table-cell-properties fo:background-color="#800000" fo:border="0.06pt solid #000000"/>
      <style:text-properties style:font-name="Arial"/>
    </style:style>
    <style:style style:name="ce97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8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9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ackground-color="#fabed4" fo:border="0.06pt solid #000000"/>
      <style:text-properties style:font-name="Arial"/>
    </style:style>
    <style:style style:name="ce101" style:family="table-cell" style:parent-style-name="Default" style:data-style-name="N61">
      <style:table-cell-properties fo:background-color="#fabed4" fo:border="0.06pt solid #000000"/>
      <style:text-properties style:font-name="Arial"/>
    </style:style>
    <style:style style:name="ce102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0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04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fo:background-color="#008080" fo:border="0.06pt solid #000000"/>
      <style:text-properties style:font-name="Arial"/>
    </style:style>
    <style:style style:name="ce106" style:family="table-cell" style:parent-style-name="Default" style:data-style-name="N61">
      <style:table-cell-properties fo:background-color="#008080" fo:border="0.06pt solid #000000"/>
      <style:text-properties style:font-name="Arial"/>
    </style:style>
    <style:style style:name="ce107" style:family="table-cell" style:parent-style-name="Default">
      <style:table-cell-properties fo:background-color="#e600e6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08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09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10" style:family="table-cell" style:parent-style-name="Default">
      <style:table-cell-properties fo:background-color="#aa6e28" fo:border="0.06pt solid #000000"/>
      <style:text-properties style:font-name="Arial"/>
    </style:style>
    <style:style style:name="ce57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5" table:default-cell-style-name="ce7"/>
        <table:table-column table:style-name="co14" table:default-cell-style-name="ce7"/>
        <table:table-column table:style-name="co15" table:default-cell-style-name="ce7"/>
        <table:table-column table:style-name="co9" table:default-cell-style-name="ce7"/>
        <table:table-column table:style-name="co8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2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17" table:default-cell-style-name="ce7"/>
        <table:table-column table:style-name="co29" table:default-cell-style-name="ce7"/>
        <table:table-column table:style-name="co5" table:default-cell-style-name="ce7"/>
        <table:table-column table:style-name="co8" table:default-cell-style-name="ce7"/>
        <table:table-column table:style-name="co30" table:default-cell-style-name="ce7"/>
        <table:table-column table:style-name="co12" table:default-cell-style-name="ce7"/>
        <table:table-column table:style-name="co31" table:default-cell-style-name="ce7"/>
        <table:table-column table:style-name="co28" table:default-cell-style-name="ce7"/>
        <table:table-column table:style-name="co32" table:default-cell-style-name="ce7"/>
        <table:table-column table:style-name="co22" table:default-cell-style-name="ce7"/>
        <table:table-column table:style-name="co13" table:default-cell-style-name="ce7"/>
        <table:table-column table:style-name="co18" table:default-cell-style-name="ce7"/>
        <table:table-column table:style-name="co33" table:default-cell-style-name="ce7"/>
        <table:table-column table:style-name="co31" table:default-cell-style-name="ce7"/>
        <table:table-column table:style-name="co3" table:number-columns-repeated="973" table:default-cell-style-name="ce7"/>
        <table:table-row table:style-name="ro1">
          <table:table-cell table:style-name="ce2" office:value-type="string" calcext:value-type="string">
            <text:p>Todd RT, Selmecki A. Expandable and reversible copy number amplification drives rapid adaptation to antifungal drugs. eLife. 2020;9:e58349.</text:p>
          </table:table-cell>
          <table:table-cell table:style-name="ce11" table:number-columns-repeated="7"/>
          <table:table-cell table:style-name="ce4" table:number-columns-repeated="43"/>
          <table:table-cell table:style-name="ce57" table:number-columns-repeated="973"/>
        </table:table-row>
        <table:table-row table:style-name="ro1">
          <table:table-cell table:style-name="ce12" office:value-type="string" calcext:value-type="string">
            <text:p><text:span text:style-name="T1"><text:a xlink:href="https://doi.org/10.7554/eLife.58349" xlink:type="simple">https://doi.org/10.7554/eLife.58349</text:a></text:span>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table:style-name="ce4" table:number-columns-repeated="51"/>
          <table:table-cell table:style-name="ce57" table:number-columns-repeated="973"/>
        </table:table-row>
        <table:table-row table:style-name="ro1">
          <table:table-cell table:style-name="ce5" office:value-type="string" calcext:value-type="string">
            <text:p>Package/Function or method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table:style-name="ce6"/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office:value-type="string" calcext:value-type="string">
            <text:p><text:span text:style-name="T2">mu</text:span>: intrinsic growth rate 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2">
          <table:table-cell office:value-type="string" calcext:value-type="string">
            <text:p><text:span text:style-name="T2">mumax</text:span>: maximum growth rate (maximum value of the curve dy/dt=dln(N(t)/N0)/dt 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office:value-type="string" calcext:value-type="string">
            <text:p><text:span text:style-name="T2">N0</text:span>: initial population size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office:value-type="string" calcext:value-type="string">
            <text:p><text:span text:style-name="T2">K</text:span>: carrying capacity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office:value-type="string" calcext:value-type="string">
            <text:p>For additional parameters, see the corresponding documentations</text:p>
          </table:table-cell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/>
          <table:table-cell table:style-name="ce4" table:number-columns-repeated="50"/>
          <table:table-cell table:style-name="ce57" table:number-columns-repeated="973"/>
        </table:table-row>
        <table:table-row table:style-name="ro1">
          <table:table-cell table:style-name="ce8" table:number-columns-repeated="2"/>
          <table:table-cell table:style-name="ce23" office:value-type="string" calcext:value-type="string" table:number-columns-spanned="4" table:number-rows-spanned="1">
            <text:p>Paper</text:p>
          </table:table-cell>
          <table:covered-table-cell table:number-columns-repeated="3" table:style-name="ce23"/>
          <table:table-cell table:style-name="ce59" office:value-type="string" calcext:value-type="string" table:number-columns-spanned="4" table:number-rows-spanned="1">
            <text:p>Growthcurver/Logistic</text:p>
          </table:table-cell>
          <table:covered-table-cell table:number-columns-repeated="3" table:style-name="ce62" office:value-type="string" calcext:value-type="string">
            <text:p>Growthcurver/Logistic</text:p>
          </table:covered-table-cell>
          <table:table-cell table:style-name="ce64" office:value-type="string" calcext:value-type="string" table:number-columns-spanned="3" table:number-rows-spanned="1">
            <text:p>grofit/Gompertz</text:p>
          </table:table-cell>
          <table:covered-table-cell table:number-columns-repeated="2" table:style-name="ce67" office:value-type="string" calcext:value-type="string">
            <text:p>grofit/Gompertz</text:p>
          </table:covered-table-cell>
          <table:table-cell table:style-name="ce68" office:value-type="string" calcext:value-type="string" table:number-columns-spanned="3" table:number-rows-spanned="1">
            <text:p>grofit/Logistic</text:p>
          </table:table-cell>
          <table:covered-table-cell table:number-columns-repeated="2" table:style-name="ce71" office:value-type="string" calcext:value-type="string">
            <text:p>grofit/Logistic</text:p>
          </table:covered-table-cell>
          <table:table-cell table:style-name="ce72" office:value-type="string" calcext:value-type="string" table:number-columns-spanned="5" table:number-rows-spanned="1">
            <text:p>grofit/mGompertz</text:p>
          </table:table-cell>
          <table:covered-table-cell table:number-columns-repeated="4" table:style-name="ce75" office:value-type="string" calcext:value-type="string">
            <text:p>grofit/mGompertz</text:p>
          </table:covered-table-cell>
          <table:table-cell table:style-name="ce76" office:value-type="string" calcext:value-type="string" table:number-columns-spanned="4" table:number-rows-spanned="1">
            <text:p>grofit/Richards</text:p>
          </table:table-cell>
          <table:covered-table-cell table:number-columns-repeated="3" table:style-name="ce79" office:value-type="string" calcext:value-type="string">
            <text:p>grofit/Richards</text:p>
          </table:covered-table-cell>
          <table:table-cell table:style-name="ce80" office:value-type="string" calcext:value-type="string" table:number-columns-spanned="5" table:number-rows-spanned="1">
            <text:p>growthrates/Baranyi</text:p>
          </table:table-cell>
          <table:covered-table-cell table:number-columns-repeated="4" table:style-name="ce84" office:value-type="string" calcext:value-type="string">
            <text:p>growthrates/Baranyi</text:p>
          </table:covered-table-cell>
          <table:table-cell table:style-name="ce85" office:value-type="string" calcext:value-type="string">
            <text:p>growthrates/EasyLinear</text:p>
          </table:table-cell>
          <table:table-cell table:style-name="ce88" office:value-type="string" calcext:value-type="string" table:number-columns-spanned="4" table:number-rows-spanned="1">
            <text:p>growthrates/Gompertz</text:p>
          </table:table-cell>
          <table:covered-table-cell table:number-columns-repeated="3" table:style-name="ce92" office:value-type="string" calcext:value-type="string">
            <text:p>growthrates/Gompertz</text:p>
          </table:covered-table-cell>
          <table:table-cell table:style-name="ce93" office:value-type="string" calcext:value-type="string" table:number-columns-spanned="6" table:number-rows-spanned="1">
            <text:p>growthrates/Huang</text:p>
          </table:table-cell>
          <table:covered-table-cell table:number-columns-repeated="5" table:style-name="ce97" office:value-type="string" calcext:value-type="string">
            <text:p>growthrates/Huang</text:p>
          </table:covered-table-cell>
          <table:table-cell table:style-name="ce98" office:value-type="string" calcext:value-type="string" table:number-columns-spanned="4" table:number-rows-spanned="1">
            <text:p>growthrates/Logistic</text:p>
          </table:table-cell>
          <table:covered-table-cell table:number-columns-repeated="3" table:style-name="ce102" office:value-type="string" calcext:value-type="string">
            <text:p>growthrates/Logistic</text:p>
          </table:covered-table-cell>
          <table:table-cell table:style-name="ce103" office:value-type="string" calcext:value-type="string" table:number-columns-spanned="5" table:number-rows-spanned="1">
            <text:p>growthrates/Richards</text:p>
          </table:table-cell>
          <table:covered-table-cell table:number-columns-repeated="4" table:style-name="ce107" office:value-type="string" calcext:value-type="string">
            <text:p>growthrates/Richards</text:p>
          </table:covered-table-cell>
          <table:table-cell table:style-name="ce108" office:value-type="string" calcext:value-type="string">
            <text:p>growthrates/Spline</text:p>
          </table:table-cell>
          <table:table-cell table:number-columns-repeated="973"/>
        </table:table-row>
        <table:table-row table:style-name="ro1">
          <table:table-cell table:style-name="ce9" office:value-type="string" calcext:value-type="string">
            <text:p>N°</text:p>
          </table:table-cell>
          <table:table-cell table:style-name="ce9" office:value-type="string" calcext:value-type="string">
            <text:p>Sample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N0</text:p>
          </table:table-cell>
          <table:table-cell table:style-name="ce13" office:value-type="string" calcext:value-type="string">
            <text:p>mu (h^-1)</text:p>
          </table:table-cell>
          <table:table-cell table:style-name="ce13" office:value-type="string" calcext:value-type="string">
            <text:p>mumax (h^-1)</text:p>
          </table:table-cell>
          <table:table-cell table:style-name="ce60" office:value-type="string" calcext:value-type="string">
            <text:p>K</text:p>
          </table:table-cell>
          <table:table-cell table:style-name="ce60" office:value-type="string" calcext:value-type="string">
            <text:p>N0</text:p>
          </table:table-cell>
          <table:table-cell table:style-name="ce60" office:value-type="string" calcext:value-type="string">
            <text:p>mu (h^-1)</text:p>
          </table:table-cell>
          <table:table-cell table:style-name="ce60" office:value-type="string" calcext:value-type="string">
            <text:p>mumax (h^-1)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mumax (h^-1)</text:p>
          </table:table-cell>
          <table:table-cell table:style-name="ce65" office:value-type="string" calcext:value-type="string">
            <text:p>lambda (h)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mumax (h^-1)</text:p>
          </table:table-cell>
          <table:table-cell table:style-name="ce69" office:value-type="string" calcext:value-type="string">
            <text:p>lambda (h)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mumax (h^-1)</text:p>
          </table:table-cell>
          <table:table-cell table:style-name="ce73" office:value-type="string" calcext:value-type="string">
            <text:p>lambda (h)</text:p>
          </table:table-cell>
          <table:table-cell table:style-name="ce73" office:value-type="string" calcext:value-type="string">
            <text:p>alpha <text:s/>(h^-1)</text:p>
          </table:table-cell>
          <table:table-cell table:style-name="ce73" office:value-type="string" calcext:value-type="string">
            <text:p>tshift (h)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mumax</text:p>
          </table:table-cell>
          <table:table-cell table:style-name="ce77" office:value-type="string" calcext:value-type="string">
            <text:p>lambda (h^-1)</text:p>
          </table:table-cell>
          <table:table-cell table:style-name="ce77" office:value-type="string" calcext:value-type="string">
            <text:p>nu</text:p>
          </table:table-cell>
          <table:table-cell table:style-name="ce81" office:value-type="string" calcext:value-type="string">
            <text:p>N0</text:p>
          </table:table-cell>
          <table:table-cell table:style-name="ce81" office:value-type="string" calcext:value-type="string">
            <text:p>mu (h^-1)</text:p>
          </table:table-cell>
          <table:table-cell table:style-name="ce81" office:value-type="string" calcext:value-type="string">
            <text:p>K</text:p>
          </table:table-cell>
          <table:table-cell table:style-name="ce81" office:value-type="string" calcext:value-type="string">
            <text:p>h0</text:p>
          </table:table-cell>
          <table:table-cell table:style-name="ce81" office:value-type="string" calcext:value-type="string">
            <text:p>mumax (h^-1)</text:p>
          </table:table-cell>
          <table:table-cell table:style-name="ce86" office:value-type="string" calcext:value-type="string">
            <text:p>mumax (h^-1)</text:p>
          </table:table-cell>
          <table:table-cell table:style-name="ce89" office:value-type="string" calcext:value-type="string">
            <text:p>N0</text:p>
          </table:table-cell>
          <table:table-cell table:style-name="ce89" office:value-type="string" calcext:value-type="string">
            <text:p>mu (h^-1)</text:p>
          </table:table-cell>
          <table:table-cell table:style-name="ce89" office:value-type="string" calcext:value-type="string">
            <text:p>K</text:p>
          </table:table-cell>
          <table:table-cell table:style-name="ce89" office:value-type="string" calcext:value-type="string">
            <text:p>mumax (h^-1)</text:p>
          </table:table-cell>
          <table:table-cell table:style-name="ce94" office:value-type="string" calcext:value-type="string">
            <text:p>N0</text:p>
          </table:table-cell>
          <table:table-cell table:style-name="ce94" office:value-type="string" calcext:value-type="string">
            <text:p>mu (h^-1)</text:p>
          </table:table-cell>
          <table:table-cell table:style-name="ce94" office:value-type="string" calcext:value-type="string">
            <text:p>K</text:p>
          </table:table-cell>
          <table:table-cell table:style-name="ce94" office:value-type="string" calcext:value-type="string">
            <text:p>alpha (h^-1)</text:p>
          </table:table-cell>
          <table:table-cell table:style-name="ce94" office:value-type="string" calcext:value-type="string">
            <text:p>lambda (h)</text:p>
          </table:table-cell>
          <table:table-cell table:style-name="ce94" office:value-type="string" calcext:value-type="string">
            <text:p>mumax (h^-1)</text:p>
          </table:table-cell>
          <table:table-cell table:style-name="ce99" office:value-type="string" calcext:value-type="string">
            <text:p>N0</text:p>
          </table:table-cell>
          <table:table-cell table:style-name="ce99" office:value-type="string" calcext:value-type="string">
            <text:p>mu (h^-1)</text:p>
          </table:table-cell>
          <table:table-cell table:style-name="ce99" office:value-type="string" calcext:value-type="string">
            <text:p>K</text:p>
          </table:table-cell>
          <table:table-cell table:style-name="ce99" office:value-type="string" calcext:value-type="string">
            <text:p>mumax (h^-1)</text:p>
          </table:table-cell>
          <table:table-cell table:style-name="ce104" office:value-type="string" calcext:value-type="string">
            <text:p>N0</text:p>
          </table:table-cell>
          <table:table-cell table:style-name="ce104" office:value-type="string" calcext:value-type="string">
            <text:p>mu (h^-1)</text:p>
          </table:table-cell>
          <table:table-cell table:style-name="ce104" office:value-type="string" calcext:value-type="string">
            <text:p>K</text:p>
          </table:table-cell>
          <table:table-cell table:style-name="ce104" office:value-type="string" calcext:value-type="string">
            <text:p>beta</text:p>
          </table:table-cell>
          <table:table-cell table:style-name="ce104" office:value-type="string" calcext:value-type="string">
            <text:p>mumax (h^-1)</text:p>
          </table:table-cell>
          <table:table-cell table:style-name="ce109" office:value-type="string" calcext:value-type="string">
            <text:p>mumax (h^-1)</text:p>
          </table:table-cell>
          <table:table-cell table:number-columns-repeated="97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ithAB AMS4104_Biol_1</text:p>
          </table:table-cell>
          <table:table-cell table:style-name="ce14" office:value-type="float" office:value="0.513071779222" calcext:value-type="float">
            <text:p>0.513071779222</text:p>
          </table:table-cell>
          <table:table-cell table:style-name="ce14" office:value-type="float" office:value="0.011251542574" calcext:value-type="float">
            <text:p>0.011251542574</text:p>
          </table:table-cell>
          <table:table-cell table:style-name="ce14" office:value-type="float" office:value="0.142255478024" calcext:value-type="float">
            <text:p>0.142255478024</text:p>
          </table:table-cell>
          <table:table-cell table:style-name="ce14" table:formula="of:=[.E14]*(1-[.D14]/[.C14])" office:value-type="float" office:value="0.1391358490906" calcext:value-type="float">
            <text:p>0.1391358490906</text:p>
          </table:table-cell>
          <table:table-cell table:style-name="ce61" office:value-type="float" office:value="0.513071779222" calcext:value-type="float">
            <text:p>0.513071779222</text:p>
          </table:table-cell>
          <table:table-cell table:style-name="ce61" office:value-type="float" office:value="0.011251542574" calcext:value-type="float">
            <text:p>0.011251542574</text:p>
          </table:table-cell>
          <table:table-cell table:style-name="ce61" office:value-type="float" office:value="0.142255478024" calcext:value-type="float">
            <text:p>0.142255478024</text:p>
          </table:table-cell>
          <table:table-cell table:style-name="ce61" table:formula="of:=[.I14]*(1-[.H14]/[.G14])" office:value-type="float" office:value="0.1391358490906" calcext:value-type="float">
            <text:p>0.1391358490906</text:p>
          </table:table-cell>
          <table:table-cell table:style-name="ce66" office:value-type="float" office:value="3.715405" calcext:value-type="float">
            <text:p>3.715405</text:p>
          </table:table-cell>
          <table:table-cell table:style-name="ce66" office:value-type="float" office:value="0.1401632" calcext:value-type="float">
            <text:p>0.1401632</text:p>
          </table:table-cell>
          <table:table-cell table:style-name="ce66" office:value-type="float" office:value="-0.16487669" calcext:value-type="float">
            <text:p>-0.16487669</text:p>
          </table:table-cell>
          <table:table-cell table:style-name="ce70" office:value-type="float" office:value="3.514913" calcext:value-type="float">
            <text:p>3.514913</text:p>
          </table:table-cell>
          <table:table-cell table:style-name="ce70" office:value-type="float" office:value="0.1372056" calcext:value-type="float">
            <text:p>0.1372056</text:p>
          </table:table-cell>
          <table:table-cell table:style-name="ce70" office:value-type="float" office:value="0.01732981" calcext:value-type="float">
            <text:p>0.0173298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7896497" calcext:value-type="float">
            <text:p>0.007896497</text:p>
          </table:table-cell>
          <table:table-cell table:style-name="ce82" office:value-type="float" office:value="0.106862298" calcext:value-type="float">
            <text:p>0.106862298</text:p>
          </table:table-cell>
          <table:table-cell table:style-name="ce82" office:value-type="float" office:value="0.646333204" calcext:value-type="float">
            <text:p>0.646333204</text:p>
          </table:table-cell>
          <table:table-cell table:style-name="ce82" office:value-type="float" office:value="-1.211175157" calcext:value-type="float">
            <text:p>-1.211175157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5144" calcext:value-type="float">
            <text:p>0.5144</text:p>
          </table:table-cell>
          <table:table-cell table:style-name="ce90" office:value-type="float" office:value="0.00953715" calcext:value-type="float">
            <text:p>0.00953715</text:p>
          </table:table-cell>
          <table:table-cell table:style-name="ce90" office:value-type="float" office:value="0.04496722" calcext:value-type="float">
            <text:p>0.04496722</text:p>
          </table:table-cell>
          <table:table-cell table:style-name="ce90" office:value-type="float" office:value="1.09841665" calcext:value-type="float">
            <text:p>1.09841665</text:p>
          </table:table-cell>
          <table:table-cell table:style-name="ce90" table:formula="of:=[.AG14]*LOG([.AH14]/[.AF14])" office:value-type="float" office:value="0.0926931112324495" calcext:value-type="float">
            <text:p>0.09269311123245</text:p>
          </table:table-cell>
          <table:table-cell table:style-name="ce95" office:value-type="float" office:value="0.01104177" calcext:value-type="float">
            <text:p>0.01104177</text:p>
          </table:table-cell>
          <table:table-cell table:style-name="ce95" office:value-type="float" office:value="0.72214606" calcext:value-type="float">
            <text:p>0.72214606</text:p>
          </table:table-cell>
          <table:table-cell table:style-name="ce95" office:value-type="float" office:value="1.41966175" calcext:value-type="float">
            <text:p>1.41966175</text:p>
          </table:table-cell>
          <table:table-cell table:style-name="ce95" office:value-type="float" office:value="-0.03832046" calcext:value-type="float">
            <text:p>-0.03832046</text:p>
          </table:table-cell>
          <table:table-cell table:style-name="ce95" office:value-type="float" office:value="-27.86625303" calcext:value-type="float">
            <text:p>-27.86625303</text:p>
          </table:table-cell>
          <table:table-cell table:style-name="ce95" office:value-type="float" office:value="0.183269809115927" calcext:value-type="float">
            <text:p>0.183269809115927</text:p>
          </table:table-cell>
          <table:table-cell table:style-name="ce100" office:value-type="float" office:value="0.01613219" calcext:value-type="float">
            <text:p>0.01613219</text:p>
          </table:table-cell>
          <table:table-cell table:style-name="ce100" office:value-type="float" office:value="0.12809073" calcext:value-type="float">
            <text:p>0.12809073</text:p>
          </table:table-cell>
          <table:table-cell table:style-name="ce100" office:value-type="float" office:value="0.5600121" calcext:value-type="float">
            <text:p>0.5600121</text:p>
          </table:table-cell>
          <table:table-cell table:style-name="ce100" table:formula="of:=[.AQ14]*(1-[.AP14]/[.AR14])" office:value-type="float" office:value="0.124400838310876" calcext:value-type="float">
            <text:p>0.124400838310876</text:p>
          </table:table-cell>
          <table:table-cell table:style-name="ce105" office:value-type="float" office:value="0.01107133" calcext:value-type="float">
            <text:p>0.01107133</text:p>
          </table:table-cell>
          <table:table-cell table:style-name="ce105" office:value-type="float" office:value="0.32917042" calcext:value-type="float">
            <text:p>0.32917042</text:p>
          </table:table-cell>
          <table:table-cell table:style-name="ce105" office:value-type="float" office:value="0.86725923" calcext:value-type="float">
            <text:p>0.86725923</text:p>
          </table:table-cell>
          <table:table-cell table:style-name="ce105" office:value-type="float" office:value="0.18381097" calcext:value-type="float">
            <text:p>0.18381097</text:p>
          </table:table-cell>
          <table:table-cell table:style-name="ce105" table:formula="of:=[.AU14]*(1-([.AT14]/[.AV14])^[.AW14])" office:value-type="float" office:value="0.181500454296038" calcext:value-type="float">
            <text:p>0.181500454296038</text:p>
          </table:table-cell>
          <table:table-cell table:style-name="ce110" office:value-type="float" office:value="0.5772589" calcext:value-type="float">
            <text:p>0.5772589</text:p>
          </table:table-cell>
          <table:table-cell table:number-columns-repeated="97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ithAB AMS4104_Biol_2</text:p>
          </table:table-cell>
          <table:table-cell table:style-name="ce14" office:value-type="float" office:value="0.377181905816" calcext:value-type="float">
            <text:p>0.377181905816</text:p>
          </table:table-cell>
          <table:table-cell table:style-name="ce14" office:value-type="float" office:value="0.01357266218" calcext:value-type="float">
            <text:p>0.01357266218</text:p>
          </table:table-cell>
          <table:table-cell table:style-name="ce14" office:value-type="float" office:value="0.13245590656" calcext:value-type="float">
            <text:p>0.13245590656</text:p>
          </table:table-cell>
          <table:table-cell table:style-name="ce14" table:formula="of:=[.E15]*(1-[.D15]/[.C15])" office:value-type="float" office:value="0.127689561075862" calcext:value-type="float">
            <text:p>0.127689561075862</text:p>
          </table:table-cell>
          <table:table-cell table:style-name="ce61" office:value-type="float" office:value="0.377181905816" calcext:value-type="float">
            <text:p>0.377181905816</text:p>
          </table:table-cell>
          <table:table-cell table:style-name="ce61" office:value-type="float" office:value="0.01357266218" calcext:value-type="float">
            <text:p>0.01357266218</text:p>
          </table:table-cell>
          <table:table-cell table:style-name="ce61" office:value-type="float" office:value="0.13245590656" calcext:value-type="float">
            <text:p>0.13245590656</text:p>
          </table:table-cell>
          <table:table-cell table:style-name="ce61" table:formula="of:=[.I15]*(1-[.H15]/[.G15])" office:value-type="float" office:value="0.127689561075862" calcext:value-type="float">
            <text:p>0.127689561075862</text:p>
          </table:table-cell>
          <table:table-cell table:style-name="ce66" office:value-type="float" office:value="3.398818" calcext:value-type="float">
            <text:p>3.398818</text:p>
          </table:table-cell>
          <table:table-cell table:style-name="ce66" office:value-type="float" office:value="0.1580413" calcext:value-type="float">
            <text:p>0.1580413</text:p>
          </table:table-cell>
          <table:table-cell table:style-name="ce66" office:value-type="float" office:value="-0.48690751" calcext:value-type="float">
            <text:p>-0.48690751</text:p>
          </table:table-cell>
          <table:table-cell table:style-name="ce70" office:value-type="float" office:value="3.306203" calcext:value-type="float">
            <text:p>3.306203</text:p>
          </table:table-cell>
          <table:table-cell table:style-name="ce70" office:value-type="float" office:value="0.1460484" calcext:value-type="float">
            <text:p>0.1460484</text:p>
          </table:table-cell>
          <table:table-cell table:style-name="ce70" office:value-type="float" office:value="-0.89111611" calcext:value-type="float">
            <text:p>-0.8911161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5775565" calcext:value-type="float">
            <text:p>0.005775565</text:p>
          </table:table-cell>
          <table:table-cell table:style-name="ce82" office:value-type="float" office:value="0.0790707" calcext:value-type="float">
            <text:p>0.0790707</text:p>
          </table:table-cell>
          <table:table-cell table:style-name="ce82" office:value-type="float" office:value="0.553979612" calcext:value-type="float">
            <text:p>0.553979612</text:p>
          </table:table-cell>
          <table:table-cell table:style-name="ce82" office:value-type="float" office:value="-2.111023774" calcext:value-type="float">
            <text:p>-2.111023774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75574" calcext:value-type="float">
            <text:p>0.75574</text:p>
          </table:table-cell>
          <table:table-cell table:style-name="ce90" office:value-type="float" office:value="0.01228927" calcext:value-type="float">
            <text:p>0.01228927</text:p>
          </table:table-cell>
          <table:table-cell table:style-name="ce90" office:value-type="float" office:value="0.04762386" calcext:value-type="float">
            <text:p>0.04762386</text:p>
          </table:table-cell>
          <table:table-cell table:style-name="ce90" office:value-type="float" office:value="0.66581375" calcext:value-type="float">
            <text:p>0.66581375</text:p>
          </table:table-cell>
          <table:table-cell table:style-name="ce90" table:formula="of:=[.AG15]*LOG([.AH15]/[.AF15])" office:value-type="float" office:value="0.0825715187756289" calcext:value-type="float">
            <text:p>0.082571518775629</text:p>
          </table:table-cell>
          <table:table-cell table:style-name="ce95" office:value-type="float" office:value="0.01290127" calcext:value-type="float">
            <text:p>0.01290127</text:p>
          </table:table-cell>
          <table:table-cell table:style-name="ce95" office:value-type="float" office:value="1.13872391" calcext:value-type="float">
            <text:p>1.13872391</text:p>
          </table:table-cell>
          <table:table-cell table:style-name="ce95" office:value-type="float" office:value="2.47413016" calcext:value-type="float">
            <text:p>2.47413016</text:p>
          </table:table-cell>
          <table:table-cell table:style-name="ce95" office:value-type="float" office:value="-0.04640663" calcext:value-type="float">
            <text:p>-0.04640663</text:p>
          </table:table-cell>
          <table:table-cell table:style-name="ce95" office:value-type="float" office:value="-36.13128754" calcext:value-type="float">
            <text:p>-36.13128754</text:p>
          </table:table-cell>
          <table:table-cell table:style-name="ce95" office:value-type="float" office:value="0.178410699532882" calcext:value-type="float">
            <text:p>0.178410699532882</text:p>
          </table:table-cell>
          <table:table-cell table:style-name="ce100" office:value-type="float" office:value="0.018329" calcext:value-type="float">
            <text:p>0.018329</text:p>
          </table:table-cell>
          <table:table-cell table:style-name="ce100" office:value-type="float" office:value="0.1206438" calcext:value-type="float">
            <text:p>0.1206438</text:p>
          </table:table-cell>
          <table:table-cell table:style-name="ce100" office:value-type="float" office:value="0.4054712" calcext:value-type="float">
            <text:p>0.4054712</text:p>
          </table:table-cell>
          <table:table-cell table:style-name="ce100" table:formula="of:=[.AQ15]*(1-[.AP15]/[.AR15])" office:value-type="float" office:value="0.115190193898753" calcext:value-type="float">
            <text:p>0.115190193898753</text:p>
          </table:table-cell>
          <table:table-cell table:style-name="ce105" office:value-type="float" office:value="0.01263051" calcext:value-type="float">
            <text:p>0.01263051</text:p>
          </table:table-cell>
          <table:table-cell table:style-name="ce105" office:value-type="float" office:value="1.25468258" calcext:value-type="float">
            <text:p>1.25468258</text:p>
          </table:table-cell>
          <table:table-cell table:style-name="ce105" office:value-type="float" office:value="0.63952935" calcext:value-type="float">
            <text:p>0.63952935</text:p>
          </table:table-cell>
          <table:table-cell table:style-name="ce105" office:value-type="float" office:value="0.04029027" calcext:value-type="float">
            <text:p>0.04029027</text:p>
          </table:table-cell>
          <table:table-cell table:style-name="ce105" table:formula="of:=[.AU15]*(1-([.AT15]/[.AV15])^[.AW15])" office:value-type="float" office:value="0.183504845435301" calcext:value-type="float">
            <text:p>0.183504845435301</text:p>
          </table:table-cell>
          <table:table-cell table:style-name="ce110" office:value-type="float" office:value="0.7395898" calcext:value-type="float">
            <text:p>0.7395898</text:p>
          </table:table-cell>
          <table:table-cell table:number-columns-repeated="97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ithAB AMS4104_Biol_3</text:p>
          </table:table-cell>
          <table:table-cell table:style-name="ce14" office:value-type="float" office:value="0.280016585268" calcext:value-type="float">
            <text:p>0.280016585268</text:p>
          </table:table-cell>
          <table:table-cell table:style-name="ce14" office:value-type="float" office:value="0.001608090974" calcext:value-type="float">
            <text:p>0.001608090974</text:p>
          </table:table-cell>
          <table:table-cell table:style-name="ce14" office:value-type="float" office:value="0.196739271153" calcext:value-type="float">
            <text:p>0.196739271153</text:p>
          </table:table-cell>
          <table:table-cell table:style-name="ce14" table:formula="of:=[.E16]*(1-[.D16]/[.C16])" office:value-type="float" office:value="0.195609428626459" calcext:value-type="float">
            <text:p>0.195609428626459</text:p>
          </table:table-cell>
          <table:table-cell table:style-name="ce61" office:value-type="float" office:value="0.280016585268" calcext:value-type="float">
            <text:p>0.280016585268</text:p>
          </table:table-cell>
          <table:table-cell table:style-name="ce61" office:value-type="float" office:value="0.001608090974" calcext:value-type="float">
            <text:p>0.001608090974</text:p>
          </table:table-cell>
          <table:table-cell table:style-name="ce61" office:value-type="float" office:value="0.196739271153" calcext:value-type="float">
            <text:p>0.196739271153</text:p>
          </table:table-cell>
          <table:table-cell table:style-name="ce61" table:formula="of:=[.I16]*(1-[.H16]/[.G16])" office:value-type="float" office:value="0.195609428626459" calcext:value-type="float">
            <text:p>0.195609428626459</text:p>
          </table:table-cell>
          <table:table-cell table:style-name="ce66" office:value-type="float" office:value="3.500073" calcext:value-type="float">
            <text:p>3.500073</text:p>
          </table:table-cell>
          <table:table-cell table:style-name="ce66" office:value-type="float" office:value="0.1772076" calcext:value-type="float">
            <text:p>0.1772076</text:p>
          </table:table-cell>
          <table:table-cell table:style-name="ce66" office:value-type="float" office:value="7.69934801" calcext:value-type="float">
            <text:p>7.69934801</text:p>
          </table:table-cell>
          <table:table-cell table:style-name="ce70" office:value-type="float" office:value="3.256275" calcext:value-type="float">
            <text:p>3.256275</text:p>
          </table:table-cell>
          <table:table-cell table:style-name="ce70" office:value-type="float" office:value="0.1877859" calcext:value-type="float">
            <text:p>0.1877859</text:p>
          </table:table-cell>
          <table:table-cell table:style-name="ce70" office:value-type="float" office:value="8.57823314" calcext:value-type="float">
            <text:p>8.57823314</text:p>
          </table:table-cell>
          <table:table-cell table:style-name="ce74" office:value-type="float" office:value="3.212448" calcext:value-type="float">
            <text:p>3.212448</text:p>
          </table:table-cell>
          <table:table-cell table:style-name="ce74" office:value-type="float" office:value="0.1791275" calcext:value-type="float">
            <text:p>0.1791275</text:p>
          </table:table-cell>
          <table:table-cell table:style-name="ce74" office:value-type="float" office:value="7.79838139" calcext:value-type="float">
            <text:p>7.79838139</text:p>
          </table:table-cell>
          <table:table-cell table:style-name="ce74" office:value-type="float" office:value="0.12577621" calcext:value-type="float">
            <text:p>0.12577621</text:p>
          </table:table-cell>
          <table:table-cell table:style-name="ce74" office:value-type="float" office:value="55.0728" calcext:value-type="float">
            <text:p>55.0728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4323117" calcext:value-type="float">
            <text:p>0.004323117</text:p>
          </table:table-cell>
          <table:table-cell table:style-name="ce82" office:value-type="float" office:value="0.175965595" calcext:value-type="float">
            <text:p>0.175965595</text:p>
          </table:table-cell>
          <table:table-cell table:style-name="ce82" office:value-type="float" office:value="0.303768651" calcext:value-type="float">
            <text:p>0.303768651</text:p>
          </table:table-cell>
          <table:table-cell table:style-name="ce82" office:value-type="float" office:value="0.437774088" calcext:value-type="float">
            <text:p>0.437774088</text:p>
          </table:table-cell>
          <table:table-cell table:style-name="ce82" office:value-type="float" office:value="0.152524455629395" calcext:value-type="float">
            <text:p>0.152524455629395</text:p>
          </table:table-cell>
          <table:table-cell table:style-name="ce87" office:value-type="float" office:value="0.16879" calcext:value-type="float">
            <text:p>0.16879</text:p>
          </table:table-cell>
          <table:table-cell table:style-name="ce90" office:value-type="float" office:value="0.0003787062" calcext:value-type="float">
            <text:p>0.0003787062</text:p>
          </table:table-cell>
          <table:table-cell table:style-name="ce90" office:value-type="float" office:value="0.0676500672" calcext:value-type="float">
            <text:p>0.0676500672</text:p>
          </table:table-cell>
          <table:table-cell table:style-name="ce90" office:value-type="float" office:value="0.4937742285" calcext:value-type="float">
            <text:p>0.4937742285</text:p>
          </table:table-cell>
          <table:table-cell table:style-name="ce90" table:formula="of:=[.AG16]*LOG([.AH16]/[.AF16])" office:value-type="float" office:value="0.210745248504489" calcext:value-type="float">
            <text:p>0.210745248504489</text:p>
          </table:table-cell>
          <table:table-cell table:style-name="ce95" office:value-type="float" office:value="0.008772133" calcext:value-type="float">
            <text:p>0.008772133</text:p>
          </table:table-cell>
          <table:table-cell table:style-name="ce95" office:value-type="float" office:value="0.17410815" calcext:value-type="float">
            <text:p>0.17410815</text:p>
          </table:table-cell>
          <table:table-cell table:style-name="ce95" office:value-type="float" office:value="0.304613529" calcext:value-type="float">
            <text:p>0.304613529</text:p>
          </table:table-cell>
          <table:table-cell table:style-name="ce95" office:value-type="float" office:value="1.20595131" calcext:value-type="float">
            <text:p>1.20595131</text:p>
          </table:table-cell>
          <table:table-cell table:style-name="ce95" office:value-type="float" office:value="6.357595641" calcext:value-type="float">
            <text:p>6.357595641</text:p>
          </table:table-cell>
          <table:table-cell table:style-name="ce95" office:value-type="float" office:value="0.163010776488341" calcext:value-type="float">
            <text:p>0.163010776488341</text:p>
          </table:table-cell>
          <table:table-cell table:style-name="ce100" office:value-type="float" office:value="0.003148662" calcext:value-type="float">
            <text:p>0.003148662</text:p>
          </table:table-cell>
          <table:table-cell table:style-name="ce100" office:value-type="float" office:value="0.17107386" calcext:value-type="float">
            <text:p>0.17107386</text:p>
          </table:table-cell>
          <table:table-cell table:style-name="ce100" office:value-type="float" office:value="0.308440272" calcext:value-type="float">
            <text:p>0.308440272</text:p>
          </table:table-cell>
          <table:table-cell table:style-name="ce100" table:formula="of:=[.AQ16]*(1-[.AP16]/[.AR16])" office:value-type="float" office:value="0.169327480518869" calcext:value-type="float">
            <text:p>0.169327480518869</text:p>
          </table:table-cell>
          <table:table-cell table:style-name="ce105" office:value-type="float" office:value="0.002455084" calcext:value-type="float">
            <text:p>0.002455084</text:p>
          </table:table-cell>
          <table:table-cell table:style-name="ce105" office:value-type="float" office:value="0.19822752" calcext:value-type="float">
            <text:p>0.19822752</text:p>
          </table:table-cell>
          <table:table-cell table:style-name="ce105" office:value-type="float" office:value="0.330924014" calcext:value-type="float">
            <text:p>0.330924014</text:p>
          </table:table-cell>
          <table:table-cell table:style-name="ce105" office:value-type="float" office:value="0.716477236" calcext:value-type="float">
            <text:p>0.716477236</text:p>
          </table:table-cell>
          <table:table-cell table:style-name="ce105" table:formula="of:=[.AU16]*(1-([.AT16]/[.AV16])^[.AW16])" office:value-type="float" office:value="0.192321299507463" calcext:value-type="float">
            <text:p>0.192321299507463</text:p>
          </table:table-cell>
          <table:table-cell table:style-name="ce110" office:value-type="float" office:value="0.2085104" calcext:value-type="float">
            <text:p>0.2085104</text:p>
          </table:table-cell>
          <table:table-cell table:number-columns-repeated="97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ithAB AMS4105_Biol_1</text:p>
          </table:table-cell>
          <table:table-cell table:style-name="ce14" office:value-type="float" office:value="1.329766845059" calcext:value-type="float">
            <text:p>1.329766845059</text:p>
          </table:table-cell>
          <table:table-cell table:style-name="ce14" office:value-type="float" office:value="0.008089091551" calcext:value-type="float">
            <text:p>0.008089091551</text:p>
          </table:table-cell>
          <table:table-cell table:style-name="ce14" office:value-type="float" office:value="0.240366056851" calcext:value-type="float">
            <text:p>0.240366056851</text:p>
          </table:table-cell>
          <table:table-cell table:style-name="ce14" table:formula="of:=[.E17]*(1-[.D17]/[.C17])" office:value-type="float" office:value="0.238903888466486" calcext:value-type="float">
            <text:p>0.238903888466486</text:p>
          </table:table-cell>
          <table:table-cell table:style-name="ce61" office:value-type="float" office:value="1.329766845059" calcext:value-type="float">
            <text:p>1.329766845059</text:p>
          </table:table-cell>
          <table:table-cell table:style-name="ce61" office:value-type="float" office:value="0.008089091551" calcext:value-type="float">
            <text:p>0.008089091551</text:p>
          </table:table-cell>
          <table:table-cell table:style-name="ce61" office:value-type="float" office:value="0.240366056851" calcext:value-type="float">
            <text:p>0.240366056851</text:p>
          </table:table-cell>
          <table:table-cell table:style-name="ce61" table:formula="of:=[.I17]*(1-[.H17]/[.G17])" office:value-type="float" office:value="0.238903888466486" calcext:value-type="float">
            <text:p>0.238903888466486</text:p>
          </table:table-cell>
          <table:table-cell table:style-name="ce66" office:value-type="float" office:value="4.8318" calcext:value-type="float">
            <text:p>4.8318</text:p>
          </table:table-cell>
          <table:table-cell table:style-name="ce66" office:value-type="float" office:value="0.28946" calcext:value-type="float">
            <text:p>0.28946</text:p>
          </table:table-cell>
          <table:table-cell table:style-name="ce66" office:value-type="float" office:value="3.39318988" calcext:value-type="float">
            <text:p>3.39318988</text:p>
          </table:table-cell>
          <table:table-cell table:style-name="ce70" office:value-type="float" office:value="4.676614" calcext:value-type="float">
            <text:p>4.676614</text:p>
          </table:table-cell>
          <table:table-cell table:style-name="ce70" office:value-type="float" office:value="0.2911374" calcext:value-type="float">
            <text:p>0.2911374</text:p>
          </table:table-cell>
          <table:table-cell table:style-name="ce70" office:value-type="float" office:value="3.89373181" calcext:value-type="float">
            <text:p>3.8937318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1398513" calcext:value-type="float">
            <text:p>0.0001398513</text:p>
          </table:table-cell>
          <table:table-cell table:style-name="ce82" office:value-type="float" office:value="0.2281361938" calcext:value-type="float">
            <text:p>0.2281361938</text:p>
          </table:table-cell>
          <table:table-cell table:style-name="ce82" office:value-type="float" office:value="1.3541036954" calcext:value-type="float">
            <text:p>1.3541036954</text:p>
          </table:table-cell>
          <table:table-cell table:style-name="ce82" office:value-type="float" office:value="-4.3472125675" calcext:value-type="float">
            <text:p>-4.3472125675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47821" calcext:value-type="float">
            <text:p>0.47821</text:p>
          </table:table-cell>
          <table:table-cell table:style-name="ce91" office:value-type="float" office:value="0.000002269929" calcext:value-type="float">
            <text:p>2.27E-06</text:p>
          </table:table-cell>
          <table:table-cell table:style-name="ce91" office:value-type="float" office:value="0.1350414" calcext:value-type="float">
            <text:p>1.35E-01</text:p>
          </table:table-cell>
          <table:table-cell table:style-name="ce91" office:value-type="float" office:value="1.485559" calcext:value-type="float">
            <text:p>1.49E+00</text:p>
          </table:table-cell>
          <table:table-cell table:style-name="ce90" table:formula="of:=[.AG17]*LOG([.AH17]/[.AF17])" office:value-type="float" office:value="0.785384257581897" calcext:value-type="float">
            <text:p>0.785384257581897</text:p>
          </table:table-cell>
          <table:table-cell table:style-name="ce95" office:value-type="float" office:value="0.009322173" calcext:value-type="float">
            <text:p>0.009322173</text:p>
          </table:table-cell>
          <table:table-cell table:style-name="ce95" office:value-type="float" office:value="0.234587385" calcext:value-type="float">
            <text:p>0.234587385</text:p>
          </table:table-cell>
          <table:table-cell table:style-name="ce95" office:value-type="float" office:value="1.346203867" calcext:value-type="float">
            <text:p>1.346203867</text:p>
          </table:table-cell>
          <table:table-cell table:style-name="ce95" office:value-type="float" office:value="-2.048782791" calcext:value-type="float">
            <text:p>-2.048782791</text:p>
          </table:table-cell>
          <table:table-cell table:style-name="ce95" office:value-type="float" office:value="245.299911211" calcext:value-type="float">
            <text:p>245.299911211</text:p>
          </table:table-cell>
          <table:table-cell table:style-name="ce95" office:value-type="float" office:value="0.232961024017886" calcext:value-type="float">
            <text:p>0.232961024017886</text:p>
          </table:table-cell>
          <table:table-cell table:style-name="ce100" office:value-type="float" office:value="0.009322172" calcext:value-type="float">
            <text:p>0.009322172</text:p>
          </table:table-cell>
          <table:table-cell table:style-name="ce100" office:value-type="float" office:value="0.234587386" calcext:value-type="float">
            <text:p>0.234587386</text:p>
          </table:table-cell>
          <table:table-cell table:style-name="ce100" office:value-type="float" office:value="1.346203866" calcext:value-type="float">
            <text:p>1.346203866</text:p>
          </table:table-cell>
          <table:table-cell table:style-name="ce100" table:formula="of:=[.AQ17]*(1-[.AP17]/[.AR17])" office:value-type="float" office:value="0.232962918847175" calcext:value-type="float">
            <text:p>0.232962918847175</text:p>
          </table:table-cell>
          <table:table-cell table:style-name="ce105" office:value-type="float" office:value="0.005612404" calcext:value-type="float">
            <text:p>0.005612404</text:p>
          </table:table-cell>
          <table:table-cell table:style-name="ce105" office:value-type="float" office:value="0.288096175" calcext:value-type="float">
            <text:p>0.288096175</text:p>
          </table:table-cell>
          <table:table-cell table:style-name="ce105" office:value-type="float" office:value="1.377779709" calcext:value-type="float">
            <text:p>1.377779709</text:p>
          </table:table-cell>
          <table:table-cell table:style-name="ce105" office:value-type="float" office:value="0.70239088" calcext:value-type="float">
            <text:p>0.70239088</text:p>
          </table:table-cell>
          <table:table-cell table:style-name="ce105" table:formula="of:=[.AU17]*(1-([.AT17]/[.AV17])^[.AW17])" office:value-type="float" office:value="0.282059446917482" calcext:value-type="float">
            <text:p>0.282059446917482</text:p>
          </table:table-cell>
          <table:table-cell table:style-name="ce110" office:value-type="float" office:value="0.4423639" calcext:value-type="float">
            <text:p>0.4423639</text:p>
          </table:table-cell>
          <table:table-cell table:number-columns-repeated="97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ithAB AMS4105_Biol_2</text:p>
          </table:table-cell>
          <table:table-cell table:style-name="ce14" office:value-type="float" office:value="1.333506617652" calcext:value-type="float">
            <text:p>1.333506617652</text:p>
          </table:table-cell>
          <table:table-cell table:style-name="ce14" office:value-type="float" office:value="0.008312591452" calcext:value-type="float">
            <text:p>0.008312591452</text:p>
          </table:table-cell>
          <table:table-cell table:style-name="ce14" office:value-type="float" office:value="0.232490814454" calcext:value-type="float">
            <text:p>0.232490814454</text:p>
          </table:table-cell>
          <table:table-cell table:style-name="ce14" table:formula="of:=[.E18]*(1-[.D18]/[.C18])" office:value-type="float" office:value="0.231041551937177" calcext:value-type="float">
            <text:p>0.231041551937177</text:p>
          </table:table-cell>
          <table:table-cell table:style-name="ce61" office:value-type="float" office:value="1.333506617652" calcext:value-type="float">
            <text:p>1.333506617652</text:p>
          </table:table-cell>
          <table:table-cell table:style-name="ce61" office:value-type="float" office:value="0.008312591452" calcext:value-type="float">
            <text:p>0.008312591452</text:p>
          </table:table-cell>
          <table:table-cell table:style-name="ce61" office:value-type="float" office:value="0.232490814454" calcext:value-type="float">
            <text:p>0.232490814454</text:p>
          </table:table-cell>
          <table:table-cell table:style-name="ce61" table:formula="of:=[.I18]*(1-[.H18]/[.G18])" office:value-type="float" office:value="0.231041551937177" calcext:value-type="float">
            <text:p>0.231041551937177</text:p>
          </table:table-cell>
          <table:table-cell table:style-name="ce66" office:value-type="float" office:value="4.921159" calcext:value-type="float">
            <text:p>4.921159</text:p>
          </table:table-cell>
          <table:table-cell table:style-name="ce66" office:value-type="float" office:value="0.2808644" calcext:value-type="float">
            <text:p>0.2808644</text:p>
          </table:table-cell>
          <table:table-cell table:style-name="ce66" office:value-type="float" office:value="2.87642543" calcext:value-type="float">
            <text:p>2.87642543</text:p>
          </table:table-cell>
          <table:table-cell table:style-name="ce70" office:value-type="float" office:value="4.758283" calcext:value-type="float">
            <text:p>4.758283</text:p>
          </table:table-cell>
          <table:table-cell table:style-name="ce70" office:value-type="float" office:value="0.2806175" calcext:value-type="float">
            <text:p>0.2806175</text:p>
          </table:table-cell>
          <table:table-cell table:style-name="ce70" office:value-type="float" office:value="3.34163534" calcext:value-type="float">
            <text:p>3.34163534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7256315" calcext:value-type="float">
            <text:p>0.0007256315</text:p>
          </table:table-cell>
          <table:table-cell table:style-name="ce82" office:value-type="float" office:value="0.2203747934" calcext:value-type="float">
            <text:p>0.2203747934</text:p>
          </table:table-cell>
          <table:table-cell table:style-name="ce82" office:value-type="float" office:value="1.3599028502" calcext:value-type="float">
            <text:p>1.3599028502</text:p>
          </table:table-cell>
          <table:table-cell table:style-name="ce82" office:value-type="float" office:value="-2.7302600872" calcext:value-type="float">
            <text:p>-2.7302600872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54822" calcext:value-type="float">
            <text:p>0.54822</text:p>
          </table:table-cell>
          <table:table-cell table:style-name="ce91" office:value-type="float" office:value="0.00000007548792" calcext:value-type="float">
            <text:p>7.55E-08</text:p>
          </table:table-cell>
          <table:table-cell table:style-name="ce91" office:value-type="float" office:value="0.1443817" calcext:value-type="float">
            <text:p>1.44E-01</text:p>
          </table:table-cell>
          <table:table-cell table:style-name="ce91" office:value-type="float" office:value="1.439233" calcext:value-type="float">
            <text:p>1.44E+00</text:p>
          </table:table-cell>
          <table:table-cell table:style-name="ce90" table:formula="of:=[.AG18]*LOG([.AH18]/[.AF18])" office:value-type="float" office:value="1.05113539832941" calcext:value-type="float">
            <text:p>1.05113539832941</text:p>
          </table:table-cell>
          <table:table-cell table:style-name="ce96" office:value-type="float" office:value="0.009632105" calcext:value-type="float">
            <text:p>9.63E-03</text:p>
          </table:table-cell>
          <table:table-cell table:style-name="ce96" office:value-type="float" office:value="0.2265509" calcext:value-type="float">
            <text:p>2.27E-01</text:p>
          </table:table-cell>
          <table:table-cell table:style-name="ce96" office:value-type="float" office:value="1.351216" calcext:value-type="float">
            <text:p>1.35E+00</text:p>
          </table:table-cell>
          <table:table-cell table:style-name="ce96" office:value-type="float" office:value="1.727818" calcext:value-type="float">
            <text:p>1.73E+00</text:p>
          </table:table-cell>
          <table:table-cell table:style-name="ce96" office:value-type="float" office:value="-153.2567" calcext:value-type="float">
            <text:p>-1.53E+02</text:p>
          </table:table-cell>
          <table:table-cell table:style-name="ce96" office:value-type="float" office:value="0.225378907213985" calcext:value-type="float">
            <text:p>2.25E-01</text:p>
          </table:table-cell>
          <table:table-cell table:style-name="ce100" office:value-type="float" office:value="0.009632108" calcext:value-type="float">
            <text:p>0.009632108</text:p>
          </table:table-cell>
          <table:table-cell table:style-name="ce100" office:value-type="float" office:value="0.226550857" calcext:value-type="float">
            <text:p>0.226550857</text:p>
          </table:table-cell>
          <table:table-cell table:style-name="ce100" office:value-type="float" office:value="1.35121585" calcext:value-type="float">
            <text:p>1.35121585</text:p>
          </table:table-cell>
          <table:table-cell table:style-name="ce100" table:formula="of:=[.AQ18]*(1-[.AP18]/[.AR18])" office:value-type="float" office:value="0.224935894947774" calcext:value-type="float">
            <text:p>0.224935894947774</text:p>
          </table:table-cell>
          <table:table-cell table:style-name="ce105" office:value-type="float" office:value="0.007596805" calcext:value-type="float">
            <text:p>0.007596805</text:p>
          </table:table-cell>
          <table:table-cell table:style-name="ce105" office:value-type="float" office:value="0.250211134" calcext:value-type="float">
            <text:p>0.250211134</text:p>
          </table:table-cell>
          <table:table-cell table:style-name="ce105" office:value-type="float" office:value="1.370422166" calcext:value-type="float">
            <text:p>1.370422166</text:p>
          </table:table-cell>
          <table:table-cell table:style-name="ce105" office:value-type="float" office:value="0.833054827" calcext:value-type="float">
            <text:p>0.833054827</text:p>
          </table:table-cell>
          <table:table-cell table:style-name="ce105" table:formula="of:=[.AU18]*(1-([.AT18]/[.AV18])^[.AW18])" office:value-type="float" office:value="0.246909348617039" calcext:value-type="float">
            <text:p>0.246909348617039</text:p>
          </table:table-cell>
          <table:table-cell table:style-name="ce110" office:value-type="float" office:value="0.5197835" calcext:value-type="float">
            <text:p>0.5197835</text:p>
          </table:table-cell>
          <table:table-cell table:number-columns-repeated="97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withAB AMS4105_Biol_3</text:p>
          </table:table-cell>
          <table:table-cell table:style-name="ce14" office:value-type="float" office:value="1.31711669989" calcext:value-type="float">
            <text:p>1.31711669989</text:p>
          </table:table-cell>
          <table:table-cell table:style-name="ce14" office:value-type="float" office:value="0.006053379257" calcext:value-type="float">
            <text:p>0.006053379257</text:p>
          </table:table-cell>
          <table:table-cell table:style-name="ce14" office:value-type="float" office:value="0.243658978255" calcext:value-type="float">
            <text:p>0.243658978255</text:p>
          </table:table-cell>
          <table:table-cell table:style-name="ce14" table:formula="of:=[.E19]*(1-[.D19]/[.C19])" office:value-type="float" office:value="0.242539138073129" calcext:value-type="float">
            <text:p>0.242539138073129</text:p>
          </table:table-cell>
          <table:table-cell table:style-name="ce61" office:value-type="float" office:value="1.31711669989" calcext:value-type="float">
            <text:p>1.31711669989</text:p>
          </table:table-cell>
          <table:table-cell table:style-name="ce61" office:value-type="float" office:value="0.006053379257" calcext:value-type="float">
            <text:p>0.006053379257</text:p>
          </table:table-cell>
          <table:table-cell table:style-name="ce61" office:value-type="float" office:value="0.243658978255" calcext:value-type="float">
            <text:p>0.243658978255</text:p>
          </table:table-cell>
          <table:table-cell table:style-name="ce61" table:formula="of:=[.I19]*(1-[.H19]/[.G19])" office:value-type="float" office:value="0.242539138073129" calcext:value-type="float">
            <text:p>0.242539138073129</text:p>
          </table:table-cell>
          <table:table-cell table:style-name="ce66" office:value-type="float" office:value="4.68807" calcext:value-type="float">
            <text:p>4.68807</text:p>
          </table:table-cell>
          <table:table-cell table:style-name="ce66" office:value-type="float" office:value="0.2401302" calcext:value-type="float">
            <text:p>0.2401302</text:p>
          </table:table-cell>
          <table:table-cell table:style-name="ce66" office:value-type="float" office:value="3.06801398" calcext:value-type="float">
            <text:p>3.06801398</text:p>
          </table:table-cell>
          <table:table-cell table:style-name="ce70" office:value-type="float" office:value="4.491243" calcext:value-type="float">
            <text:p>4.491243</text:p>
          </table:table-cell>
          <table:table-cell table:style-name="ce70" office:value-type="float" office:value="0.2425239" calcext:value-type="float">
            <text:p>0.2425239</text:p>
          </table:table-cell>
          <table:table-cell table:style-name="ce70" office:value-type="float" office:value="3.63496033" calcext:value-type="float">
            <text:p>3.6349603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1284259" calcext:value-type="float">
            <text:p>0.01284259</text:p>
          </table:table-cell>
          <table:table-cell table:style-name="ce82" office:value-type="float" office:value="0.23905915" calcext:value-type="float">
            <text:p>0.23905915</text:p>
          </table:table-cell>
          <table:table-cell table:style-name="ce82" office:value-type="float" office:value="1.3355175" calcext:value-type="float">
            <text:p>1.3355175</text:p>
          </table:table-cell>
          <table:table-cell table:style-name="ce82" office:value-type="float" office:value="0.63334097" calcext:value-type="float">
            <text:p>0.63334097</text:p>
          </table:table-cell>
          <table:table-cell table:style-name="ce82" office:value-type="float" office:value="0.208893235447295" calcext:value-type="float">
            <text:p>0.208893235447295</text:p>
          </table:table-cell>
          <table:table-cell table:style-name="ce87" office:value-type="float" office:value="0.41001" calcext:value-type="float">
            <text:p>0.41001</text:p>
          </table:table-cell>
          <table:table-cell table:style-name="ce91" office:value-type="float" office:value="0.00000001779502" calcext:value-type="float">
            <text:p>1.78E-08</text:p>
          </table:table-cell>
          <table:table-cell table:style-name="ce91" office:value-type="float" office:value="0.1454265" calcext:value-type="float">
            <text:p>1.45E-01</text:p>
          </table:table-cell>
          <table:table-cell table:style-name="ce91" office:value-type="float" office:value="1.443739" calcext:value-type="float">
            <text:p>1.44E+00</text:p>
          </table:table-cell>
          <table:table-cell table:style-name="ce90" table:formula="of:=[.AG19]*LOG([.AH19]/[.AF19])" office:value-type="float" office:value="1.15020584976412" calcext:value-type="float">
            <text:p>1.15020584976412</text:p>
          </table:table-cell>
          <table:table-cell table:style-name="ce95" office:value-type="float" office:value="0.007490869" calcext:value-type="float">
            <text:p>0.007490869</text:p>
          </table:table-cell>
          <table:table-cell table:style-name="ce95" office:value-type="float" office:value="0.235064224" calcext:value-type="float">
            <text:p>0.235064224</text:p>
          </table:table-cell>
          <table:table-cell table:style-name="ce95" office:value-type="float" office:value="1.340468197" calcext:value-type="float">
            <text:p>1.340468197</text:p>
          </table:table-cell>
          <table:table-cell table:style-name="ce95" office:value-type="float" office:value="0.677338419" calcext:value-type="float">
            <text:p>0.677338419</text:p>
          </table:table-cell>
          <table:table-cell table:style-name="ce95" office:value-type="float" office:value="-71.752744605" calcext:value-type="float">
            <text:p>-71.752744605</text:p>
          </table:table-cell>
          <table:table-cell table:style-name="ce95" office:value-type="float" office:value="0.233749090310284" calcext:value-type="float">
            <text:p>0.233749090310284</text:p>
          </table:table-cell>
          <table:table-cell table:style-name="ce100" office:value-type="float" office:value="0.007490869" calcext:value-type="float">
            <text:p>0.007490869</text:p>
          </table:table-cell>
          <table:table-cell table:style-name="ce100" office:value-type="float" office:value="0.235064223" calcext:value-type="float">
            <text:p>0.235064223</text:p>
          </table:table-cell>
          <table:table-cell table:style-name="ce100" office:value-type="float" office:value="1.340468196" calcext:value-type="float">
            <text:p>1.340468196</text:p>
          </table:table-cell>
          <table:table-cell table:style-name="ce100" table:formula="of:=[.AQ19]*(1-[.AP19]/[.AR19])" office:value-type="float" office:value="0.233750625776034" calcext:value-type="float">
            <text:p>0.233750625776034</text:p>
          </table:table-cell>
          <table:table-cell table:style-name="ce105" office:value-type="float" office:value="0.009719112" calcext:value-type="float">
            <text:p>0.009719112</text:p>
          </table:table-cell>
          <table:table-cell table:style-name="ce105" office:value-type="float" office:value="0.212828424" calcext:value-type="float">
            <text:p>0.212828424</text:p>
          </table:table-cell>
          <table:table-cell table:style-name="ce105" office:value-type="float" office:value="1.320314801" calcext:value-type="float">
            <text:p>1.320314801</text:p>
          </table:table-cell>
          <table:table-cell table:style-name="ce105" office:value-type="float" office:value="1.222389071" calcext:value-type="float">
            <text:p>1.222389071</text:p>
          </table:table-cell>
          <table:table-cell table:style-name="ce105" table:formula="of:=[.AU19]*(1-([.AT19]/[.AV19])^[.AW19])" office:value-type="float" office:value="0.212302877056175" calcext:value-type="float">
            <text:p>0.212302877056175</text:p>
          </table:table-cell>
          <table:table-cell table:style-name="ce110" office:value-type="float" office:value="0.4145996" calcext:value-type="float">
            <text:p>0.4145996</text:p>
          </table:table-cell>
          <table:table-cell table:number-columns-repeated="97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ithAB AMS4106_Biol_1</text:p>
          </table:table-cell>
          <table:table-cell table:style-name="ce14" office:value-type="float" office:value="0.894956545426" calcext:value-type="float">
            <text:p>0.894956545426</text:p>
          </table:table-cell>
          <table:table-cell table:style-name="ce14" office:value-type="float" office:value="0.014119886458" calcext:value-type="float">
            <text:p>0.014119886458</text:p>
          </table:table-cell>
          <table:table-cell table:style-name="ce14" office:value-type="float" office:value="0.140290069824" calcext:value-type="float">
            <text:p>0.140290069824</text:p>
          </table:table-cell>
          <table:table-cell table:style-name="ce14" table:formula="of:=[.E20]*(1-[.D20]/[.C20])" office:value-type="float" office:value="0.138076688775251" calcext:value-type="float">
            <text:p>0.138076688775251</text:p>
          </table:table-cell>
          <table:table-cell table:style-name="ce61" office:value-type="float" office:value="0.894956545426" calcext:value-type="float">
            <text:p>0.894956545426</text:p>
          </table:table-cell>
          <table:table-cell table:style-name="ce61" office:value-type="float" office:value="0.014119886458" calcext:value-type="float">
            <text:p>0.014119886458</text:p>
          </table:table-cell>
          <table:table-cell table:style-name="ce61" office:value-type="float" office:value="0.140290069824" calcext:value-type="float">
            <text:p>0.140290069824</text:p>
          </table:table-cell>
          <table:table-cell table:style-name="ce61" table:formula="of:=[.I20]*(1-[.H20]/[.G20])" office:value-type="float" office:value="0.138076688775251" calcext:value-type="float">
            <text:p>0.138076688775251</text:p>
          </table:table-cell>
          <table:table-cell table:style-name="ce66" office:value-type="float" office:value="4.280708" calcext:value-type="float">
            <text:p>4.280708</text:p>
          </table:table-cell>
          <table:table-cell table:style-name="ce66" office:value-type="float" office:value="0.2074817" calcext:value-type="float">
            <text:p>0.2074817</text:p>
          </table:table-cell>
          <table:table-cell table:style-name="ce66" office:value-type="float" office:value="1.22222248" calcext:value-type="float">
            <text:p>1.22222248</text:p>
          </table:table-cell>
          <table:table-cell table:style-name="ce70" office:value-type="float" office:value="4.123894" calcext:value-type="float">
            <text:p>4.123894</text:p>
          </table:table-cell>
          <table:table-cell table:style-name="ce70" office:value-type="float" office:value="0.200618" calcext:value-type="float">
            <text:p>0.200618</text:p>
          </table:table-cell>
          <table:table-cell table:style-name="ce70" office:value-type="float" office:value="1.35323408" calcext:value-type="float">
            <text:p>1.35323408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4451698" calcext:value-type="float">
            <text:p>0.0004451698</text:p>
          </table:table-cell>
          <table:table-cell table:style-name="ce82" office:value-type="float" office:value="0.1043102801" calcext:value-type="float">
            <text:p>0.1043102801</text:p>
          </table:table-cell>
          <table:table-cell table:style-name="ce82" office:value-type="float" office:value="1.2201365458" calcext:value-type="float">
            <text:p>1.2201365458</text:p>
          </table:table-cell>
          <table:table-cell table:style-name="ce82" office:value-type="float" office:value="-4.3474732917" calcext:value-type="float">
            <text:p>-4.3474732917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55264" calcext:value-type="float">
            <text:p>0.55264</text:p>
          </table:table-cell>
          <table:table-cell table:style-name="ce90" office:value-type="float" office:value="0.009013429" calcext:value-type="float">
            <text:p>0.009013429</text:p>
          </table:table-cell>
          <table:table-cell table:style-name="ce90" office:value-type="float" office:value="0.041040329" calcext:value-type="float">
            <text:p>0.041040329</text:p>
          </table:table-cell>
          <table:table-cell table:style-name="ce90" office:value-type="float" office:value="2.360368484" calcext:value-type="float">
            <text:p>2.360368484</text:p>
          </table:table-cell>
          <table:table-cell table:style-name="ce90" table:formula="of:=[.AG20]*LOG([.AH20]/[.AF20])" office:value-type="float" office:value="0.0992391995134334" calcext:value-type="float">
            <text:p>0.099239199513433</text:p>
          </table:table-cell>
          <table:table-cell table:style-name="ce95" office:value-type="float" office:value="0.01718508" calcext:value-type="float">
            <text:p>0.01718508</text:p>
          </table:table-cell>
          <table:table-cell table:style-name="ce95" office:value-type="float" office:value="0.13278784" calcext:value-type="float">
            <text:p>0.13278784</text:p>
          </table:table-cell>
          <table:table-cell table:style-name="ce95" office:value-type="float" office:value="0.94393429" calcext:value-type="float">
            <text:p>0.94393429</text:p>
          </table:table-cell>
          <table:table-cell table:style-name="ce95" office:value-type="float" office:value="0.88806278" calcext:value-type="float">
            <text:p>0.88806278</text:p>
          </table:table-cell>
          <table:table-cell table:style-name="ce95" office:value-type="float" office:value="-67.37397306" calcext:value-type="float">
            <text:p>-67.37397306</text:p>
          </table:table-cell>
          <table:table-cell table:style-name="ce95" office:value-type="float" office:value="0.130368754457777" calcext:value-type="float">
            <text:p>0.130368754457777</text:p>
          </table:table-cell>
          <table:table-cell table:style-name="ce100" office:value-type="float" office:value="0.01718503" calcext:value-type="float">
            <text:p>0.01718503</text:p>
          </table:table-cell>
          <table:table-cell table:style-name="ce100" office:value-type="float" office:value="0.13278801" calcext:value-type="float">
            <text:p>0.13278801</text:p>
          </table:table-cell>
          <table:table-cell table:style-name="ce100" office:value-type="float" office:value="0.94393282" calcext:value-type="float">
            <text:p>0.94393282</text:p>
          </table:table-cell>
          <table:table-cell table:style-name="ce100" table:formula="of:=[.AQ20]*(1-[.AP20]/[.AR20])" office:value-type="float" office:value="0.130370501161299" calcext:value-type="float">
            <text:p>0.130370501161299</text:p>
          </table:table-cell>
          <table:table-cell table:style-name="ce105" office:value-type="float" office:value="0.009535418" calcext:value-type="float">
            <text:p>0.009535418</text:p>
          </table:table-cell>
          <table:table-cell table:style-name="ce105" office:value-type="float" office:value="1.009151423" calcext:value-type="float">
            <text:p>1.009151423</text:p>
          </table:table-cell>
          <table:table-cell table:style-name="ce105" office:value-type="float" office:value="2.139997106" calcext:value-type="float">
            <text:p>2.139997106</text:p>
          </table:table-cell>
          <table:table-cell table:style-name="ce105" office:value-type="float" office:value="0.044752406" calcext:value-type="float">
            <text:p>0.044752406</text:p>
          </table:table-cell>
          <table:table-cell table:style-name="ce105" table:formula="of:=[.AU20]*(1-([.AT20]/[.AV20])^[.AW20])" office:value-type="float" office:value="0.217124137539641" calcext:value-type="float">
            <text:p>0.217124137539641</text:p>
          </table:table-cell>
          <table:table-cell table:style-name="ce110" office:value-type="float" office:value="0.5706139" calcext:value-type="float">
            <text:p>0.5706139</text:p>
          </table:table-cell>
          <table:table-cell table:number-columns-repeated="97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withAB AMS4106_Biol_2</text:p>
          </table:table-cell>
          <table:table-cell table:style-name="ce14" office:value-type="float" office:value="1.010560723279" calcext:value-type="float">
            <text:p>1.010560723279</text:p>
          </table:table-cell>
          <table:table-cell table:style-name="ce14" office:value-type="float" office:value="0.012373614197" calcext:value-type="float">
            <text:p>0.012373614197</text:p>
          </table:table-cell>
          <table:table-cell table:style-name="ce14" office:value-type="float" office:value="0.147775660013" calcext:value-type="float">
            <text:p>0.147775660013</text:p>
          </table:table-cell>
          <table:table-cell table:style-name="ce14" table:formula="of:=[.E21]*(1-[.D21]/[.C21])" office:value-type="float" office:value="0.145966249690011" calcext:value-type="float">
            <text:p>0.145966249690011</text:p>
          </table:table-cell>
          <table:table-cell table:style-name="ce61" office:value-type="float" office:value="1.010560723279" calcext:value-type="float">
            <text:p>1.010560723279</text:p>
          </table:table-cell>
          <table:table-cell table:style-name="ce61" office:value-type="float" office:value="0.012373614197" calcext:value-type="float">
            <text:p>0.012373614197</text:p>
          </table:table-cell>
          <table:table-cell table:style-name="ce61" office:value-type="float" office:value="0.147775660013" calcext:value-type="float">
            <text:p>0.147775660013</text:p>
          </table:table-cell>
          <table:table-cell table:style-name="ce61" table:formula="of:=[.I21]*(1-[.H21]/[.G21])" office:value-type="float" office:value="0.145966249690011" calcext:value-type="float">
            <text:p>0.145966249690011</text:p>
          </table:table-cell>
          <table:table-cell table:style-name="ce66" office:value-type="float" office:value="4.580837" calcext:value-type="float">
            <text:p>4.580837</text:p>
          </table:table-cell>
          <table:table-cell table:style-name="ce66" office:value-type="float" office:value="0.2137607" calcext:value-type="float">
            <text:p>0.2137607</text:p>
          </table:table-cell>
          <table:table-cell table:style-name="ce66" office:value-type="float" office:value="1.26414082" calcext:value-type="float">
            <text:p>1.26414082</text:p>
          </table:table-cell>
          <table:table-cell table:style-name="ce70" office:value-type="float" office:value="4.401399" calcext:value-type="float">
            <text:p>4.401399</text:p>
          </table:table-cell>
          <table:table-cell table:style-name="ce70" office:value-type="float" office:value="0.2075014" calcext:value-type="float">
            <text:p>0.2075014</text:p>
          </table:table-cell>
          <table:table-cell table:style-name="ce70" office:value-type="float" office:value="1.44259091" calcext:value-type="float">
            <text:p>1.4425909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5995618" calcext:value-type="float">
            <text:p>0.0005995618</text:p>
          </table:table-cell>
          <table:table-cell table:style-name="ce82" office:value-type="float" office:value="0.1196292835" calcext:value-type="float">
            <text:p>0.1196292835</text:p>
          </table:table-cell>
          <table:table-cell table:style-name="ce82" office:value-type="float" office:value="1.2483387499" calcext:value-type="float">
            <text:p>1.2483387499</text:p>
          </table:table-cell>
          <table:table-cell table:style-name="ce82" office:value-type="float" office:value="-3.7322336559" calcext:value-type="float">
            <text:p>-3.7322336559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53238" calcext:value-type="float">
            <text:p>0.53238</text:p>
          </table:table-cell>
          <table:table-cell table:style-name="ce90" office:value-type="float" office:value="0.006513827" calcext:value-type="float">
            <text:p>0.006513827</text:p>
          </table:table-cell>
          <table:table-cell table:style-name="ce90" office:value-type="float" office:value="0.042900615" calcext:value-type="float">
            <text:p>0.042900615</text:p>
          </table:table-cell>
          <table:table-cell table:style-name="ce90" office:value-type="float" office:value="2.71872795" calcext:value-type="float">
            <text:p>2.71872795</text:p>
          </table:table-cell>
          <table:table-cell table:style-name="ce90" table:formula="of:=[.AG21]*LOG([.AH21]/[.AF21])" office:value-type="float" office:value="0.112422328548582" calcext:value-type="float">
            <text:p>0.112422328548582</text:p>
          </table:table-cell>
          <table:table-cell table:style-name="ce95" office:value-type="float" office:value="0.01471519" calcext:value-type="float">
            <text:p>0.01471519</text:p>
          </table:table-cell>
          <table:table-cell table:style-name="ce95" office:value-type="float" office:value="0.14116835" calcext:value-type="float">
            <text:p>0.14116835</text:p>
          </table:table-cell>
          <table:table-cell table:style-name="ce95" office:value-type="float" office:value="1.05668638" calcext:value-type="float">
            <text:p>1.05668638</text:p>
          </table:table-cell>
          <table:table-cell table:style-name="ce95" office:value-type="float" office:value="0.95037245" calcext:value-type="float">
            <text:p>0.95037245</text:p>
          </table:table-cell>
          <table:table-cell table:style-name="ce95" office:value-type="float" office:value="-51.65796861" calcext:value-type="float">
            <text:p>-51.65796861</text:p>
          </table:table-cell>
          <table:table-cell table:style-name="ce95" office:value-type="float" office:value="0.139201100650609" calcext:value-type="float">
            <text:p>0.139201100650609</text:p>
          </table:table-cell>
          <table:table-cell table:style-name="ce100" office:value-type="float" office:value="0.01471522" calcext:value-type="float">
            <text:p>0.01471522</text:p>
          </table:table-cell>
          <table:table-cell table:style-name="ce100" office:value-type="float" office:value="0.14116825" calcext:value-type="float">
            <text:p>0.14116825</text:p>
          </table:table-cell>
          <table:table-cell table:style-name="ce100" office:value-type="float" office:value="1.05668726" calcext:value-type="float">
            <text:p>1.05668726</text:p>
          </table:table-cell>
          <table:table-cell table:style-name="ce100" table:formula="of:=[.AQ21]*(1-[.AP21]/[.AR21])" office:value-type="float" office:value="0.139202368575665" calcext:value-type="float">
            <text:p>0.139202368575665</text:p>
          </table:table-cell>
          <table:table-cell table:style-name="ce105" office:value-type="float" office:value="0.008131922" calcext:value-type="float">
            <text:p>0.008131922</text:p>
          </table:table-cell>
          <table:table-cell table:style-name="ce105" office:value-type="float" office:value="0.38692125" calcext:value-type="float">
            <text:p>0.38692125</text:p>
          </table:table-cell>
          <table:table-cell table:style-name="ce105" office:value-type="float" office:value="2.01572949" calcext:value-type="float">
            <text:p>2.01572949</text:p>
          </table:table-cell>
          <table:table-cell table:style-name="ce105" office:value-type="float" office:value="0.149267698" calcext:value-type="float">
            <text:p>0.149267698</text:p>
          </table:table-cell>
          <table:table-cell table:style-name="ce105" table:formula="of:=[.AU21]*(1-([.AT21]/[.AV21])^[.AW21])" office:value-type="float" office:value="0.217002998118924" calcext:value-type="float">
            <text:p>0.217002998118924</text:p>
          </table:table-cell>
          <table:table-cell table:style-name="ce110" office:value-type="float" office:value="0.5432556" calcext:value-type="float">
            <text:p>0.5432556</text:p>
          </table:table-cell>
          <table:table-cell table:number-columns-repeated="973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ithAB AMS4106_Biol_3</text:p>
          </table:table-cell>
          <table:table-cell table:style-name="ce14" office:value-type="float" office:value="0.792103970174" calcext:value-type="float">
            <text:p>0.792103970174</text:p>
          </table:table-cell>
          <table:table-cell table:style-name="ce14" office:value-type="float" office:value="0.002602750603" calcext:value-type="float">
            <text:p>0.002602750603</text:p>
          </table:table-cell>
          <table:table-cell table:style-name="ce14" office:value-type="float" office:value="0.205760018035" calcext:value-type="float">
            <text:p>0.205760018035</text:p>
          </table:table-cell>
          <table:table-cell table:style-name="ce14" table:formula="of:=[.E22]*(1-[.D22]/[.C22])" office:value-type="float" office:value="0.205083917382587" calcext:value-type="float">
            <text:p>0.205083917382587</text:p>
          </table:table-cell>
          <table:table-cell table:style-name="ce61" office:value-type="float" office:value="0.792103970174" calcext:value-type="float">
            <text:p>0.792103970174</text:p>
          </table:table-cell>
          <table:table-cell table:style-name="ce61" office:value-type="float" office:value="0.002602750603" calcext:value-type="float">
            <text:p>0.002602750603</text:p>
          </table:table-cell>
          <table:table-cell table:style-name="ce61" office:value-type="float" office:value="0.205760018035" calcext:value-type="float">
            <text:p>0.205760018035</text:p>
          </table:table-cell>
          <table:table-cell table:style-name="ce61" table:formula="of:=[.I22]*(1-[.H22]/[.G22])" office:value-type="float" office:value="0.205083917382587" calcext:value-type="float">
            <text:p>0.205083917382587</text:p>
          </table:table-cell>
          <table:table-cell table:style-name="ce66" office:value-type="float" office:value="4.633047" calcext:value-type="float">
            <text:p>4.633047</text:p>
          </table:table-cell>
          <table:table-cell table:style-name="ce66" office:value-type="float" office:value="0.2054672" calcext:value-type="float">
            <text:p>0.2054672</text:p>
          </table:table-cell>
          <table:table-cell table:style-name="ce66" office:value-type="float" office:value="5.97501502" calcext:value-type="float">
            <text:p>5.97501502</text:p>
          </table:table-cell>
          <table:table-cell table:style-name="ce70" office:value-type="float" office:value="4.274659" calcext:value-type="float">
            <text:p>4.274659</text:p>
          </table:table-cell>
          <table:table-cell table:style-name="ce70" office:value-type="float" office:value="0.2172714" calcext:value-type="float">
            <text:p>0.2172714</text:p>
          </table:table-cell>
          <table:table-cell table:style-name="ce70" office:value-type="float" office:value="6.93400044" calcext:value-type="float">
            <text:p>6.93400044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3950868" calcext:value-type="float">
            <text:p>0.003950868</text:p>
          </table:table-cell>
          <table:table-cell table:style-name="ce82" office:value-type="float" office:value="0.194709332" calcext:value-type="float">
            <text:p>0.194709332</text:p>
          </table:table-cell>
          <table:table-cell table:style-name="ce82" office:value-type="float" office:value="0.824419766" calcext:value-type="float">
            <text:p>0.824419766</text:p>
          </table:table-cell>
          <table:table-cell table:style-name="ce82" office:value-type="float" office:value="0.11861598" calcext:value-type="float">
            <text:p>0.11861598</text:p>
          </table:table-cell>
          <table:table-cell table:style-name="ce82" office:value-type="float" office:value="0.185879059011506" calcext:value-type="float">
            <text:p>0.185879059011506</text:p>
          </table:table-cell>
          <table:table-cell table:style-name="ce87" office:value-type="float" office:value="0.29691" calcext:value-type="float">
            <text:p>0.29691</text:p>
          </table:table-cell>
          <table:table-cell table:style-name="ce91" office:value-type="float" office:value="0.000000000001121428" calcext:value-type="float">
            <text:p>1.12E-12</text:p>
          </table:table-cell>
          <table:table-cell table:style-name="ce91" office:value-type="float" office:value="0.1333233" calcext:value-type="float">
            <text:p>1.33E-01</text:p>
          </table:table-cell>
          <table:table-cell table:style-name="ce91" office:value-type="float" office:value="0.8245314" calcext:value-type="float">
            <text:p>8.25E-01</text:p>
          </table:table-cell>
          <table:table-cell table:style-name="ce90" table:formula="of:=[.AG22]*LOG([.AH22]/[.AF22])" office:value-type="float" office:value="1.58207238059628" calcext:value-type="float">
            <text:p>1.58207238059628</text:p>
          </table:table-cell>
          <table:table-cell table:style-name="ce95" office:value-type="float" office:value="0.008891348" calcext:value-type="float">
            <text:p>0.008891348</text:p>
          </table:table-cell>
          <table:table-cell table:style-name="ce95" office:value-type="float" office:value="0.194510449" calcext:value-type="float">
            <text:p>0.194510449</text:p>
          </table:table-cell>
          <table:table-cell table:style-name="ce95" office:value-type="float" office:value="0.824564836" calcext:value-type="float">
            <text:p>0.824564836</text:p>
          </table:table-cell>
          <table:table-cell table:style-name="ce95" office:value-type="float" office:value="19.500323471" calcext:value-type="float">
            <text:p>19.500323471</text:p>
          </table:table-cell>
          <table:table-cell table:style-name="ce95" office:value-type="float" office:value="4.779256007" calcext:value-type="float">
            <text:p>4.779256007</text:p>
          </table:table-cell>
          <table:table-cell table:style-name="ce95" office:value-type="float" office:value="0.192194451627803" calcext:value-type="float">
            <text:p>0.192194451627803</text:p>
          </table:table-cell>
          <table:table-cell table:style-name="ce100" office:value-type="float" office:value="0.00356842" calcext:value-type="float">
            <text:p>0.00356842</text:p>
          </table:table-cell>
          <table:table-cell table:style-name="ce100" office:value-type="float" office:value="0.19406141" calcext:value-type="float">
            <text:p>0.19406141</text:p>
          </table:table-cell>
          <table:table-cell table:style-name="ce100" office:value-type="float" office:value="0.82599647" calcext:value-type="float">
            <text:p>0.82599647</text:p>
          </table:table-cell>
          <table:table-cell table:style-name="ce100" table:formula="of:=[.AQ22]*(1-[.AP22]/[.AR22])" office:value-type="float" office:value="0.193223037631808" calcext:value-type="float">
            <text:p>0.193223037631808</text:p>
          </table:table-cell>
          <table:table-cell table:style-name="ce105" office:value-type="float" office:value="0.003052889" calcext:value-type="float">
            <text:p>0.003052889</text:p>
          </table:table-cell>
          <table:table-cell table:style-name="ce105" office:value-type="float" office:value="0.206662747" calcext:value-type="float">
            <text:p>0.206662747</text:p>
          </table:table-cell>
          <table:table-cell table:style-name="ce105" office:value-type="float" office:value="0.855384577" calcext:value-type="float">
            <text:p>0.855384577</text:p>
          </table:table-cell>
          <table:table-cell table:style-name="ce105" office:value-type="float" office:value="0.855844683" calcext:value-type="float">
            <text:p>0.855844683</text:p>
          </table:table-cell>
          <table:table-cell table:style-name="ce105" table:formula="of:=[.AU22]*(1-([.AT22]/[.AV22])^[.AW22])" office:value-type="float" office:value="0.205000770858842" calcext:value-type="float">
            <text:p>0.205000770858842</text:p>
          </table:table-cell>
          <table:table-cell table:style-name="ce110" office:value-type="float" office:value="0.2434526" calcext:value-type="float">
            <text:p>0.2434526</text:p>
          </table:table-cell>
          <table:table-cell table:number-columns-repeated="97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ithAB AMS4107_Biol_1</text:p>
          </table:table-cell>
          <table:table-cell table:style-name="ce14" office:value-type="float" office:value="0.930057616841" calcext:value-type="float">
            <text:p>0.930057616841</text:p>
          </table:table-cell>
          <table:table-cell table:style-name="ce14" office:value-type="float" office:value="0.027020695016" calcext:value-type="float">
            <text:p>0.027020695016</text:p>
          </table:table-cell>
          <table:table-cell table:style-name="ce14" office:value-type="float" office:value="0.097657739315" calcext:value-type="float">
            <text:p>0.097657739315</text:p>
          </table:table-cell>
          <table:table-cell table:style-name="ce14" table:formula="of:=[.E23]*(1-[.D23]/[.C23])" office:value-type="float" office:value="0.0948205172524084" calcext:value-type="float">
            <text:p>0.094820517252408</text:p>
          </table:table-cell>
          <table:table-cell table:style-name="ce61" office:value-type="float" office:value="0.930057616841" calcext:value-type="float">
            <text:p>0.930057616841</text:p>
          </table:table-cell>
          <table:table-cell table:style-name="ce61" office:value-type="float" office:value="0.027020695016" calcext:value-type="float">
            <text:p>0.027020695016</text:p>
          </table:table-cell>
          <table:table-cell table:style-name="ce61" office:value-type="float" office:value="0.097657739315" calcext:value-type="float">
            <text:p>0.097657739315</text:p>
          </table:table-cell>
          <table:table-cell table:style-name="ce61" table:formula="of:=[.I23]*(1-[.H23]/[.G23])" office:value-type="float" office:value="0.0948205172524084" calcext:value-type="float">
            <text:p>0.094820517252408</text:p>
          </table:table-cell>
          <table:table-cell table:style-name="ce66" office:value-type="float" office:value="3.528643" calcext:value-type="float">
            <text:p>3.528643</text:p>
          </table:table-cell>
          <table:table-cell table:style-name="ce66" office:value-type="float" office:value="0.2142249" calcext:value-type="float">
            <text:p>0.2142249</text:p>
          </table:table-cell>
          <table:table-cell table:style-name="ce66" office:value-type="float" office:value="1.04874421" calcext:value-type="float">
            <text:p>1.04874421</text:p>
          </table:table-cell>
          <table:table-cell table:style-name="ce70" office:value-type="float" office:value="3.43072" calcext:value-type="float">
            <text:p>3.43072</text:p>
          </table:table-cell>
          <table:table-cell table:style-name="ce70" office:value-type="float" office:value="0.2068601" calcext:value-type="float">
            <text:p>0.2068601</text:p>
          </table:table-cell>
          <table:table-cell table:style-name="ce70" office:value-type="float" office:value="1.09686153" calcext:value-type="float">
            <text:p>1.09686153</text:p>
          </table:table-cell>
          <table:table-cell table:style-name="ce74" office:value-type="float" office:value="2.595754" calcext:value-type="float">
            <text:p>2.595754</text:p>
          </table:table-cell>
          <table:table-cell table:style-name="ce74" office:value-type="float" office:value="0.3035782" calcext:value-type="float">
            <text:p>0.3035782</text:p>
          </table:table-cell>
          <table:table-cell table:style-name="ce74" office:value-type="float" office:value="2.7169241" calcext:value-type="float">
            <text:p>2.7169241</text:p>
          </table:table-cell>
          <table:table-cell table:style-name="ce74" office:value-type="float" office:value="0.08676014" calcext:value-type="float">
            <text:p>0.08676014</text:p>
          </table:table-cell>
          <table:table-cell table:style-name="ce74" office:value-type="float" office:value="42.84041" calcext:value-type="float">
            <text:p>42.84041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562135" calcext:value-type="float">
            <text:p>5.62E-03</text:p>
          </table:table-cell>
          <table:table-cell table:style-name="ce83" office:value-type="float" office:value="0.04173606" calcext:value-type="float">
            <text:p>4.17E-02</text:p>
          </table:table-cell>
          <table:table-cell table:style-name="ce83" office:value-type="float" office:value="9399789" calcext:value-type="float">
            <text:p>9.40E+06</text:p>
          </table:table-cell>
          <table:table-cell table:style-name="ce83" office:value-type="float" office:value="-3.175838" calcext:value-type="float">
            <text:p>-3.18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57438" calcext:value-type="float">
            <text:p>0.57438</text:p>
          </table:table-cell>
          <table:table-cell table:style-name="ce90" office:value-type="float" office:value="0.02475826" calcext:value-type="float">
            <text:p>0.02475826</text:p>
          </table:table-cell>
          <table:table-cell table:style-name="ce90" office:value-type="float" office:value="0.02589679" calcext:value-type="float">
            <text:p>0.02589679</text:p>
          </table:table-cell>
          <table:table-cell table:style-name="ce90" office:value-type="float" office:value="3.22348112" calcext:value-type="float">
            <text:p>3.22348112</text:p>
          </table:table-cell>
          <table:table-cell table:style-name="ce90" table:formula="of:=[.AG23]*LOG([.AH23]/[.AF23])" office:value-type="float" office:value="0.0547614819155929" calcext:value-type="float">
            <text:p>0.054761481915593</text:p>
          </table:table-cell>
          <table:table-cell table:style-name="ce95" office:value-type="float" office:value="0.03284886" calcext:value-type="float">
            <text:p>0.03284886</text:p>
          </table:table-cell>
          <table:table-cell table:style-name="ce95" office:value-type="float" office:value="0.09058747" calcext:value-type="float">
            <text:p>0.09058747</text:p>
          </table:table-cell>
          <table:table-cell table:style-name="ce95" office:value-type="float" office:value="1.03696192" calcext:value-type="float">
            <text:p>1.03696192</text:p>
          </table:table-cell>
          <table:table-cell table:style-name="ce95" office:value-type="float" office:value="1.51533873" calcext:value-type="float">
            <text:p>1.51533873</text:p>
          </table:table-cell>
          <table:table-cell table:style-name="ce95" office:value-type="float" office:value="-125.21598886" calcext:value-type="float">
            <text:p>-125.21598886</text:p>
          </table:table-cell>
          <table:table-cell table:style-name="ce95" office:value-type="float" office:value="0.0877165829024482" calcext:value-type="float">
            <text:p>0.087716582902448</text:p>
          </table:table-cell>
          <table:table-cell table:style-name="ce100" office:value-type="float" office:value="0.03284871" calcext:value-type="float">
            <text:p>0.03284871</text:p>
          </table:table-cell>
          <table:table-cell table:style-name="ce100" office:value-type="float" office:value="0.09058761" calcext:value-type="float">
            <text:p>0.09058761</text:p>
          </table:table-cell>
          <table:table-cell table:style-name="ce100" office:value-type="float" office:value="1.0369631" calcext:value-type="float">
            <text:p>1.0369631</text:p>
          </table:table-cell>
          <table:table-cell table:style-name="ce100" table:formula="of:=[.AQ23]*(1-[.AP23]/[.AR23])" office:value-type="float" office:value="0.0877179937807892" calcext:value-type="float">
            <text:p>0.087717993780789</text:p>
          </table:table-cell>
          <table:table-cell table:style-name="ce105" office:value-type="float" office:value="0.01668254" calcext:value-type="float">
            <text:p>0.01668254</text:p>
          </table:table-cell>
          <table:table-cell table:style-name="ce105" office:value-type="float" office:value="-0.01065908" calcext:value-type="float">
            <text:p>-0.01065908</text:p>
          </table:table-cell>
          <table:table-cell table:style-name="ce105" office:value-type="float" office:value="36.98460387" calcext:value-type="float">
            <text:p>36.98460387</text:p>
          </table:table-cell>
          <table:table-cell table:style-name="ce105" office:value-type="float" office:value="-0.39035754" calcext:value-type="float">
            <text:p>-0.39035754</text:p>
          </table:table-cell>
          <table:table-cell table:style-name="ce105" table:formula="of:=[.AU23]*(1-([.AT23]/[.AV23])^[.AW23])" office:value-type="float" office:value="0.204997093504327" calcext:value-type="float">
            <text:p>0.204997093504327</text:p>
          </table:table-cell>
          <table:table-cell table:style-name="ce110" office:value-type="float" office:value="0.6361672" calcext:value-type="float">
            <text:p>0.6361672</text:p>
          </table:table-cell>
          <table:table-cell table:number-columns-repeated="973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withAB AMS4107_Biol_2</text:p>
          </table:table-cell>
          <table:table-cell table:style-name="ce14" office:value-type="float" office:value="2.448452995423" calcext:value-type="float">
            <text:p>2.448452995423</text:p>
          </table:table-cell>
          <table:table-cell table:style-name="ce14" office:value-type="float" office:value="0.013758037123" calcext:value-type="float">
            <text:p>0.013758037123</text:p>
          </table:table-cell>
          <table:table-cell table:style-name="ce14" office:value-type="float" office:value="0.112625149435" calcext:value-type="float">
            <text:p>0.112625149435</text:p>
          </table:table-cell>
          <table:table-cell table:style-name="ce14" table:formula="of:=[.E24]*(1-[.D24]/[.C24])" office:value-type="float" office:value="0.111992300452476" calcext:value-type="float">
            <text:p>0.111992300452476</text:p>
          </table:table-cell>
          <table:table-cell table:style-name="ce61" office:value-type="float" office:value="2.448452995423" calcext:value-type="float">
            <text:p>2.448452995423</text:p>
          </table:table-cell>
          <table:table-cell table:style-name="ce61" office:value-type="float" office:value="0.013758037123" calcext:value-type="float">
            <text:p>0.013758037123</text:p>
          </table:table-cell>
          <table:table-cell table:style-name="ce61" office:value-type="float" office:value="0.112625149435" calcext:value-type="float">
            <text:p>0.112625149435</text:p>
          </table:table-cell>
          <table:table-cell table:style-name="ce61" table:formula="of:=[.I24]*(1-[.H24]/[.G24])" office:value-type="float" office:value="0.111992300452476" calcext:value-type="float">
            <text:p>0.111992300452476</text:p>
          </table:table-cell>
          <table:table-cell table:style-name="ce66" office:value-type="float" office:value="3.78981" calcext:value-type="float">
            <text:p>3.78981</text:p>
          </table:table-cell>
          <table:table-cell table:style-name="ce66" office:value-type="float" office:value="0.1311607" calcext:value-type="float">
            <text:p>0.1311607</text:p>
          </table:table-cell>
          <table:table-cell table:style-name="ce66" office:value-type="float" office:value="3.53076634" calcext:value-type="float">
            <text:p>3.53076634</text:p>
          </table:table-cell>
          <table:table-cell table:style-name="ce70" office:value-type="float" office:value="3.511964" calcext:value-type="float">
            <text:p>3.511964</text:p>
          </table:table-cell>
          <table:table-cell table:style-name="ce70" office:value-type="float" office:value="0.1286113" calcext:value-type="float">
            <text:p>0.1286113</text:p>
          </table:table-cell>
          <table:table-cell table:style-name="ce70" office:value-type="float" office:value="3.62146568" calcext:value-type="float">
            <text:p>3.62146568</text:p>
          </table:table-cell>
          <table:table-cell table:style-name="ce74" office:value-type="float" office:value="1.747907" calcext:value-type="float">
            <text:p>1.747907</text:p>
          </table:table-cell>
          <table:table-cell table:style-name="ce74" office:value-type="float" office:value="0.1961685" calcext:value-type="float">
            <text:p>0.1961685</text:p>
          </table:table-cell>
          <table:table-cell table:style-name="ce74" office:value-type="float" office:value="6.94990444" calcext:value-type="float">
            <text:p>6.94990444</text:p>
          </table:table-cell>
          <table:table-cell table:style-name="ce74" office:value-type="float" office:value="0.0851898" calcext:value-type="float">
            <text:p>0.0851898</text:p>
          </table:table-cell>
          <table:table-cell table:style-name="ce74" office:value-type="float" office:value="34.80302" calcext:value-type="float">
            <text:p>34.80302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7335087" calcext:value-type="float">
            <text:p>7.34E-03</text:p>
          </table:table-cell>
          <table:table-cell table:style-name="ce83" office:value-type="float" office:value="0.08488266" calcext:value-type="float">
            <text:p>8.49E-02</text:p>
          </table:table-cell>
          <table:table-cell table:style-name="ce83" office:value-type="float" office:value="15914060" calcext:value-type="float">
            <text:p>1.59E+07</text:p>
          </table:table-cell>
          <table:table-cell table:style-name="ce83" office:value-type="float" office:value="-1.405466" calcext:value-type="float">
            <text:p>-1.41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3425" calcext:value-type="float">
            <text:p>0.3425</text:p>
          </table:table-cell>
          <table:table-cell table:style-name="ce90" office:value-type="float" office:value="0.01391153" calcext:value-type="float">
            <text:p>0.01391153</text:p>
          </table:table-cell>
          <table:table-cell table:style-name="ce90" office:value-type="float" office:value="0.01177756" calcext:value-type="float">
            <text:p>0.01177756</text:p>
          </table:table-cell>
          <table:table-cell table:style-name="ce90" office:value-type="float" office:value="774.78926406" calcext:value-type="float">
            <text:p>774.78926406</text:p>
          </table:table-cell>
          <table:table-cell table:style-name="ce90" table:formula="of:=[.AG24]*LOG([.AH24]/[.AF24])" office:value-type="float" office:value="0.0558940466846315" calcext:value-type="float">
            <text:p>0.055894046684632</text:p>
          </table:table-cell>
          <table:table-cell table:style-name="ce96" office:value-type="float" office:value="0.01590143" calcext:value-type="float">
            <text:p>1.59E-02</text:p>
          </table:table-cell>
          <table:table-cell table:style-name="ce96" office:value-type="float" office:value="0.9099184" calcext:value-type="float">
            <text:p>9.10E-01</text:p>
          </table:table-cell>
          <table:table-cell table:style-name="ce96" office:value-type="float" office:value="17.68634" calcext:value-type="float">
            <text:p>1.77E+01</text:p>
          </table:table-cell>
          <table:table-cell table:style-name="ce96" office:value-type="float" office:value="-0.008590646" calcext:value-type="float">
            <text:p>-8.59E-03</text:p>
          </table:table-cell>
          <table:table-cell table:style-name="ce96" office:value-type="float" office:value="-222.8403" calcext:value-type="float">
            <text:p>-2.23E+02</text:p>
          </table:table-cell>
          <table:table-cell table:style-name="ce96" office:value-type="float" office:value="0.116694953302154" calcext:value-type="float">
            <text:p>1.17E-01</text:p>
          </table:table-cell>
          <table:table-cell table:style-name="ce100" office:value-type="float" office:value="0.01884746" calcext:value-type="float">
            <text:p>0.01884746</text:p>
          </table:table-cell>
          <table:table-cell table:style-name="ce100" office:value-type="float" office:value="0.1006851" calcext:value-type="float">
            <text:p>0.1006851</text:p>
          </table:table-cell>
          <table:table-cell table:style-name="ce100" office:value-type="float" office:value="4.64152814" calcext:value-type="float">
            <text:p>4.64152814</text:p>
          </table:table-cell>
          <table:table-cell table:style-name="ce100" table:formula="of:=[.AQ24]*(1-[.AP24]/[.AR24])" office:value-type="float" office:value="0.100276256546377" calcext:value-type="float">
            <text:p>0.100276256546377</text:p>
          </table:table-cell>
          <table:table-cell table:style-name="ce105" office:value-type="float" office:value="0.01565942" calcext:value-type="float">
            <text:p>0.01565942</text:p>
          </table:table-cell>
          <table:table-cell table:style-name="ce105" office:value-type="float" office:value="0.17125488" calcext:value-type="float">
            <text:p>0.17125488</text:p>
          </table:table-cell>
          <table:table-cell table:style-name="ce105" office:value-type="float" office:value="133.32824085" calcext:value-type="float">
            <text:p>133.32824085</text:p>
          </table:table-cell>
          <table:table-cell table:style-name="ce105" office:value-type="float" office:value="0.12792767" calcext:value-type="float">
            <text:p>0.12792767</text:p>
          </table:table-cell>
          <table:table-cell table:style-name="ce105" table:formula="of:=[.AU24]*(1-([.AT24]/[.AV24])^[.AW24])" office:value-type="float" office:value="0.117444200734229" calcext:value-type="float">
            <text:p>0.117444200734229</text:p>
          </table:table-cell>
          <table:table-cell table:style-name="ce110" office:value-type="float" office:value="0.349314" calcext:value-type="float">
            <text:p>0.349314</text:p>
          </table:table-cell>
          <table:table-cell table:number-columns-repeated="973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ithAB AMS4107_Biol_3</text:p>
          </table:table-cell>
          <table:table-cell table:style-name="ce14" office:value-type="float" office:value="2.632092274022" calcext:value-type="float">
            <text:p>2.632092274022</text:p>
          </table:table-cell>
          <table:table-cell table:style-name="ce14" office:value-type="float" office:value="0.025513746316" calcext:value-type="float">
            <text:p>0.025513746316</text:p>
          </table:table-cell>
          <table:table-cell table:style-name="ce14" office:value-type="float" office:value="0.096322670875" calcext:value-type="float">
            <text:p>0.096322670875</text:p>
          </table:table-cell>
          <table:table-cell table:style-name="ce14" table:formula="of:=[.E25]*(1-[.D25]/[.C25])" office:value-type="float" office:value="0.0953889831720879" calcext:value-type="float">
            <text:p>0.095388983172088</text:p>
          </table:table-cell>
          <table:table-cell table:style-name="ce61" office:value-type="float" office:value="2.632092274022" calcext:value-type="float">
            <text:p>2.632092274022</text:p>
          </table:table-cell>
          <table:table-cell table:style-name="ce61" office:value-type="float" office:value="0.025513746316" calcext:value-type="float">
            <text:p>0.025513746316</text:p>
          </table:table-cell>
          <table:table-cell table:style-name="ce61" office:value-type="float" office:value="0.096322670875" calcext:value-type="float">
            <text:p>0.096322670875</text:p>
          </table:table-cell>
          <table:table-cell table:style-name="ce61" table:formula="of:=[.I25]*(1-[.H25]/[.G25])" office:value-type="float" office:value="0.0953889831720879" calcext:value-type="float">
            <text:p>0.095388983172088</text:p>
          </table:table-cell>
          <table:table-cell table:style-name="ce66" office:value-type="float" office:value="3.841645" calcext:value-type="float">
            <text:p>3.841645</text:p>
          </table:table-cell>
          <table:table-cell table:style-name="ce66" office:value-type="float" office:value="0.1744165" calcext:value-type="float">
            <text:p>0.1744165</text:p>
          </table:table-cell>
          <table:table-cell table:style-name="ce66" office:value-type="float" office:value="0.37968168" calcext:value-type="float">
            <text:p>0.37968168</text:p>
          </table:table-cell>
          <table:table-cell table:style-name="ce70" office:value-type="float" office:value="3.706404" calcext:value-type="float">
            <text:p>3.706404</text:p>
          </table:table-cell>
          <table:table-cell table:style-name="ce70" office:value-type="float" office:value="0.163434" calcext:value-type="float">
            <text:p>0.163434</text:p>
          </table:table-cell>
          <table:table-cell table:style-name="ce70" office:value-type="float" office:value="0.04482452" calcext:value-type="float">
            <text:p>0.04482452</text:p>
          </table:table-cell>
          <table:table-cell table:style-name="ce74" office:value-type="float" office:value="2.431813" calcext:value-type="float">
            <text:p>2.431813</text:p>
          </table:table-cell>
          <table:table-cell table:style-name="ce74" office:value-type="float" office:value="0.262558" calcext:value-type="float">
            <text:p>0.262558</text:p>
          </table:table-cell>
          <table:table-cell table:style-name="ce74" office:value-type="float" office:value="3.12071369" calcext:value-type="float">
            <text:p>3.12071369</text:p>
          </table:table-cell>
          <table:table-cell table:style-name="ce74" office:value-type="float" office:value="0.08085993" calcext:value-type="float">
            <text:p>0.08085993</text:p>
          </table:table-cell>
          <table:table-cell table:style-name="ce74" office:value-type="float" office:value="39.90019" calcext:value-type="float">
            <text:p>39.90019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112352" calcext:value-type="float">
            <text:p>1.12E-02</text:p>
          </table:table-cell>
          <table:table-cell table:style-name="ce83" office:value-type="float" office:value="0.06708131" calcext:value-type="float">
            <text:p>6.71E-02</text:p>
          </table:table-cell>
          <table:table-cell table:style-name="ce83" office:value-type="float" office:value="15587360" calcext:value-type="float">
            <text:p>1.56E+07</text:p>
          </table:table-cell>
          <table:table-cell table:style-name="ce83" office:value-type="float" office:value="-1.689421" calcext:value-type="float">
            <text:p>-1.69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44699" calcext:value-type="float">
            <text:p>0.44699</text:p>
          </table:table-cell>
          <table:table-cell table:style-name="ce90" office:value-type="float" office:value="0.02575473" calcext:value-type="float">
            <text:p>0.02575473</text:p>
          </table:table-cell>
          <table:table-cell table:style-name="ce90" office:value-type="float" office:value="0.01138162" calcext:value-type="float">
            <text:p>0.01138162</text:p>
          </table:table-cell>
          <table:table-cell table:style-name="ce90" office:value-type="float" office:value="354.23037091" calcext:value-type="float">
            <text:p>354.23037091</text:p>
          </table:table-cell>
          <table:table-cell table:style-name="ce90" table:formula="of:=[.AG25]*LOG([.AH25]/[.AF25])" office:value-type="float" office:value="0.0471020239140517" calcext:value-type="float">
            <text:p>0.047102023914052</text:p>
          </table:table-cell>
          <table:table-cell table:style-name="ce95" office:value-type="float" office:value="0.02608227" calcext:value-type="float">
            <text:p>0.02608227</text:p>
          </table:table-cell>
          <table:table-cell table:style-name="ce95" office:value-type="float" office:value="1.10717408" calcext:value-type="float">
            <text:p>1.10717408</text:p>
          </table:table-cell>
          <table:table-cell table:style-name="ce95" office:value-type="float" office:value="16.49583567" calcext:value-type="float">
            <text:p>16.49583567</text:p>
          </table:table-cell>
          <table:table-cell table:style-name="ce95" office:value-type="float" office:value="-0.01091257" calcext:value-type="float">
            <text:p>-0.01091257</text:p>
          </table:table-cell>
          <table:table-cell table:style-name="ce95" office:value-type="float" office:value="-205.11759889" calcext:value-type="float">
            <text:p>-205.11759889</text:p>
          </table:table-cell>
          <table:table-cell table:style-name="ce95" office:value-type="float" office:value="0.106511312672487" calcext:value-type="float">
            <text:p>0.106511312672487</text:p>
          </table:table-cell>
          <table:table-cell table:style-name="ce100" office:value-type="float" office:value="0.03109784" calcext:value-type="float">
            <text:p>0.03109784</text:p>
          </table:table-cell>
          <table:table-cell table:style-name="ce100" office:value-type="float" office:value="0.0888725" calcext:value-type="float">
            <text:p>0.0888725</text:p>
          </table:table-cell>
          <table:table-cell table:style-name="ce100" office:value-type="float" office:value="3.82892529" calcext:value-type="float">
            <text:p>3.82892529</text:p>
          </table:table-cell>
          <table:table-cell table:style-name="ce100" table:formula="of:=[.AQ25]*(1-[.AP25]/[.AR25])" office:value-type="float" office:value="0.0881506935984444" calcext:value-type="float">
            <text:p>0.088150693598444</text:p>
          </table:table-cell>
          <table:table-cell table:style-name="ce105" office:value-type="float" office:value="0.02492937" calcext:value-type="float">
            <text:p>0.02492937</text:p>
          </table:table-cell>
          <table:table-cell table:style-name="ce105" office:value-type="float" office:value="0.24093629" calcext:value-type="float">
            <text:p>0.24093629</text:p>
          </table:table-cell>
          <table:table-cell table:style-name="ce105" office:value-type="float" office:value="38.55217842" calcext:value-type="float">
            <text:p>38.55217842</text:p>
          </table:table-cell>
          <table:table-cell table:style-name="ce105" office:value-type="float" office:value="0.08361209" calcext:value-type="float">
            <text:p>0.08361209</text:p>
          </table:table-cell>
          <table:table-cell table:style-name="ce105" table:formula="of:=[.AU25]*(1-([.AT25]/[.AV25])^[.AW25])" office:value-type="float" office:value="0.110549067362976" calcext:value-type="float">
            <text:p>0.110549067362976</text:p>
          </table:table-cell>
          <table:table-cell table:style-name="ce110" office:value-type="float" office:value="0.4313021" calcext:value-type="float">
            <text:p>0.4313021</text:p>
          </table:table-cell>
          <table:table-cell table:number-columns-repeated="973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withAB AMS4397_Biol_1</text:p>
          </table:table-cell>
          <table:table-cell table:style-name="ce14" office:value-type="float" office:value="11240523.8356478" calcext:value-type="float">
            <text:p>11240523.8356478</text:p>
          </table:table-cell>
          <table:table-cell table:style-name="ce14" office:value-type="float" office:value="0.011072604722" calcext:value-type="float">
            <text:p>0.011072604722</text:p>
          </table:table-cell>
          <table:table-cell table:style-name="ce14" office:value-type="float" office:value="0.101688794751" calcext:value-type="float">
            <text:p>0.101688794751</text:p>
          </table:table-cell>
          <table:table-cell table:style-name="ce14" table:formula="of:=[.E26]*(1-[.D26]/[.C26])" office:value-type="float" office:value="0.10168879465083" calcext:value-type="float">
            <text:p>0.10168879465083</text:p>
          </table:table-cell>
          <table:table-cell table:style-name="ce61" office:value-type="float" office:value="11240523.8356478" calcext:value-type="float">
            <text:p>11240523.8356478</text:p>
          </table:table-cell>
          <table:table-cell table:style-name="ce61" office:value-type="float" office:value="0.011072604722" calcext:value-type="float">
            <text:p>0.011072604722</text:p>
          </table:table-cell>
          <table:table-cell table:style-name="ce61" office:value-type="float" office:value="0.101688794751" calcext:value-type="float">
            <text:p>0.101688794751</text:p>
          </table:table-cell>
          <table:table-cell table:style-name="ce61" table:formula="of:=[.I26]*(1-[.H26]/[.G26])" office:value-type="float" office:value="0.10168879465083" calcext:value-type="float">
            <text:p>0.10168879465083</text:p>
          </table:table-cell>
          <table:table-cell table:style-name="ce66" office:value-type="float" office:value="4.440916" calcext:value-type="float">
            <text:p>4.440916</text:p>
          </table:table-cell>
          <table:table-cell table:style-name="ce66" office:value-type="float" office:value="0.1038564" calcext:value-type="float">
            <text:p>0.1038564</text:p>
          </table:table-cell>
          <table:table-cell table:style-name="ce66" office:value-type="float" office:value="-1.99898385" calcext:value-type="float">
            <text:p>-1.99898385</text:p>
          </table:table-cell>
          <table:table-cell table:style-name="ce70" office:value-type="float" office:value="4.009454" calcext:value-type="float">
            <text:p>4.009454</text:p>
          </table:table-cell>
          <table:table-cell table:style-name="ce70" office:value-type="float" office:value="0.1038596" calcext:value-type="float">
            <text:p>0.1038596</text:p>
          </table:table-cell>
          <table:table-cell table:style-name="ce70" office:value-type="float" office:value="-1.54415879" calcext:value-type="float">
            <text:p>-1.54415879</text:p>
          </table:table-cell>
          <table:table-cell table:style-name="ce74" office:value-type="float" office:value="1.360545" calcext:value-type="float">
            <text:p>1.360545</text:p>
          </table:table-cell>
          <table:table-cell table:style-name="ce74" office:value-type="float" office:value="0.2508634" calcext:value-type="float">
            <text:p>0.2508634</text:p>
          </table:table-cell>
          <table:table-cell table:style-name="ce74" office:value-type="float" office:value="3.733576" calcext:value-type="float">
            <text:p>3.733576</text:p>
          </table:table-cell>
          <table:table-cell table:style-name="ce74" office:value-type="float" office:value="0.07265739" calcext:value-type="float">
            <text:p>0.07265739</text:p>
          </table:table-cell>
          <table:table-cell table:style-name="ce74" office:value-type="float" office:value="27.399" calcext:value-type="float">
            <text:p>27.399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2092994" calcext:value-type="float">
            <text:p>2.09E-02</text:p>
          </table:table-cell>
          <table:table-cell table:style-name="ce83" office:value-type="float" office:value="0.1015256" calcext:value-type="float">
            <text:p>1.02E-01</text:p>
          </table:table-cell>
          <table:table-cell table:style-name="ce83" office:value-type="float" office:value="24059190" calcext:value-type="float">
            <text:p>2.41E+07</text:p>
          </table:table-cell>
          <table:table-cell table:style-name="ce83" office:value-type="float" office:value="0.6306733" calcext:value-type="float">
            <text:p>6.31E-01</text:p>
          </table:table-cell>
          <table:table-cell table:style-name="ce83" office:value-type="float" office:value="0.101995890572059" calcext:value-type="float">
            <text:p>1.02E-01</text:p>
          </table:table-cell>
          <table:table-cell table:style-name="ce87" office:value-type="float" office:value="0.47821" calcext:value-type="float">
            <text:p>0.47821</text:p>
          </table:table-cell>
          <table:table-cell table:style-name="ce91" office:value-type="float" office:value="0.0115807" calcext:value-type="float">
            <text:p>1.16E-02</text:p>
          </table:table-cell>
          <table:table-cell table:style-name="ce91" office:value-type="float" office:value="0.007464737" calcext:value-type="float">
            <text:p>7.46E-03</text:p>
          </table:table-cell>
          <table:table-cell table:style-name="ce91" office:value-type="float" office:value="50511.43" calcext:value-type="float">
            <text:p>5.05E+04</text:p>
          </table:table-cell>
          <table:table-cell table:style-name="ce90" table:formula="of:=[.AG26]*LOG([.AH26]/[.AF26])" office:value-type="float" office:value="0.0495632772443911" calcext:value-type="float">
            <text:p>0.049563277244391</text:p>
          </table:table-cell>
          <table:table-cell table:style-name="ce95" office:value-type="float" office:value="0.02033327" calcext:value-type="float">
            <text:p>0.02033327</text:p>
          </table:table-cell>
          <table:table-cell table:style-name="ce95" office:value-type="float" office:value="2.8020442" calcext:value-type="float">
            <text:p>2.8020442</text:p>
          </table:table-cell>
          <table:table-cell table:style-name="ce95" office:value-type="float" office:value="19.79907275" calcext:value-type="float">
            <text:p>19.79907275</text:p>
          </table:table-cell>
          <table:table-cell table:style-name="ce95" office:value-type="float" office:value="0.01329258" calcext:value-type="float">
            <text:p>0.01329258</text:p>
          </table:table-cell>
          <table:table-cell table:style-name="ce95" office:value-type="float" office:value="278.07173797" calcext:value-type="float">
            <text:p>278.07173797</text:p>
          </table:table-cell>
          <table:table-cell table:style-name="ce95" office:value-type="float" office:value="0.105451775983066" calcext:value-type="float">
            <text:p>0.105451775983066</text:p>
          </table:table-cell>
          <table:table-cell table:style-name="ce101" office:value-type="float" office:value="0.01458303" calcext:value-type="float">
            <text:p>1.46E-02</text:p>
          </table:table-cell>
          <table:table-cell table:style-name="ce101" office:value-type="float" office:value="0.09424942" calcext:value-type="float">
            <text:p>9.42E-02</text:p>
          </table:table-cell>
          <table:table-cell table:style-name="ce101" office:value-type="float" office:value="21150870" calcext:value-type="float">
            <text:p>2.12E+07</text:p>
          </table:table-cell>
          <table:table-cell table:style-name="ce100" table:formula="of:=[.AQ26]*(1-[.AP26]/[.AR26])" office:value-type="float" office:value="0.0942494199350172" calcext:value-type="float">
            <text:p>0.094249419935017</text:p>
          </table:table-cell>
          <table:table-cell table:style-name="ce105" office:value-type="float" office:value="0.01458303" calcext:value-type="float">
            <text:p>0.01458303</text:p>
          </table:table-cell>
          <table:table-cell table:style-name="ce105" office:value-type="float" office:value="0.09424942" calcext:value-type="float">
            <text:p>0.09424942</text:p>
          </table:table-cell>
          <table:table-cell table:style-name="ce105" office:value-type="float" office:value="12.31206173" calcext:value-type="float">
            <text:p>12.31206173</text:p>
          </table:table-cell>
          <table:table-cell table:style-name="ce105" office:value-type="float" office:value="6.26861394" calcext:value-type="float">
            <text:p>6.26861394</text:p>
          </table:table-cell>
          <table:table-cell table:style-name="ce105" table:formula="of:=[.AU26]*(1-([.AT26]/[.AV26])^[.AW26])" office:value-type="float" office:value="0.09424942" calcext:value-type="float">
            <text:p>0.09424942</text:p>
          </table:table-cell>
          <table:table-cell table:style-name="ce110" office:value-type="float" office:value="0.432157" calcext:value-type="float">
            <text:p>0.432157</text:p>
          </table:table-cell>
          <table:table-cell table:number-columns-repeated="973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withAB AMS4397_Biol_2</text:p>
          </table:table-cell>
          <table:table-cell table:style-name="ce14" office:value-type="float" office:value="0.357774916566" calcext:value-type="float">
            <text:p>0.357774916566</text:p>
          </table:table-cell>
          <table:table-cell table:style-name="ce14" office:value-type="float" office:value="0.01616145432" calcext:value-type="float">
            <text:p>0.01616145432</text:p>
          </table:table-cell>
          <table:table-cell table:style-name="ce14" office:value-type="float" office:value="0.078648678022" calcext:value-type="float">
            <text:p>0.078648678022</text:p>
          </table:table-cell>
          <table:table-cell table:style-name="ce14" table:formula="of:=[.E27]*(1-[.D27]/[.C27])" office:value-type="float" office:value="0.0750959498727462" calcext:value-type="float">
            <text:p>0.075095949872746</text:p>
          </table:table-cell>
          <table:table-cell table:style-name="ce61" office:value-type="float" office:value="0.357774916566" calcext:value-type="float">
            <text:p>0.357774916566</text:p>
          </table:table-cell>
          <table:table-cell table:style-name="ce61" office:value-type="float" office:value="0.01616145432" calcext:value-type="float">
            <text:p>0.01616145432</text:p>
          </table:table-cell>
          <table:table-cell table:style-name="ce61" office:value-type="float" office:value="0.078648678022" calcext:value-type="float">
            <text:p>0.078648678022</text:p>
          </table:table-cell>
          <table:table-cell table:style-name="ce61" table:formula="of:=[.I27]*(1-[.H27]/[.G27])" office:value-type="float" office:value="0.0750959498727462" calcext:value-type="float">
            <text:p>0.075095949872746</text:p>
          </table:table-cell>
          <table:table-cell table:style-name="ce66" office:value-type="float" office:value="2.509299" calcext:value-type="float">
            <text:p>2.509299</text:p>
          </table:table-cell>
          <table:table-cell table:style-name="ce66" office:value-type="float" office:value="0.158172" calcext:value-type="float">
            <text:p>0.158172</text:p>
          </table:table-cell>
          <table:table-cell table:style-name="ce66" office:value-type="float" office:value="0.8352149" calcext:value-type="float">
            <text:p>0.8352149</text:p>
          </table:table-cell>
          <table:table-cell table:style-name="ce70" office:value-type="float" office:value="2.445582" calcext:value-type="float">
            <text:p>2.445582</text:p>
          </table:table-cell>
          <table:table-cell table:style-name="ce70" office:value-type="float" office:value="0.1499385" calcext:value-type="float">
            <text:p>0.1499385</text:p>
          </table:table-cell>
          <table:table-cell table:style-name="ce70" office:value-type="float" office:value="0.63852593" calcext:value-type="float">
            <text:p>0.63852593</text:p>
          </table:table-cell>
          <table:table-cell table:style-name="ce74" office:value-type="float" office:value="1.860383" calcext:value-type="float">
            <text:p>1.860383</text:p>
          </table:table-cell>
          <table:table-cell table:style-name="ce74" office:value-type="float" office:value="0.2728246" calcext:value-type="float">
            <text:p>0.2728246</text:p>
          </table:table-cell>
          <table:table-cell table:style-name="ce74" office:value-type="float" office:value="3.24401696" calcext:value-type="float">
            <text:p>3.24401696</text:p>
          </table:table-cell>
          <table:table-cell table:style-name="ce74" office:value-type="float" office:value="0.09742417" calcext:value-type="float">
            <text:p>0.09742417</text:p>
          </table:table-cell>
          <table:table-cell table:style-name="ce74" office:value-type="float" office:value="41.44028" calcext:value-type="float">
            <text:p>41.44028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1022286" calcext:value-type="float">
            <text:p>1.02E-02</text:p>
          </table:table-cell>
          <table:table-cell table:style-name="ce83" office:value-type="float" office:value="0.02107384" calcext:value-type="float">
            <text:p>2.11E-02</text:p>
          </table:table-cell>
          <table:table-cell table:style-name="ce83" office:value-type="float" office:value="369721.4" calcext:value-type="float">
            <text:p>3.70E+05</text:p>
          </table:table-cell>
          <table:table-cell table:style-name="ce83" office:value-type="float" office:value="-2.573664" calcext:value-type="float">
            <text:p>-2.57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5245" calcext:value-type="float">
            <text:p>0.5245</text:p>
          </table:table-cell>
          <table:table-cell table:style-name="ce90" office:value-type="float" office:value="0.01828095" calcext:value-type="float">
            <text:p>0.01828095</text:p>
          </table:table-cell>
          <table:table-cell table:style-name="ce90" office:value-type="float" office:value="0.02518091" calcext:value-type="float">
            <text:p>0.02518091</text:p>
          </table:table-cell>
          <table:table-cell table:style-name="ce90" office:value-type="float" office:value="0.72571623" calcext:value-type="float">
            <text:p>0.72571623</text:p>
          </table:table-cell>
          <table:table-cell table:style-name="ce90" table:formula="of:=[.AG27]*LOG([.AH27]/[.AF27])" office:value-type="float" office:value="0.0402584350069739" calcext:value-type="float">
            <text:p>0.040258435006974</text:p>
          </table:table-cell>
          <table:table-cell table:style-name="ce95" office:value-type="float" office:value="0.0183468" calcext:value-type="float">
            <text:p>0.0183468</text:p>
          </table:table-cell>
          <table:table-cell table:style-name="ce95" office:value-type="float" office:value="3.1739205" calcext:value-type="float">
            <text:p>3.1739205</text:p>
          </table:table-cell>
          <table:table-cell table:style-name="ce95" office:value-type="float" office:value="5.5027352" calcext:value-type="float">
            <text:p>5.5027352</text:p>
          </table:table-cell>
          <table:table-cell table:style-name="ce95" office:value-type="float" office:value="-0.0247865" calcext:value-type="float">
            <text:p>-0.0247865</text:p>
          </table:table-cell>
          <table:table-cell table:style-name="ce95" office:value-type="float" office:value="-141.5507978" calcext:value-type="float">
            <text:p>-141.5507978</text:p>
          </table:table-cell>
          <table:table-cell table:style-name="ce95" office:value-type="float" office:value="0.0919469310429824" calcext:value-type="float">
            <text:p>0.091946931042982</text:p>
          </table:table-cell>
          <table:table-cell table:style-name="ce100" office:value-type="float" office:value="0.02236726" calcext:value-type="float">
            <text:p>0.02236726</text:p>
          </table:table-cell>
          <table:table-cell table:style-name="ce100" office:value-type="float" office:value="0.06844532" calcext:value-type="float">
            <text:p>0.06844532</text:p>
          </table:table-cell>
          <table:table-cell table:style-name="ce100" office:value-type="float" office:value="0.42511184" calcext:value-type="float">
            <text:p>0.42511184</text:p>
          </table:table-cell>
          <table:table-cell table:style-name="ce100" table:formula="of:=[.AQ27]*(1-[.AP27]/[.AR27])" office:value-type="float" office:value="0.0648440694015147" calcext:value-type="float">
            <text:p>0.064844069401515</text:p>
          </table:table-cell>
          <table:table-cell table:style-name="ce105" office:value-type="float" office:value="0.01839438" calcext:value-type="float">
            <text:p>0.01839438</text:p>
          </table:table-cell>
          <table:table-cell table:style-name="ce105" office:value-type="float" office:value="2.00094498" calcext:value-type="float">
            <text:p>2.00094498</text:p>
          </table:table-cell>
          <table:table-cell table:style-name="ce105" office:value-type="float" office:value="0.72326142" calcext:value-type="float">
            <text:p>0.72326142</text:p>
          </table:table-cell>
          <table:table-cell table:style-name="ce105" office:value-type="float" office:value="0.01277777" calcext:value-type="float">
            <text:p>0.01277777</text:p>
          </table:table-cell>
          <table:table-cell table:style-name="ce105" table:formula="of:=[.AU27]*(1-([.AT27]/[.AV27])^[.AW27])" office:value-type="float" office:value="0.0917091091627348" calcext:value-type="float">
            <text:p>0.091709109162735</text:p>
          </table:table-cell>
          <table:table-cell table:style-name="ce110" office:value-type="float" office:value="0.5347871" calcext:value-type="float">
            <text:p>0.5347871</text:p>
          </table:table-cell>
          <table:table-cell table:number-columns-repeated="973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withAB AMS4397_Biol_3</text:p>
          </table:table-cell>
          <table:table-cell table:style-name="ce14" office:value-type="float" office:value="0.357774916566" calcext:value-type="float">
            <text:p>0.357774916566</text:p>
          </table:table-cell>
          <table:table-cell table:style-name="ce14" office:value-type="float" office:value="0.01616145432" calcext:value-type="float">
            <text:p>0.01616145432</text:p>
          </table:table-cell>
          <table:table-cell table:style-name="ce14" office:value-type="float" office:value="0.078648678022" calcext:value-type="float">
            <text:p>0.078648678022</text:p>
          </table:table-cell>
          <table:table-cell table:style-name="ce14" table:formula="of:=[.E28]*(1-[.D28]/[.C28])" office:value-type="float" office:value="0.0750959498727462" calcext:value-type="float">
            <text:p>0.075095949872746</text:p>
          </table:table-cell>
          <table:table-cell table:style-name="ce61" office:value-type="float" office:value="0.357774916566" calcext:value-type="float">
            <text:p>0.357774916566</text:p>
          </table:table-cell>
          <table:table-cell table:style-name="ce61" office:value-type="float" office:value="0.01616145432" calcext:value-type="float">
            <text:p>0.01616145432</text:p>
          </table:table-cell>
          <table:table-cell table:style-name="ce61" office:value-type="float" office:value="0.078648678022" calcext:value-type="float">
            <text:p>0.078648678022</text:p>
          </table:table-cell>
          <table:table-cell table:style-name="ce61" table:formula="of:=[.I28]*(1-[.H28]/[.G28])" office:value-type="float" office:value="0.0750959498727462" calcext:value-type="float">
            <text:p>0.075095949872746</text:p>
          </table:table-cell>
          <table:table-cell table:style-name="ce66" office:value-type="float" office:value="2.509299" calcext:value-type="float">
            <text:p>2.509299</text:p>
          </table:table-cell>
          <table:table-cell table:style-name="ce66" office:value-type="float" office:value="0.158172" calcext:value-type="float">
            <text:p>0.158172</text:p>
          </table:table-cell>
          <table:table-cell table:style-name="ce66" office:value-type="float" office:value="0.8352149" calcext:value-type="float">
            <text:p>0.8352149</text:p>
          </table:table-cell>
          <table:table-cell table:style-name="ce70" office:value-type="float" office:value="2.445582" calcext:value-type="float">
            <text:p>2.445582</text:p>
          </table:table-cell>
          <table:table-cell table:style-name="ce70" office:value-type="float" office:value="0.1499385" calcext:value-type="float">
            <text:p>0.1499385</text:p>
          </table:table-cell>
          <table:table-cell table:style-name="ce70" office:value-type="float" office:value="0.63852593" calcext:value-type="float">
            <text:p>0.63852593</text:p>
          </table:table-cell>
          <table:table-cell table:style-name="ce74" office:value-type="float" office:value="1.860383" calcext:value-type="float">
            <text:p>1.860383</text:p>
          </table:table-cell>
          <table:table-cell table:style-name="ce74" office:value-type="float" office:value="0.2728246" calcext:value-type="float">
            <text:p>0.2728246</text:p>
          </table:table-cell>
          <table:table-cell table:style-name="ce74" office:value-type="float" office:value="3.24401696" calcext:value-type="float">
            <text:p>3.24401696</text:p>
          </table:table-cell>
          <table:table-cell table:style-name="ce74" office:value-type="float" office:value="0.09742417" calcext:value-type="float">
            <text:p>0.09742417</text:p>
          </table:table-cell>
          <table:table-cell table:style-name="ce74" office:value-type="float" office:value="41.44028" calcext:value-type="float">
            <text:p>41.44028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1022286" calcext:value-type="float">
            <text:p>1.02E-02</text:p>
          </table:table-cell>
          <table:table-cell table:style-name="ce83" office:value-type="float" office:value="0.02107384" calcext:value-type="float">
            <text:p>2.11E-02</text:p>
          </table:table-cell>
          <table:table-cell table:style-name="ce83" office:value-type="float" office:value="694738.6" calcext:value-type="float">
            <text:p>6.95E+05</text:p>
          </table:table-cell>
          <table:table-cell table:style-name="ce83" office:value-type="float" office:value="-2.573664" calcext:value-type="float">
            <text:p>-2.57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5245" calcext:value-type="float">
            <text:p>0.5245</text:p>
          </table:table-cell>
          <table:table-cell table:style-name="ce90" office:value-type="float" office:value="0.01828095" calcext:value-type="float">
            <text:p>0.01828095</text:p>
          </table:table-cell>
          <table:table-cell table:style-name="ce90" office:value-type="float" office:value="0.02518091" calcext:value-type="float">
            <text:p>0.02518091</text:p>
          </table:table-cell>
          <table:table-cell table:style-name="ce90" office:value-type="float" office:value="0.72571623" calcext:value-type="float">
            <text:p>0.72571623</text:p>
          </table:table-cell>
          <table:table-cell table:style-name="ce90" table:formula="of:=[.AG28]*LOG([.AH28]/[.AF28])" office:value-type="float" office:value="0.0402584350069739" calcext:value-type="float">
            <text:p>0.040258435006974</text:p>
          </table:table-cell>
          <table:table-cell table:style-name="ce95" office:value-type="float" office:value="0.0183468" calcext:value-type="float">
            <text:p>0.0183468</text:p>
          </table:table-cell>
          <table:table-cell table:style-name="ce95" office:value-type="float" office:value="3.1739205" calcext:value-type="float">
            <text:p>3.1739205</text:p>
          </table:table-cell>
          <table:table-cell table:style-name="ce95" office:value-type="float" office:value="5.5027352" calcext:value-type="float">
            <text:p>5.5027352</text:p>
          </table:table-cell>
          <table:table-cell table:style-name="ce95" office:value-type="float" office:value="-0.0247865" calcext:value-type="float">
            <text:p>-0.0247865</text:p>
          </table:table-cell>
          <table:table-cell table:style-name="ce95" office:value-type="float" office:value="-141.5507978" calcext:value-type="float">
            <text:p>-141.5507978</text:p>
          </table:table-cell>
          <table:table-cell table:style-name="ce95" office:value-type="float" office:value="0.0919469310429824" calcext:value-type="float">
            <text:p>0.091946931042982</text:p>
          </table:table-cell>
          <table:table-cell table:style-name="ce100" office:value-type="float" office:value="0.02236726" calcext:value-type="float">
            <text:p>0.02236726</text:p>
          </table:table-cell>
          <table:table-cell table:style-name="ce100" office:value-type="float" office:value="0.06844532" calcext:value-type="float">
            <text:p>0.06844532</text:p>
          </table:table-cell>
          <table:table-cell table:style-name="ce100" office:value-type="float" office:value="0.42511184" calcext:value-type="float">
            <text:p>0.42511184</text:p>
          </table:table-cell>
          <table:table-cell table:style-name="ce100" table:formula="of:=[.AQ28]*(1-[.AP28]/[.AR28])" office:value-type="float" office:value="0.0648440694015147" calcext:value-type="float">
            <text:p>0.064844069401515</text:p>
          </table:table-cell>
          <table:table-cell table:style-name="ce105" office:value-type="float" office:value="0.01838976" calcext:value-type="float">
            <text:p>0.01838976</text:p>
          </table:table-cell>
          <table:table-cell table:style-name="ce105" office:value-type="float" office:value="2.09780789" calcext:value-type="float">
            <text:p>2.09780789</text:p>
          </table:table-cell>
          <table:table-cell table:style-name="ce105" office:value-type="float" office:value="0.72343746" calcext:value-type="float">
            <text:p>0.72343746</text:p>
          </table:table-cell>
          <table:table-cell table:style-name="ce105" office:value-type="float" office:value="0.01217803" calcext:value-type="float">
            <text:p>0.01217803</text:p>
          </table:table-cell>
          <table:table-cell table:style-name="ce105" table:formula="of:=[.AU28]*(1-([.AT28]/[.AV28])^[.AW28])" office:value-type="float" office:value="0.0917480273121051" calcext:value-type="float">
            <text:p>0.091748027312105</text:p>
          </table:table-cell>
          <table:table-cell table:style-name="ce110" office:value-type="float" office:value="0.5347871" calcext:value-type="float">
            <text:p>0.5347871</text:p>
          </table:table-cell>
          <table:table-cell table:number-columns-repeated="973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withAB AMS4444_Biol_1</text:p>
          </table:table-cell>
          <table:table-cell table:style-name="ce14" office:value-type="float" office:value="1.441279598008" calcext:value-type="float">
            <text:p>1.441279598008</text:p>
          </table:table-cell>
          <table:table-cell table:style-name="ce14" office:value-type="float" office:value="0.000346861639" calcext:value-type="float">
            <text:p>0.000346861639</text:p>
          </table:table-cell>
          <table:table-cell table:style-name="ce14" office:value-type="float" office:value="0.608261516926" calcext:value-type="float">
            <text:p>0.608261516926</text:p>
          </table:table-cell>
          <table:table-cell table:style-name="ce14" table:formula="of:=[.E29]*(1-[.D29]/[.C29])" office:value-type="float" office:value="0.608115131320464" calcext:value-type="float">
            <text:p>0.608115131320464</text:p>
          </table:table-cell>
          <table:table-cell table:style-name="ce61" office:value-type="float" office:value="1.441279598008" calcext:value-type="float">
            <text:p>1.441279598008</text:p>
          </table:table-cell>
          <table:table-cell table:style-name="ce61" office:value-type="float" office:value="0.000346861639" calcext:value-type="float">
            <text:p>0.000346861639</text:p>
          </table:table-cell>
          <table:table-cell table:style-name="ce61" office:value-type="float" office:value="0.608261516926" calcext:value-type="float">
            <text:p>0.608261516926</text:p>
          </table:table-cell>
          <table:table-cell table:style-name="ce61" table:formula="of:=[.I29]*(1-[.H29]/[.G29])" office:value-type="float" office:value="0.608115131320464" calcext:value-type="float">
            <text:p>0.608115131320464</text:p>
          </table:table-cell>
          <table:table-cell table:style-name="ce66" office:value-type="float" office:value="5.955244" calcext:value-type="float">
            <text:p>5.955244</text:p>
          </table:table-cell>
          <table:table-cell table:style-name="ce66" office:value-type="float" office:value="0.625459" calcext:value-type="float">
            <text:p>0.625459</text:p>
          </table:table-cell>
          <table:table-cell table:style-name="ce66" office:value-type="float" office:value="3.68961589" calcext:value-type="float">
            <text:p>3.68961589</text:p>
          </table:table-cell>
          <table:table-cell table:style-name="ce70" office:value-type="float" office:value="5.896116" calcext:value-type="float">
            <text:p>5.896116</text:p>
          </table:table-cell>
          <table:table-cell table:style-name="ce70" office:value-type="float" office:value="0.618013" calcext:value-type="float">
            <text:p>0.618013</text:p>
          </table:table-cell>
          <table:table-cell table:style-name="ce70" office:value-type="float" office:value="3.98931238" calcext:value-type="float">
            <text:p>3.98931238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921804" calcext:value-type="float">
            <text:p>5.921804</text:p>
          </table:table-cell>
          <table:table-cell table:style-name="ce78" office:value-type="float" office:value="0.6136842" calcext:value-type="float">
            <text:p>0.6136842</text:p>
          </table:table-cell>
          <table:table-cell table:style-name="ce78" office:value-type="float" office:value="3.79904516" calcext:value-type="float">
            <text:p>3.79904516</text:p>
          </table:table-cell>
          <table:table-cell table:style-name="ce78" office:value-type="float" office:value="0.48531063" calcext:value-type="float">
            <text:p>0.48531063</text:p>
          </table:table-cell>
          <table:table-cell table:style-name="ce82" office:value-type="float" office:value="0.008893869" calcext:value-type="float">
            <text:p>0.008893869</text:p>
          </table:table-cell>
          <table:table-cell table:style-name="ce82" office:value-type="float" office:value="0.613033122" calcext:value-type="float">
            <text:p>0.613033122</text:p>
          </table:table-cell>
          <table:table-cell table:style-name="ce82" office:value-type="float" office:value="1.445002726" calcext:value-type="float">
            <text:p>1.445002726</text:p>
          </table:table-cell>
          <table:table-cell table:style-name="ce82" office:value-type="float" office:value="3.316276186" calcext:value-type="float">
            <text:p>3.316276186</text:p>
          </table:table-cell>
          <table:table-cell table:style-name="ce82" office:value-type="float" office:value="0.525348935576937" calcext:value-type="float">
            <text:p>0.525348935576937</text:p>
          </table:table-cell>
          <table:table-cell table:style-name="ce87" office:value-type="float" office:value="0.547783" calcext:value-type="float">
            <text:p>0.547783</text:p>
          </table:table-cell>
          <table:table-cell table:style-name="ce91" office:value-type="float" office:value="1.613193E-025" calcext:value-type="float">
            <text:p>1.61E-25</text:p>
          </table:table-cell>
          <table:table-cell table:style-name="ce91" office:value-type="float" office:value="0.3249851" calcext:value-type="float">
            <text:p>3.25E-01</text:p>
          </table:table-cell>
          <table:table-cell table:style-name="ce91" office:value-type="float" office:value="1.479838" calcext:value-type="float">
            <text:p>1.48E+00</text:p>
          </table:table-cell>
          <table:table-cell table:style-name="ce90" table:formula="of:=[.AG29]*LOG([.AH29]/[.AF29])" office:value-type="float" office:value="8.11244960838702" calcext:value-type="float">
            <text:p>8.11244960838702</text:p>
          </table:table-cell>
          <table:table-cell table:style-name="ce96" office:value-type="float" office:value="0.0003713389" calcext:value-type="float">
            <text:p>3.71E-04</text:p>
          </table:table-cell>
          <table:table-cell table:style-name="ce96" office:value-type="float" office:value="0.6040871" calcext:value-type="float">
            <text:p>6.04E-01</text:p>
          </table:table-cell>
          <table:table-cell table:style-name="ce96" office:value-type="float" office:value="1.445527" calcext:value-type="float">
            <text:p>1.45E+00</text:p>
          </table:table-cell>
          <table:table-cell table:style-name="ce96" office:value-type="float" office:value="1.709375" calcext:value-type="float">
            <text:p>1.71E+00</text:p>
          </table:table-cell>
          <table:table-cell table:style-name="ce96" office:value-type="float" office:value="-106.4783" calcext:value-type="float">
            <text:p>-1.06E+02</text:p>
          </table:table-cell>
          <table:table-cell table:style-name="ce96" office:value-type="float" office:value="0.603844991776546" calcext:value-type="float">
            <text:p>6.04E-01</text:p>
          </table:table-cell>
          <table:table-cell table:style-name="ce100" office:value-type="float" office:value="0.0003713393" calcext:value-type="float">
            <text:p>0.0003713393</text:p>
          </table:table-cell>
          <table:table-cell table:style-name="ce100" office:value-type="float" office:value="0.6040869833" calcext:value-type="float">
            <text:p>0.6040869833</text:p>
          </table:table-cell>
          <table:table-cell table:style-name="ce100" office:value-type="float" office:value="1.4455269416" calcext:value-type="float">
            <text:p>1.4455269416</text:p>
          </table:table-cell>
          <table:table-cell table:style-name="ce100" table:formula="of:=[.AQ29]*(1-[.AP29]/[.AR29])" office:value-type="float" office:value="0.60393180027915" calcext:value-type="float">
            <text:p>0.60393180027915</text:p>
          </table:table-cell>
          <table:table-cell table:style-name="ce105" office:value-type="float" office:value="0.001355853" calcext:value-type="float">
            <text:p>0.001355853</text:p>
          </table:table-cell>
          <table:table-cell table:style-name="ce105" office:value-type="float" office:value="0.477915605" calcext:value-type="float">
            <text:p>0.477915605</text:p>
          </table:table-cell>
          <table:table-cell table:style-name="ce105" office:value-type="float" office:value="1.44201147" calcext:value-type="float">
            <text:p>1.44201147</text:p>
          </table:table-cell>
          <table:table-cell table:style-name="ce105" office:value-type="float" office:value="1.481523424" calcext:value-type="float">
            <text:p>1.481523424</text:p>
          </table:table-cell>
          <table:table-cell table:style-name="ce105" table:formula="of:=[.AU29]*(1-([.AT29]/[.AV29])^[.AW29])" office:value-type="float" office:value="0.477899932396809" calcext:value-type="float">
            <text:p>0.477899932396809</text:p>
          </table:table-cell>
          <table:table-cell table:style-name="ce110" office:value-type="float" office:value="0.5557236" calcext:value-type="float">
            <text:p>0.5557236</text:p>
          </table:table-cell>
          <table:table-cell table:number-columns-repeated="973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withAB AMS4444_Biol_2</text:p>
          </table:table-cell>
          <table:table-cell table:style-name="ce14" office:value-type="float" office:value="1.438594250739" calcext:value-type="float">
            <text:p>1.438594250739</text:p>
          </table:table-cell>
          <table:table-cell table:style-name="ce14" office:value-type="float" office:value="0.000333480716" calcext:value-type="float">
            <text:p>0.000333480716</text:p>
          </table:table-cell>
          <table:table-cell table:style-name="ce14" office:value-type="float" office:value="0.608851261059" calcext:value-type="float">
            <text:p>0.608851261059</text:p>
          </table:table-cell>
          <table:table-cell table:style-name="ce14" table:formula="of:=[.E30]*(1-[.D30]/[.C30])" office:value-type="float" office:value="0.608710123170835" calcext:value-type="float">
            <text:p>0.608710123170835</text:p>
          </table:table-cell>
          <table:table-cell table:style-name="ce61" office:value-type="float" office:value="1.438594250739" calcext:value-type="float">
            <text:p>1.438594250739</text:p>
          </table:table-cell>
          <table:table-cell table:style-name="ce61" office:value-type="float" office:value="0.000333480716" calcext:value-type="float">
            <text:p>0.000333480716</text:p>
          </table:table-cell>
          <table:table-cell table:style-name="ce61" office:value-type="float" office:value="0.608851261059" calcext:value-type="float">
            <text:p>0.608851261059</text:p>
          </table:table-cell>
          <table:table-cell table:style-name="ce61" table:formula="of:=[.I30]*(1-[.H30]/[.G30])" office:value-type="float" office:value="0.608710123170835" calcext:value-type="float">
            <text:p>0.608710123170835</text:p>
          </table:table-cell>
          <table:table-cell table:style-name="ce66" office:value-type="float" office:value="5.745481" calcext:value-type="float">
            <text:p>5.745481</text:p>
          </table:table-cell>
          <table:table-cell table:style-name="ce66" office:value-type="float" office:value="0.5732823" calcext:value-type="float">
            <text:p>0.5732823</text:p>
          </table:table-cell>
          <table:table-cell table:style-name="ce66" office:value-type="float" office:value="3.56738989" calcext:value-type="float">
            <text:p>3.56738989</text:p>
          </table:table-cell>
          <table:table-cell table:style-name="ce70" office:value-type="float" office:value="5.684523" calcext:value-type="float">
            <text:p>5.684523</text:p>
          </table:table-cell>
          <table:table-cell table:style-name="ce70" office:value-type="float" office:value="0.5663294" calcext:value-type="float">
            <text:p>0.5663294</text:p>
          </table:table-cell>
          <table:table-cell table:style-name="ce70" office:value-type="float" office:value="3.8715722" calcext:value-type="float">
            <text:p>3.8715722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687384" calcext:value-type="float">
            <text:p>5.687384</text:p>
          </table:table-cell>
          <table:table-cell table:style-name="ce78" office:value-type="float" office:value="0.5653944" calcext:value-type="float">
            <text:p>0.5653944</text:p>
          </table:table-cell>
          <table:table-cell table:style-name="ce78" office:value-type="float" office:value="3.84516969" calcext:value-type="float">
            <text:p>3.84516969</text:p>
          </table:table-cell>
          <table:table-cell table:style-name="ce78" office:value-type="float" office:value="0.9350652" calcext:value-type="float">
            <text:p>0.9350652</text:p>
          </table:table-cell>
          <table:table-cell table:style-name="ce82" office:value-type="float" office:value="0.01159687" calcext:value-type="float">
            <text:p>0.01159687</text:p>
          </table:table-cell>
          <table:table-cell table:style-name="ce82" office:value-type="float" office:value="0.61547808" calcext:value-type="float">
            <text:p>0.61547808</text:p>
          </table:table-cell>
          <table:table-cell table:style-name="ce82" office:value-type="float" office:value="1.44321269" calcext:value-type="float">
            <text:p>1.44321269</text:p>
          </table:table-cell>
          <table:table-cell table:style-name="ce82" office:value-type="float" office:value="3.64968988" calcext:value-type="float">
            <text:p>3.64968988</text:p>
          </table:table-cell>
          <table:table-cell table:style-name="ce82" office:value-type="float" office:value="0.515419670708644" calcext:value-type="float">
            <text:p>0.515419670708644</text:p>
          </table:table-cell>
          <table:table-cell table:style-name="ce87" office:value-type="float" office:value="0.51355" calcext:value-type="float">
            <text:p>0.51355</text:p>
          </table:table-cell>
          <table:table-cell table:style-name="ce91" office:value-type="float" office:value="5.394144E-030" calcext:value-type="float">
            <text:p>5.39E-30</text:p>
          </table:table-cell>
          <table:table-cell table:style-name="ce91" office:value-type="float" office:value="0.3375471" calcext:value-type="float">
            <text:p>3.38E-01</text:p>
          </table:table-cell>
          <table:table-cell table:style-name="ce91" office:value-type="float" office:value="1.473835" calcext:value-type="float">
            <text:p>1.47E+00</text:p>
          </table:table-cell>
          <table:table-cell table:style-name="ce90" table:formula="of:=[.AG30]*LOG([.AH30]/[.AF30])" office:value-type="float" office:value="9.93621409666972" calcext:value-type="float">
            <text:p>9.93621409666972</text:p>
          </table:table-cell>
          <table:table-cell table:style-name="ce96" office:value-type="float" office:value="0.0003634809" calcext:value-type="float">
            <text:p>3.63E-04</text:p>
          </table:table-cell>
          <table:table-cell table:style-name="ce96" office:value-type="float" office:value="0.6035889" calcext:value-type="float">
            <text:p>6.04E-01</text:p>
          </table:table-cell>
          <table:table-cell table:style-name="ce96" office:value-type="float" office:value="1.443906" calcext:value-type="float">
            <text:p>1.44E+00</text:p>
          </table:table-cell>
          <table:table-cell table:style-name="ce96" office:value-type="float" office:value="0.6497528" calcext:value-type="float">
            <text:p>6.50E-01</text:p>
          </table:table-cell>
          <table:table-cell table:style-name="ce96" office:value-type="float" office:value="-39.90066" calcext:value-type="float">
            <text:p>-3.99E+01</text:p>
          </table:table-cell>
          <table:table-cell table:style-name="ce96" office:value-type="float" office:value="0.603847281032612" calcext:value-type="float">
            <text:p>6.04E-01</text:p>
          </table:table-cell>
          <table:table-cell table:style-name="ce100" office:value-type="float" office:value="0.0003634811" calcext:value-type="float">
            <text:p>0.0003634811</text:p>
          </table:table-cell>
          <table:table-cell table:style-name="ce100" office:value-type="float" office:value="0.6035888691" calcext:value-type="float">
            <text:p>0.6035888691</text:p>
          </table:table-cell>
          <table:table-cell table:style-name="ce100" office:value-type="float" office:value="1.4439057201" calcext:value-type="float">
            <text:p>1.4439057201</text:p>
          </table:table-cell>
          <table:table-cell table:style-name="ce100" table:formula="of:=[.AQ30]*(1-[.AP30]/[.AR30])" office:value-type="float" office:value="0.603436924867746" calcext:value-type="float">
            <text:p>0.603436924867746</text:p>
          </table:table-cell>
          <table:table-cell table:style-name="ce105" office:value-type="float" office:value="0.001505673" calcext:value-type="float">
            <text:p>0.001505673</text:p>
          </table:table-cell>
          <table:table-cell table:style-name="ce105" office:value-type="float" office:value="0.46623184" calcext:value-type="float">
            <text:p>0.46623184</text:p>
          </table:table-cell>
          <table:table-cell table:style-name="ce105" office:value-type="float" office:value="1.439987419" calcext:value-type="float">
            <text:p>1.439987419</text:p>
          </table:table-cell>
          <table:table-cell table:style-name="ce105" office:value-type="float" office:value="1.549033217" calcext:value-type="float">
            <text:p>1.549033217</text:p>
          </table:table-cell>
          <table:table-cell table:style-name="ce105" table:formula="of:=[.AU30]*(1-([.AT30]/[.AV30])^[.AW30])" office:value-type="float" office:value="0.466220580733591" calcext:value-type="float">
            <text:p>0.466220580733591</text:p>
          </table:table-cell>
          <table:table-cell table:style-name="ce110" office:value-type="float" office:value="0.5216294" calcext:value-type="float">
            <text:p>0.5216294</text:p>
          </table:table-cell>
          <table:table-cell table:number-columns-repeated="973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withAB AMS4444_Biol_3</text:p>
          </table:table-cell>
          <table:table-cell table:style-name="ce14" office:value-type="float" office:value="1.454522202045" calcext:value-type="float">
            <text:p>1.454522202045</text:p>
          </table:table-cell>
          <table:table-cell table:style-name="ce14" office:value-type="float" office:value="0.000389325581" calcext:value-type="float">
            <text:p>0.000389325581</text:p>
          </table:table-cell>
          <table:table-cell table:style-name="ce14" office:value-type="float" office:value="0.617637352647" calcext:value-type="float">
            <text:p>0.617637352647</text:p>
          </table:table-cell>
          <table:table-cell table:style-name="ce14" table:formula="of:=[.E31]*(1-[.D31]/[.C31])" office:value-type="float" office:value="0.617472032364622" calcext:value-type="float">
            <text:p>0.617472032364622</text:p>
          </table:table-cell>
          <table:table-cell table:style-name="ce61" office:value-type="float" office:value="1.454522202045" calcext:value-type="float">
            <text:p>1.454522202045</text:p>
          </table:table-cell>
          <table:table-cell table:style-name="ce61" office:value-type="float" office:value="0.000389325581" calcext:value-type="float">
            <text:p>0.000389325581</text:p>
          </table:table-cell>
          <table:table-cell table:style-name="ce61" office:value-type="float" office:value="0.617637352647" calcext:value-type="float">
            <text:p>0.617637352647</text:p>
          </table:table-cell>
          <table:table-cell table:style-name="ce61" table:formula="of:=[.I31]*(1-[.H31]/[.G31])" office:value-type="float" office:value="0.617472032364622" calcext:value-type="float">
            <text:p>0.617472032364622</text:p>
          </table:table-cell>
          <table:table-cell table:style-name="ce66" office:value-type="float" office:value="5.969214" calcext:value-type="float">
            <text:p>5.969214</text:p>
          </table:table-cell>
          <table:table-cell table:style-name="ce66" office:value-type="float" office:value="0.6170895" calcext:value-type="float">
            <text:p>0.6170895</text:p>
          </table:table-cell>
          <table:table-cell table:style-name="ce66" office:value-type="float" office:value="3.23831655" calcext:value-type="float">
            <text:p>3.23831655</text:p>
          </table:table-cell>
          <table:table-cell table:style-name="ce70" office:value-type="float" office:value="5.911091" calcext:value-type="float">
            <text:p>5.911091</text:p>
          </table:table-cell>
          <table:table-cell table:style-name="ce70" office:value-type="float" office:value="0.6076283" calcext:value-type="float">
            <text:p>0.6076283</text:p>
          </table:table-cell>
          <table:table-cell table:style-name="ce70" office:value-type="float" office:value="3.52188239" calcext:value-type="float">
            <text:p>3.52188239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926124" calcext:value-type="float">
            <text:p>5.926124</text:p>
          </table:table-cell>
          <table:table-cell table:style-name="ce78" office:value-type="float" office:value="0.6045078" calcext:value-type="float">
            <text:p>0.6045078</text:p>
          </table:table-cell>
          <table:table-cell table:style-name="ce78" office:value-type="float" office:value="3.4016497" calcext:value-type="float">
            <text:p>3.4016497</text:p>
          </table:table-cell>
          <table:table-cell table:style-name="ce78" office:value-type="float" office:value="0.67224663" calcext:value-type="float">
            <text:p>0.67224663</text:p>
          </table:table-cell>
          <table:table-cell table:style-name="ce82" office:value-type="float" office:value="0.01027356" calcext:value-type="float">
            <text:p>0.01027356</text:p>
          </table:table-cell>
          <table:table-cell table:style-name="ce82" office:value-type="float" office:value="0.62384337" calcext:value-type="float">
            <text:p>0.62384337</text:p>
          </table:table-cell>
          <table:table-cell table:style-name="ce82" office:value-type="float" office:value="1.4581824" calcext:value-type="float">
            <text:p>1.4581824</text:p>
          </table:table-cell>
          <table:table-cell table:style-name="ce82" office:value-type="float" office:value="3.36508185" calcext:value-type="float">
            <text:p>3.36508185</text:p>
          </table:table-cell>
          <table:table-cell table:style-name="ce82" office:value-type="float" office:value="0.528771006093515" calcext:value-type="float">
            <text:p>0.528771006093515</text:p>
          </table:table-cell>
          <table:table-cell table:style-name="ce87" office:value-type="float" office:value="0.543777" calcext:value-type="float">
            <text:p>0.543777</text:p>
          </table:table-cell>
          <table:table-cell table:style-name="ce91" office:value-type="float" office:value="1.285687E-027" calcext:value-type="float">
            <text:p>1.29E-27</text:p>
          </table:table-cell>
          <table:table-cell table:style-name="ce91" office:value-type="float" office:value="0.341039" calcext:value-type="float">
            <text:p>3.41E-01</text:p>
          </table:table-cell>
          <table:table-cell table:style-name="ce91" office:value-type="float" office:value="1.488536" calcext:value-type="float">
            <text:p>1.49E+00</text:p>
          </table:table-cell>
          <table:table-cell table:style-name="ce90" table:formula="of:=[.AG31]*LOG([.AH31]/[.AF31])" office:value-type="float" office:value="9.2297512959673" calcext:value-type="float">
            <text:p>9.2297512959673</text:p>
          </table:table-cell>
          <table:table-cell table:style-name="ce96" office:value-type="float" office:value="0.0004162176" calcext:value-type="float">
            <text:p>4.16E-04</text:p>
          </table:table-cell>
          <table:table-cell table:style-name="ce96" office:value-type="float" office:value="0.6134446" calcext:value-type="float">
            <text:p>6.13E-01</text:p>
          </table:table-cell>
          <table:table-cell table:style-name="ce96" office:value-type="float" office:value="1.458757" calcext:value-type="float">
            <text:p>1.46E+00</text:p>
          </table:table-cell>
          <table:table-cell table:style-name="ce96" office:value-type="float" office:value="1.796621" calcext:value-type="float">
            <text:p>1.80E+00</text:p>
          </table:table-cell>
          <table:table-cell table:style-name="ce96" office:value-type="float" office:value="-113.1923" calcext:value-type="float">
            <text:p>-1.13E+02</text:p>
          </table:table-cell>
          <table:table-cell table:style-name="ce96" office:value-type="float" office:value="0.612824800702169" calcext:value-type="float">
            <text:p>6.13E-01</text:p>
          </table:table-cell>
          <table:table-cell table:style-name="ce100" office:value-type="float" office:value="0.0004162174" calcext:value-type="float">
            <text:p>0.0004162174</text:p>
          </table:table-cell>
          <table:table-cell table:style-name="ce100" office:value-type="float" office:value="0.6134446274" calcext:value-type="float">
            <text:p>0.6134446274</text:p>
          </table:table-cell>
          <table:table-cell table:style-name="ce100" office:value-type="float" office:value="1.4587572708" calcext:value-type="float">
            <text:p>1.4587572708</text:p>
          </table:table-cell>
          <table:table-cell table:style-name="ce100" table:formula="of:=[.AQ31]*(1-[.AP31]/[.AR31])" office:value-type="float" office:value="0.613269597370693" calcext:value-type="float">
            <text:p>0.613269597370693</text:p>
          </table:table-cell>
          <table:table-cell table:style-name="ce105" office:value-type="float" office:value="0.001631797" calcext:value-type="float">
            <text:p>0.001631797</text:p>
          </table:table-cell>
          <table:table-cell table:style-name="ce105" office:value-type="float" office:value="0.476405671" calcext:value-type="float">
            <text:p>0.476405671</text:p>
          </table:table-cell>
          <table:table-cell table:style-name="ce105" office:value-type="float" office:value="1.455098875" calcext:value-type="float">
            <text:p>1.455098875</text:p>
          </table:table-cell>
          <table:table-cell table:style-name="ce105" office:value-type="float" office:value="1.532159372" calcext:value-type="float">
            <text:p>1.532159372</text:p>
          </table:table-cell>
          <table:table-cell table:style-name="ce105" table:formula="of:=[.AU31]*(1-([.AT31]/[.AV31])^[.AW31])" office:value-type="float" office:value="0.476391290965327" calcext:value-type="float">
            <text:p>0.476391290965327</text:p>
          </table:table-cell>
          <table:table-cell table:style-name="ce110" office:value-type="float" office:value="0.5535011" calcext:value-type="float">
            <text:p>0.5535011</text:p>
          </table:table-cell>
          <table:table-cell table:number-columns-repeated="973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withAB AMS4702_Biol_1</text:p>
          </table:table-cell>
          <table:table-cell table:style-name="ce14" office:value-type="float" office:value="0.507754503112" calcext:value-type="float">
            <text:p>0.507754503112</text:p>
          </table:table-cell>
          <table:table-cell table:style-name="ce14" office:value-type="float" office:value="0.018460323476" calcext:value-type="float">
            <text:p>0.018460323476</text:p>
          </table:table-cell>
          <table:table-cell table:style-name="ce14" office:value-type="float" office:value="0.09350209139" calcext:value-type="float">
            <text:p>0.09350209139</text:p>
          </table:table-cell>
          <table:table-cell table:style-name="ce14" table:formula="of:=[.E32]*(1-[.D32]/[.C32])" office:value-type="float" office:value="0.0901026555560234" calcext:value-type="float">
            <text:p>0.090102655556023</text:p>
          </table:table-cell>
          <table:table-cell table:style-name="ce61" office:value-type="float" office:value="0.507754503112" calcext:value-type="float">
            <text:p>0.507754503112</text:p>
          </table:table-cell>
          <table:table-cell table:style-name="ce61" office:value-type="float" office:value="0.018460323476" calcext:value-type="float">
            <text:p>0.018460323476</text:p>
          </table:table-cell>
          <table:table-cell table:style-name="ce61" office:value-type="float" office:value="0.09350209139" calcext:value-type="float">
            <text:p>0.09350209139</text:p>
          </table:table-cell>
          <table:table-cell table:style-name="ce61" table:formula="of:=[.I32]*(1-[.H32]/[.G32])" office:value-type="float" office:value="0.0901026555560234" calcext:value-type="float">
            <text:p>0.090102655556023</text:p>
          </table:table-cell>
          <table:table-cell table:style-name="ce66" office:value-type="float" office:value="3.311365" calcext:value-type="float">
            <text:p>3.311365</text:p>
          </table:table-cell>
          <table:table-cell table:style-name="ce66" office:value-type="float" office:value="0.2092002" calcext:value-type="float">
            <text:p>0.2092002</text:p>
          </table:table-cell>
          <table:table-cell table:style-name="ce66" office:value-type="float" office:value="0.62070134" calcext:value-type="float">
            <text:p>0.62070134</text:p>
          </table:table-cell>
          <table:table-cell table:style-name="ce70" office:value-type="float" office:value="3.237426" calcext:value-type="float">
            <text:p>3.237426</text:p>
          </table:table-cell>
          <table:table-cell table:style-name="ce70" office:value-type="float" office:value="0.1963989" calcext:value-type="float">
            <text:p>0.1963989</text:p>
          </table:table-cell>
          <table:table-cell table:style-name="ce70" office:value-type="float" office:value="0.44471879" calcext:value-type="float">
            <text:p>0.44471879</text:p>
          </table:table-cell>
          <table:table-cell table:style-name="ce74" office:value-type="float" office:value="2.304705" calcext:value-type="float">
            <text:p>2.304705</text:p>
          </table:table-cell>
          <table:table-cell table:style-name="ce74" office:value-type="float" office:value="0.3562383" calcext:value-type="float">
            <text:p>0.3562383</text:p>
          </table:table-cell>
          <table:table-cell table:style-name="ce74" office:value-type="float" office:value="2.82703697" calcext:value-type="float">
            <text:p>2.82703697</text:p>
          </table:table-cell>
          <table:table-cell table:style-name="ce74" office:value-type="float" office:value="0.07793329" calcext:value-type="float">
            <text:p>0.07793329</text:p>
          </table:table-cell>
          <table:table-cell table:style-name="ce74" office:value-type="float" office:value="41.11561" calcext:value-type="float">
            <text:p>41.11561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7085739" calcext:value-type="float">
            <text:p>7.09E-03</text:p>
          </table:table-cell>
          <table:table-cell table:style-name="ce83" office:value-type="float" office:value="0.03588514" calcext:value-type="float">
            <text:p>3.59E-02</text:p>
          </table:table-cell>
          <table:table-cell table:style-name="ce83" office:value-type="float" office:value="2282177" calcext:value-type="float">
            <text:p>2.28E+06</text:p>
          </table:table-cell>
          <table:table-cell table:style-name="ce83" office:value-type="float" office:value="-2.64808" calcext:value-type="float">
            <text:p>-2.65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84443" calcext:value-type="float">
            <text:p>0.84443</text:p>
          </table:table-cell>
          <table:table-cell table:style-name="ce90" office:value-type="float" office:value="0.01798531" calcext:value-type="float">
            <text:p>0.01798531</text:p>
          </table:table-cell>
          <table:table-cell table:style-name="ce90" office:value-type="float" office:value="0.02606207" calcext:value-type="float">
            <text:p>0.02606207</text:p>
          </table:table-cell>
          <table:table-cell table:style-name="ce90" office:value-type="float" office:value="1.54846336" calcext:value-type="float">
            <text:p>1.54846336</text:p>
          </table:table-cell>
          <table:table-cell table:style-name="ce90" table:formula="of:=[.AG32]*LOG([.AH32]/[.AF32])" office:value-type="float" office:value="0.0504296625413105" calcext:value-type="float">
            <text:p>0.050429662541311</text:p>
          </table:table-cell>
          <table:table-cell table:style-name="ce95" office:value-type="float" office:value="0.01813932" calcext:value-type="float">
            <text:p>0.01813932</text:p>
          </table:table-cell>
          <table:table-cell table:style-name="ce95" office:value-type="float" office:value="2.42871932" calcext:value-type="float">
            <text:p>2.42871932</text:p>
          </table:table-cell>
          <table:table-cell table:style-name="ce95" office:value-type="float" office:value="6.83937956" calcext:value-type="float">
            <text:p>6.83937956</text:p>
          </table:table-cell>
          <table:table-cell table:style-name="ce95" office:value-type="float" office:value="-0.02555805" calcext:value-type="float">
            <text:p>-0.02555805</text:p>
          </table:table-cell>
          <table:table-cell table:style-name="ce95" office:value-type="float" office:value="-117.53576444" calcext:value-type="float">
            <text:p>-117.53576444</text:p>
          </table:table-cell>
          <table:table-cell table:style-name="ce95" office:value-type="float" office:value="0.114429249064782" calcext:value-type="float">
            <text:p>0.114429249064782</text:p>
          </table:table-cell>
          <table:table-cell table:style-name="ce100" office:value-type="float" office:value="0.02278746" calcext:value-type="float">
            <text:p>0.02278746</text:p>
          </table:table-cell>
          <table:table-cell table:style-name="ce100" office:value-type="float" office:value="0.08600213" calcext:value-type="float">
            <text:p>0.08600213</text:p>
          </table:table-cell>
          <table:table-cell table:style-name="ce100" office:value-type="float" office:value="0.56683676" calcext:value-type="float">
            <text:p>0.56683676</text:p>
          </table:table-cell>
          <table:table-cell table:style-name="ce100" table:formula="of:=[.AQ32]*(1-[.AP32]/[.AR32])" office:value-type="float" office:value="0.0825447499647147" calcext:value-type="float">
            <text:p>0.082544749964715</text:p>
          </table:table-cell>
          <table:table-cell table:style-name="ce105" office:value-type="float" office:value="0.01812908" calcext:value-type="float">
            <text:p>0.01812908</text:p>
          </table:table-cell>
          <table:table-cell table:style-name="ce105" office:value-type="float" office:value="1.78189098" calcext:value-type="float">
            <text:p>1.78189098</text:p>
          </table:table-cell>
          <table:table-cell table:style-name="ce105" office:value-type="float" office:value="1.50633775" calcext:value-type="float">
            <text:p>1.50633775</text:p>
          </table:table-cell>
          <table:table-cell table:style-name="ce105" office:value-type="float" office:value="0.01507012" calcext:value-type="float">
            <text:p>0.01507012</text:p>
          </table:table-cell>
          <table:table-cell table:style-name="ce105" table:formula="of:=[.AU32]*(1-([.AT32]/[.AV32])^[.AW32])" office:value-type="float" office:value="0.114822915664612" calcext:value-type="float">
            <text:p>0.114822915664612</text:p>
          </table:table-cell>
          <table:table-cell table:style-name="ce110" office:value-type="float" office:value="1.007529" calcext:value-type="float">
            <text:p>1.007529</text:p>
          </table:table-cell>
          <table:table-cell table:number-columns-repeated="973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withAB AMS4702_Biol_2</text:p>
          </table:table-cell>
          <table:table-cell table:style-name="ce14" office:value-type="float" office:value="0.805438502502" calcext:value-type="float">
            <text:p>0.805438502502</text:p>
          </table:table-cell>
          <table:table-cell table:style-name="ce14" office:value-type="float" office:value="0.019931225145" calcext:value-type="float">
            <text:p>0.019931225145</text:p>
          </table:table-cell>
          <table:table-cell table:style-name="ce14" office:value-type="float" office:value="0.094630762422" calcext:value-type="float">
            <text:p>0.094630762422</text:p>
          </table:table-cell>
          <table:table-cell table:style-name="ce14" table:formula="of:=[.E33]*(1-[.D33]/[.C33])" office:value-type="float" office:value="0.0922890479079596" calcext:value-type="float">
            <text:p>0.09228904790796</text:p>
          </table:table-cell>
          <table:table-cell table:style-name="ce61" office:value-type="float" office:value="0.805438502502" calcext:value-type="float">
            <text:p>0.805438502502</text:p>
          </table:table-cell>
          <table:table-cell table:style-name="ce61" office:value-type="float" office:value="0.019931225145" calcext:value-type="float">
            <text:p>0.019931225145</text:p>
          </table:table-cell>
          <table:table-cell table:style-name="ce61" office:value-type="float" office:value="0.094630762422" calcext:value-type="float">
            <text:p>0.094630762422</text:p>
          </table:table-cell>
          <table:table-cell table:style-name="ce61" table:formula="of:=[.I33]*(1-[.H33]/[.G33])" office:value-type="float" office:value="0.0922890479079596" calcext:value-type="float">
            <text:p>0.09228904790796</text:p>
          </table:table-cell>
          <table:table-cell table:style-name="ce66" office:value-type="float" office:value="3.50076" calcext:value-type="float">
            <text:p>3.50076</text:p>
          </table:table-cell>
          <table:table-cell table:style-name="ce66" office:value-type="float" office:value="0.1815375" calcext:value-type="float">
            <text:p>0.1815375</text:p>
          </table:table-cell>
          <table:table-cell table:style-name="ce66" office:value-type="float" office:value="-0.36589293" calcext:value-type="float">
            <text:p>-0.36589293</text:p>
          </table:table-cell>
          <table:table-cell table:style-name="ce70" office:value-type="float" office:value="3.420891" calcext:value-type="float">
            <text:p>3.420891</text:p>
          </table:table-cell>
          <table:table-cell table:style-name="ce70" office:value-type="float" office:value="0.1657112" calcext:value-type="float">
            <text:p>0.1657112</text:p>
          </table:table-cell>
          <table:table-cell table:style-name="ce70" office:value-type="float" office:value="-0.85197858" calcext:value-type="float">
            <text:p>-0.85197858</text:p>
          </table:table-cell>
          <table:table-cell table:style-name="ce74" office:value-type="float" office:value="2.185326" calcext:value-type="float">
            <text:p>2.185326</text:p>
          </table:table-cell>
          <table:table-cell table:style-name="ce74" office:value-type="float" office:value="0.3402722" calcext:value-type="float">
            <text:p>0.3402722</text:p>
          </table:table-cell>
          <table:table-cell table:style-name="ce74" office:value-type="float" office:value="2.58709697" calcext:value-type="float">
            <text:p>2.58709697</text:p>
          </table:table-cell>
          <table:table-cell table:style-name="ce74" office:value-type="float" office:value="0.07390263" calcext:value-type="float">
            <text:p>0.07390263</text:p>
          </table:table-cell>
          <table:table-cell table:style-name="ce74" office:value-type="float" office:value="38.42152" calcext:value-type="float">
            <text:p>38.42152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1113354" calcext:value-type="float">
            <text:p>1.11E-02</text:p>
          </table:table-cell>
          <table:table-cell table:style-name="ce83" office:value-type="float" office:value="0.04983852" calcext:value-type="float">
            <text:p>4.98E-02</text:p>
          </table:table-cell>
          <table:table-cell table:style-name="ce83" office:value-type="float" office:value="31334350" calcext:value-type="float">
            <text:p>3.13E+07</text:p>
          </table:table-cell>
          <table:table-cell table:style-name="ce83" office:value-type="float" office:value="-1.825489" calcext:value-type="float">
            <text:p>-1.83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74778" calcext:value-type="float">
            <text:p>0.74778</text:p>
          </table:table-cell>
          <table:table-cell table:style-name="ce90" office:value-type="float" office:value="0.02079849" calcext:value-type="float">
            <text:p>0.02079849</text:p>
          </table:table-cell>
          <table:table-cell table:style-name="ce90" office:value-type="float" office:value="0.0184952" calcext:value-type="float">
            <text:p>0.0184952</text:p>
          </table:table-cell>
          <table:table-cell table:style-name="ce90" office:value-type="float" office:value="7.21432272" calcext:value-type="float">
            <text:p>7.21432272</text:p>
          </table:table-cell>
          <table:table-cell table:style-name="ce90" table:formula="of:=[.AG33]*LOG([.AH33]/[.AF33])" office:value-type="float" office:value="0.0469808367758961" calcext:value-type="float">
            <text:p>0.046980836775896</text:p>
          </table:table-cell>
          <table:table-cell table:style-name="ce95" office:value-type="float" office:value="0.02099974" calcext:value-type="float">
            <text:p>0.02099974</text:p>
          </table:table-cell>
          <table:table-cell table:style-name="ce95" office:value-type="float" office:value="1.56523221" calcext:value-type="float">
            <text:p>1.56523221</text:p>
          </table:table-cell>
          <table:table-cell table:style-name="ce95" office:value-type="float" office:value="9.00501359" calcext:value-type="float">
            <text:p>9.00501359</text:p>
          </table:table-cell>
          <table:table-cell table:style-name="ce95" office:value-type="float" office:value="-0.01807733" calcext:value-type="float">
            <text:p>-0.01807733</text:p>
          </table:table-cell>
          <table:table-cell table:style-name="ce95" office:value-type="float" office:value="-144.66102784" calcext:value-type="float">
            <text:p>-144.66102784</text:p>
          </table:table-cell>
          <table:table-cell table:style-name="ce95" office:value-type="float" office:value="0.106449970379396" calcext:value-type="float">
            <text:p>0.106449970379396</text:p>
          </table:table-cell>
          <table:table-cell table:style-name="ce100" office:value-type="float" office:value="0.02485322" calcext:value-type="float">
            <text:p>0.02485322</text:p>
          </table:table-cell>
          <table:table-cell table:style-name="ce100" office:value-type="float" office:value="0.08637192" calcext:value-type="float">
            <text:p>0.08637192</text:p>
          </table:table-cell>
          <table:table-cell table:style-name="ce100" office:value-type="float" office:value="0.95855673" calcext:value-type="float">
            <text:p>0.95855673</text:p>
          </table:table-cell>
          <table:table-cell table:style-name="ce100" table:formula="of:=[.AQ33]*(1-[.AP33]/[.AR33])" office:value-type="float" office:value="0.0841324903842042" calcext:value-type="float">
            <text:p>0.084132490384204</text:p>
          </table:table-cell>
          <table:table-cell table:style-name="ce105" office:value-type="float" office:value="0.02078247" calcext:value-type="float">
            <text:p>0.02078247</text:p>
          </table:table-cell>
          <table:table-cell table:style-name="ce105" office:value-type="float" office:value="0.83592232" calcext:value-type="float">
            <text:p>0.83592232</text:p>
          </table:table-cell>
          <table:table-cell table:style-name="ce105" office:value-type="float" office:value="5.7997104" calcext:value-type="float">
            <text:p>5.7997104</text:p>
          </table:table-cell>
          <table:table-cell table:style-name="ce105" office:value-type="float" office:value="0.02453304" calcext:value-type="float">
            <text:p>0.02453304</text:p>
          </table:table-cell>
          <table:table-cell table:style-name="ce105" table:formula="of:=[.AU33]*(1-([.AT33]/[.AV33])^[.AW33])" office:value-type="float" office:value="0.107865555724397" calcext:value-type="float">
            <text:p>0.107865555724397</text:p>
          </table:table-cell>
          <table:table-cell table:style-name="ce110" office:value-type="float" office:value="0.9376774" calcext:value-type="float">
            <text:p>0.9376774</text:p>
          </table:table-cell>
          <table:table-cell table:number-columns-repeated="97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withAB AMS4702_Biol_3</text:p>
          </table:table-cell>
          <table:table-cell table:style-name="ce14" office:value-type="float" office:value="514831.777825348" calcext:value-type="float">
            <text:p>514831.777825348</text:p>
          </table:table-cell>
          <table:table-cell table:style-name="ce14" office:value-type="float" office:value="0.019972387592" calcext:value-type="float">
            <text:p>0.019972387592</text:p>
          </table:table-cell>
          <table:table-cell table:style-name="ce14" office:value-type="float" office:value="0.073829495176" calcext:value-type="float">
            <text:p>0.073829495176</text:p>
          </table:table-cell>
          <table:table-cell table:style-name="ce14" table:formula="of:=[.E34]*(1-[.D34]/[.C34])" office:value-type="float" office:value="0.0738294923118581" calcext:value-type="float">
            <text:p>0.073829492311858</text:p>
          </table:table-cell>
          <table:table-cell table:style-name="ce61" office:value-type="float" office:value="514831.777825348" calcext:value-type="float">
            <text:p>514831.777825348</text:p>
          </table:table-cell>
          <table:table-cell table:style-name="ce61" office:value-type="float" office:value="0.019972387592" calcext:value-type="float">
            <text:p>0.019972387592</text:p>
          </table:table-cell>
          <table:table-cell table:style-name="ce61" office:value-type="float" office:value="0.073829495176" calcext:value-type="float">
            <text:p>0.073829495176</text:p>
          </table:table-cell>
          <table:table-cell table:style-name="ce61" table:formula="of:=[.I34]*(1-[.H34]/[.G34])" office:value-type="float" office:value="0.0738294923118581" calcext:value-type="float">
            <text:p>0.073829492311858</text:p>
          </table:table-cell>
          <table:table-cell table:style-name="ce66" office:value-type="float" office:value="3.22613" calcext:value-type="float">
            <text:p>3.22613</text:p>
          </table:table-cell>
          <table:table-cell table:style-name="ce66" office:value-type="float" office:value="0.1215054" calcext:value-type="float">
            <text:p>0.1215054</text:p>
          </table:table-cell>
          <table:table-cell table:style-name="ce66" office:value-type="float" office:value="-2.74344254" calcext:value-type="float">
            <text:p>-2.74344254</text:p>
          </table:table-cell>
          <table:table-cell table:style-name="ce70" office:value-type="float" office:value="3.150666" calcext:value-type="float">
            <text:p>3.150666</text:p>
          </table:table-cell>
          <table:table-cell table:style-name="ce70" office:value-type="float" office:value="0.1071201" calcext:value-type="float">
            <text:p>0.1071201</text:p>
          </table:table-cell>
          <table:table-cell table:style-name="ce70" office:value-type="float" office:value="-4.13282262" calcext:value-type="float">
            <text:p>-4.13282262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1915316" calcext:value-type="float">
            <text:p>1.92E-02</text:p>
          </table:table-cell>
          <table:table-cell table:style-name="ce83" office:value-type="float" office:value="0.05936495" calcext:value-type="float">
            <text:p>5.94E-02</text:p>
          </table:table-cell>
          <table:table-cell table:style-name="ce83" office:value-type="float" office:value="4457728" calcext:value-type="float">
            <text:p>4.46E+06</text:p>
          </table:table-cell>
          <table:table-cell table:style-name="ce83" office:value-type="float" office:value="-0.6171033" calcext:value-type="float">
            <text:p>-6.17E-01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67417" calcext:value-type="float">
            <text:p>0.67417</text:p>
          </table:table-cell>
          <table:table-cell table:style-name="ce91" office:value-type="float" office:value="0.02241728" calcext:value-type="float">
            <text:p>2.24E-02</text:p>
          </table:table-cell>
          <table:table-cell table:style-name="ce91" office:value-type="float" office:value="0.006519429" calcext:value-type="float">
            <text:p>6.52E-03</text:p>
          </table:table-cell>
          <table:table-cell table:style-name="ce91" office:value-type="float" office:value="4248.591" calcext:value-type="float">
            <text:p>4.25E+03</text:p>
          </table:table-cell>
          <table:table-cell table:style-name="ce90" table:formula="of:=[.AG34]*LOG([.AH34]/[.AF34])" office:value-type="float" office:value="0.0344073427499979" calcext:value-type="float">
            <text:p>0.034407342749998</text:p>
          </table:table-cell>
          <table:table-cell table:style-name="ce96" office:value-type="float" office:value="0.02471864" calcext:value-type="float">
            <text:p>2.47E-02</text:p>
          </table:table-cell>
          <table:table-cell table:style-name="ce96" office:value-type="float" office:value="0.1387982" calcext:value-type="float">
            <text:p>1.39E-01</text:p>
          </table:table-cell>
          <table:table-cell table:style-name="ce96" office:value-type="float" office:value="7.470184" calcext:value-type="float">
            <text:p>7.47E+00</text:p>
          </table:table-cell>
          <table:table-cell table:style-name="ce96" office:value-type="float" office:value="0.00006497062" calcext:value-type="float">
            <text:p>6.50E-05</text:p>
          </table:table-cell>
          <table:table-cell table:style-name="ce96" office:value-type="float" office:value="49.50866" calcext:value-type="float">
            <text:p>4.95E+01</text:p>
          </table:table-cell>
          <table:table-cell table:style-name="ce96" office:value-type="float" office:value="0.0691586876733136" calcext:value-type="float">
            <text:p>6.92E-02</text:p>
          </table:table-cell>
          <table:table-cell table:style-name="ce101" office:value-type="float" office:value="0.02505175" calcext:value-type="float">
            <text:p>2.51E-02</text:p>
          </table:table-cell>
          <table:table-cell table:style-name="ce101" office:value-type="float" office:value="0.06805863" calcext:value-type="float">
            <text:p>6.81E-02</text:p>
          </table:table-cell>
          <table:table-cell table:style-name="ce101" office:value-type="float" office:value="1338321" calcext:value-type="float">
            <text:p>1.34E+06</text:p>
          </table:table-cell>
          <table:table-cell table:style-name="ce100" table:formula="of:=[.AQ34]*(1-[.AP34]/[.AR34])" office:value-type="float" office:value="0.0680586287260248" calcext:value-type="float">
            <text:p>0.068058628726025</text:p>
          </table:table-cell>
          <table:table-cell table:style-name="ce105" office:value-type="float" office:value="0.02505175" calcext:value-type="float">
            <text:p>0.02505175</text:p>
          </table:table-cell>
          <table:table-cell table:style-name="ce105" office:value-type="float" office:value="0.06805863" calcext:value-type="float">
            <text:p>0.06805863</text:p>
          </table:table-cell>
          <table:table-cell table:style-name="ce105" office:value-type="float" office:value="8.05899379" calcext:value-type="float">
            <text:p>8.05899379</text:p>
          </table:table-cell>
          <table:table-cell table:style-name="ce105" office:value-type="float" office:value="5.70632533" calcext:value-type="float">
            <text:p>5.70632533</text:p>
          </table:table-cell>
          <table:table-cell table:style-name="ce105" table:formula="of:=[.AU34]*(1-([.AT34]/[.AV34])^[.AW34])" office:value-type="float" office:value="0.0680586299999997" calcext:value-type="float">
            <text:p>0.06805863</text:p>
          </table:table-cell>
          <table:table-cell table:style-name="ce110" office:value-type="float" office:value="0.7795332" calcext:value-type="float">
            <text:p>0.7795332</text:p>
          </table:table-cell>
          <table:table-cell table:number-columns-repeated="97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withAB P75016_Biol_1</text:p>
          </table:table-cell>
          <table:table-cell table:style-name="ce14" office:value-type="float" office:value="0.275480729653" calcext:value-type="float">
            <text:p>0.275480729653</text:p>
          </table:table-cell>
          <table:table-cell table:style-name="ce14" office:value-type="float" office:value="0.012000324974" calcext:value-type="float">
            <text:p>0.012000324974</text:p>
          </table:table-cell>
          <table:table-cell table:style-name="ce14" office:value-type="float" office:value="0.10914651823" calcext:value-type="float">
            <text:p>0.10914651823</text:p>
          </table:table-cell>
          <table:table-cell table:style-name="ce14" table:formula="of:=[.E35]*(1-[.D35]/[.C35])" office:value-type="float" office:value="0.104391943598989" calcext:value-type="float">
            <text:p>0.104391943598989</text:p>
          </table:table-cell>
          <table:table-cell table:style-name="ce61" office:value-type="float" office:value="0.275480729653" calcext:value-type="float">
            <text:p>0.275480729653</text:p>
          </table:table-cell>
          <table:table-cell table:style-name="ce61" office:value-type="float" office:value="0.012000324974" calcext:value-type="float">
            <text:p>0.012000324974</text:p>
          </table:table-cell>
          <table:table-cell table:style-name="ce61" office:value-type="float" office:value="0.10914651823" calcext:value-type="float">
            <text:p>0.10914651823</text:p>
          </table:table-cell>
          <table:table-cell table:style-name="ce61" table:formula="of:=[.I35]*(1-[.H35]/[.G35])" office:value-type="float" office:value="0.104391943598989" calcext:value-type="float">
            <text:p>0.104391943598989</text:p>
          </table:table-cell>
          <table:table-cell table:style-name="ce66" office:value-type="float" office:value="3.019357" calcext:value-type="float">
            <text:p>3.019357</text:p>
          </table:table-cell>
          <table:table-cell table:style-name="ce66" office:value-type="float" office:value="0.1655381" calcext:value-type="float">
            <text:p>0.1655381</text:p>
          </table:table-cell>
          <table:table-cell table:style-name="ce66" office:value-type="float" office:value="0.64403096" calcext:value-type="float">
            <text:p>0.64403096</text:p>
          </table:table-cell>
          <table:table-cell table:style-name="ce70" office:value-type="float" office:value="2.928287" calcext:value-type="float">
            <text:p>2.928287</text:p>
          </table:table-cell>
          <table:table-cell table:style-name="ce70" office:value-type="float" office:value="0.1582016" calcext:value-type="float">
            <text:p>0.1582016</text:p>
          </table:table-cell>
          <table:table-cell table:style-name="ce70" office:value-type="float" office:value="0.59585366" calcext:value-type="float">
            <text:p>0.59585366</text:p>
          </table:table-cell>
          <table:table-cell table:style-name="ce74" office:value-type="float" office:value="2.063059" calcext:value-type="float">
            <text:p>2.063059</text:p>
          </table:table-cell>
          <table:table-cell table:style-name="ce74" office:value-type="float" office:value="0.2381669" calcext:value-type="float">
            <text:p>0.2381669</text:p>
          </table:table-cell>
          <table:table-cell table:style-name="ce74" office:value-type="float" office:value="2.78430267" calcext:value-type="float">
            <text:p>2.78430267</text:p>
          </table:table-cell>
          <table:table-cell table:style-name="ce74" office:value-type="float" office:value="0.07512032" calcext:value-type="float">
            <text:p>0.07512032</text:p>
          </table:table-cell>
          <table:table-cell table:style-name="ce74" office:value-type="float" office:value="41.9237" calcext:value-type="float">
            <text:p>41.9237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4077601" calcext:value-type="float">
            <text:p>4.08E-03</text:p>
          </table:table-cell>
          <table:table-cell table:style-name="ce83" office:value-type="float" office:value="0.02774587" calcext:value-type="float">
            <text:p>2.77E-02</text:p>
          </table:table-cell>
          <table:table-cell table:style-name="ce83" office:value-type="float" office:value="1572406" calcext:value-type="float">
            <text:p>1.57E+06</text:p>
          </table:table-cell>
          <table:table-cell table:style-name="ce83" office:value-type="float" office:value="-3.355935" calcext:value-type="float">
            <text:p>-3.36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292665" calcext:value-type="float">
            <text:p>0.292665</text:p>
          </table:table-cell>
          <table:table-cell table:style-name="ce90" office:value-type="float" office:value="0.01273327" calcext:value-type="float">
            <text:p>0.01273327</text:p>
          </table:table-cell>
          <table:table-cell table:style-name="ce90" office:value-type="float" office:value="0.03600681" calcext:value-type="float">
            <text:p>0.03600681</text:p>
          </table:table-cell>
          <table:table-cell table:style-name="ce90" office:value-type="float" office:value="0.5720457" calcext:value-type="float">
            <text:p>0.5720457</text:p>
          </table:table-cell>
          <table:table-cell table:style-name="ce90" table:formula="of:=[.AG35]*LOG([.AH35]/[.AF35])" office:value-type="float" office:value="0.059500921445964" calcext:value-type="float">
            <text:p>0.059500921445964</text:p>
          </table:table-cell>
          <table:table-cell table:style-name="ce95" office:value-type="float" office:value="0.0129153" calcext:value-type="float">
            <text:p>0.0129153</text:p>
          </table:table-cell>
          <table:table-cell table:style-name="ce95" office:value-type="float" office:value="2.0920716" calcext:value-type="float">
            <text:p>2.0920716</text:p>
          </table:table-cell>
          <table:table-cell table:style-name="ce95" office:value-type="float" office:value="3.21693045" calcext:value-type="float">
            <text:p>3.21693045</text:p>
          </table:table-cell>
          <table:table-cell table:style-name="ce95" office:value-type="float" office:value="-0.03519245" calcext:value-type="float">
            <text:p>-0.03519245</text:p>
          </table:table-cell>
          <table:table-cell table:style-name="ce95" office:value-type="float" office:value="-76.10940966" calcext:value-type="float">
            <text:p>-76.10940966</text:p>
          </table:table-cell>
          <table:table-cell table:style-name="ce95" office:value-type="float" office:value="0.133864824298331" calcext:value-type="float">
            <text:p>0.133864824298331</text:p>
          </table:table-cell>
          <table:table-cell table:style-name="ce100" office:value-type="float" office:value="0.01679074" calcext:value-type="float">
            <text:p>0.01679074</text:p>
          </table:table-cell>
          <table:table-cell table:style-name="ce100" office:value-type="float" office:value="0.09680331" calcext:value-type="float">
            <text:p>0.09680331</text:p>
          </table:table-cell>
          <table:table-cell table:style-name="ce100" office:value-type="float" office:value="0.30846416" calcext:value-type="float">
            <text:p>0.30846416</text:p>
          </table:table-cell>
          <table:table-cell table:style-name="ce100" table:formula="of:=[.AQ35]*(1-[.AP35]/[.AR35])" office:value-type="float" office:value="0.091533980787331" calcext:value-type="float">
            <text:p>0.091533980787331</text:p>
          </table:table-cell>
          <table:table-cell table:style-name="ce105" office:value-type="float" office:value="0.01287888" calcext:value-type="float">
            <text:p>0.01287888</text:p>
          </table:table-cell>
          <table:table-cell table:style-name="ce105" office:value-type="float" office:value="1.82510208" calcext:value-type="float">
            <text:p>1.82510208</text:p>
          </table:table-cell>
          <table:table-cell table:style-name="ce105" office:value-type="float" office:value="0.55965011" calcext:value-type="float">
            <text:p>0.55965011</text:p>
          </table:table-cell>
          <table:table-cell table:style-name="ce105" office:value-type="float" office:value="0.02034328" calcext:value-type="float">
            <text:p>0.02034328</text:p>
          </table:table-cell>
          <table:table-cell table:style-name="ce105" table:formula="of:=[.AU35]*(1-([.AT35]/[.AV35])^[.AW35])" office:value-type="float" office:value="0.134800940445576" calcext:value-type="float">
            <text:p>0.134800940445576</text:p>
          </table:table-cell>
          <table:table-cell table:style-name="ce110" office:value-type="float" office:value="0.361287" calcext:value-type="float">
            <text:p>0.361287</text:p>
          </table:table-cell>
          <table:table-cell table:number-columns-repeated="973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ithAB P75016_Biol_2</text:p>
          </table:table-cell>
          <table:table-cell table:style-name="ce14" office:value-type="float" office:value="0.312678014474" calcext:value-type="float">
            <text:p>0.312678014474</text:p>
          </table:table-cell>
          <table:table-cell table:style-name="ce14" office:value-type="float" office:value="0.012863100242" calcext:value-type="float">
            <text:p>0.012863100242</text:p>
          </table:table-cell>
          <table:table-cell table:style-name="ce14" office:value-type="float" office:value="0.106468523581" calcext:value-type="float">
            <text:p>0.106468523581</text:p>
          </table:table-cell>
          <table:table-cell table:style-name="ce14" table:formula="of:=[.E36]*(1-[.D36]/[.C36])" office:value-type="float" office:value="0.102088569673003" calcext:value-type="float">
            <text:p>0.102088569673003</text:p>
          </table:table-cell>
          <table:table-cell table:style-name="ce61" office:value-type="float" office:value="0.312678014474" calcext:value-type="float">
            <text:p>0.312678014474</text:p>
          </table:table-cell>
          <table:table-cell table:style-name="ce61" office:value-type="float" office:value="0.012863100242" calcext:value-type="float">
            <text:p>0.012863100242</text:p>
          </table:table-cell>
          <table:table-cell table:style-name="ce61" office:value-type="float" office:value="0.106468523581" calcext:value-type="float">
            <text:p>0.106468523581</text:p>
          </table:table-cell>
          <table:table-cell table:style-name="ce61" table:formula="of:=[.I36]*(1-[.H36]/[.G36])" office:value-type="float" office:value="0.102088569673003" calcext:value-type="float">
            <text:p>0.102088569673003</text:p>
          </table:table-cell>
          <table:table-cell table:style-name="ce66" office:value-type="float" office:value="2.97958" calcext:value-type="float">
            <text:p>2.97958</text:p>
          </table:table-cell>
          <table:table-cell table:style-name="ce66" office:value-type="float" office:value="0.1598862" calcext:value-type="float">
            <text:p>0.1598862</text:p>
          </table:table-cell>
          <table:table-cell table:style-name="ce66" office:value-type="float" office:value="0.92395737" calcext:value-type="float">
            <text:p>0.92395737</text:p>
          </table:table-cell>
          <table:table-cell table:style-name="ce70" office:value-type="float" office:value="2.904987" calcext:value-type="float">
            <text:p>2.904987</text:p>
          </table:table-cell>
          <table:table-cell table:style-name="ce70" office:value-type="float" office:value="0.1471157" calcext:value-type="float">
            <text:p>0.1471157</text:p>
          </table:table-cell>
          <table:table-cell table:style-name="ce70" office:value-type="float" office:value="0.48944699" calcext:value-type="float">
            <text:p>0.48944699</text:p>
          </table:table-cell>
          <table:table-cell table:style-name="ce74" office:value-type="float" office:value="1.920182" calcext:value-type="float">
            <text:p>1.920182</text:p>
          </table:table-cell>
          <table:table-cell table:style-name="ce74" office:value-type="float" office:value="0.2740316" calcext:value-type="float">
            <text:p>0.2740316</text:p>
          </table:table-cell>
          <table:table-cell table:style-name="ce74" office:value-type="float" office:value="3.78440789" calcext:value-type="float">
            <text:p>3.78440789</text:p>
          </table:table-cell>
          <table:table-cell table:style-name="ce74" office:value-type="float" office:value="0.07487906" calcext:value-type="float">
            <text:p>0.07487906</text:p>
          </table:table-cell>
          <table:table-cell table:style-name="ce74" office:value-type="float" office:value="39.83841" calcext:value-type="float">
            <text:p>39.83841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4094147" calcext:value-type="float">
            <text:p>4.09E-03</text:p>
          </table:table-cell>
          <table:table-cell table:style-name="ce83" office:value-type="float" office:value="0.03019074" calcext:value-type="float">
            <text:p>3.02E-02</text:p>
          </table:table-cell>
          <table:table-cell table:style-name="ce83" office:value-type="float" office:value="2849277" calcext:value-type="float">
            <text:p>2.85E+06</text:p>
          </table:table-cell>
          <table:table-cell table:style-name="ce83" office:value-type="float" office:value="-3.286477" calcext:value-type="float">
            <text:p>-3.29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49883" calcext:value-type="float">
            <text:p>0.49883</text:p>
          </table:table-cell>
          <table:table-cell table:style-name="ce90" office:value-type="float" office:value="0.01335203" calcext:value-type="float">
            <text:p>0.01335203</text:p>
          </table:table-cell>
          <table:table-cell table:style-name="ce90" office:value-type="float" office:value="0.03391202" calcext:value-type="float">
            <text:p>0.03391202</text:p>
          </table:table-cell>
          <table:table-cell table:style-name="ce90" office:value-type="float" office:value="0.69643482" calcext:value-type="float">
            <text:p>0.69643482</text:p>
          </table:table-cell>
          <table:table-cell table:style-name="ce90" table:formula="of:=[.AG36]*LOG([.AH36]/[.AF36])" office:value-type="float" office:value="0.0582382370505126" calcext:value-type="float">
            <text:p>0.058238237050513</text:p>
          </table:table-cell>
          <table:table-cell table:style-name="ce95" office:value-type="float" office:value="0.01353764" calcext:value-type="float">
            <text:p>0.01353764</text:p>
          </table:table-cell>
          <table:table-cell table:style-name="ce95" office:value-type="float" office:value="2.04118842" calcext:value-type="float">
            <text:p>2.04118842</text:p>
          </table:table-cell>
          <table:table-cell table:style-name="ce95" office:value-type="float" office:value="3.76500589" calcext:value-type="float">
            <text:p>3.76500589</text:p>
          </table:table-cell>
          <table:table-cell table:style-name="ce95" office:value-type="float" office:value="-0.03322529" calcext:value-type="float">
            <text:p>-0.03322529</text:p>
          </table:table-cell>
          <table:table-cell table:style-name="ce95" office:value-type="float" office:value="-80.49720104" calcext:value-type="float">
            <text:p>-80.49720104</text:p>
          </table:table-cell>
          <table:table-cell table:style-name="ce95" office:value-type="float" office:value="0.131146992506731" calcext:value-type="float">
            <text:p>0.131146992506731</text:p>
          </table:table-cell>
          <table:table-cell table:style-name="ce100" office:value-type="float" office:value="0.01763455" calcext:value-type="float">
            <text:p>0.01763455</text:p>
          </table:table-cell>
          <table:table-cell table:style-name="ce100" office:value-type="float" office:value="0.0949427" calcext:value-type="float">
            <text:p>0.0949427</text:p>
          </table:table-cell>
          <table:table-cell table:style-name="ce100" office:value-type="float" office:value="0.35078434" calcext:value-type="float">
            <text:p>0.35078434</text:p>
          </table:table-cell>
          <table:table-cell table:style-name="ce100" table:formula="of:=[.AQ36]*(1-[.AP36]/[.AR36])" office:value-type="float" office:value="0.0901697623304193" calcext:value-type="float">
            <text:p>0.090169762330419</text:p>
          </table:table-cell>
          <table:table-cell table:style-name="ce105" office:value-type="float" office:value="0.01349709" calcext:value-type="float">
            <text:p>0.01349709</text:p>
          </table:table-cell>
          <table:table-cell table:style-name="ce105" office:value-type="float" office:value="1.8677547" calcext:value-type="float">
            <text:p>1.8677547</text:p>
          </table:table-cell>
          <table:table-cell table:style-name="ce105" office:value-type="float" office:value="0.68098005" calcext:value-type="float">
            <text:p>0.68098005</text:p>
          </table:table-cell>
          <table:table-cell table:style-name="ce105" office:value-type="float" office:value="0.01870637" calcext:value-type="float">
            <text:p>0.01870637</text:p>
          </table:table-cell>
          <table:table-cell table:style-name="ce105" table:formula="of:=[.AU36]*(1-([.AT36]/[.AV36])^[.AW36])" office:value-type="float" office:value="0.132093847622424" calcext:value-type="float">
            <text:p>0.132093847622424</text:p>
          </table:table-cell>
          <table:table-cell table:style-name="ce110" office:value-type="float" office:value="0.4945318" calcext:value-type="float">
            <text:p>0.4945318</text:p>
          </table:table-cell>
          <table:table-cell table:number-columns-repeated="973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withAB P75016_Biol_3</text:p>
          </table:table-cell>
          <table:table-cell table:style-name="ce14" office:value-type="float" office:value="0.295499177015" calcext:value-type="float">
            <text:p>0.295499177015</text:p>
          </table:table-cell>
          <table:table-cell table:style-name="ce14" office:value-type="float" office:value="0.015879681745" calcext:value-type="float">
            <text:p>0.015879681745</text:p>
          </table:table-cell>
          <table:table-cell table:style-name="ce14" office:value-type="float" office:value="0.101872398363" calcext:value-type="float">
            <text:p>0.101872398363</text:p>
          </table:table-cell>
          <table:table-cell table:style-name="ce14" table:formula="of:=[.E37]*(1-[.D37]/[.C37])" office:value-type="float" office:value="0.0963979287521348" calcext:value-type="float">
            <text:p>0.096397928752135</text:p>
          </table:table-cell>
          <table:table-cell table:style-name="ce61" office:value-type="float" office:value="0.295499177015" calcext:value-type="float">
            <text:p>0.295499177015</text:p>
          </table:table-cell>
          <table:table-cell table:style-name="ce61" office:value-type="float" office:value="0.015879681745" calcext:value-type="float">
            <text:p>0.015879681745</text:p>
          </table:table-cell>
          <table:table-cell table:style-name="ce61" office:value-type="float" office:value="0.101872398363" calcext:value-type="float">
            <text:p>0.101872398363</text:p>
          </table:table-cell>
          <table:table-cell table:style-name="ce61" table:formula="of:=[.I37]*(1-[.H37]/[.G37])" office:value-type="float" office:value="0.0963979287521348" calcext:value-type="float">
            <text:p>0.096397928752135</text:p>
          </table:table-cell>
          <table:table-cell table:style-name="ce66" office:value-type="float" office:value="2.630932" calcext:value-type="float">
            <text:p>2.630932</text:p>
          </table:table-cell>
          <table:table-cell table:style-name="ce66" office:value-type="float" office:value="0.1373643" calcext:value-type="float">
            <text:p>0.1373643</text:p>
          </table:table-cell>
          <table:table-cell table:style-name="ce66" office:value-type="float" office:value="0.1366852" calcext:value-type="float">
            <text:p>0.1366852</text:p>
          </table:table-cell>
          <table:table-cell table:style-name="ce70" office:value-type="float" office:value="2.568243" calcext:value-type="float">
            <text:p>2.568243</text:p>
          </table:table-cell>
          <table:table-cell table:style-name="ce70" office:value-type="float" office:value="0.1250063" calcext:value-type="float">
            <text:p>0.1250063</text:p>
          </table:table-cell>
          <table:table-cell table:style-name="ce70" office:value-type="float" office:value="-0.44604854" calcext:value-type="float">
            <text:p>-0.44604854</text:p>
          </table:table-cell>
          <table:table-cell table:style-name="ce74" office:value-type="float" office:value="1.667101" calcext:value-type="float">
            <text:p>1.667101</text:p>
          </table:table-cell>
          <table:table-cell table:style-name="ce74" office:value-type="float" office:value="0.2539911" calcext:value-type="float">
            <text:p>0.2539911</text:p>
          </table:table-cell>
          <table:table-cell table:style-name="ce74" office:value-type="float" office:value="3.39802638" calcext:value-type="float">
            <text:p>3.39802638</text:p>
          </table:table-cell>
          <table:table-cell table:style-name="ce74" office:value-type="float" office:value="0.07309564" calcext:value-type="float">
            <text:p>0.07309564</text:p>
          </table:table-cell>
          <table:table-cell table:style-name="ce74" office:value-type="float" office:value="39.26661" calcext:value-type="float">
            <text:p>39.26661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1006378" calcext:value-type="float">
            <text:p>1.01E-02</text:p>
          </table:table-cell>
          <table:table-cell table:style-name="ce83" office:value-type="float" office:value="0.0214662" calcext:value-type="float">
            <text:p>2.15E-02</text:p>
          </table:table-cell>
          <table:table-cell table:style-name="ce83" office:value-type="float" office:value="1825729" calcext:value-type="float">
            <text:p>1.83E+06</text:p>
          </table:table-cell>
          <table:table-cell table:style-name="ce83" office:value-type="float" office:value="-2.875402" calcext:value-type="float">
            <text:p>-2.88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43637" calcext:value-type="float">
            <text:p>0.43637</text:p>
          </table:table-cell>
          <table:table-cell table:style-name="ce90" office:value-type="float" office:value="0.01921685" calcext:value-type="float">
            <text:p>0.01921685</text:p>
          </table:table-cell>
          <table:table-cell table:style-name="ce90" office:value-type="float" office:value="0.03399611" calcext:value-type="float">
            <text:p>0.03399611</text:p>
          </table:table-cell>
          <table:table-cell table:style-name="ce90" office:value-type="float" office:value="0.59428307" calcext:value-type="float">
            <text:p>0.59428307</text:p>
          </table:table-cell>
          <table:table-cell table:style-name="ce90" table:formula="of:=[.AG37]*LOG([.AH37]/[.AF37])" office:value-type="float" office:value="0.0506647820616891" calcext:value-type="float">
            <text:p>0.050664782061689</text:p>
          </table:table-cell>
          <table:table-cell table:style-name="ce95" office:value-type="float" office:value="0.01939341" calcext:value-type="float">
            <text:p>0.01939341</text:p>
          </table:table-cell>
          <table:table-cell table:style-name="ce95" office:value-type="float" office:value="2.1124028" calcext:value-type="float">
            <text:p>2.1124028</text:p>
          </table:table-cell>
          <table:table-cell table:style-name="ce95" office:value-type="float" office:value="3.507714" calcext:value-type="float">
            <text:p>3.507714</text:p>
          </table:table-cell>
          <table:table-cell table:style-name="ce95" office:value-type="float" office:value="-0.03312891" calcext:value-type="float">
            <text:p>-0.03312891</text:p>
          </table:table-cell>
          <table:table-cell table:style-name="ce95" office:value-type="float" office:value="-86.10775704" calcext:value-type="float">
            <text:p>-86.10775704</text:p>
          </table:table-cell>
          <table:table-cell table:style-name="ce95" office:value-type="float" office:value="0.114563948857788" calcext:value-type="float">
            <text:p>0.114563948857788</text:p>
          </table:table-cell>
          <table:table-cell table:style-name="ce100" office:value-type="float" office:value="0.02372149" calcext:value-type="float">
            <text:p>0.02372149</text:p>
          </table:table-cell>
          <table:table-cell table:style-name="ce100" office:value-type="float" office:value="0.08749957" calcext:value-type="float">
            <text:p>0.08749957</text:p>
          </table:table-cell>
          <table:table-cell table:style-name="ce100" office:value-type="float" office:value="0.34068822" calcext:value-type="float">
            <text:p>0.34068822</text:p>
          </table:table-cell>
          <table:table-cell table:style-name="ce100" table:formula="of:=[.AQ37]*(1-[.AP37]/[.AR37])" office:value-type="float" office:value="0.0814071369397689" calcext:value-type="float">
            <text:p>0.081407136939769</text:p>
          </table:table-cell>
          <table:table-cell table:style-name="ce105" office:value-type="float" office:value="0.01935878" calcext:value-type="float">
            <text:p>0.01935878</text:p>
          </table:table-cell>
          <table:table-cell table:style-name="ce105" office:value-type="float" office:value="2.00124071" calcext:value-type="float">
            <text:p>2.00124071</text:p>
          </table:table-cell>
          <table:table-cell table:style-name="ce105" office:value-type="float" office:value="0.58534009" calcext:value-type="float">
            <text:p>0.58534009</text:p>
          </table:table-cell>
          <table:table-cell table:style-name="ce105" office:value-type="float" office:value="0.0173974" calcext:value-type="float">
            <text:p>0.0173974</text:p>
          </table:table-cell>
          <table:table-cell table:style-name="ce105" table:formula="of:=[.AU37]*(1-([.AT37]/[.AV37])^[.AW37])" office:value-type="float" office:value="0.115239568343326" calcext:value-type="float">
            <text:p>0.115239568343326</text:p>
          </table:table-cell>
          <table:table-cell table:style-name="ce110" office:value-type="float" office:value="0.01331217" calcext:value-type="float">
            <text:p>0.01331217</text:p>
          </table:table-cell>
          <table:table-cell table:number-columns-repeated="973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withAB P75063_Biol_1</text:p>
          </table:table-cell>
          <table:table-cell table:style-name="ce14" office:value-type="float" office:value="0.462546357903" calcext:value-type="float">
            <text:p>0.462546357903</text:p>
          </table:table-cell>
          <table:table-cell table:style-name="ce14" office:value-type="float" office:value="0.012430325962" calcext:value-type="float">
            <text:p>0.012430325962</text:p>
          </table:table-cell>
          <table:table-cell table:style-name="ce14" office:value-type="float" office:value="0.135428879169" calcext:value-type="float">
            <text:p>0.135428879169</text:p>
          </table:table-cell>
          <table:table-cell table:style-name="ce14" table:formula="of:=[.E38]*(1-[.D38]/[.C38])" office:value-type="float" office:value="0.131789405883834" calcext:value-type="float">
            <text:p>0.131789405883834</text:p>
          </table:table-cell>
          <table:table-cell table:style-name="ce61" office:value-type="float" office:value="0.462546357903" calcext:value-type="float">
            <text:p>0.462546357903</text:p>
          </table:table-cell>
          <table:table-cell table:style-name="ce61" office:value-type="float" office:value="0.012430325962" calcext:value-type="float">
            <text:p>0.012430325962</text:p>
          </table:table-cell>
          <table:table-cell table:style-name="ce61" office:value-type="float" office:value="0.135428879169" calcext:value-type="float">
            <text:p>0.135428879169</text:p>
          </table:table-cell>
          <table:table-cell table:style-name="ce61" table:formula="of:=[.I38]*(1-[.H38]/[.G38])" office:value-type="float" office:value="0.131789405883834" calcext:value-type="float">
            <text:p>0.131789405883834</text:p>
          </table:table-cell>
          <table:table-cell table:style-name="ce66" office:value-type="float" office:value="3.419337" calcext:value-type="float">
            <text:p>3.419337</text:p>
          </table:table-cell>
          <table:table-cell table:style-name="ce66" office:value-type="float" office:value="0.215973" calcext:value-type="float">
            <text:p>0.215973</text:p>
          </table:table-cell>
          <table:table-cell table:style-name="ce66" office:value-type="float" office:value="3.70062365" calcext:value-type="float">
            <text:p>3.70062365</text:p>
          </table:table-cell>
          <table:table-cell table:style-name="ce70" office:value-type="float" office:value="3.326773" calcext:value-type="float">
            <text:p>3.326773</text:p>
          </table:table-cell>
          <table:table-cell table:style-name="ce70" office:value-type="float" office:value="0.2062013" calcext:value-type="float">
            <text:p>0.2062013</text:p>
          </table:table-cell>
          <table:table-cell table:style-name="ce70" office:value-type="float" office:value="3.6683141" calcext:value-type="float">
            <text:p>3.6683141</text:p>
          </table:table-cell>
          <table:table-cell table:style-name="ce74" office:value-type="float" office:value="2.502702" calcext:value-type="float">
            <text:p>2.502702</text:p>
          </table:table-cell>
          <table:table-cell table:style-name="ce74" office:value-type="float" office:value="0.2927048" calcext:value-type="float">
            <text:p>0.2927048</text:p>
          </table:table-cell>
          <table:table-cell table:style-name="ce74" office:value-type="float" office:value="5.29780404" calcext:value-type="float">
            <text:p>5.29780404</text:p>
          </table:table-cell>
          <table:table-cell table:style-name="ce74" office:value-type="float" office:value="0.08528252" calcext:value-type="float">
            <text:p>0.08528252</text:p>
          </table:table-cell>
          <table:table-cell table:style-name="ce74" office:value-type="float" office:value="43.66758" calcext:value-type="float">
            <text:p>43.66758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003740859" calcext:value-type="float">
            <text:p>3.74E-05</text:p>
          </table:table-cell>
          <table:table-cell table:style-name="ce83" office:value-type="float" office:value="0.07212006" calcext:value-type="float">
            <text:p>7.21E-02</text:p>
          </table:table-cell>
          <table:table-cell table:style-name="ce83" office:value-type="float" office:value="0.8733492" calcext:value-type="float">
            <text:p>8.73E-01</text:p>
          </table:table-cell>
          <table:table-cell table:style-name="ce83" office:value-type="float" office:value="-7.305557" calcext:value-type="float">
            <text:p>-7.31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40464" calcext:value-type="float">
            <text:p>0.40464</text:p>
          </table:table-cell>
          <table:table-cell table:style-name="ce90" office:value-type="float" office:value="0.008406791" calcext:value-type="float">
            <text:p>0.008406791</text:p>
          </table:table-cell>
          <table:table-cell table:style-name="ce90" office:value-type="float" office:value="0.049896781" calcext:value-type="float">
            <text:p>0.049896781</text:p>
          </table:table-cell>
          <table:table-cell table:style-name="ce90" office:value-type="float" office:value="0.806266538" calcext:value-type="float">
            <text:p>0.806266538</text:p>
          </table:table-cell>
          <table:table-cell table:style-name="ce90" table:formula="of:=[.AG38]*LOG([.AH38]/[.AF38])" office:value-type="float" office:value="0.0988878548559315" calcext:value-type="float">
            <text:p>0.098887854855932</text:p>
          </table:table-cell>
          <table:table-cell table:style-name="ce95" office:value-type="float" office:value="0.01631517" calcext:value-type="float">
            <text:p>0.01631517</text:p>
          </table:table-cell>
          <table:table-cell table:style-name="ce95" office:value-type="float" office:value="0.12526574" calcext:value-type="float">
            <text:p>0.12526574</text:p>
          </table:table-cell>
          <table:table-cell table:style-name="ce95" office:value-type="float" office:value="0.49314841" calcext:value-type="float">
            <text:p>0.49314841</text:p>
          </table:table-cell>
          <table:table-cell table:style-name="ce95" office:value-type="float" office:value="0.73414201" calcext:value-type="float">
            <text:p>0.73414201</text:p>
          </table:table-cell>
          <table:table-cell table:style-name="ce95" office:value-type="float" office:value="-61.83655426" calcext:value-type="float">
            <text:p>-61.83655426</text:p>
          </table:table-cell>
          <table:table-cell table:style-name="ce95" office:value-type="float" office:value="0.121118976097454" calcext:value-type="float">
            <text:p>0.121118976097454</text:p>
          </table:table-cell>
          <table:table-cell table:style-name="ce100" office:value-type="float" office:value="0.01631515" calcext:value-type="float">
            <text:p>0.01631515</text:p>
          </table:table-cell>
          <table:table-cell table:style-name="ce100" office:value-type="float" office:value="0.1252659" calcext:value-type="float">
            <text:p>0.1252659</text:p>
          </table:table-cell>
          <table:table-cell table:style-name="ce100" office:value-type="float" office:value="0.49314725" calcext:value-type="float">
            <text:p>0.49314725</text:p>
          </table:table-cell>
          <table:table-cell table:style-name="ce100" table:formula="of:=[.AQ38]*(1-[.AP38]/[.AR38])" office:value-type="float" office:value="0.121121636905387" calcext:value-type="float">
            <text:p>0.121121636905387</text:p>
          </table:table-cell>
          <table:table-cell table:style-name="ce105" office:value-type="float" office:value="0.008642073" calcext:value-type="float">
            <text:p>0.008642073</text:p>
          </table:table-cell>
          <table:table-cell table:style-name="ce105" office:value-type="float" office:value="2.769731618" calcext:value-type="float">
            <text:p>2.769731618</text:p>
          </table:table-cell>
          <table:table-cell table:style-name="ce105" office:value-type="float" office:value="0.792937262" calcext:value-type="float">
            <text:p>0.792937262</text:p>
          </table:table-cell>
          <table:table-cell table:style-name="ce105" office:value-type="float" office:value="0.018490683" calcext:value-type="float">
            <text:p>0.018490683</text:p>
          </table:table-cell>
          <table:table-cell table:style-name="ce105" table:formula="of:=[.AU38]*(1-([.AT38]/[.AV38])^[.AW38])" office:value-type="float" office:value="0.222036306178243" calcext:value-type="float">
            <text:p>0.222036306178243</text:p>
          </table:table-cell>
          <table:table-cell table:style-name="ce110" office:value-type="float" office:value="0.3563608" calcext:value-type="float">
            <text:p>0.3563608</text:p>
          </table:table-cell>
          <table:table-cell table:number-columns-repeated="973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withAB P75063_Biol_2</text:p>
          </table:table-cell>
          <table:table-cell table:style-name="ce14" office:value-type="float" office:value="0.235621765044" calcext:value-type="float">
            <text:p>0.235621765044</text:p>
          </table:table-cell>
          <table:table-cell table:style-name="ce14" office:value-type="float" office:value="0.007903060448" calcext:value-type="float">
            <text:p>0.007903060448</text:p>
          </table:table-cell>
          <table:table-cell table:style-name="ce14" office:value-type="float" office:value="0.172695557515" calcext:value-type="float">
            <text:p>0.172695557515</text:p>
          </table:table-cell>
          <table:table-cell table:style-name="ce14" table:formula="of:=[.E39]*(1-[.D39]/[.C39])" office:value-type="float" office:value="0.166903123909016" calcext:value-type="float">
            <text:p>0.166903123909016</text:p>
          </table:table-cell>
          <table:table-cell table:style-name="ce61" office:value-type="float" office:value="0.235621765044" calcext:value-type="float">
            <text:p>0.235621765044</text:p>
          </table:table-cell>
          <table:table-cell table:style-name="ce61" office:value-type="float" office:value="0.007903060448" calcext:value-type="float">
            <text:p>0.007903060448</text:p>
          </table:table-cell>
          <table:table-cell table:style-name="ce61" office:value-type="float" office:value="0.172695557515" calcext:value-type="float">
            <text:p>0.172695557515</text:p>
          </table:table-cell>
          <table:table-cell table:style-name="ce61" table:formula="of:=[.I39]*(1-[.H39]/[.G39])" office:value-type="float" office:value="0.166903123909016" calcext:value-type="float">
            <text:p>0.166903123909016</text:p>
          </table:table-cell>
          <table:table-cell table:style-name="ce66" office:value-type="float" office:value="2.995555" calcext:value-type="float">
            <text:p>2.995555</text:p>
          </table:table-cell>
          <table:table-cell table:style-name="ce66" office:value-type="float" office:value="0.2500041" calcext:value-type="float">
            <text:p>0.2500041</text:p>
          </table:table-cell>
          <table:table-cell table:style-name="ce66" office:value-type="float" office:value="4.64630963" calcext:value-type="float">
            <text:p>4.64630963</text:p>
          </table:table-cell>
          <table:table-cell table:style-name="ce70" office:value-type="float" office:value="2.935303" calcext:value-type="float">
            <text:p>2.935303</text:p>
          </table:table-cell>
          <table:table-cell table:style-name="ce70" office:value-type="float" office:value="0.2429881" calcext:value-type="float">
            <text:p>0.2429881</text:p>
          </table:table-cell>
          <table:table-cell table:style-name="ce70" office:value-type="float" office:value="4.73388382" calcext:value-type="float">
            <text:p>4.73388382</text:p>
          </table:table-cell>
          <table:table-cell table:style-name="ce74" office:value-type="float" office:value="2.362358" calcext:value-type="float">
            <text:p>2.362358</text:p>
          </table:table-cell>
          <table:table-cell table:style-name="ce74" office:value-type="float" office:value="0.3317947" calcext:value-type="float">
            <text:p>0.3317947</text:p>
          </table:table-cell>
          <table:table-cell table:style-name="ce74" office:value-type="float" office:value="5.90611071" calcext:value-type="float">
            <text:p>5.90611071</text:p>
          </table:table-cell>
          <table:table-cell table:style-name="ce74" office:value-type="float" office:value="0.07738396" calcext:value-type="float">
            <text:p>0.07738396</text:p>
          </table:table-cell>
          <table:table-cell table:style-name="ce74" office:value-type="float" office:value="47.47298" calcext:value-type="float">
            <text:p>47.47298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001307397" calcext:value-type="float">
            <text:p>1.31E-05</text:p>
          </table:table-cell>
          <table:table-cell table:style-name="ce83" office:value-type="float" office:value="0.1147313" calcext:value-type="float">
            <text:p>1.15E-01</text:p>
          </table:table-cell>
          <table:table-cell table:style-name="ce83" office:value-type="float" office:value="0.2786011" calcext:value-type="float">
            <text:p>2.79E-01</text:p>
          </table:table-cell>
          <table:table-cell table:style-name="ce83" office:value-type="float" office:value="-7.677321" calcext:value-type="float">
            <text:p>-7.68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49045" calcext:value-type="float">
            <text:p>0.49045</text:p>
          </table:table-cell>
          <table:table-cell table:style-name="ce90" office:value-type="float" office:value="0.003913088" calcext:value-type="float">
            <text:p>0.003913088</text:p>
          </table:table-cell>
          <table:table-cell table:style-name="ce90" office:value-type="float" office:value="0.086087882" calcext:value-type="float">
            <text:p>0.086087882</text:p>
          </table:table-cell>
          <table:table-cell table:style-name="ce90" office:value-type="float" office:value="0.290137867" calcext:value-type="float">
            <text:p>0.290137867</text:p>
          </table:table-cell>
          <table:table-cell table:style-name="ce90" table:formula="of:=[.AG39]*LOG([.AH39]/[.AF39])" office:value-type="float" office:value="0.160991639526272" calcext:value-type="float">
            <text:p>0.160991639526272</text:p>
          </table:table-cell>
          <table:table-cell table:style-name="ce95" office:value-type="float" office:value="0.01136643" calcext:value-type="float">
            <text:p>0.01136643</text:p>
          </table:table-cell>
          <table:table-cell table:style-name="ce95" office:value-type="float" office:value="0.15846154" calcext:value-type="float">
            <text:p>0.15846154</text:p>
          </table:table-cell>
          <table:table-cell table:style-name="ce95" office:value-type="float" office:value="0.24960959" calcext:value-type="float">
            <text:p>0.24960959</text:p>
          </table:table-cell>
          <table:table-cell table:style-name="ce95" office:value-type="float" office:value="1.10407442" calcext:value-type="float">
            <text:p>1.10407442</text:p>
          </table:table-cell>
          <table:table-cell table:style-name="ce95" office:value-type="float" office:value="-31.24181296" calcext:value-type="float">
            <text:p>-31.24181296</text:p>
          </table:table-cell>
          <table:table-cell table:style-name="ce95" office:value-type="float" office:value="0.151240244010515" calcext:value-type="float">
            <text:p>0.151240244010515</text:p>
          </table:table-cell>
          <table:table-cell table:style-name="ce100" office:value-type="float" office:value="0.01136646" calcext:value-type="float">
            <text:p>0.01136646</text:p>
          </table:table-cell>
          <table:table-cell table:style-name="ce100" office:value-type="float" office:value="0.15846126" calcext:value-type="float">
            <text:p>0.15846126</text:p>
          </table:table-cell>
          <table:table-cell table:style-name="ce100" office:value-type="float" office:value="0.24960987" calcext:value-type="float">
            <text:p>0.24960987</text:p>
          </table:table-cell>
          <table:table-cell table:style-name="ce100" table:formula="of:=[.AQ39]*(1-[.AP39]/[.AR39])" office:value-type="float" office:value="0.151245425252201" calcext:value-type="float">
            <text:p>0.151245425252201</text:p>
          </table:table-cell>
          <table:table-cell table:style-name="ce105" office:value-type="float" office:value="0.004068838" calcext:value-type="float">
            <text:p>0.004068838</text:p>
          </table:table-cell>
          <table:table-cell table:style-name="ce105" office:value-type="float" office:value="5.867957827" calcext:value-type="float">
            <text:p>5.867957827</text:p>
          </table:table-cell>
          <table:table-cell table:style-name="ce105" office:value-type="float" office:value="0.289139249" calcext:value-type="float">
            <text:p>0.289139249</text:p>
          </table:table-cell>
          <table:table-cell table:style-name="ce105" office:value-type="float" office:value="0.014838624" calcext:value-type="float">
            <text:p>0.014838624</text:p>
          </table:table-cell>
          <table:table-cell table:style-name="ce105" table:formula="of:=[.AU39]*(1-([.AT39]/[.AV39])^[.AW39])" office:value-type="float" office:value="0.359738257069049" calcext:value-type="float">
            <text:p>0.359738257069049</text:p>
          </table:table-cell>
          <table:table-cell table:style-name="ce110" office:value-type="float" office:value="0.5581757" calcext:value-type="float">
            <text:p>0.5581757</text:p>
          </table:table-cell>
          <table:table-cell table:number-columns-repeated="97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withAB P75063_Biol_3</text:p>
          </table:table-cell>
          <table:table-cell table:style-name="ce14" office:value-type="float" office:value="0.218934390495" calcext:value-type="float">
            <text:p>0.218934390495</text:p>
          </table:table-cell>
          <table:table-cell table:style-name="ce14" office:value-type="float" office:value="0.007333177664" calcext:value-type="float">
            <text:p>0.007333177664</text:p>
          </table:table-cell>
          <table:table-cell table:style-name="ce14" office:value-type="float" office:value="0.187659223647" calcext:value-type="float">
            <text:p>0.187659223647</text:p>
          </table:table-cell>
          <table:table-cell table:style-name="ce14" table:formula="of:=[.E40]*(1-[.D40]/[.C40])" office:value-type="float" office:value="0.181373603447358" calcext:value-type="float">
            <text:p>0.181373603447358</text:p>
          </table:table-cell>
          <table:table-cell table:style-name="ce61" office:value-type="float" office:value="0.218934390495" calcext:value-type="float">
            <text:p>0.218934390495</text:p>
          </table:table-cell>
          <table:table-cell table:style-name="ce61" office:value-type="float" office:value="0.007333177664" calcext:value-type="float">
            <text:p>0.007333177664</text:p>
          </table:table-cell>
          <table:table-cell table:style-name="ce61" office:value-type="float" office:value="0.187659223647" calcext:value-type="float">
            <text:p>0.187659223647</text:p>
          </table:table-cell>
          <table:table-cell table:style-name="ce61" table:formula="of:=[.I40]*(1-[.H40]/[.G40])" office:value-type="float" office:value="0.181373603447358" calcext:value-type="float">
            <text:p>0.181373603447358</text:p>
          </table:table-cell>
          <table:table-cell table:style-name="ce66" office:value-type="float" office:value="2.811164" calcext:value-type="float">
            <text:p>2.811164</text:p>
          </table:table-cell>
          <table:table-cell table:style-name="ce66" office:value-type="float" office:value="0.2381124" calcext:value-type="float">
            <text:p>0.2381124</text:p>
          </table:table-cell>
          <table:table-cell table:style-name="ce66" office:value-type="float" office:value="4.56024567" calcext:value-type="float">
            <text:p>4.56024567</text:p>
          </table:table-cell>
          <table:table-cell table:style-name="ce70" office:value-type="float" office:value="2.757822" calcext:value-type="float">
            <text:p>2.757822</text:p>
          </table:table-cell>
          <table:table-cell table:style-name="ce70" office:value-type="float" office:value="0.2311942" calcext:value-type="float">
            <text:p>0.2311942</text:p>
          </table:table-cell>
          <table:table-cell table:style-name="ce70" office:value-type="float" office:value="4.65411108" calcext:value-type="float">
            <text:p>4.65411108</text:p>
          </table:table-cell>
          <table:table-cell table:style-name="ce74" office:value-type="float" office:value="2.308031" calcext:value-type="float">
            <text:p>2.308031</text:p>
          </table:table-cell>
          <table:table-cell table:style-name="ce74" office:value-type="float" office:value="0.2964364" calcext:value-type="float">
            <text:p>0.2964364</text:p>
          </table:table-cell>
          <table:table-cell table:style-name="ce74" office:value-type="float" office:value="5.55996821" calcext:value-type="float">
            <text:p>5.55996821</text:p>
          </table:table-cell>
          <table:table-cell table:style-name="ce74" office:value-type="float" office:value="0.07995325" calcext:value-type="float">
            <text:p>0.07995325</text:p>
          </table:table-cell>
          <table:table-cell table:style-name="ce74" office:value-type="float" office:value="49.46371" calcext:value-type="float">
            <text:p>49.46371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001685601" calcext:value-type="float">
            <text:p>1.69E-05</text:p>
          </table:table-cell>
          <table:table-cell table:style-name="ce83" office:value-type="float" office:value="0.1265142" calcext:value-type="float">
            <text:p>1.27E-01</text:p>
          </table:table-cell>
          <table:table-cell table:style-name="ce83" office:value-type="float" office:value="0.2534805" calcext:value-type="float">
            <text:p>2.53E-01</text:p>
          </table:table-cell>
          <table:table-cell table:style-name="ce83" office:value-type="float" office:value="-7.383827" calcext:value-type="float">
            <text:p>-7.38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4334" calcext:value-type="float">
            <text:p>0.4334</text:p>
          </table:table-cell>
          <table:table-cell table:style-name="ce90" office:value-type="float" office:value="0.00371564" calcext:value-type="float">
            <text:p>0.00371564</text:p>
          </table:table-cell>
          <table:table-cell table:style-name="ce90" office:value-type="float" office:value="0.09667504" calcext:value-type="float">
            <text:p>0.09667504</text:p>
          </table:table-cell>
          <table:table-cell table:style-name="ce90" office:value-type="float" office:value="0.26290328" calcext:value-type="float">
            <text:p>0.26290328</text:p>
          </table:table-cell>
          <table:table-cell table:style-name="ce90" table:formula="of:=[.AG40]*LOG([.AH40]/[.AF40])" office:value-type="float" office:value="0.178825851582439" calcext:value-type="float">
            <text:p>0.178825851582439</text:p>
          </table:table-cell>
          <table:table-cell table:style-name="ce95" office:value-type="float" office:value="0.0114946" calcext:value-type="float">
            <text:p>0.0114946</text:p>
          </table:table-cell>
          <table:table-cell table:style-name="ce95" office:value-type="float" office:value="0.1693351" calcext:value-type="float">
            <text:p>0.1693351</text:p>
          </table:table-cell>
          <table:table-cell table:style-name="ce95" office:value-type="float" office:value="0.2344753" calcext:value-type="float">
            <text:p>0.2344753</text:p>
          </table:table-cell>
          <table:table-cell table:style-name="ce95" office:value-type="float" office:value="0.6272491" calcext:value-type="float">
            <text:p>0.6272491</text:p>
          </table:table-cell>
          <table:table-cell table:style-name="ce95" office:value-type="float" office:value="-27.6147002" calcext:value-type="float">
            <text:p>-27.6147002</text:p>
          </table:table-cell>
          <table:table-cell table:style-name="ce95" office:value-type="float" office:value="0.161027152930178" calcext:value-type="float">
            <text:p>0.161027152930178</text:p>
          </table:table-cell>
          <table:table-cell table:style-name="ce100" office:value-type="float" office:value="0.0114946" calcext:value-type="float">
            <text:p>0.0114946</text:p>
          </table:table-cell>
          <table:table-cell table:style-name="ce100" office:value-type="float" office:value="0.169335" calcext:value-type="float">
            <text:p>0.169335</text:p>
          </table:table-cell>
          <table:table-cell table:style-name="ce100" office:value-type="float" office:value="0.2344754" calcext:value-type="float">
            <text:p>0.2344754</text:p>
          </table:table-cell>
          <table:table-cell table:style-name="ce100" table:formula="of:=[.AQ40]*(1-[.AP40]/[.AR40])" office:value-type="float" office:value="0.161033753511029" calcext:value-type="float">
            <text:p>0.161033753511029</text:p>
          </table:table-cell>
          <table:table-cell table:style-name="ce105" office:value-type="float" office:value="0.003876553" calcext:value-type="float">
            <text:p>0.003876553</text:p>
          </table:table-cell>
          <table:table-cell table:style-name="ce105" office:value-type="float" office:value="6.383713887" calcext:value-type="float">
            <text:p>6.383713887</text:p>
          </table:table-cell>
          <table:table-cell table:style-name="ce105" office:value-type="float" office:value="0.262186414" calcext:value-type="float">
            <text:p>0.262186414</text:p>
          </table:table-cell>
          <table:table-cell table:style-name="ce105" office:value-type="float" office:value="0.015305102" calcext:value-type="float">
            <text:p>0.015305102</text:p>
          </table:table-cell>
          <table:table-cell table:style-name="ce105" table:formula="of:=[.AU40]*(1-([.AT40]/[.AV40])^[.AW40])" office:value-type="float" office:value="0.398735859328296" calcext:value-type="float">
            <text:p>0.398735859328296</text:p>
          </table:table-cell>
          <table:table-cell table:style-name="ce110" office:value-type="float" office:value="0.468505" calcext:value-type="float">
            <text:p>0.468505</text:p>
          </table:table-cell>
          <table:table-cell table:number-columns-repeated="97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withAB P78042_Biol_1</text:p>
          </table:table-cell>
          <table:table-cell table:style-name="ce14" office:value-type="float" office:value="0.989993596779" calcext:value-type="float">
            <text:p>0.989993596779</text:p>
          </table:table-cell>
          <table:table-cell table:style-name="ce14" office:value-type="float" office:value="0.017953858183" calcext:value-type="float">
            <text:p>0.017953858183</text:p>
          </table:table-cell>
          <table:table-cell table:style-name="ce14" office:value-type="float" office:value="0.281703883471" calcext:value-type="float">
            <text:p>0.281703883471</text:p>
          </table:table-cell>
          <table:table-cell table:style-name="ce14" table:formula="of:=[.E41]*(1-[.D41]/[.C41])" office:value-type="float" office:value="0.276595091262753" calcext:value-type="float">
            <text:p>0.276595091262753</text:p>
          </table:table-cell>
          <table:table-cell table:style-name="ce61" office:value-type="float" office:value="0.989993596779" calcext:value-type="float">
            <text:p>0.989993596779</text:p>
          </table:table-cell>
          <table:table-cell table:style-name="ce61" office:value-type="float" office:value="0.017953858183" calcext:value-type="float">
            <text:p>0.017953858183</text:p>
          </table:table-cell>
          <table:table-cell table:style-name="ce61" office:value-type="float" office:value="0.281703883471" calcext:value-type="float">
            <text:p>0.281703883471</text:p>
          </table:table-cell>
          <table:table-cell table:style-name="ce61" table:formula="of:=[.I41]*(1-[.H41]/[.G41])" office:value-type="float" office:value="0.276595091262753" calcext:value-type="float">
            <text:p>0.276595091262753</text:p>
          </table:table-cell>
          <table:table-cell table:style-name="ce66" office:value-type="float" office:value="6.17467" calcext:value-type="float">
            <text:p>6.17467</text:p>
          </table:table-cell>
          <table:table-cell table:style-name="ce66" office:value-type="float" office:value="0.652463" calcext:value-type="float">
            <text:p>0.652463</text:p>
          </table:table-cell>
          <table:table-cell table:style-name="ce66" office:value-type="float" office:value="2.36560062" calcext:value-type="float">
            <text:p>2.36560062</text:p>
          </table:table-cell>
          <table:table-cell table:style-name="ce70" office:value-type="float" office:value="6.106636" calcext:value-type="float">
            <text:p>6.106636</text:p>
          </table:table-cell>
          <table:table-cell table:style-name="ce70" office:value-type="float" office:value="0.6501879" calcext:value-type="float">
            <text:p>0.6501879</text:p>
          </table:table-cell>
          <table:table-cell table:style-name="ce70" office:value-type="float" office:value="2.64643292" calcext:value-type="float">
            <text:p>2.64643292</text:p>
          </table:table-cell>
          <table:table-cell table:style-name="ce74" office:value-type="float" office:value="5.541966" calcext:value-type="float">
            <text:p>5.541966</text:p>
          </table:table-cell>
          <table:table-cell table:style-name="ce74" office:value-type="float" office:value="0.6913164" calcext:value-type="float">
            <text:p>0.6913164</text:p>
          </table:table-cell>
          <table:table-cell table:style-name="ce74" office:value-type="float" office:value="3.17982526" calcext:value-type="float">
            <text:p>3.17982526</text:p>
          </table:table-cell>
          <table:table-cell table:style-name="ce74" office:value-type="float" office:value="0.02580401" calcext:value-type="float">
            <text:p>0.02580401</text:p>
          </table:table-cell>
          <table:table-cell table:style-name="ce74" office:value-type="float" office:value="112.71293" calcext:value-type="float">
            <text:p>112.71293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0008316992" calcext:value-type="float">
            <text:p>8.32E-06</text:p>
          </table:table-cell>
          <table:table-cell table:style-name="ce83" office:value-type="float" office:value="0.2487577" calcext:value-type="float">
            <text:p>2.49E-01</text:p>
          </table:table-cell>
          <table:table-cell table:style-name="ce83" office:value-type="float" office:value="1.007962" calcext:value-type="float">
            <text:p>1.01E+00</text:p>
          </table:table-cell>
          <table:table-cell table:style-name="ce83" office:value-type="float" office:value="-8.18229" calcext:value-type="float">
            <text:p>-8.18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657335" calcext:value-type="float">
            <text:p>0.657335</text:p>
          </table:table-cell>
          <table:table-cell table:style-name="ce90" office:value-type="float" office:value="0.0001536565" calcext:value-type="float">
            <text:p>0.0001536565</text:p>
          </table:table-cell>
          <table:table-cell table:style-name="ce90" office:value-type="float" office:value="0.1792819053" calcext:value-type="float">
            <text:p>0.1792819053</text:p>
          </table:table-cell>
          <table:table-cell table:style-name="ce90" office:value-type="float" office:value="1.0332113743" calcext:value-type="float">
            <text:p>1.0332113743</text:p>
          </table:table-cell>
          <table:table-cell table:style-name="ce90" table:formula="of:=[.AG41]*LOG([.AH41]/[.AF41])" office:value-type="float" office:value="0.686226276819332" calcext:value-type="float">
            <text:p>0.686226276819332</text:p>
          </table:table-cell>
          <table:table-cell table:style-name="ce95" office:value-type="float" office:value="0.01834322" calcext:value-type="float">
            <text:p>0.01834322</text:p>
          </table:table-cell>
          <table:table-cell table:style-name="ce95" office:value-type="float" office:value="0.28060511" calcext:value-type="float">
            <text:p>0.28060511</text:p>
          </table:table-cell>
          <table:table-cell table:style-name="ce95" office:value-type="float" office:value="0.99236801" calcext:value-type="float">
            <text:p>0.99236801</text:p>
          </table:table-cell>
          <table:table-cell table:style-name="ce95" office:value-type="float" office:value="2.92823064" calcext:value-type="float">
            <text:p>2.92823064</text:p>
          </table:table-cell>
          <table:table-cell table:style-name="ce95" office:value-type="float" office:value="-36.26392931" calcext:value-type="float">
            <text:p>-36.26392931</text:p>
          </table:table-cell>
          <table:table-cell table:style-name="ce95" office:value-type="float" office:value="0.275411174110697" calcext:value-type="float">
            <text:p>0.275411174110697</text:p>
          </table:table-cell>
          <table:table-cell table:style-name="ce100" office:value-type="float" office:value="0.01834351" calcext:value-type="float">
            <text:p>0.01834351</text:p>
          </table:table-cell>
          <table:table-cell table:style-name="ce100" office:value-type="float" office:value="0.28060357" calcext:value-type="float">
            <text:p>0.28060357</text:p>
          </table:table-cell>
          <table:table-cell table:style-name="ce100" office:value-type="float" office:value="0.99236919" calcext:value-type="float">
            <text:p>0.99236919</text:p>
          </table:table-cell>
          <table:table-cell table:style-name="ce100" table:formula="of:=[.AQ41]*(1-[.AP41]/[.AR41])" office:value-type="float" office:value="0.27541673586186" calcext:value-type="float">
            <text:p>0.27541673586186</text:p>
          </table:table-cell>
          <table:table-cell table:style-name="ce106" office:value-type="float" office:value="0.0001930068" calcext:value-type="float">
            <text:p>1.93E-04</text:p>
          </table:table-cell>
          <table:table-cell table:style-name="ce106" office:value-type="float" office:value="20.14972" calcext:value-type="float">
            <text:p>2.01E+01</text:p>
          </table:table-cell>
          <table:table-cell table:style-name="ce106" office:value-type="float" office:value="1.032948" calcext:value-type="float">
            <text:p>1.03E+00</text:p>
          </table:table-cell>
          <table:table-cell table:style-name="ce106" office:value-type="float" office:value="0.008922616" calcext:value-type="float">
            <text:p>8.92E-03</text:p>
          </table:table-cell>
          <table:table-cell table:style-name="ce105" table:formula="of:=[.AU41]*(1-([.AT41]/[.AV41])^[.AW41])" office:value-type="float" office:value="1.48588056221551" calcext:value-type="float">
            <text:p>1.48588056221551</text:p>
          </table:table-cell>
          <table:table-cell table:style-name="ce110" office:value-type="float" office:value="3.470418" calcext:value-type="float">
            <text:p>3.470418</text:p>
          </table:table-cell>
          <table:table-cell table:number-columns-repeated="973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withAB P78042_Biol_2</text:p>
          </table:table-cell>
          <table:table-cell table:style-name="ce14" office:value-type="float" office:value="1.212170875448" calcext:value-type="float">
            <text:p>1.212170875448</text:p>
          </table:table-cell>
          <table:table-cell table:style-name="ce14" office:value-type="float" office:value="0.032078196108" calcext:value-type="float">
            <text:p>0.032078196108</text:p>
          </table:table-cell>
          <table:table-cell table:style-name="ce14" office:value-type="float" office:value="0.218813653726" calcext:value-type="float">
            <text:p>0.218813653726</text:p>
          </table:table-cell>
          <table:table-cell table:style-name="ce14" table:formula="of:=[.E42]*(1-[.D42]/[.C42])" office:value-type="float" office:value="0.213023094459563" calcext:value-type="float">
            <text:p>0.213023094459563</text:p>
          </table:table-cell>
          <table:table-cell table:style-name="ce61" office:value-type="float" office:value="1.212170875448" calcext:value-type="float">
            <text:p>1.212170875448</text:p>
          </table:table-cell>
          <table:table-cell table:style-name="ce61" office:value-type="float" office:value="0.032078196108" calcext:value-type="float">
            <text:p>0.032078196108</text:p>
          </table:table-cell>
          <table:table-cell table:style-name="ce61" office:value-type="float" office:value="0.218813653726" calcext:value-type="float">
            <text:p>0.218813653726</text:p>
          </table:table-cell>
          <table:table-cell table:style-name="ce61" table:formula="of:=[.I42]*(1-[.H42]/[.G42])" office:value-type="float" office:value="0.213023094459563" calcext:value-type="float">
            <text:p>0.213023094459563</text:p>
          </table:table-cell>
          <table:table-cell table:style-name="ce66" office:value-type="float" office:value="5.876422" calcext:value-type="float">
            <text:p>5.876422</text:p>
          </table:table-cell>
          <table:table-cell table:style-name="ce66" office:value-type="float" office:value="0.6318599" calcext:value-type="float">
            <text:p>0.6318599</text:p>
          </table:table-cell>
          <table:table-cell table:style-name="ce66" office:value-type="float" office:value="3.31074968" calcext:value-type="float">
            <text:p>3.31074968</text:p>
          </table:table-cell>
          <table:table-cell table:style-name="ce70" office:value-type="float" office:value="5.803444" calcext:value-type="float">
            <text:p>5.803444</text:p>
          </table:table-cell>
          <table:table-cell table:style-name="ce70" office:value-type="float" office:value="0.6388715" calcext:value-type="float">
            <text:p>0.6388715</text:p>
          </table:table-cell>
          <table:table-cell table:style-name="ce70" office:value-type="float" office:value="3.64574599" calcext:value-type="float">
            <text:p>3.64574599</text:p>
          </table:table-cell>
          <table:table-cell table:style-name="ce74" office:value-type="float" office:value="5.464428" calcext:value-type="float">
            <text:p>5.464428</text:p>
          </table:table-cell>
          <table:table-cell table:style-name="ce74" office:value-type="float" office:value="0.674728" calcext:value-type="float">
            <text:p>0.674728</text:p>
          </table:table-cell>
          <table:table-cell table:style-name="ce74" office:value-type="float" office:value="3.67975569" calcext:value-type="float">
            <text:p>3.67975569</text:p>
          </table:table-cell>
          <table:table-cell table:style-name="ce74" office:value-type="float" office:value="0.06400317" calcext:value-type="float">
            <text:p>0.06400317</text:p>
          </table:table-cell>
          <table:table-cell table:style-name="ce74" office:value-type="float" office:value="68.82963" calcext:value-type="float">
            <text:p>68.82963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001358566" calcext:value-type="float">
            <text:p>1.36E-05</text:p>
          </table:table-cell>
          <table:table-cell table:style-name="ce83" office:value-type="float" office:value="0.1790754" calcext:value-type="float">
            <text:p>1.79E-01</text:p>
          </table:table-cell>
          <table:table-cell table:style-name="ce83" office:value-type="float" office:value="1.269113" calcext:value-type="float">
            <text:p>1.27E+00</text:p>
          </table:table-cell>
          <table:table-cell table:style-name="ce83" office:value-type="float" office:value="-8.463634" calcext:value-type="float">
            <text:p>-8.46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70194" calcext:value-type="float">
            <text:p>0.70194</text:p>
          </table:table-cell>
          <table:table-cell table:style-name="ce90" office:value-type="float" office:value="0.001688272" calcext:value-type="float">
            <text:p>0.001688272</text:p>
          </table:table-cell>
          <table:table-cell table:style-name="ce90" office:value-type="float" office:value="0.134654953" calcext:value-type="float">
            <text:p>0.134654953</text:p>
          </table:table-cell>
          <table:table-cell table:style-name="ce90" office:value-type="float" office:value="1.299623413" calcext:value-type="float">
            <text:p>1.299623413</text:p>
          </table:table-cell>
          <table:table-cell table:style-name="ce90" table:formula="of:=[.AG42]*LOG([.AH42]/[.AF42])" office:value-type="float" office:value="0.388664704629324" calcext:value-type="float">
            <text:p>0.388664704629324</text:p>
          </table:table-cell>
          <table:table-cell table:style-name="ce95" office:value-type="float" office:value="0.0328353" calcext:value-type="float">
            <text:p>0.0328353</text:p>
          </table:table-cell>
          <table:table-cell table:style-name="ce95" office:value-type="float" office:value="0.2178181" calcext:value-type="float">
            <text:p>0.2178181</text:p>
          </table:table-cell>
          <table:table-cell table:style-name="ce95" office:value-type="float" office:value="1.2159823" calcext:value-type="float">
            <text:p>1.2159823</text:p>
          </table:table-cell>
          <table:table-cell table:style-name="ce95" office:value-type="float" office:value="1.0523703" calcext:value-type="float">
            <text:p>1.0523703</text:p>
          </table:table-cell>
          <table:table-cell table:style-name="ce95" office:value-type="float" office:value="-62.9034013" calcext:value-type="float">
            <text:p>-62.9034013</text:p>
          </table:table-cell>
          <table:table-cell table:style-name="ce95" office:value-type="float" office:value="0.211930097485173" calcext:value-type="float">
            <text:p>0.211930097485173</text:p>
          </table:table-cell>
          <table:table-cell table:style-name="ce100" office:value-type="float" office:value="0.0328364" calcext:value-type="float">
            <text:p>0.0328364</text:p>
          </table:table-cell>
          <table:table-cell table:style-name="ce100" office:value-type="float" office:value="0.2178151" calcext:value-type="float">
            <text:p>0.2178151</text:p>
          </table:table-cell>
          <table:table-cell table:style-name="ce100" office:value-type="float" office:value="1.2159878" calcext:value-type="float">
            <text:p>1.2159878</text:p>
          </table:table-cell>
          <table:table-cell table:style-name="ce100" table:formula="of:=[.AQ42]*(1-[.AP42]/[.AR42])" office:value-type="float" office:value="0.211933245141226" calcext:value-type="float">
            <text:p>0.211933245141226</text:p>
          </table:table-cell>
          <table:table-cell table:style-name="ce105" office:value-type="float" office:value="0.001857424" calcext:value-type="float">
            <text:p>0.001857424</text:p>
          </table:table-cell>
          <table:table-cell table:style-name="ce105" office:value-type="float" office:value="17.946104786" calcext:value-type="float">
            <text:p>17.946104786</text:p>
          </table:table-cell>
          <table:table-cell table:style-name="ce105" office:value-type="float" office:value="1.299167776" calcext:value-type="float">
            <text:p>1.299167776</text:p>
          </table:table-cell>
          <table:table-cell table:style-name="ce105" office:value-type="float" office:value="0.007523735" calcext:value-type="float">
            <text:p>0.007523735</text:p>
          </table:table-cell>
          <table:table-cell table:style-name="ce105" table:formula="of:=[.AU42]*(1-([.AT42]/[.AV42])^[.AW42])" office:value-type="float" office:value="0.862991433575641" calcext:value-type="float">
            <text:p>0.862991433575641</text:p>
          </table:table-cell>
          <table:table-cell table:style-name="ce110" office:value-type="float" office:value="0.6553217" calcext:value-type="float">
            <text:p>0.6553217</text:p>
          </table:table-cell>
          <table:table-cell table:number-columns-repeated="973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withAB P78042_Biol_3</text:p>
          </table:table-cell>
          <table:table-cell table:style-name="ce14" office:value-type="float" office:value="1.257471973356" calcext:value-type="float">
            <text:p>1.257471973356</text:p>
          </table:table-cell>
          <table:table-cell table:style-name="ce14" office:value-type="float" office:value="0.030610147014" calcext:value-type="float">
            <text:p>0.030610147014</text:p>
          </table:table-cell>
          <table:table-cell table:style-name="ce14" office:value-type="float" office:value="0.222584997955" calcext:value-type="float">
            <text:p>0.222584997955</text:p>
          </table:table-cell>
          <table:table-cell table:style-name="ce14" table:formula="of:=[.E43]*(1-[.D43]/[.C43])" office:value-type="float" office:value="0.217166698656981" calcext:value-type="float">
            <text:p>0.217166698656981</text:p>
          </table:table-cell>
          <table:table-cell table:style-name="ce61" office:value-type="float" office:value="1.257471973356" calcext:value-type="float">
            <text:p>1.257471973356</text:p>
          </table:table-cell>
          <table:table-cell table:style-name="ce61" office:value-type="float" office:value="0.030610147014" calcext:value-type="float">
            <text:p>0.030610147014</text:p>
          </table:table-cell>
          <table:table-cell table:style-name="ce61" office:value-type="float" office:value="0.222584997955" calcext:value-type="float">
            <text:p>0.222584997955</text:p>
          </table:table-cell>
          <table:table-cell table:style-name="ce61" table:formula="of:=[.I43]*(1-[.H43]/[.G43])" office:value-type="float" office:value="0.217166698656981" calcext:value-type="float">
            <text:p>0.217166698656981</text:p>
          </table:table-cell>
          <table:table-cell table:style-name="ce66" office:value-type="float" office:value="5.422133" calcext:value-type="float">
            <text:p>5.422133</text:p>
          </table:table-cell>
          <table:table-cell table:style-name="ce66" office:value-type="float" office:value="0.5537156" calcext:value-type="float">
            <text:p>0.5537156</text:p>
          </table:table-cell>
          <table:table-cell table:style-name="ce66" office:value-type="float" office:value="3.47340452" calcext:value-type="float">
            <text:p>3.47340452</text:p>
          </table:table-cell>
          <table:table-cell table:style-name="ce70" office:value-type="float" office:value="5.348351" calcext:value-type="float">
            <text:p>5.348351</text:p>
          </table:table-cell>
          <table:table-cell table:style-name="ce70" office:value-type="float" office:value="0.5586371" calcext:value-type="float">
            <text:p>0.5586371</text:p>
          </table:table-cell>
          <table:table-cell table:style-name="ce70" office:value-type="float" office:value="3.79828848" calcext:value-type="float">
            <text:p>3.79828848</text:p>
          </table:table-cell>
          <table:table-cell table:style-name="ce74" office:value-type="float" office:value="4.750272" calcext:value-type="float">
            <text:p>4.750272</text:p>
          </table:table-cell>
          <table:table-cell table:style-name="ce74" office:value-type="float" office:value="0.6069457" calcext:value-type="float">
            <text:p>0.6069457</text:p>
          </table:table-cell>
          <table:table-cell table:style-name="ce74" office:value-type="float" office:value="4.33214595" calcext:value-type="float">
            <text:p>4.33214595</text:p>
          </table:table-cell>
          <table:table-cell table:style-name="ce74" office:value-type="float" office:value="0.04008164" calcext:value-type="float">
            <text:p>0.04008164</text:p>
          </table:table-cell>
          <table:table-cell table:style-name="ce74" office:value-type="float" office:value="77.70567" calcext:value-type="float">
            <text:p>77.70567</text:p>
          </table:table-cell>
          <table:table-cell table:style-name="ce78" office:value-type="float" office:value="5.412892" calcext:value-type="float">
            <text:p>5.412892</text:p>
          </table:table-cell>
          <table:table-cell table:style-name="ce78" office:value-type="float" office:value="0.5504383" calcext:value-type="float">
            <text:p>0.5504383</text:p>
          </table:table-cell>
          <table:table-cell table:style-name="ce78" office:value-type="float" office:value="3.48279515" calcext:value-type="float">
            <text:p>3.48279515</text:p>
          </table:table-cell>
          <table:table-cell table:style-name="ce78" office:value-type="float" office:value="0.09850199" calcext:value-type="float">
            <text:p>0.09850199</text:p>
          </table:table-cell>
          <table:table-cell table:style-name="ce83" office:value-type="float" office:value="0.00001148164" calcext:value-type="float">
            <text:p>1.15E-05</text:p>
          </table:table-cell>
          <table:table-cell table:style-name="ce83" office:value-type="float" office:value="0.1880489" calcext:value-type="float">
            <text:p>1.88E-01</text:p>
          </table:table-cell>
          <table:table-cell table:style-name="ce83" office:value-type="float" office:value="1.305795" calcext:value-type="float">
            <text:p>1.31E+00</text:p>
          </table:table-cell>
          <table:table-cell table:style-name="ce83" office:value-type="float" office:value="-8.512267" calcext:value-type="float">
            <text:p>-8.51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592941" calcext:value-type="float">
            <text:p>0.592941</text:p>
          </table:table-cell>
          <table:table-cell table:style-name="ce90" office:value-type="float" office:value="0.001281092" calcext:value-type="float">
            <text:p>0.001281092</text:p>
          </table:table-cell>
          <table:table-cell table:style-name="ce90" office:value-type="float" office:value="0.137138534" calcext:value-type="float">
            <text:p>0.137138534</text:p>
          </table:table-cell>
          <table:table-cell table:style-name="ce90" office:value-type="float" office:value="1.346405094" calcext:value-type="float">
            <text:p>1.346405094</text:p>
          </table:table-cell>
          <table:table-cell table:style-name="ce90" table:formula="of:=[.AG43]*LOG([.AH43]/[.AF43])" office:value-type="float" office:value="0.414377167187703" calcext:value-type="float">
            <text:p>0.414377167187703</text:p>
          </table:table-cell>
          <table:table-cell table:style-name="ce95" office:value-type="float" office:value="0.031811" calcext:value-type="float">
            <text:p>0.031811</text:p>
          </table:table-cell>
          <table:table-cell table:style-name="ce95" office:value-type="float" office:value="0.2209509" calcext:value-type="float">
            <text:p>0.2209509</text:p>
          </table:table-cell>
          <table:table-cell table:style-name="ce95" office:value-type="float" office:value="1.2637717" calcext:value-type="float">
            <text:p>1.2637717</text:p>
          </table:table-cell>
          <table:table-cell table:style-name="ce95" office:value-type="float" office:value="0.9429117" calcext:value-type="float">
            <text:p>0.9429117</text:p>
          </table:table-cell>
          <table:table-cell table:style-name="ce95" office:value-type="float" office:value="-57.1506273" calcext:value-type="float">
            <text:p>-57.1506273</text:p>
          </table:table-cell>
          <table:table-cell table:style-name="ce95" office:value-type="float" office:value="0.215383245751037" calcext:value-type="float">
            <text:p>0.215383245751037</text:p>
          </table:table-cell>
          <table:table-cell table:style-name="ce100" office:value-type="float" office:value="0.03181124" calcext:value-type="float">
            <text:p>0.03181124</text:p>
          </table:table-cell>
          <table:table-cell table:style-name="ce100" office:value-type="float" office:value="0.22094954" calcext:value-type="float">
            <text:p>0.22094954</text:p>
          </table:table-cell>
          <table:table-cell table:style-name="ce100" office:value-type="float" office:value="1.26377596" calcext:value-type="float">
            <text:p>1.26377596</text:p>
          </table:table-cell>
          <table:table-cell table:style-name="ce100" table:formula="of:=[.AQ43]*(1-[.AP43]/[.AR43])" office:value-type="float" office:value="0.215387890572178" calcext:value-type="float">
            <text:p>0.215387890572178</text:p>
          </table:table-cell>
          <table:table-cell table:style-name="ce105" office:value-type="float" office:value="0.0014412" calcext:value-type="float">
            <text:p>0.0014412</text:p>
          </table:table-cell>
          <table:table-cell table:style-name="ce105" office:value-type="float" office:value="15.76701256" calcext:value-type="float">
            <text:p>15.76701256</text:p>
          </table:table-cell>
          <table:table-cell table:style-name="ce105" office:value-type="float" office:value="1.345653086" calcext:value-type="float">
            <text:p>1.345653086</text:p>
          </table:table-cell>
          <table:table-cell table:style-name="ce105" office:value-type="float" office:value="0.008729698" calcext:value-type="float">
            <text:p>0.008729698</text:p>
          </table:table-cell>
          <table:table-cell table:style-name="ce105" table:formula="of:=[.AU43]*(1-([.AT43]/[.AV43])^[.AW43])" office:value-type="float" office:value="0.913800304568225" calcext:value-type="float">
            <text:p>0.913800304568225</text:p>
          </table:table-cell>
          <table:table-cell table:style-name="ce110" office:value-type="float" office:value="0.6263118" calcext:value-type="float">
            <text:p>0.6263118</text:p>
          </table:table-cell>
          <table:table-cell table:number-columns-repeated="973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withAB SC5314_Biol_1</text:p>
          </table:table-cell>
          <table:table-cell table:number-columns-repeated="4" table:style-name="ce14" office:value-type="string" calcext:value-type="string">
            <text:p>NaN</text:p>
          </table:table-cell>
          <table:table-cell table:number-columns-repeated="4" table:style-name="ce61" office:value-type="string" calcext:value-type="string">
            <text:p>NaN</text:p>
          </table:table-cell>
          <table:table-cell table:style-name="ce66" office:value-type="float" office:value="3.330463" calcext:value-type="float">
            <text:p>3.330463</text:p>
          </table:table-cell>
          <table:table-cell table:style-name="ce66" office:value-type="float" office:value="0.1084068" calcext:value-type="float">
            <text:p>0.1084068</text:p>
          </table:table-cell>
          <table:table-cell table:style-name="ce66" office:value-type="float" office:value="4.65201909" calcext:value-type="float">
            <text:p>4.65201909</text:p>
          </table:table-cell>
          <table:table-cell table:style-name="ce70" office:value-type="float" office:value="2.92874" calcext:value-type="float">
            <text:p>2.92874</text:p>
          </table:table-cell>
          <table:table-cell table:style-name="ce70" office:value-type="float" office:value="0.1147647" calcext:value-type="float">
            <text:p>0.1147647</text:p>
          </table:table-cell>
          <table:table-cell table:style-name="ce70" office:value-type="float" office:value="5.71711081" calcext:value-type="float">
            <text:p>5.7171108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7745186" calcext:value-type="float">
            <text:p>0.007745186</text:p>
          </table:table-cell>
          <table:table-cell table:style-name="ce82" office:value-type="float" office:value="0.090054791" calcext:value-type="float">
            <text:p>0.090054791</text:p>
          </table:table-cell>
          <table:table-cell table:style-name="ce82" office:value-type="float" office:value="0.876842225" calcext:value-type="float">
            <text:p>0.876842225</text:p>
          </table:table-cell>
          <table:table-cell table:style-name="ce82" office:value-type="float" office:value="-0.396504197" calcext:value-type="float">
            <text:p>-0.396504197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14622" calcext:value-type="float">
            <text:p>0.14622</text:p>
          </table:table-cell>
          <table:table-cell table:style-name="ce90" office:value-type="float" office:value="0.007903143" calcext:value-type="float">
            <text:p>0.007903143</text:p>
          </table:table-cell>
          <table:table-cell table:style-name="ce90" office:value-type="float" office:value="0.014547791" calcext:value-type="float">
            <text:p>0.014547791</text:p>
          </table:table-cell>
          <table:table-cell table:style-name="ce90" office:value-type="float" office:value="27.725830119" calcext:value-type="float">
            <text:p>27.725830119</text:p>
          </table:table-cell>
          <table:table-cell table:style-name="ce90" table:formula="of:=[.AG44]*LOG([.AH44]/[.AF44])" office:value-type="float" office:value="0.0515731515511004" calcext:value-type="float">
            <text:p>0.0515731515511</text:p>
          </table:table-cell>
          <table:table-cell table:style-name="ce95" office:value-type="float" office:value="0.008076493" calcext:value-type="float">
            <text:p>0.008076493</text:p>
          </table:table-cell>
          <table:table-cell table:style-name="ce95" office:value-type="float" office:value="0.490112349" calcext:value-type="float">
            <text:p>0.490112349</text:p>
          </table:table-cell>
          <table:table-cell table:style-name="ce95" office:value-type="float" office:value="3.556832429" calcext:value-type="float">
            <text:p>3.556832429</text:p>
          </table:table-cell>
          <table:table-cell table:style-name="ce95" office:value-type="float" office:value="-0.015236782" calcext:value-type="float">
            <text:p>-0.015236782</text:p>
          </table:table-cell>
          <table:table-cell table:style-name="ce95" office:value-type="float" office:value="-77.342178156" calcext:value-type="float">
            <text:p>-77.342178156</text:p>
          </table:table-cell>
          <table:table-cell table:style-name="ce95" office:value-type="float" office:value="0.11507023799677" calcext:value-type="float">
            <text:p>0.11507023799677</text:p>
          </table:table-cell>
          <table:table-cell table:style-name="ce100" office:value-type="float" office:value="0.009127618" calcext:value-type="float">
            <text:p>0.009127618</text:p>
          </table:table-cell>
          <table:table-cell table:style-name="ce100" office:value-type="float" office:value="0.099636179" calcext:value-type="float">
            <text:p>0.099636179</text:p>
          </table:table-cell>
          <table:table-cell table:style-name="ce100" office:value-type="float" office:value="0.63134637" calcext:value-type="float">
            <text:p>0.63134637</text:p>
          </table:table-cell>
          <table:table-cell table:style-name="ce100" table:formula="of:=[.AQ44]*(1-[.AP44]/[.AR44])" office:value-type="float" office:value="0.098195700327585" calcext:value-type="float">
            <text:p>0.098195700327585</text:p>
          </table:table-cell>
          <table:table-cell table:style-name="ce105" office:value-type="float" office:value="0.008083324" calcext:value-type="float">
            <text:p>0.008083324</text:p>
          </table:table-cell>
          <table:table-cell table:style-name="ce105" office:value-type="float" office:value="0.197081096" calcext:value-type="float">
            <text:p>0.197081096</text:p>
          </table:table-cell>
          <table:table-cell table:style-name="ce105" office:value-type="float" office:value="6.029701818" calcext:value-type="float">
            <text:p>6.029701818</text:p>
          </table:table-cell>
          <table:table-cell table:style-name="ce105" office:value-type="float" office:value="0.131453021" calcext:value-type="float">
            <text:p>0.131453021</text:p>
          </table:table-cell>
          <table:table-cell table:style-name="ce105" table:formula="of:=[.AU44]*(1-([.AT44]/[.AV44])^[.AW44])" office:value-type="float" office:value="0.114473666865676" calcext:value-type="float">
            <text:p>0.114473666865676</text:p>
          </table:table-cell>
          <table:table-cell table:style-name="ce110" office:value-type="float" office:value="0.1365143" calcext:value-type="float">
            <text:p>0.1365143</text:p>
          </table:table-cell>
          <table:table-cell table:number-columns-repeated="973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withAB SC5314_Biol_2</text:p>
          </table:table-cell>
          <table:table-cell table:style-name="ce14" office:value-type="float" office:value="0.235433861947" calcext:value-type="float">
            <text:p>0.235433861947</text:p>
          </table:table-cell>
          <table:table-cell table:style-name="ce14" office:value-type="float" office:value="0.002753739578" calcext:value-type="float">
            <text:p>0.002753739578</text:p>
          </table:table-cell>
          <table:table-cell table:style-name="ce14" office:value-type="float" office:value="0.150039530406" calcext:value-type="float">
            <text:p>0.150039530406</text:p>
          </table:table-cell>
          <table:table-cell table:style-name="ce14" table:formula="of:=[.E45]*(1-[.D45]/[.C45])" office:value-type="float" office:value="0.148284601060974" calcext:value-type="float">
            <text:p>0.148284601060974</text:p>
          </table:table-cell>
          <table:table-cell table:style-name="ce61" office:value-type="float" office:value="0.235433861947" calcext:value-type="float">
            <text:p>0.235433861947</text:p>
          </table:table-cell>
          <table:table-cell table:style-name="ce61" office:value-type="float" office:value="0.002753739578" calcext:value-type="float">
            <text:p>0.002753739578</text:p>
          </table:table-cell>
          <table:table-cell table:style-name="ce61" office:value-type="float" office:value="0.150039530406" calcext:value-type="float">
            <text:p>0.150039530406</text:p>
          </table:table-cell>
          <table:table-cell table:style-name="ce61" table:formula="of:=[.I45]*(1-[.H45]/[.G45])" office:value-type="float" office:value="0.148284601060974" calcext:value-type="float">
            <text:p>0.148284601060974</text:p>
          </table:table-cell>
          <table:table-cell table:style-name="ce66" office:value-type="float" office:value="3.336163" calcext:value-type="float">
            <text:p>3.336163</text:p>
          </table:table-cell>
          <table:table-cell table:style-name="ce66" office:value-type="float" office:value="0.1180719" calcext:value-type="float">
            <text:p>0.1180719</text:p>
          </table:table-cell>
          <table:table-cell table:style-name="ce66" office:value-type="float" office:value="4.03149681" calcext:value-type="float">
            <text:p>4.03149681</text:p>
          </table:table-cell>
          <table:table-cell table:style-name="ce70" office:value-type="float" office:value="2.993638" calcext:value-type="float">
            <text:p>2.993638</text:p>
          </table:table-cell>
          <table:table-cell table:style-name="ce70" office:value-type="float" office:value="0.1253159" calcext:value-type="float">
            <text:p>0.1253159</text:p>
          </table:table-cell>
          <table:table-cell table:style-name="ce70" office:value-type="float" office:value="5.14519782" calcext:value-type="float">
            <text:p>5.14519782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7077166" calcext:value-type="float">
            <text:p>0.007077166</text:p>
          </table:table-cell>
          <table:table-cell table:style-name="ce82" office:value-type="float" office:value="0.120463247" calcext:value-type="float">
            <text:p>0.120463247</text:p>
          </table:table-cell>
          <table:table-cell table:style-name="ce82" office:value-type="float" office:value="0.299957188" calcext:value-type="float">
            <text:p>0.299957188</text:p>
          </table:table-cell>
          <table:table-cell table:style-name="ce82" office:value-type="float" office:value="0.177983342" calcext:value-type="float">
            <text:p>0.177983342</text:p>
          </table:table-cell>
          <table:table-cell table:style-name="ce82" office:value-type="float" office:value="0.106260267148089" calcext:value-type="float">
            <text:p>0.106260267148089</text:p>
          </table:table-cell>
          <table:table-cell table:style-name="ce87" office:value-type="float" office:value="0.16669" calcext:value-type="float">
            <text:p>0.16669</text:p>
          </table:table-cell>
          <table:table-cell table:style-name="ce90" office:value-type="float" office:value="0.004863313" calcext:value-type="float">
            <text:p>0.004863313</text:p>
          </table:table-cell>
          <table:table-cell table:style-name="ce90" office:value-type="float" office:value="0.028313211" calcext:value-type="float">
            <text:p>0.028313211</text:p>
          </table:table-cell>
          <table:table-cell table:style-name="ce90" office:value-type="float" office:value="1.457644706" calcext:value-type="float">
            <text:p>1.457644706</text:p>
          </table:table-cell>
          <table:table-cell table:style-name="ce90" table:formula="of:=[.AG45]*LOG([.AH45]/[.AF45])" office:value-type="float" office:value="0.0701238806091714" calcext:value-type="float">
            <text:p>0.070123880609171</text:p>
          </table:table-cell>
          <table:table-cell table:style-name="ce95" office:value-type="float" office:value="0.006845991" calcext:value-type="float">
            <text:p>0.006845991</text:p>
          </table:table-cell>
          <table:table-cell table:style-name="ce95" office:value-type="float" office:value="0.135975302" calcext:value-type="float">
            <text:p>0.135975302</text:p>
          </table:table-cell>
          <table:table-cell table:style-name="ce95" office:value-type="float" office:value="0.2933816" calcext:value-type="float">
            <text:p>0.2933816</text:p>
          </table:table-cell>
          <table:table-cell table:style-name="ce95" office:value-type="float" office:value="0.025007119" calcext:value-type="float">
            <text:p>0.025007119</text:p>
          </table:table-cell>
          <table:table-cell table:style-name="ce95" office:value-type="float" office:value="-56.924300206" calcext:value-type="float">
            <text:p>-56.924300206</text:p>
          </table:table-cell>
          <table:table-cell table:style-name="ce95" office:value-type="float" office:value="0.107662185217936" calcext:value-type="float">
            <text:p>0.107662185217936</text:p>
          </table:table-cell>
          <table:table-cell table:style-name="ce100" office:value-type="float" office:value="0.006513243" calcext:value-type="float">
            <text:p>0.006513243</text:p>
          </table:table-cell>
          <table:table-cell table:style-name="ce100" office:value-type="float" office:value="0.116514036" calcext:value-type="float">
            <text:p>0.116514036</text:p>
          </table:table-cell>
          <table:table-cell table:style-name="ce100" office:value-type="float" office:value="0.311976904" calcext:value-type="float">
            <text:p>0.311976904</text:p>
          </table:table-cell>
          <table:table-cell table:style-name="ce100" table:formula="of:=[.AQ45]*(1-[.AP45]/[.AR45])" office:value-type="float" office:value="0.114081534684522" calcext:value-type="float">
            <text:p>0.114081534684522</text:p>
          </table:table-cell>
          <table:table-cell table:style-name="ce105" office:value-type="float" office:value="0.006715267" calcext:value-type="float">
            <text:p>0.006715267</text:p>
          </table:table-cell>
          <table:table-cell table:style-name="ce105" office:value-type="float" office:value="0.112200438" calcext:value-type="float">
            <text:p>0.112200438</text:p>
          </table:table-cell>
          <table:table-cell table:style-name="ce105" office:value-type="float" office:value="0.288678589" calcext:value-type="float">
            <text:p>0.288678589</text:p>
          </table:table-cell>
          <table:table-cell table:style-name="ce105" office:value-type="float" office:value="1.170857482" calcext:value-type="float">
            <text:p>1.170857482</text:p>
          </table:table-cell>
          <table:table-cell table:style-name="ce105" table:formula="of:=[.AU45]*(1-([.AT45]/[.AV45])^[.AW45])" office:value-type="float" office:value="0.110827746403705" calcext:value-type="float">
            <text:p>0.110827746403705</text:p>
          </table:table-cell>
          <table:table-cell table:style-name="ce110" office:value-type="float" office:value="0.1330064" calcext:value-type="float">
            <text:p>0.1330064</text:p>
          </table:table-cell>
          <table:table-cell table:number-columns-repeated="973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withAB SC5314_Biol_3</text:p>
          </table:table-cell>
          <table:table-cell table:style-name="ce14" office:value-type="float" office:value="0.214588314814" calcext:value-type="float">
            <text:p>0.214588314814</text:p>
          </table:table-cell>
          <table:table-cell table:style-name="ce14" office:value-type="float" office:value="0.002935378256" calcext:value-type="float">
            <text:p>0.002935378256</text:p>
          </table:table-cell>
          <table:table-cell table:style-name="ce14" office:value-type="float" office:value="0.14576967453" calcext:value-type="float">
            <text:p>0.14576967453</text:p>
          </table:table-cell>
          <table:table-cell table:style-name="ce14" table:formula="of:=[.E46]*(1-[.D46]/[.C46])" office:value-type="float" office:value="0.143775674375004" calcext:value-type="float">
            <text:p>0.143775674375004</text:p>
          </table:table-cell>
          <table:table-cell table:style-name="ce61" office:value-type="float" office:value="0.214588314814" calcext:value-type="float">
            <text:p>0.214588314814</text:p>
          </table:table-cell>
          <table:table-cell table:style-name="ce61" office:value-type="float" office:value="0.002935378256" calcext:value-type="float">
            <text:p>0.002935378256</text:p>
          </table:table-cell>
          <table:table-cell table:style-name="ce61" office:value-type="float" office:value="0.14576967453" calcext:value-type="float">
            <text:p>0.14576967453</text:p>
          </table:table-cell>
          <table:table-cell table:style-name="ce61" table:formula="of:=[.I46]*(1-[.H46]/[.G46])" office:value-type="float" office:value="0.143775674375004" calcext:value-type="float">
            <text:p>0.143775674375004</text:p>
          </table:table-cell>
          <table:table-cell table:style-name="ce66" office:value-type="float" office:value="3.264097" calcext:value-type="float">
            <text:p>3.264097</text:p>
          </table:table-cell>
          <table:table-cell table:style-name="ce66" office:value-type="float" office:value="0.1241177" calcext:value-type="float">
            <text:p>0.1241177</text:p>
          </table:table-cell>
          <table:table-cell table:style-name="ce66" office:value-type="float" office:value="4.25103247" calcext:value-type="float">
            <text:p>4.25103247</text:p>
          </table:table-cell>
          <table:table-cell table:style-name="ce70" office:value-type="float" office:value="2.981146" calcext:value-type="float">
            <text:p>2.981146</text:p>
          </table:table-cell>
          <table:table-cell table:style-name="ce70" office:value-type="float" office:value="0.129215" calcext:value-type="float">
            <text:p>0.129215</text:p>
          </table:table-cell>
          <table:table-cell table:style-name="ce70" office:value-type="float" office:value="5.1140803" calcext:value-type="float">
            <text:p>5.114080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4778364" calcext:value-type="float">
            <text:p>0.004778364</text:p>
          </table:table-cell>
          <table:table-cell table:style-name="ce82" office:value-type="float" office:value="0.110659789" calcext:value-type="float">
            <text:p>0.110659789</text:p>
          </table:table-cell>
          <table:table-cell table:style-name="ce82" office:value-type="float" office:value="0.289620741" calcext:value-type="float">
            <text:p>0.289620741</text:p>
          </table:table-cell>
          <table:table-cell table:style-name="ce82" office:value-type="float" office:value="-0.401824305" calcext:value-type="float">
            <text:p>-0.401824305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0.121685" calcext:value-type="float">
            <text:p>0.121685</text:p>
          </table:table-cell>
          <table:table-cell table:style-name="ce90" office:value-type="float" office:value="0.00405289" calcext:value-type="float">
            <text:p>0.00405289</text:p>
          </table:table-cell>
          <table:table-cell table:style-name="ce90" office:value-type="float" office:value="0.03205501" calcext:value-type="float">
            <text:p>0.03205501</text:p>
          </table:table-cell>
          <table:table-cell table:style-name="ce90" office:value-type="float" office:value="0.93404844" calcext:value-type="float">
            <text:p>0.93404844</text:p>
          </table:table-cell>
          <table:table-cell table:style-name="ce90" table:formula="of:=[.AG46]*LOG([.AH46]/[.AF46])" office:value-type="float" office:value="0.0757333135270916" calcext:value-type="float">
            <text:p>0.075733313527092</text:p>
          </table:table-cell>
          <table:table-cell table:style-name="ce95" office:value-type="float" office:value="0.004946982" calcext:value-type="float">
            <text:p>0.004946982</text:p>
          </table:table-cell>
          <table:table-cell table:style-name="ce95" office:value-type="float" office:value="0.167142972" calcext:value-type="float">
            <text:p>0.167142972</text:p>
          </table:table-cell>
          <table:table-cell table:style-name="ce95" office:value-type="float" office:value="1.622135152" calcext:value-type="float">
            <text:p>1.622135152</text:p>
          </table:table-cell>
          <table:table-cell table:style-name="ce95" office:value-type="float" office:value="-0.062620084" calcext:value-type="float">
            <text:p>-0.062620084</text:p>
          </table:table-cell>
          <table:table-cell table:style-name="ce95" office:value-type="float" office:value="25.276532179" calcext:value-type="float">
            <text:p>25.276532179</text:p>
          </table:table-cell>
          <table:table-cell table:style-name="ce95" office:value-type="float" office:value="0.138231821881192" calcext:value-type="float">
            <text:p>0.138231821881192</text:p>
          </table:table-cell>
          <table:table-cell table:style-name="ce100" office:value-type="float" office:value="0.005873936" calcext:value-type="float">
            <text:p>0.005873936</text:p>
          </table:table-cell>
          <table:table-cell table:style-name="ce100" office:value-type="float" office:value="0.118819924" calcext:value-type="float">
            <text:p>0.118819924</text:p>
          </table:table-cell>
          <table:table-cell table:style-name="ce100" office:value-type="float" office:value="0.266612414" calcext:value-type="float">
            <text:p>0.266612414</text:p>
          </table:table-cell>
          <table:table-cell table:style-name="ce100" table:formula="of:=[.AQ46]*(1-[.AP46]/[.AR46])" office:value-type="float" office:value="0.116202114053983" calcext:value-type="float">
            <text:p>0.116202114053983</text:p>
          </table:table-cell>
          <table:table-cell table:style-name="ce105" office:value-type="float" office:value="0.004941122" calcext:value-type="float">
            <text:p>0.004941122</text:p>
          </table:table-cell>
          <table:table-cell table:style-name="ce105" office:value-type="float" office:value="0.164790743" calcext:value-type="float">
            <text:p>0.164790743</text:p>
          </table:table-cell>
          <table:table-cell table:style-name="ce105" office:value-type="float" office:value="0.403850569" calcext:value-type="float">
            <text:p>0.403850569</text:p>
          </table:table-cell>
          <table:table-cell table:style-name="ce105" office:value-type="float" office:value="0.415450279" calcext:value-type="float">
            <text:p>0.415450279</text:p>
          </table:table-cell>
          <table:table-cell table:style-name="ce105" table:formula="of:=[.AU46]*(1-([.AT46]/[.AV46])^[.AW46])" office:value-type="float" office:value="0.138340618239651" calcext:value-type="float">
            <text:p>0.138340618239651</text:p>
          </table:table-cell>
          <table:table-cell table:style-name="ce110" office:value-type="float" office:value="0.1662302" calcext:value-type="float">
            <text:p>0.1662302</text:p>
          </table:table-cell>
          <table:table-cell table:number-columns-repeated="973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withoutAB AMS4104_Biol_1</text:p>
          </table:table-cell>
          <table:table-cell table:style-name="ce14" office:value-type="float" office:value="1.290551068575" calcext:value-type="float">
            <text:p>1.290551068575</text:p>
          </table:table-cell>
          <table:table-cell table:style-name="ce14" office:value-type="float" office:value="0.000091099997" calcext:value-type="float">
            <text:p>9.1099997E-05</text:p>
          </table:table-cell>
          <table:table-cell table:style-name="ce14" office:value-type="float" office:value="0.407930844117" calcext:value-type="float">
            <text:p>0.407930844117</text:p>
          </table:table-cell>
          <table:table-cell table:style-name="ce14" table:formula="of:=[.E47]*(1-[.D47]/[.C47])" office:value-type="float" office:value="0.40790204827964" calcext:value-type="float">
            <text:p>0.40790204827964</text:p>
          </table:table-cell>
          <table:table-cell table:style-name="ce61" office:value-type="float" office:value="1.290551068575" calcext:value-type="float">
            <text:p>1.290551068575</text:p>
          </table:table-cell>
          <table:table-cell table:style-name="ce61" office:value-type="float" office:value="0.000091099997" calcext:value-type="float">
            <text:p>9.1099997E-05</text:p>
          </table:table-cell>
          <table:table-cell table:style-name="ce61" office:value-type="float" office:value="0.407930844117" calcext:value-type="float">
            <text:p>0.407930844117</text:p>
          </table:table-cell>
          <table:table-cell table:style-name="ce61" table:formula="of:=[.I47]*(1-[.H47]/[.G47])" office:value-type="float" office:value="0.40790204827964" calcext:value-type="float">
            <text:p>0.40790204827964</text:p>
          </table:table-cell>
          <table:table-cell table:number-columns-repeated="3" table:style-name="ce66" office:value-type="string" calcext:value-type="string">
            <text:p>NaN</text:p>
          </table:table-cell>
          <table:table-cell table:number-columns-repeated="3" table:style-name="ce70" office:value-type="string" calcext:value-type="string">
            <text:p>NaN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8947926" calcext:value-type="float">
            <text:p>0.0008947926</text:p>
          </table:table-cell>
          <table:table-cell table:style-name="ce82" office:value-type="float" office:value="0.4096574511" calcext:value-type="float">
            <text:p>0.4096574511</text:p>
          </table:table-cell>
          <table:table-cell table:style-name="ce82" office:value-type="float" office:value="1.2890014033" calcext:value-type="float">
            <text:p>1.2890014033</text:p>
          </table:table-cell>
          <table:table-cell table:style-name="ce82" office:value-type="float" office:value="2.3294754536" calcext:value-type="float">
            <text:p>2.3294754536</text:p>
          </table:table-cell>
          <table:table-cell table:style-name="ce82" office:value-type="float" office:value="0.389648573773192" calcext:value-type="float">
            <text:p>0.389648573773192</text:p>
          </table:table-cell>
          <table:table-cell table:style-name="ce87" office:value-type="string" calcext:value-type="string">
            <text:p>NaN</text:p>
          </table:table-cell>
          <table:table-cell table:style-name="ce91" office:value-type="float" office:value="1.291373E-026" calcext:value-type="float">
            <text:p>1.29E-26</text:p>
          </table:table-cell>
          <table:table-cell table:style-name="ce91" office:value-type="float" office:value="0.1959408" calcext:value-type="float">
            <text:p>1.96E-01</text:p>
          </table:table-cell>
          <table:table-cell table:style-name="ce91" office:value-type="float" office:value="1.255622" calcext:value-type="float">
            <text:p>1.26E+00</text:p>
          </table:table-cell>
          <table:table-cell table:style-name="ce90" table:formula="of:=[.AG47]*LOG([.AH47]/[.AF47])" office:value-type="float" office:value="5.09207173585667" calcext:value-type="float">
            <text:p>5.09207173585667</text:p>
          </table:table-cell>
          <table:table-cell table:style-name="ce95" office:value-type="float" office:value="0.001796768" calcext:value-type="float">
            <text:p>0.001796768</text:p>
          </table:table-cell>
          <table:table-cell table:style-name="ce95" office:value-type="float" office:value="4.317471017" calcext:value-type="float">
            <text:p>4.317471017</text:p>
          </table:table-cell>
          <table:table-cell table:style-name="ce95" office:value-type="float" office:value="1.267822876" calcext:value-type="float">
            <text:p>1.267822876</text:p>
          </table:table-cell>
          <table:table-cell table:style-name="ce95" office:value-type="float" office:value="0.04298703" calcext:value-type="float">
            <text:p>0.04298703</text:p>
          </table:table-cell>
          <table:table-cell table:style-name="ce95" office:value-type="float" office:value="74.726409774" calcext:value-type="float">
            <text:p>74.726409774</text:p>
          </table:table-cell>
          <table:table-cell table:style-name="ce95" office:value-type="float" office:value="0.309433559669976" calcext:value-type="float">
            <text:p>0.309433559669976</text:p>
          </table:table-cell>
          <table:table-cell table:style-name="ce101" office:value-type="float" office:value="0.00008883803" calcext:value-type="float">
            <text:p>8.88E-05</text:p>
          </table:table-cell>
          <table:table-cell table:style-name="ce101" office:value-type="float" office:value="0.4088857" calcext:value-type="float">
            <text:p>4.09E-01</text:p>
          </table:table-cell>
          <table:table-cell table:style-name="ce101" office:value-type="float" office:value="1.289246" calcext:value-type="float">
            <text:p>1.29E+00</text:p>
          </table:table-cell>
          <table:table-cell table:style-name="ce100" table:formula="of:=[.AQ47]*(1-[.AP47]/[.AR47])" office:value-type="float" office:value="0.408857524927063" calcext:value-type="float">
            <text:p>0.408857524927063</text:p>
          </table:table-cell>
          <table:table-cell table:style-name="ce105" office:value-type="float" office:value="0.0007291806" calcext:value-type="float">
            <text:p>0.0007291806</text:p>
          </table:table-cell>
          <table:table-cell table:style-name="ce105" office:value-type="float" office:value="0.2938495111" calcext:value-type="float">
            <text:p>0.2938495111</text:p>
          </table:table-cell>
          <table:table-cell table:style-name="ce105" office:value-type="float" office:value="1.2640042227" calcext:value-type="float">
            <text:p>1.2640042227</text:p>
          </table:table-cell>
          <table:table-cell table:style-name="ce105" office:value-type="float" office:value="1.9580198169" calcext:value-type="float">
            <text:p>1.9580198169</text:p>
          </table:table-cell>
          <table:table-cell table:style-name="ce105" table:formula="of:=[.AU47]*(1-([.AT47]/[.AV47])^[.AW47])" office:value-type="float" office:value="0.293849377357846" calcext:value-type="float">
            <text:p>0.293849377357846</text:p>
          </table:table-cell>
          <table:table-cell table:style-name="ce110"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withoutAB AMS4104_Biol_2</text:p>
          </table:table-cell>
          <table:table-cell table:style-name="ce14" office:value-type="float" office:value="1.618403593764" calcext:value-type="float">
            <text:p>1.618403593764</text:p>
          </table:table-cell>
          <table:table-cell table:style-name="ce14" office:value-type="float" office:value="0.002130288615" calcext:value-type="float">
            <text:p>0.002130288615</text:p>
          </table:table-cell>
          <table:table-cell table:style-name="ce14" office:value-type="float" office:value="0.331205114204" calcext:value-type="float">
            <text:p>0.331205114204</text:p>
          </table:table-cell>
          <table:table-cell table:style-name="ce14" table:formula="of:=[.E48]*(1-[.D48]/[.C48])" office:value-type="float" office:value="0.330769152193821" calcext:value-type="float">
            <text:p>0.330769152193821</text:p>
          </table:table-cell>
          <table:table-cell table:style-name="ce61" office:value-type="float" office:value="1.618403593764" calcext:value-type="float">
            <text:p>1.618403593764</text:p>
          </table:table-cell>
          <table:table-cell table:style-name="ce61" office:value-type="float" office:value="0.002130288615" calcext:value-type="float">
            <text:p>0.002130288615</text:p>
          </table:table-cell>
          <table:table-cell table:style-name="ce61" office:value-type="float" office:value="0.331205114204" calcext:value-type="float">
            <text:p>0.331205114204</text:p>
          </table:table-cell>
          <table:table-cell table:style-name="ce61" table:formula="of:=[.I48]*(1-[.H48]/[.G48])" office:value-type="float" office:value="0.330769152193821" calcext:value-type="float">
            <text:p>0.330769152193821</text:p>
          </table:table-cell>
          <table:table-cell table:style-name="ce66" office:value-type="float" office:value="6.821354" calcext:value-type="float">
            <text:p>6.821354</text:p>
          </table:table-cell>
          <table:table-cell table:style-name="ce66" office:value-type="float" office:value="0.418129" calcext:value-type="float">
            <text:p>0.418129</text:p>
          </table:table-cell>
          <table:table-cell table:style-name="ce66" office:value-type="float" office:value="1.929315" calcext:value-type="float">
            <text:p>1.929315</text:p>
          </table:table-cell>
          <table:table-cell table:style-name="ce70" office:value-type="float" office:value="6.665788" calcext:value-type="float">
            <text:p>6.665788</text:p>
          </table:table-cell>
          <table:table-cell table:style-name="ce70" office:value-type="float" office:value="0.4055735" calcext:value-type="float">
            <text:p>0.4055735</text:p>
          </table:table-cell>
          <table:table-cell table:style-name="ce70" office:value-type="float" office:value="2.171129" calcext:value-type="float">
            <text:p>2.171129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1669296" calcext:value-type="float">
            <text:p>0.001669296</text:p>
          </table:table-cell>
          <table:table-cell table:style-name="ce82" office:value-type="float" office:value="0.33033534" calcext:value-type="float">
            <text:p>0.33033534</text:p>
          </table:table-cell>
          <table:table-cell table:style-name="ce82" office:value-type="float" office:value="1.619833122" calcext:value-type="float">
            <text:p>1.619833122</text:p>
          </table:table-cell>
          <table:table-cell table:style-name="ce82" office:value-type="float" office:value="-0.264160616" calcext:value-type="float">
            <text:p>-0.264160616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1.1576" calcext:value-type="float">
            <text:p>1.1576</text:p>
          </table:table-cell>
          <table:table-cell table:style-name="ce91" office:value-type="float" office:value="2.617596E-022" calcext:value-type="float">
            <text:p>2.62E-22</text:p>
          </table:table-cell>
          <table:table-cell table:style-name="ce91" office:value-type="float" office:value="0.2148515" calcext:value-type="float">
            <text:p>2.15E-01</text:p>
          </table:table-cell>
          <table:table-cell table:style-name="ce91" office:value-type="float" office:value="1.678774" calcext:value-type="float">
            <text:p>1.68E+00</text:p>
          </table:table-cell>
          <table:table-cell table:style-name="ce90" table:formula="of:=[.AG48]*LOG([.AH48]/[.AF48])" office:value-type="float" office:value="4.68528591465805" calcext:value-type="float">
            <text:p>4.68528591465805</text:p>
          </table:table-cell>
          <table:table-cell table:style-name="ce95" office:value-type="float" office:value="0.002159664" calcext:value-type="float">
            <text:p>0.002159664</text:p>
          </table:table-cell>
          <table:table-cell table:style-name="ce95" office:value-type="float" office:value="0.330627435" calcext:value-type="float">
            <text:p>0.330627435</text:p>
          </table:table-cell>
          <table:table-cell table:style-name="ce95" office:value-type="float" office:value="1.619688436" calcext:value-type="float">
            <text:p>1.619688436</text:p>
          </table:table-cell>
          <table:table-cell table:style-name="ce95" office:value-type="float" office:value="1.303117289" calcext:value-type="float">
            <text:p>1.303117289</text:p>
          </table:table-cell>
          <table:table-cell table:style-name="ce95" office:value-type="float" office:value="-59.78439344" calcext:value-type="float">
            <text:p>-59.78439344</text:p>
          </table:table-cell>
          <table:table-cell table:style-name="ce95" office:value-type="float" office:value="0.330185853589242" calcext:value-type="float">
            <text:p>0.330185853589242</text:p>
          </table:table-cell>
          <table:table-cell table:style-name="ce100" office:value-type="float" office:value="0.002159669" calcext:value-type="float">
            <text:p>0.002159669</text:p>
          </table:table-cell>
          <table:table-cell table:style-name="ce100" office:value-type="float" office:value="0.330627306" calcext:value-type="float">
            <text:p>0.330627306</text:p>
          </table:table-cell>
          <table:table-cell table:style-name="ce100" office:value-type="float" office:value="1.619688554" calcext:value-type="float">
            <text:p>1.619688554</text:p>
          </table:table-cell>
          <table:table-cell table:style-name="ce100" table:formula="of:=[.AQ48]*(1-[.AP48]/[.AR48])" office:value-type="float" office:value="0.330186452391719" calcext:value-type="float">
            <text:p>0.330186452391719</text:p>
          </table:table-cell>
          <table:table-cell table:style-name="ce105" office:value-type="float" office:value="0.003026498" calcext:value-type="float">
            <text:p>0.003026498</text:p>
          </table:table-cell>
          <table:table-cell table:style-name="ce105" office:value-type="float" office:value="0.304761429" calcext:value-type="float">
            <text:p>0.304761429</text:p>
          </table:table-cell>
          <table:table-cell table:style-name="ce105" office:value-type="float" office:value="1.613388443" calcext:value-type="float">
            <text:p>1.613388443</text:p>
          </table:table-cell>
          <table:table-cell table:style-name="ce105" office:value-type="float" office:value="1.149354042" calcext:value-type="float">
            <text:p>1.149354042</text:p>
          </table:table-cell>
          <table:table-cell table:style-name="ce105" table:formula="of:=[.AU48]*(1-([.AT48]/[.AV48])^[.AW48])" office:value-type="float" office:value="0.304537606848749" calcext:value-type="float">
            <text:p>0.304537606848749</text:p>
          </table:table-cell>
          <table:table-cell table:style-name="ce110" office:value-type="float" office:value="1.388682" calcext:value-type="float">
            <text:p>1.388682</text:p>
          </table:table-cell>
          <table:table-cell table:number-columns-repeated="973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ithoutAB AMS4104_Biol_3</text:p>
          </table:table-cell>
          <table:table-cell table:style-name="ce14" office:value-type="float" office:value="1.385775931906" calcext:value-type="float">
            <text:p>1.385775931906</text:p>
          </table:table-cell>
          <table:table-cell table:style-name="ce14" office:value-type="float" office:value="0.000247372247" calcext:value-type="float">
            <text:p>0.000247372247</text:p>
          </table:table-cell>
          <table:table-cell table:style-name="ce14" office:value-type="float" office:value="0.361817675797" calcext:value-type="float">
            <text:p>0.361817675797</text:p>
          </table:table-cell>
          <table:table-cell table:style-name="ce14" table:formula="of:=[.E49]*(1-[.D49]/[.C49])" office:value-type="float" office:value="0.361753088406351" calcext:value-type="float">
            <text:p>0.361753088406351</text:p>
          </table:table-cell>
          <table:table-cell table:style-name="ce61" office:value-type="float" office:value="1.385775931906" calcext:value-type="float">
            <text:p>1.385775931906</text:p>
          </table:table-cell>
          <table:table-cell table:style-name="ce61" office:value-type="float" office:value="0.000247372247" calcext:value-type="float">
            <text:p>0.000247372247</text:p>
          </table:table-cell>
          <table:table-cell table:style-name="ce61" office:value-type="float" office:value="0.361817675797" calcext:value-type="float">
            <text:p>0.361817675797</text:p>
          </table:table-cell>
          <table:table-cell table:style-name="ce61" table:formula="of:=[.I49]*(1-[.H49]/[.G49])" office:value-type="float" office:value="0.361753088406351" calcext:value-type="float">
            <text:p>0.361753088406351</text:p>
          </table:table-cell>
          <table:table-cell table:style-name="ce66" office:value-type="float" office:value="7.808071" calcext:value-type="float">
            <text:p>7.808071</text:p>
          </table:table-cell>
          <table:table-cell table:style-name="ce66" office:value-type="float" office:value="0.2710472" calcext:value-type="float">
            <text:p>0.2710472</text:p>
          </table:table-cell>
          <table:table-cell table:style-name="ce66" office:value-type="float" office:value="-4.0055979" calcext:value-type="float">
            <text:p>-4.0055979</text:p>
          </table:table-cell>
          <table:table-cell table:style-name="ce70" office:value-type="float" office:value="7.547721" calcext:value-type="float">
            <text:p>7.547721</text:p>
          </table:table-cell>
          <table:table-cell table:style-name="ce70" office:value-type="float" office:value="0.2478105" calcext:value-type="float">
            <text:p>0.2478105</text:p>
          </table:table-cell>
          <table:table-cell table:style-name="ce70" office:value-type="float" office:value="-4.8996626" calcext:value-type="float">
            <text:p>-4.899662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4344608" calcext:value-type="float">
            <text:p>0.04344608</text:p>
          </table:table-cell>
          <table:table-cell table:style-name="ce82" office:value-type="float" office:value="0.4106718" calcext:value-type="float">
            <text:p>0.4106718</text:p>
          </table:table-cell>
          <table:table-cell table:style-name="ce82" office:value-type="float" office:value="1.36462219" calcext:value-type="float">
            <text:p>1.36462219</text:p>
          </table:table-cell>
          <table:table-cell table:style-name="ce82" office:value-type="float" office:value="6.41517934" calcext:value-type="float">
            <text:p>6.41517934</text:p>
          </table:table-cell>
          <table:table-cell table:style-name="ce82" office:value-type="float" office:value="0.286392795607998" calcext:value-type="float">
            <text:p>0.286392795607998</text:p>
          </table:table-cell>
          <table:table-cell table:style-name="ce87" office:value-type="string" calcext:value-type="string">
            <text:p>NaN</text:p>
          </table:table-cell>
          <table:table-cell table:style-name="ce91" office:value-type="float" office:value="2.632633E-026" calcext:value-type="float">
            <text:p>2.63E-26</text:p>
          </table:table-cell>
          <table:table-cell table:style-name="ce91" office:value-type="float" office:value="0.1902286" calcext:value-type="float">
            <text:p>1.90E-01</text:p>
          </table:table-cell>
          <table:table-cell table:style-name="ce91" office:value-type="float" office:value="1.391261" calcext:value-type="float">
            <text:p>1.39E+00</text:p>
          </table:table-cell>
          <table:table-cell table:style-name="ce90" table:formula="of:=[.AG49]*LOG([.AH49]/[.AF49])" office:value-type="float" office:value="4.89325375712622" calcext:value-type="float">
            <text:p>4.89325375712622</text:p>
          </table:table-cell>
          <table:table-cell table:style-name="ce96" office:value-type="float" office:value="0.0002473761" calcext:value-type="float">
            <text:p>2.47E-04</text:p>
          </table:table-cell>
          <table:table-cell table:style-name="ce96" office:value-type="float" office:value="0.361817" calcext:value-type="float">
            <text:p>3.62E-01</text:p>
          </table:table-cell>
          <table:table-cell table:style-name="ce96" office:value-type="float" office:value="1.385776" calcext:value-type="float">
            <text:p>1.39E+00</text:p>
          </table:table-cell>
          <table:table-cell table:style-name="ce96" office:value-type="float" office:value="0.7411143" calcext:value-type="float">
            <text:p>7.41E-01</text:p>
          </table:table-cell>
          <table:table-cell table:style-name="ce96" office:value-type="float" office:value="-18.05016" calcext:value-type="float">
            <text:p>-1.81E+01</text:p>
          </table:table-cell>
          <table:table-cell table:style-name="ce96" office:value-type="float" office:value="0.361935017044614" calcext:value-type="float">
            <text:p>3.62E-01</text:p>
          </table:table-cell>
          <table:table-cell table:style-name="ce100" office:value-type="float" office:value="0.0002473738" calcext:value-type="float">
            <text:p>0.0002473738</text:p>
          </table:table-cell>
          <table:table-cell table:style-name="ce100" office:value-type="float" office:value="0.361817384" calcext:value-type="float">
            <text:p>0.361817384</text:p>
          </table:table-cell>
          <table:table-cell table:style-name="ce100" office:value-type="float" office:value="1.3857762697" calcext:value-type="float">
            <text:p>1.3857762697</text:p>
          </table:table-cell>
          <table:table-cell table:style-name="ce100" table:formula="of:=[.AQ49]*(1-[.AP49]/[.AR49])" office:value-type="float" office:value="0.361752796271704" calcext:value-type="float">
            <text:p>0.361752796271704</text:p>
          </table:table-cell>
          <table:table-cell table:style-name="ce105" office:value-type="float" office:value="0.005174453" calcext:value-type="float">
            <text:p>0.005174453</text:p>
          </table:table-cell>
          <table:table-cell table:style-name="ce105" office:value-type="float" office:value="0.201227636" calcext:value-type="float">
            <text:p>0.201227636</text:p>
          </table:table-cell>
          <table:table-cell table:style-name="ce105" office:value-type="float" office:value="1.309951719" calcext:value-type="float">
            <text:p>1.309951719</text:p>
          </table:table-cell>
          <table:table-cell table:style-name="ce105" office:value-type="float" office:value="6.068522572" calcext:value-type="float">
            <text:p>6.068522572</text:p>
          </table:table-cell>
          <table:table-cell table:style-name="ce105" table:formula="of:=[.AU49]*(1-([.AT49]/[.AV49])^[.AW49])" office:value-type="float" office:value="0.201227635999999" calcext:value-type="float">
            <text:p>0.201227635999999</text:p>
          </table:table-cell>
          <table:table-cell table:style-name="ce110"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withoutAB AMS4105_Biol_1</text:p>
          </table:table-cell>
          <table:table-cell table:style-name="ce14" office:value-type="float" office:value="1.449898132121" calcext:value-type="float">
            <text:p>1.449898132121</text:p>
          </table:table-cell>
          <table:table-cell table:style-name="ce14" office:value-type="float" office:value="0.000029195777" calcext:value-type="float">
            <text:p>2.9195777E-05</text:p>
          </table:table-cell>
          <table:table-cell table:style-name="ce14" office:value-type="float" office:value="0.69384314525" calcext:value-type="float">
            <text:p>0.69384314525</text:p>
          </table:table-cell>
          <table:table-cell table:style-name="ce14" table:formula="of:=[.E50]*(1-[.D50]/[.C50])" office:value-type="float" office:value="0.693829173723799" calcext:value-type="float">
            <text:p>0.693829173723799</text:p>
          </table:table-cell>
          <table:table-cell table:style-name="ce61" office:value-type="float" office:value="1.449898132121" calcext:value-type="float">
            <text:p>1.449898132121</text:p>
          </table:table-cell>
          <table:table-cell table:style-name="ce61" office:value-type="float" office:value="0.000029195777" calcext:value-type="float">
            <text:p>2.9195777E-05</text:p>
          </table:table-cell>
          <table:table-cell table:style-name="ce61" office:value-type="float" office:value="0.69384314525" calcext:value-type="float">
            <text:p>0.69384314525</text:p>
          </table:table-cell>
          <table:table-cell table:style-name="ce61" table:formula="of:=[.I50]*(1-[.H50]/[.G50])" office:value-type="float" office:value="0.693829173723799" calcext:value-type="float">
            <text:p>0.693829173723799</text:p>
          </table:table-cell>
          <table:table-cell table:style-name="ce66" office:value-type="float" office:value="5.960976" calcext:value-type="float">
            <text:p>5.960976</text:p>
          </table:table-cell>
          <table:table-cell table:style-name="ce66" office:value-type="float" office:value="0.7055125" calcext:value-type="float">
            <text:p>0.7055125</text:p>
          </table:table-cell>
          <table:table-cell table:style-name="ce66" office:value-type="float" office:value="6.7568312" calcext:value-type="float">
            <text:p>6.7568312</text:p>
          </table:table-cell>
          <table:table-cell table:style-name="ce70" office:value-type="float" office:value="5.903327" calcext:value-type="float">
            <text:p>5.903327</text:p>
          </table:table-cell>
          <table:table-cell table:style-name="ce70" office:value-type="float" office:value="0.6998286" calcext:value-type="float">
            <text:p>0.6998286</text:p>
          </table:table-cell>
          <table:table-cell table:style-name="ce70" office:value-type="float" office:value="7.0456104" calcext:value-type="float">
            <text:p>7.0456104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926804" calcext:value-type="float">
            <text:p>5.926804</text:p>
          </table:table-cell>
          <table:table-cell table:style-name="ce78" office:value-type="float" office:value="0.6935976" calcext:value-type="float">
            <text:p>0.6935976</text:p>
          </table:table-cell>
          <table:table-cell table:style-name="ce78" office:value-type="float" office:value="6.8747146" calcext:value-type="float">
            <text:p>6.8747146</text:p>
          </table:table-cell>
          <table:table-cell table:style-name="ce78" office:value-type="float" office:value="0.5130802" calcext:value-type="float">
            <text:p>0.5130802</text:p>
          </table:table-cell>
          <table:table-cell table:style-name="ce82" office:value-type="float" office:value="0.006241323" calcext:value-type="float">
            <text:p>0.006241323</text:p>
          </table:table-cell>
          <table:table-cell table:style-name="ce82" office:value-type="float" office:value="0.697652393" calcext:value-type="float">
            <text:p>0.697652393</text:p>
          </table:table-cell>
          <table:table-cell table:style-name="ce82" office:value-type="float" office:value="1.452708832" calcext:value-type="float">
            <text:p>1.452708832</text:p>
          </table:table-cell>
          <table:table-cell table:style-name="ce82" office:value-type="float" office:value="5.428806667" calcext:value-type="float">
            <text:p>5.428806667</text:p>
          </table:table-cell>
          <table:table-cell table:style-name="ce82" office:value-type="float" office:value="0.611997285398601" calcext:value-type="float">
            <text:p>0.611997285398601</text:p>
          </table:table-cell>
          <table:table-cell table:style-name="ce87" office:value-type="float" office:value="0.601492" calcext:value-type="float">
            <text:p>0.601492</text:p>
          </table:table-cell>
          <table:table-cell table:style-name="ce91" office:value-type="float" office:value="1.317241E-026" calcext:value-type="float">
            <text:p>1.32E-26</text:p>
          </table:table-cell>
          <table:table-cell table:style-name="ce91" office:value-type="float" office:value="0.2861573" calcext:value-type="float">
            <text:p>2.86E-01</text:p>
          </table:table-cell>
          <table:table-cell table:style-name="ce91" office:value-type="float" office:value="1.519504" calcext:value-type="float">
            <text:p>1.52E+00</text:p>
          </table:table-cell>
          <table:table-cell table:style-name="ce90" table:formula="of:=[.AG50]*LOG([.AH50]/[.AF50])" office:value-type="float" office:value="7.45784202816535" calcext:value-type="float">
            <text:p>7.45784202816535</text:p>
          </table:table-cell>
          <table:table-cell table:style-name="ce96" office:value-type="float" office:value="0.00003111369" calcext:value-type="float">
            <text:p>3.11E-05</text:p>
          </table:table-cell>
          <table:table-cell table:style-name="ce96" office:value-type="float" office:value="0.6902854" calcext:value-type="float">
            <text:p>6.90E-01</text:p>
          </table:table-cell>
          <table:table-cell table:style-name="ce96" office:value-type="float" office:value="1.453078" calcext:value-type="float">
            <text:p>1.45E+00</text:p>
          </table:table-cell>
          <table:table-cell table:style-name="ce96" office:value-type="float" office:value="0.9388561" calcext:value-type="float">
            <text:p>9.39E-01</text:p>
          </table:table-cell>
          <table:table-cell table:style-name="ce96" office:value-type="float" office:value="-56.74782" calcext:value-type="float">
            <text:p>-5.67E+01</text:p>
          </table:table-cell>
          <table:table-cell table:style-name="ce96" office:value-type="float" office:value="0.68998514951539" calcext:value-type="float">
            <text:p>6.90E-01</text:p>
          </table:table-cell>
          <table:table-cell table:style-name="ce101" office:value-type="float" office:value="0.00003111371" calcext:value-type="float">
            <text:p>3.11E-05</text:p>
          </table:table-cell>
          <table:table-cell table:style-name="ce101" office:value-type="float" office:value="0.6902853" calcext:value-type="float">
            <text:p>6.90E-01</text:p>
          </table:table-cell>
          <table:table-cell table:style-name="ce101" office:value-type="float" office:value="1.453078" calcext:value-type="float">
            <text:p>1.45E+00</text:p>
          </table:table-cell>
          <table:table-cell table:style-name="ce100" table:formula="of:=[.AQ50]*(1-[.AP50]/[.AR50])" office:value-type="float" office:value="0.690270519419301" calcext:value-type="float">
            <text:p>0.690270519419301</text:p>
          </table:table-cell>
          <table:table-cell table:style-name="ce105" office:value-type="float" office:value="0.0001364384" calcext:value-type="float">
            <text:p>0.0001364384</text:p>
          </table:table-cell>
          <table:table-cell table:style-name="ce105" office:value-type="float" office:value="0.5722870043" calcext:value-type="float">
            <text:p>0.5722870043</text:p>
          </table:table-cell>
          <table:table-cell table:style-name="ce105" office:value-type="float" office:value="1.4504657524" calcext:value-type="float">
            <text:p>1.4504657524</text:p>
          </table:table-cell>
          <table:table-cell table:style-name="ce105" office:value-type="float" office:value="1.3594377609" calcext:value-type="float">
            <text:p>1.3594377609</text:p>
          </table:table-cell>
          <table:table-cell table:style-name="ce105" table:formula="of:=[.AU50]*(1-([.AT50]/[.AV50])^[.AW50])" office:value-type="float" office:value="0.572285082352995" calcext:value-type="float">
            <text:p>0.572285082352995</text:p>
          </table:table-cell>
          <table:table-cell table:style-name="ce110" office:value-type="float" office:value="0.6141505" calcext:value-type="float">
            <text:p>0.6141505</text:p>
          </table:table-cell>
          <table:table-cell table:number-columns-repeated="973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withoutAB AMS4105_Biol_2</text:p>
          </table:table-cell>
          <table:table-cell table:style-name="ce14" office:value-type="float" office:value="1.506163708243" calcext:value-type="float">
            <text:p>1.506163708243</text:p>
          </table:table-cell>
          <table:table-cell table:style-name="ce14" office:value-type="float" office:value="0.000089796735" calcext:value-type="float">
            <text:p>8.9796735E-05</text:p>
          </table:table-cell>
          <table:table-cell table:style-name="ce14" office:value-type="float" office:value="0.634595186416" calcext:value-type="float">
            <text:p>0.634595186416</text:p>
          </table:table-cell>
          <table:table-cell table:style-name="ce14" table:formula="of:=[.E51]*(1-[.D51]/[.C51])" office:value-type="float" office:value="0.634557352164999" calcext:value-type="float">
            <text:p>0.634557352164999</text:p>
          </table:table-cell>
          <table:table-cell table:style-name="ce61" office:value-type="float" office:value="1.506163708243" calcext:value-type="float">
            <text:p>1.506163708243</text:p>
          </table:table-cell>
          <table:table-cell table:style-name="ce61" office:value-type="float" office:value="0.000089796735" calcext:value-type="float">
            <text:p>8.9796735E-05</text:p>
          </table:table-cell>
          <table:table-cell table:style-name="ce61" office:value-type="float" office:value="0.634595186416" calcext:value-type="float">
            <text:p>0.634595186416</text:p>
          </table:table-cell>
          <table:table-cell table:style-name="ce61" table:formula="of:=[.I51]*(1-[.H51]/[.G51])" office:value-type="float" office:value="0.634557352164999" calcext:value-type="float">
            <text:p>0.634557352164999</text:p>
          </table:table-cell>
          <table:table-cell table:style-name="ce66" office:value-type="float" office:value="6.318333" calcext:value-type="float">
            <text:p>6.318333</text:p>
          </table:table-cell>
          <table:table-cell table:style-name="ce66" office:value-type="float" office:value="0.5892831" calcext:value-type="float">
            <text:p>0.5892831</text:p>
          </table:table-cell>
          <table:table-cell table:style-name="ce66" office:value-type="float" office:value="4.2062881" calcext:value-type="float">
            <text:p>4.2062881</text:p>
          </table:table-cell>
          <table:table-cell table:style-name="ce70" office:value-type="float" office:value="6.252167" calcext:value-type="float">
            <text:p>6.252167</text:p>
          </table:table-cell>
          <table:table-cell table:style-name="ce70" office:value-type="float" office:value="0.5665072" calcext:value-type="float">
            <text:p>0.5665072</text:p>
          </table:table-cell>
          <table:table-cell table:style-name="ce70" office:value-type="float" office:value="4.3791903" calcext:value-type="float">
            <text:p>4.379190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284203" calcext:value-type="float">
            <text:p>6.284203</text:p>
          </table:table-cell>
          <table:table-cell table:style-name="ce78" office:value-type="float" office:value="0.5718028" calcext:value-type="float">
            <text:p>0.5718028</text:p>
          </table:table-cell>
          <table:table-cell table:style-name="ce78" office:value-type="float" office:value="4.2402149" calcext:value-type="float">
            <text:p>4.2402149</text:p>
          </table:table-cell>
          <table:table-cell table:style-name="ce78" office:value-type="float" office:value="0.4291138" calcext:value-type="float">
            <text:p>0.4291138</text:p>
          </table:table-cell>
          <table:table-cell table:style-name="ce82" office:value-type="float" office:value="0.01151508" calcext:value-type="float">
            <text:p>0.01151508</text:p>
          </table:table-cell>
          <table:table-cell table:style-name="ce82" office:value-type="float" office:value="0.64500287" calcext:value-type="float">
            <text:p>0.64500287</text:p>
          </table:table-cell>
          <table:table-cell table:style-name="ce82" office:value-type="float" office:value="1.50750481" calcext:value-type="float">
            <text:p>1.50750481</text:p>
          </table:table-cell>
          <table:table-cell table:style-name="ce82" office:value-type="float" office:value="5.03069715" calcext:value-type="float">
            <text:p>5.03069715</text:p>
          </table:table-cell>
          <table:table-cell table:style-name="ce82" office:value-type="float" office:value="0.541629734175833" calcext:value-type="float">
            <text:p>0.541629734175833</text:p>
          </table:table-cell>
          <table:table-cell table:style-name="ce87" office:value-type="float" office:value="1.1512" calcext:value-type="float">
            <text:p>1.1512</text:p>
          </table:table-cell>
          <table:table-cell table:style-name="ce91" office:value-type="float" office:value="4.711593E-026" calcext:value-type="float">
            <text:p>4.71E-26</text:p>
          </table:table-cell>
          <table:table-cell table:style-name="ce91" office:value-type="float" office:value="0.294198" calcext:value-type="float">
            <text:p>2.94E-01</text:p>
          </table:table-cell>
          <table:table-cell table:style-name="ce91" office:value-type="float" office:value="1.527869" calcext:value-type="float">
            <text:p>1.53E+00</text:p>
          </table:table-cell>
          <table:table-cell table:style-name="ce90" table:formula="of:=[.AG51]*LOG([.AH51]/[.AF51])" office:value-type="float" office:value="7.50526115714537" calcext:value-type="float">
            <text:p>7.50526115714537</text:p>
          </table:table-cell>
          <table:table-cell table:style-name="ce96" office:value-type="float" office:value="0.00009337355" calcext:value-type="float">
            <text:p>9.34E-05</text:p>
          </table:table-cell>
          <table:table-cell table:style-name="ce96" office:value-type="float" office:value="0.6323883" calcext:value-type="float">
            <text:p>6.32E-01</text:p>
          </table:table-cell>
          <table:table-cell table:style-name="ce96" office:value-type="float" office:value="1.508307" calcext:value-type="float">
            <text:p>1.51E+00</text:p>
          </table:table-cell>
          <table:table-cell table:style-name="ce96" office:value-type="float" office:value="1.478671" calcext:value-type="float">
            <text:p>1.48E+00</text:p>
          </table:table-cell>
          <table:table-cell table:style-name="ce96" office:value-type="float" office:value="-88.2765" calcext:value-type="float">
            <text:p>-8.83E+01</text:p>
          </table:table-cell>
          <table:table-cell table:style-name="ce96" office:value-type="float" office:value="0.631960784296132" calcext:value-type="float">
            <text:p>6.32E-01</text:p>
          </table:table-cell>
          <table:table-cell table:style-name="ce101" office:value-type="float" office:value="0.00009337364" calcext:value-type="float">
            <text:p>9.34E-05</text:p>
          </table:table-cell>
          <table:table-cell table:style-name="ce101" office:value-type="float" office:value="0.6323883" calcext:value-type="float">
            <text:p>6.32E-01</text:p>
          </table:table-cell>
          <table:table-cell table:style-name="ce101" office:value-type="float" office:value="1.508307" calcext:value-type="float">
            <text:p>1.51E+00</text:p>
          </table:table-cell>
          <table:table-cell table:style-name="ce100" table:formula="of:=[.AQ51]*(1-[.AP51]/[.AR51])" office:value-type="float" office:value="0.632349151207702" calcext:value-type="float">
            <text:p>0.632349151207702</text:p>
          </table:table-cell>
          <table:table-cell table:style-name="ce105" office:value-type="float" office:value="0.0004483698" calcext:value-type="float">
            <text:p>0.0004483698</text:p>
          </table:table-cell>
          <table:table-cell table:style-name="ce105" office:value-type="float" office:value="0.5023659727" calcext:value-type="float">
            <text:p>0.5023659727</text:p>
          </table:table-cell>
          <table:table-cell table:style-name="ce105" office:value-type="float" office:value="1.5043867311" calcext:value-type="float">
            <text:p>1.5043867311</text:p>
          </table:table-cell>
          <table:table-cell table:style-name="ce105" office:value-type="float" office:value="1.4702180023" calcext:value-type="float">
            <text:p>1.4702180023</text:p>
          </table:table-cell>
          <table:table-cell table:style-name="ce105" table:formula="of:=[.AU51]*(1-([.AT51]/[.AV51])^[.AW51])" office:value-type="float" office:value="0.502362680861034" calcext:value-type="float">
            <text:p>0.502362680861034</text:p>
          </table:table-cell>
          <table:table-cell table:style-name="ce110" office:value-type="float" office:value="0.8303152" calcext:value-type="float">
            <text:p>0.8303152</text:p>
          </table:table-cell>
          <table:table-cell table:number-columns-repeated="973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withoutAB AMS4105_Biol_3</text:p>
          </table:table-cell>
          <table:table-cell table:style-name="ce14" office:value-type="float" office:value="1.542903792553" calcext:value-type="float">
            <text:p>1.542903792553</text:p>
          </table:table-cell>
          <table:table-cell table:style-name="ce14" office:value-type="float" office:value="0.000279431034" calcext:value-type="float">
            <text:p>0.000279431034</text:p>
          </table:table-cell>
          <table:table-cell table:style-name="ce14" office:value-type="float" office:value="0.591439247243" calcext:value-type="float">
            <text:p>0.591439247243</text:p>
          </table:table-cell>
          <table:table-cell table:style-name="ce14" table:formula="of:=[.E52]*(1-[.D52]/[.C52])" office:value-type="float" office:value="0.591332133318462" calcext:value-type="float">
            <text:p>0.591332133318462</text:p>
          </table:table-cell>
          <table:table-cell table:style-name="ce61" office:value-type="float" office:value="1.542903792553" calcext:value-type="float">
            <text:p>1.542903792553</text:p>
          </table:table-cell>
          <table:table-cell table:style-name="ce61" office:value-type="float" office:value="0.000279431034" calcext:value-type="float">
            <text:p>0.000279431034</text:p>
          </table:table-cell>
          <table:table-cell table:style-name="ce61" office:value-type="float" office:value="0.591439247243" calcext:value-type="float">
            <text:p>0.591439247243</text:p>
          </table:table-cell>
          <table:table-cell table:style-name="ce61" table:formula="of:=[.I52]*(1-[.H52]/[.G52])" office:value-type="float" office:value="0.591332133318462" calcext:value-type="float">
            <text:p>0.591332133318462</text:p>
          </table:table-cell>
          <table:table-cell table:style-name="ce66" office:value-type="float" office:value="6.362407" calcext:value-type="float">
            <text:p>6.362407</text:p>
          </table:table-cell>
          <table:table-cell table:style-name="ce66" office:value-type="float" office:value="0.5277761" calcext:value-type="float">
            <text:p>0.5277761</text:p>
          </table:table-cell>
          <table:table-cell table:style-name="ce66" office:value-type="float" office:value="2.2568545" calcext:value-type="float">
            <text:p>2.2568545</text:p>
          </table:table-cell>
          <table:table-cell table:style-name="ce70" office:value-type="float" office:value="6.291282" calcext:value-type="float">
            <text:p>6.291282</text:p>
          </table:table-cell>
          <table:table-cell table:style-name="ce70" office:value-type="float" office:value="0.5032526" calcext:value-type="float">
            <text:p>0.5032526</text:p>
          </table:table-cell>
          <table:table-cell table:style-name="ce70" office:value-type="float" office:value="2.3730852" calcext:value-type="float">
            <text:p>2.3730852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302914" calcext:value-type="float">
            <text:p>6.302914</text:p>
          </table:table-cell>
          <table:table-cell table:style-name="ce78" office:value-type="float" office:value="0.5047067" calcext:value-type="float">
            <text:p>0.5047067</text:p>
          </table:table-cell>
          <table:table-cell table:style-name="ce78" office:value-type="float" office:value="2.3204273" calcext:value-type="float">
            <text:p>2.3204273</text:p>
          </table:table-cell>
          <table:table-cell table:style-name="ce78" office:value-type="float" office:value="0.7788099" calcext:value-type="float">
            <text:p>0.7788099</text:p>
          </table:table-cell>
          <table:table-cell table:style-name="ce82" office:value-type="float" office:value="0.01436437" calcext:value-type="float">
            <text:p>0.01436437</text:p>
          </table:table-cell>
          <table:table-cell table:style-name="ce82" office:value-type="float" office:value="0.60357341" calcext:value-type="float">
            <text:p>0.60357341</text:p>
          </table:table-cell>
          <table:table-cell table:style-name="ce82" office:value-type="float" office:value="1.5440252" calcext:value-type="float">
            <text:p>1.5440252</text:p>
          </table:table-cell>
          <table:table-cell table:style-name="ce82" office:value-type="float" office:value="4.13852561" calcext:value-type="float">
            <text:p>4.13852561</text:p>
          </table:table-cell>
          <table:table-cell table:style-name="ce82" office:value-type="float" office:value="0.498151501320902" calcext:value-type="float">
            <text:p>0.498151501320902</text:p>
          </table:table-cell>
          <table:table-cell table:style-name="ce87" office:value-type="float" office:value="1.48052" calcext:value-type="float">
            <text:p>1.48052</text:p>
          </table:table-cell>
          <table:table-cell table:style-name="ce91" office:value-type="float" office:value="4.77467E-026" calcext:value-type="float">
            <text:p>4.77E-26</text:p>
          </table:table-cell>
          <table:table-cell table:style-name="ce91" office:value-type="float" office:value="0.3071193" calcext:value-type="float">
            <text:p>3.07E-01</text:p>
          </table:table-cell>
          <table:table-cell table:style-name="ce91" office:value-type="float" office:value="1.584017" calcext:value-type="float">
            <text:p>1.58E+00</text:p>
          </table:table-cell>
          <table:table-cell table:style-name="ce90" table:formula="of:=[.AG52]*LOG([.AH52]/[.AF52])" office:value-type="float" office:value="7.83793529196864" calcext:value-type="float">
            <text:p>7.83793529196864</text:p>
          </table:table-cell>
          <table:table-cell table:style-name="ce96" office:value-type="float" office:value="0.0002891637" calcext:value-type="float">
            <text:p>2.89E-04</text:p>
          </table:table-cell>
          <table:table-cell table:style-name="ce96" office:value-type="float" office:value="0.5894382" calcext:value-type="float">
            <text:p>5.89E-01</text:p>
          </table:table-cell>
          <table:table-cell table:style-name="ce96" office:value-type="float" office:value="1.545053" calcext:value-type="float">
            <text:p>1.55E+00</text:p>
          </table:table-cell>
          <table:table-cell table:style-name="ce96" office:value-type="float" office:value="2.257993" calcext:value-type="float">
            <text:p>2.26E+00</text:p>
          </table:table-cell>
          <table:table-cell table:style-name="ce96" office:value-type="float" office:value="-118.8484" calcext:value-type="float">
            <text:p>-1.19E+02</text:p>
          </table:table-cell>
          <table:table-cell table:style-name="ce96" office:value-type="float" office:value="0.588889856004817" calcext:value-type="float">
            <text:p>5.89E-01</text:p>
          </table:table-cell>
          <table:table-cell table:style-name="ce100" office:value-type="float" office:value="0.0002891638" calcext:value-type="float">
            <text:p>0.0002891638</text:p>
          </table:table-cell>
          <table:table-cell table:style-name="ce100" office:value-type="float" office:value="0.5894381461" calcext:value-type="float">
            <text:p>0.5894381461</text:p>
          </table:table-cell>
          <table:table-cell table:style-name="ce100" office:value-type="float" office:value="1.5450534463" calcext:value-type="float">
            <text:p>1.5450534463</text:p>
          </table:table-cell>
          <table:table-cell table:style-name="ce100" table:formula="of:=[.AQ52]*(1-[.AP52]/[.AR52])" office:value-type="float" office:value="0.589327830062326" calcext:value-type="float">
            <text:p>0.589327830062326</text:p>
          </table:table-cell>
          <table:table-cell table:style-name="ce105" office:value-type="float" office:value="0.00104518" calcext:value-type="float">
            <text:p>0.00104518</text:p>
          </table:table-cell>
          <table:table-cell table:style-name="ce105" office:value-type="float" office:value="0.4732366" calcext:value-type="float">
            <text:p>0.4732366</text:p>
          </table:table-cell>
          <table:table-cell table:style-name="ce105" office:value-type="float" office:value="1.54109459" calcext:value-type="float">
            <text:p>1.54109459</text:p>
          </table:table-cell>
          <table:table-cell table:style-name="ce105" office:value-type="float" office:value="1.44118187" calcext:value-type="float">
            <text:p>1.44118187</text:p>
          </table:table-cell>
          <table:table-cell table:style-name="ce105" table:formula="of:=[.AU52]*(1-([.AT52]/[.AV52])^[.AW52])" office:value-type="float" office:value="0.473223762088082" calcext:value-type="float">
            <text:p>0.473223762088082</text:p>
          </table:table-cell>
          <table:table-cell table:style-name="ce110" office:value-type="float" office:value="1.383806" calcext:value-type="float">
            <text:p>1.383806</text:p>
          </table:table-cell>
          <table:table-cell table:number-columns-repeated="973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withoutAB AMS4106_Biol_1</text:p>
          </table:table-cell>
          <table:table-cell table:style-name="ce14" office:value-type="float" office:value="1.460594530064" calcext:value-type="float">
            <text:p>1.460594530064</text:p>
          </table:table-cell>
          <table:table-cell table:style-name="ce14" office:value-type="float" office:value="0.000531556887" calcext:value-type="float">
            <text:p>0.000531556887</text:p>
          </table:table-cell>
          <table:table-cell table:style-name="ce14" office:value-type="float" office:value="0.521726768122" calcext:value-type="float">
            <text:p>0.521726768122</text:p>
          </table:table-cell>
          <table:table-cell table:style-name="ce14" table:formula="of:=[.E53]*(1-[.D53]/[.C53])" office:value-type="float" office:value="0.521536895127805" calcext:value-type="float">
            <text:p>0.521536895127805</text:p>
          </table:table-cell>
          <table:table-cell table:style-name="ce61" office:value-type="float" office:value="1.460594530064" calcext:value-type="float">
            <text:p>1.460594530064</text:p>
          </table:table-cell>
          <table:table-cell table:style-name="ce61" office:value-type="float" office:value="0.000531556887" calcext:value-type="float">
            <text:p>0.000531556887</text:p>
          </table:table-cell>
          <table:table-cell table:style-name="ce61" office:value-type="float" office:value="0.521726768122" calcext:value-type="float">
            <text:p>0.521726768122</text:p>
          </table:table-cell>
          <table:table-cell table:style-name="ce61" table:formula="of:=[.I53]*(1-[.H53]/[.G53])" office:value-type="float" office:value="0.521536895127805" calcext:value-type="float">
            <text:p>0.521536895127805</text:p>
          </table:table-cell>
          <table:table-cell table:style-name="ce66" office:value-type="float" office:value="6.67106" calcext:value-type="float">
            <text:p>6.67106</text:p>
          </table:table-cell>
          <table:table-cell table:style-name="ce66" office:value-type="float" office:value="0.693684" calcext:value-type="float">
            <text:p>0.693684</text:p>
          </table:table-cell>
          <table:table-cell table:style-name="ce66" office:value-type="float" office:value="4.7632464" calcext:value-type="float">
            <text:p>4.7632464</text:p>
          </table:table-cell>
          <table:table-cell table:style-name="ce70" office:value-type="float" office:value="6.592208" calcext:value-type="float">
            <text:p>6.592208</text:p>
          </table:table-cell>
          <table:table-cell table:style-name="ce70" office:value-type="float" office:value="0.6986749" calcext:value-type="float">
            <text:p>0.6986749</text:p>
          </table:table-cell>
          <table:table-cell table:style-name="ce70" office:value-type="float" office:value="5.1497879" calcext:value-type="float">
            <text:p>5.1497879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616776" calcext:value-type="float">
            <text:p>6.616776</text:p>
          </table:table-cell>
          <table:table-cell table:style-name="ce78" office:value-type="float" office:value="0.6891312" calcext:value-type="float">
            <text:p>0.6891312</text:p>
          </table:table-cell>
          <table:table-cell table:style-name="ce78" office:value-type="float" office:value="4.9736701" calcext:value-type="float">
            <text:p>4.9736701</text:p>
          </table:table-cell>
          <table:table-cell table:style-name="ce78" office:value-type="float" office:value="0.6136" calcext:value-type="float">
            <text:p>0.6136</text:p>
          </table:table-cell>
          <table:table-cell table:style-name="ce83" office:value-type="float" office:value="0.00002760594" calcext:value-type="float">
            <text:p>2.76E-05</text:p>
          </table:table-cell>
          <table:table-cell table:style-name="ce83" office:value-type="float" office:value="0.5192935" calcext:value-type="float">
            <text:p>5.19E-01</text:p>
          </table:table-cell>
          <table:table-cell table:style-name="ce83" office:value-type="float" office:value="1.462877" calcext:value-type="float">
            <text:p>1.46E+00</text:p>
          </table:table-cell>
          <table:table-cell table:style-name="ce83" office:value-type="float" office:value="-2.999875" calcext:value-type="float">
            <text:p>-3.00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73324" calcext:value-type="float">
            <text:p>0.73324</text:p>
          </table:table-cell>
          <table:table-cell table:style-name="ce91" office:value-type="float" office:value="3.760715E-026" calcext:value-type="float">
            <text:p>3.76E-26</text:p>
          </table:table-cell>
          <table:table-cell table:style-name="ce91" office:value-type="float" office:value="0.2933053" calcext:value-type="float">
            <text:p>2.93E-01</text:p>
          </table:table-cell>
          <table:table-cell table:style-name="ce91" office:value-type="float" office:value="1.506473" calcext:value-type="float">
            <text:p>1.51E+00</text:p>
          </table:table-cell>
          <table:table-cell table:style-name="ce90" table:formula="of:=[.AG53]*LOG([.AH53]/[.AF53])" office:value-type="float" office:value="7.5094049440419" calcext:value-type="float">
            <text:p>7.5094049440419</text:p>
          </table:table-cell>
          <table:table-cell table:style-name="ce95" office:value-type="float" office:value="0.000547801" calcext:value-type="float">
            <text:p>0.000547801</text:p>
          </table:table-cell>
          <table:table-cell table:style-name="ce95" office:value-type="float" office:value="0.520070556" calcext:value-type="float">
            <text:p>0.520070556</text:p>
          </table:table-cell>
          <table:table-cell table:style-name="ce95" office:value-type="float" office:value="1.4627731" calcext:value-type="float">
            <text:p>1.4627731</text:p>
          </table:table-cell>
          <table:table-cell table:style-name="ce95" office:value-type="float" office:value="1.160590588" calcext:value-type="float">
            <text:p>1.160590588</text:p>
          </table:table-cell>
          <table:table-cell table:style-name="ce95" office:value-type="float" office:value="-70.974407314" calcext:value-type="float">
            <text:p>-70.974407314</text:p>
          </table:table-cell>
          <table:table-cell table:style-name="ce95" office:value-type="float" office:value="0.519875285109606" calcext:value-type="float">
            <text:p>0.519875285109606</text:p>
          </table:table-cell>
          <table:table-cell table:style-name="ce100" office:value-type="float" office:value="0.0005477997" calcext:value-type="float">
            <text:p>0.0005477997</text:p>
          </table:table-cell>
          <table:table-cell table:style-name="ce100" office:value-type="float" office:value="0.5200707565" calcext:value-type="float">
            <text:p>0.5200707565</text:p>
          </table:table-cell>
          <table:table-cell table:style-name="ce100" office:value-type="float" office:value="1.4627730227" calcext:value-type="float">
            <text:p>1.4627730227</text:p>
          </table:table-cell>
          <table:table-cell table:style-name="ce100" table:formula="of:=[.AQ53]*(1-[.AP53]/[.AR53])" office:value-type="float" office:value="0.519875993129355" calcext:value-type="float">
            <text:p>0.519875993129355</text:p>
          </table:table-cell>
          <table:table-cell table:style-name="ce106" office:value-type="float" office:value="0.000001159994" calcext:value-type="float">
            <text:p>1.16E-06</text:p>
          </table:table-cell>
          <table:table-cell table:style-name="ce106" office:value-type="float" office:value="1.19172" calcext:value-type="float">
            <text:p>1.19E+00</text:p>
          </table:table-cell>
          <table:table-cell table:style-name="ce106" office:value-type="float" office:value="1.473564" calcext:value-type="float">
            <text:p>1.47E+00</text:p>
          </table:table-cell>
          <table:table-cell table:style-name="ce106" office:value-type="float" office:value="0.3395084" calcext:value-type="float">
            <text:p>3.40E-01</text:p>
          </table:table-cell>
          <table:table-cell table:style-name="ce105" table:formula="of:=[.AU53]*(1-([.AT53]/[.AV53])^[.AW53])" office:value-type="float" office:value="1.18163108638922" calcext:value-type="float">
            <text:p>1.18163108638922</text:p>
          </table:table-cell>
          <table:table-cell table:style-name="ce110" office:value-type="float" office:value="-0.521067" calcext:value-type="float">
            <text:p>-0.521067</text:p>
          </table:table-cell>
          <table:table-cell table:number-columns-repeated="973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withoutAB AMS4106_Biol_2</text:p>
          </table:table-cell>
          <table:table-cell table:style-name="ce14" office:value-type="float" office:value="1.523555411091" calcext:value-type="float">
            <text:p>1.523555411091</text:p>
          </table:table-cell>
          <table:table-cell table:style-name="ce14" office:value-type="float" office:value="0.001526534059" calcext:value-type="float">
            <text:p>0.001526534059</text:p>
          </table:table-cell>
          <table:table-cell table:style-name="ce14" office:value-type="float" office:value="0.457546200819" calcext:value-type="float">
            <text:p>0.457546200819</text:p>
          </table:table-cell>
          <table:table-cell table:style-name="ce14" table:formula="of:=[.E54]*(1-[.D54]/[.C54])" office:value-type="float" office:value="0.457087760086204" calcext:value-type="float">
            <text:p>0.457087760086204</text:p>
          </table:table-cell>
          <table:table-cell table:style-name="ce61" office:value-type="float" office:value="1.523555411091" calcext:value-type="float">
            <text:p>1.523555411091</text:p>
          </table:table-cell>
          <table:table-cell table:style-name="ce61" office:value-type="float" office:value="0.001526534059" calcext:value-type="float">
            <text:p>0.001526534059</text:p>
          </table:table-cell>
          <table:table-cell table:style-name="ce61" office:value-type="float" office:value="0.457546200819" calcext:value-type="float">
            <text:p>0.457546200819</text:p>
          </table:table-cell>
          <table:table-cell table:style-name="ce61" table:formula="of:=[.I54]*(1-[.H54]/[.G54])" office:value-type="float" office:value="0.457087760086204" calcext:value-type="float">
            <text:p>0.457087760086204</text:p>
          </table:table-cell>
          <table:table-cell table:style-name="ce66" office:value-type="float" office:value="6.706671" calcext:value-type="float">
            <text:p>6.706671</text:p>
          </table:table-cell>
          <table:table-cell table:style-name="ce66" office:value-type="float" office:value="0.5629153" calcext:value-type="float">
            <text:p>0.5629153</text:p>
          </table:table-cell>
          <table:table-cell table:style-name="ce66" office:value-type="float" office:value="1.8150523" calcext:value-type="float">
            <text:p>1.8150523</text:p>
          </table:table-cell>
          <table:table-cell table:style-name="ce70" office:value-type="float" office:value="6.643893" calcext:value-type="float">
            <text:p>6.643893</text:p>
          </table:table-cell>
          <table:table-cell table:style-name="ce70" office:value-type="float" office:value="0.5183527" calcext:value-type="float">
            <text:p>0.5183527</text:p>
          </table:table-cell>
          <table:table-cell table:style-name="ce70" office:value-type="float" office:value="1.6649863" calcext:value-type="float">
            <text:p>1.664986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1802687" calcext:value-type="float">
            <text:p>0.0001802687</text:p>
          </table:table-cell>
          <table:table-cell table:style-name="ce82" office:value-type="float" office:value="0.4556794494" calcext:value-type="float">
            <text:p>0.4556794494</text:p>
          </table:table-cell>
          <table:table-cell table:style-name="ce82" office:value-type="float" office:value="1.5248400809" calcext:value-type="float">
            <text:p>1.5248400809</text:p>
          </table:table-cell>
          <table:table-cell table:style-name="ce82" office:value-type="float" office:value="-2.1690912528" calcext:value-type="float">
            <text:p>-2.1690912528</text:p>
          </table:table-cell>
          <table:table-cell table:style-name="ce82" office:value-type="string" calcext:value-type="string">
            <text:p>NaN</text:p>
          </table:table-cell>
          <table:table-cell table:style-name="ce87" office:value-type="float" office:value="1.864" calcext:value-type="float">
            <text:p>1.864</text:p>
          </table:table-cell>
          <table:table-cell table:style-name="ce91" office:value-type="float" office:value="1.728798E-026" calcext:value-type="float">
            <text:p>1.73E-26</text:p>
          </table:table-cell>
          <table:table-cell table:style-name="ce91" office:value-type="float" office:value="0.2983783" calcext:value-type="float">
            <text:p>2.98E-01</text:p>
          </table:table-cell>
          <table:table-cell table:style-name="ce91" office:value-type="float" office:value="1.552008" calcext:value-type="float">
            <text:p>1.55E+00</text:p>
          </table:table-cell>
          <table:table-cell table:style-name="ce90" table:formula="of:=[.AG54]*LOG([.AH54]/[.AF54])" office:value-type="float" office:value="7.74385668835364" calcext:value-type="float">
            <text:p>7.74385668835364</text:p>
          </table:table-cell>
          <table:table-cell table:style-name="ce95" office:value-type="float" office:value="0.001547831" calcext:value-type="float">
            <text:p>0.001547831</text:p>
          </table:table-cell>
          <table:table-cell table:style-name="ce95" office:value-type="float" office:value="0.456786814" calcext:value-type="float">
            <text:p>0.456786814</text:p>
          </table:table-cell>
          <table:table-cell table:style-name="ce95" office:value-type="float" office:value="1.524669599" calcext:value-type="float">
            <text:p>1.524669599</text:p>
          </table:table-cell>
          <table:table-cell table:style-name="ce95" office:value-type="float" office:value="1.484303461" calcext:value-type="float">
            <text:p>1.484303461</text:p>
          </table:table-cell>
          <table:table-cell table:style-name="ce95" office:value-type="float" office:value="-89.959455378" calcext:value-type="float">
            <text:p>-89.959455378</text:p>
          </table:table-cell>
          <table:table-cell table:style-name="ce95" office:value-type="float" office:value="0.456322028440254" calcext:value-type="float">
            <text:p>0.456322028440254</text:p>
          </table:table-cell>
          <table:table-cell table:style-name="ce100" office:value-type="float" office:value="0.001547834" calcext:value-type="float">
            <text:p>0.001547834</text:p>
          </table:table-cell>
          <table:table-cell table:style-name="ce100" office:value-type="float" office:value="0.456786672" calcext:value-type="float">
            <text:p>0.456786672</text:p>
          </table:table-cell>
          <table:table-cell table:style-name="ce100" office:value-type="float" office:value="1.524669655" calcext:value-type="float">
            <text:p>1.524669655</text:p>
          </table:table-cell>
          <table:table-cell table:style-name="ce100" table:formula="of:=[.AQ54]*(1-[.AP54]/[.AR54])" office:value-type="float" office:value="0.456322945356429" calcext:value-type="float">
            <text:p>0.456322945356429</text:p>
          </table:table-cell>
          <table:table-cell table:style-name="ce105" office:value-type="float" office:value="0.0005482066" calcext:value-type="float">
            <text:p>0.0005482066</text:p>
          </table:table-cell>
          <table:table-cell table:style-name="ce105" office:value-type="float" office:value="0.5641740804" calcext:value-type="float">
            <text:p>0.5641740804</text:p>
          </table:table-cell>
          <table:table-cell table:style-name="ce105" office:value-type="float" office:value="1.5293604168" calcext:value-type="float">
            <text:p>1.5293604168</text:p>
          </table:table-cell>
          <table:table-cell table:style-name="ce105" office:value-type="float" office:value="0.7349959782" calcext:value-type="float">
            <text:p>0.7349959782</text:p>
          </table:table-cell>
          <table:table-cell table:style-name="ce105" table:formula="of:=[.AU54]*(1-([.AT54]/[.AV54])^[.AW54])" office:value-type="float" office:value="0.562518553348474" calcext:value-type="float">
            <text:p>0.562518553348474</text:p>
          </table:table-cell>
          <table:table-cell table:style-name="ce110" office:value-type="float" office:value="2.392362" calcext:value-type="float">
            <text:p>2.392362</text:p>
          </table:table-cell>
          <table:table-cell table:number-columns-repeated="973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withoutAB AMS4106_Biol_3</text:p>
          </table:table-cell>
          <table:table-cell table:style-name="ce14" office:value-type="float" office:value="1.489929746694" calcext:value-type="float">
            <text:p>1.489929746694</text:p>
          </table:table-cell>
          <table:table-cell table:style-name="ce14" office:value-type="float" office:value="0.001571110077" calcext:value-type="float">
            <text:p>0.001571110077</text:p>
          </table:table-cell>
          <table:table-cell table:style-name="ce14" office:value-type="float" office:value="0.45439715507" calcext:value-type="float">
            <text:p>0.45439715507</text:p>
          </table:table-cell>
          <table:table-cell table:style-name="ce14" table:formula="of:=[.E55]*(1-[.D55]/[.C55])" office:value-type="float" office:value="0.45391799962601" calcext:value-type="float">
            <text:p>0.45391799962601</text:p>
          </table:table-cell>
          <table:table-cell table:style-name="ce61" office:value-type="float" office:value="1.489929746694" calcext:value-type="float">
            <text:p>1.489929746694</text:p>
          </table:table-cell>
          <table:table-cell table:style-name="ce61" office:value-type="float" office:value="0.001571110077" calcext:value-type="float">
            <text:p>0.001571110077</text:p>
          </table:table-cell>
          <table:table-cell table:style-name="ce61" office:value-type="float" office:value="0.45439715507" calcext:value-type="float">
            <text:p>0.45439715507</text:p>
          </table:table-cell>
          <table:table-cell table:style-name="ce61" table:formula="of:=[.I55]*(1-[.H55]/[.G55])" office:value-type="float" office:value="0.45391799962601" calcext:value-type="float">
            <text:p>0.45391799962601</text:p>
          </table:table-cell>
          <table:table-cell table:style-name="ce66" office:value-type="float" office:value="6.727198" calcext:value-type="float">
            <text:p>6.727198</text:p>
          </table:table-cell>
          <table:table-cell table:style-name="ce66" office:value-type="float" office:value="0.5330605" calcext:value-type="float">
            <text:p>0.5330605</text:p>
          </table:table-cell>
          <table:table-cell table:style-name="ce66" office:value-type="float" office:value="1.6984591" calcext:value-type="float">
            <text:p>1.6984591</text:p>
          </table:table-cell>
          <table:table-cell table:style-name="ce70" office:value-type="float" office:value="6.652118" calcext:value-type="float">
            <text:p>6.652118</text:p>
          </table:table-cell>
          <table:table-cell table:style-name="ce70" office:value-type="float" office:value="0.4969977" calcext:value-type="float">
            <text:p>0.4969977</text:p>
          </table:table-cell>
          <table:table-cell table:style-name="ce70" office:value-type="float" office:value="1.6028479" calcext:value-type="float">
            <text:p>1.6028479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666431" calcext:value-type="float">
            <text:p>6.666431</text:p>
          </table:table-cell>
          <table:table-cell table:style-name="ce78" office:value-type="float" office:value="0.5010741" calcext:value-type="float">
            <text:p>0.5010741</text:p>
          </table:table-cell>
          <table:table-cell table:style-name="ce78" office:value-type="float" office:value="1.5876216" calcext:value-type="float">
            <text:p>1.5876216</text:p>
          </table:table-cell>
          <table:table-cell table:style-name="ce78" office:value-type="float" office:value="0.7505425" calcext:value-type="float">
            <text:p>0.7505425</text:p>
          </table:table-cell>
          <table:table-cell table:style-name="ce83" office:value-type="float" office:value="0.00004510007" calcext:value-type="float">
            <text:p>4.51E-05</text:p>
          </table:table-cell>
          <table:table-cell table:style-name="ce83" office:value-type="float" office:value="0.452076" calcext:value-type="float">
            <text:p>4.52E-01</text:p>
          </table:table-cell>
          <table:table-cell table:style-name="ce83" office:value-type="float" office:value="1.491312" calcext:value-type="float">
            <text:p>1.49E+00</text:p>
          </table:table-cell>
          <table:table-cell table:style-name="ce83" office:value-type="float" office:value="-3.590188" calcext:value-type="float">
            <text:p>-3.59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2.3803" calcext:value-type="float">
            <text:p>2.3803</text:p>
          </table:table-cell>
          <table:table-cell table:style-name="ce91" office:value-type="float" office:value="6.915372E-026" calcext:value-type="float">
            <text:p>6.92E-26</text:p>
          </table:table-cell>
          <table:table-cell table:style-name="ce91" office:value-type="float" office:value="0.296703" calcext:value-type="float">
            <text:p>2.97E-01</text:p>
          </table:table-cell>
          <table:table-cell table:style-name="ce91" office:value-type="float" office:value="1.518072" calcext:value-type="float">
            <text:p>1.52E+00</text:p>
          </table:table-cell>
          <table:table-cell table:style-name="ce90" table:formula="of:=[.AG55]*LOG([.AH55]/[.AF55])" office:value-type="float" office:value="7.51889219777137" calcext:value-type="float">
            <text:p>7.51889219777137</text:p>
          </table:table-cell>
          <table:table-cell table:style-name="ce95" office:value-type="float" office:value="0.001592447" calcext:value-type="float">
            <text:p>0.001592447</text:p>
          </table:table-cell>
          <table:table-cell table:style-name="ce95" office:value-type="float" office:value="0.453662766" calcext:value-type="float">
            <text:p>0.453662766</text:p>
          </table:table-cell>
          <table:table-cell table:style-name="ce95" office:value-type="float" office:value="1.491040694" calcext:value-type="float">
            <text:p>1.491040694</text:p>
          </table:table-cell>
          <table:table-cell table:style-name="ce95" office:value-type="float" office:value="0.742365829" calcext:value-type="float">
            <text:p>0.742365829</text:p>
          </table:table-cell>
          <table:table-cell table:style-name="ce95" office:value-type="float" office:value="-46.912321121" calcext:value-type="float">
            <text:p>-46.912321121</text:p>
          </table:table-cell>
          <table:table-cell table:style-name="ce95" office:value-type="float" office:value="0.453177149917754" calcext:value-type="float">
            <text:p>0.453177149917754</text:p>
          </table:table-cell>
          <table:table-cell table:style-name="ce100" office:value-type="float" office:value="0.001592447" calcext:value-type="float">
            <text:p>0.001592447</text:p>
          </table:table-cell>
          <table:table-cell table:style-name="ce100" office:value-type="float" office:value="0.453662764" calcext:value-type="float">
            <text:p>0.453662764</text:p>
          </table:table-cell>
          <table:table-cell table:style-name="ce100" office:value-type="float" office:value="1.491040694" calcext:value-type="float">
            <text:p>1.491040694</text:p>
          </table:table-cell>
          <table:table-cell table:style-name="ce100" table:formula="of:=[.AQ55]*(1-[.AP55]/[.AR55])" office:value-type="float" office:value="0.453178247440224" calcext:value-type="float">
            <text:p>0.453178247440224</text:p>
          </table:table-cell>
          <table:table-cell table:style-name="ce106" office:value-type="float" office:value="0.00007021974" calcext:value-type="float">
            <text:p>7.02E-05</text:p>
          </table:table-cell>
          <table:table-cell table:style-name="ce106" office:value-type="float" office:value="0.8069664" calcext:value-type="float">
            <text:p>8.07E-01</text:p>
          </table:table-cell>
          <table:table-cell table:style-name="ce106" office:value-type="float" office:value="1.501405" calcext:value-type="float">
            <text:p>1.50E+00</text:p>
          </table:table-cell>
          <table:table-cell table:style-name="ce106" office:value-type="float" office:value="0.4588239" calcext:value-type="float">
            <text:p>4.59E-01</text:p>
          </table:table-cell>
          <table:table-cell table:style-name="ce105" table:formula="of:=[.AU55]*(1-([.AT55]/[.AV55])^[.AW55])" office:value-type="float" office:value="0.798646267628029" calcext:value-type="float">
            <text:p>0.798646267628029</text:p>
          </table:table-cell>
          <table:table-cell table:style-name="ce110" office:value-type="float" office:value="2.972956" calcext:value-type="float">
            <text:p>2.972956</text:p>
          </table:table-cell>
          <table:table-cell table:number-columns-repeated="973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withoutAB AMS4107_Biol_1</text:p>
          </table:table-cell>
          <table:table-cell table:style-name="ce14" office:value-type="float" office:value="1.425955640265" calcext:value-type="float">
            <text:p>1.425955640265</text:p>
          </table:table-cell>
          <table:table-cell table:style-name="ce14" office:value-type="float" office:value="0.00019043465" calcext:value-type="float">
            <text:p>0.00019043465</text:p>
          </table:table-cell>
          <table:table-cell table:style-name="ce14" office:value-type="float" office:value="0.689432180867" calcext:value-type="float">
            <text:p>0.689432180867</text:p>
          </table:table-cell>
          <table:table-cell table:style-name="ce14" table:formula="of:=[.E56]*(1-[.D56]/[.C56])" office:value-type="float" office:value="0.689340108033628" calcext:value-type="float">
            <text:p>0.689340108033628</text:p>
          </table:table-cell>
          <table:table-cell table:style-name="ce61" office:value-type="float" office:value="1.425955640265" calcext:value-type="float">
            <text:p>1.425955640265</text:p>
          </table:table-cell>
          <table:table-cell table:style-name="ce61" office:value-type="float" office:value="0.00019043465" calcext:value-type="float">
            <text:p>0.00019043465</text:p>
          </table:table-cell>
          <table:table-cell table:style-name="ce61" office:value-type="float" office:value="0.689432180867" calcext:value-type="float">
            <text:p>0.689432180867</text:p>
          </table:table-cell>
          <table:table-cell table:style-name="ce61" table:formula="of:=[.I56]*(1-[.H56]/[.G56])" office:value-type="float" office:value="0.689340108033628" calcext:value-type="float">
            <text:p>0.689340108033628</text:p>
          </table:table-cell>
          <table:table-cell table:style-name="ce66" office:value-type="float" office:value="5.697161" calcext:value-type="float">
            <text:p>5.697161</text:p>
          </table:table-cell>
          <table:table-cell table:style-name="ce66" office:value-type="float" office:value="0.7471532" calcext:value-type="float">
            <text:p>0.7471532</text:p>
          </table:table-cell>
          <table:table-cell table:style-name="ce66" office:value-type="float" office:value="4.8715285" calcext:value-type="float">
            <text:p>4.8715285</text:p>
          </table:table-cell>
          <table:table-cell table:style-name="ce70" office:value-type="float" office:value="5.654396" calcext:value-type="float">
            <text:p>5.654396</text:p>
          </table:table-cell>
          <table:table-cell table:style-name="ce70" office:value-type="float" office:value="0.7385564" calcext:value-type="float">
            <text:p>0.7385564</text:p>
          </table:table-cell>
          <table:table-cell table:style-name="ce70" office:value-type="float" office:value="5.1210659" calcext:value-type="float">
            <text:p>5.1210659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4599259" calcext:value-type="float">
            <text:p>0.004599259</text:p>
          </table:table-cell>
          <table:table-cell table:style-name="ce82" office:value-type="float" office:value="0.689906873" calcext:value-type="float">
            <text:p>0.689906873</text:p>
          </table:table-cell>
          <table:table-cell table:style-name="ce82" office:value-type="float" office:value="1.429935232" calcext:value-type="float">
            <text:p>1.429935232</text:p>
          </table:table-cell>
          <table:table-cell table:style-name="ce82" office:value-type="float" office:value="3.188530537" calcext:value-type="float">
            <text:p>3.188530537</text:p>
          </table:table-cell>
          <table:table-cell table:style-name="ce82" office:value-type="float" office:value="0.617309849311503" calcext:value-type="float">
            <text:p>0.617309849311503</text:p>
          </table:table-cell>
          <table:table-cell table:style-name="ce87" office:value-type="float" office:value="0.68288" calcext:value-type="float">
            <text:p>0.68288</text:p>
          </table:table-cell>
          <table:table-cell table:style-name="ce91" office:value-type="float" office:value="1.410621E-025" calcext:value-type="float">
            <text:p>1.41E-25</text:p>
          </table:table-cell>
          <table:table-cell table:style-name="ce91" office:value-type="float" office:value="0.3436699" calcext:value-type="float">
            <text:p>3.44E-01</text:p>
          </table:table-cell>
          <table:table-cell table:style-name="ce91" office:value-type="float" office:value="1.464984" calcext:value-type="float">
            <text:p>1.46E+00</text:p>
          </table:table-cell>
          <table:table-cell table:style-name="ce90" table:formula="of:=[.AG56]*LOG([.AH56]/[.AF56])" office:value-type="float" office:value="8.59739143150812" calcext:value-type="float">
            <text:p>8.59739143150812</text:p>
          </table:table-cell>
          <table:table-cell table:style-name="ce96" office:value-type="float" office:value="0.0002044375" calcext:value-type="float">
            <text:p>2.04E-04</text:p>
          </table:table-cell>
          <table:table-cell table:style-name="ce96" office:value-type="float" office:value="0.6848017" calcext:value-type="float">
            <text:p>6.85E-01</text:p>
          </table:table-cell>
          <table:table-cell table:style-name="ce96" office:value-type="float" office:value="1.430157" calcext:value-type="float">
            <text:p>1.43E+00</text:p>
          </table:table-cell>
          <table:table-cell table:style-name="ce96" office:value-type="float" office:value="1.899653" calcext:value-type="float">
            <text:p>1.90E+00</text:p>
          </table:table-cell>
          <table:table-cell table:style-name="ce96" office:value-type="float" office:value="-119.4473" calcext:value-type="float">
            <text:p>-1.19E+02</text:p>
          </table:table-cell>
          <table:table-cell table:style-name="ce96" office:value-type="float" office:value="0.684901944310734" calcext:value-type="float">
            <text:p>6.85E-01</text:p>
          </table:table-cell>
          <table:table-cell table:style-name="ce100" office:value-type="float" office:value="-0.006904538" calcext:value-type="float">
            <text:p>-0.006904538</text:p>
          </table:table-cell>
          <table:table-cell table:style-name="ce100" office:value-type="float" office:value="5.711932314" calcext:value-type="float">
            <text:p>5.711932314</text:p>
          </table:table-cell>
          <table:table-cell table:style-name="ce100" office:value-type="float" office:value="0.916083274" calcext:value-type="float">
            <text:p>0.916083274</text:p>
          </table:table-cell>
          <table:table-cell table:style-name="ce100" table:formula="of:=[.AQ56]*(1-[.AP56]/[.AR56])" office:value-type="float" office:value="5.75498326235237" calcext:value-type="float">
            <text:p>5.75498326235237</text:p>
          </table:table-cell>
          <table:table-cell table:style-name="ce105" office:value-type="float" office:value="0.0004356881" calcext:value-type="float">
            <text:p>0.0004356881</text:p>
          </table:table-cell>
          <table:table-cell table:style-name="ce105" office:value-type="float" office:value="0.6073154226" calcext:value-type="float">
            <text:p>0.6073154226</text:p>
          </table:table-cell>
          <table:table-cell table:style-name="ce105" office:value-type="float" office:value="1.4287970957" calcext:value-type="float">
            <text:p>1.4287970957</text:p>
          </table:table-cell>
          <table:table-cell table:style-name="ce105" office:value-type="float" office:value="1.2104083198" calcext:value-type="float">
            <text:p>1.2104083198</text:p>
          </table:table-cell>
          <table:table-cell table:style-name="ce105" table:formula="of:=[.AU56]*(1-([.AT56]/[.AV56])^[.AW56])" office:value-type="float" office:value="0.607281704199868" calcext:value-type="float">
            <text:p>0.607281704199868</text:p>
          </table:table-cell>
          <table:table-cell table:style-name="ce110" office:value-type="float" office:value="-0.1902082" calcext:value-type="float">
            <text:p>-0.1902082</text:p>
          </table:table-cell>
          <table:table-cell table:number-columns-repeated="973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withoutAB AMS4107_Biol_2</text:p>
          </table:table-cell>
          <table:table-cell table:style-name="ce14" office:value-type="float" office:value="1.47260669678" calcext:value-type="float">
            <text:p>1.47260669678</text:p>
          </table:table-cell>
          <table:table-cell table:style-name="ce14" office:value-type="float" office:value="0.000248497548" calcext:value-type="float">
            <text:p>0.000248497548</text:p>
          </table:table-cell>
          <table:table-cell table:style-name="ce14" office:value-type="float" office:value="0.665679990677" calcext:value-type="float">
            <text:p>0.665679990677</text:p>
          </table:table-cell>
          <table:table-cell table:style-name="ce14" table:formula="of:=[.E57]*(1-[.D57]/[.C57])" office:value-type="float" office:value="0.665567659362877" calcext:value-type="float">
            <text:p>0.665567659362877</text:p>
          </table:table-cell>
          <table:table-cell table:style-name="ce61" office:value-type="float" office:value="1.47260669678" calcext:value-type="float">
            <text:p>1.47260669678</text:p>
          </table:table-cell>
          <table:table-cell table:style-name="ce61" office:value-type="float" office:value="0.000248497548" calcext:value-type="float">
            <text:p>0.000248497548</text:p>
          </table:table-cell>
          <table:table-cell table:style-name="ce61" office:value-type="float" office:value="0.665679990677" calcext:value-type="float">
            <text:p>0.665679990677</text:p>
          </table:table-cell>
          <table:table-cell table:style-name="ce61" table:formula="of:=[.I57]*(1-[.H57]/[.G57])" office:value-type="float" office:value="0.665567659362877" calcext:value-type="float">
            <text:p>0.665567659362877</text:p>
          </table:table-cell>
          <table:table-cell table:style-name="ce66" office:value-type="float" office:value="5.94816" calcext:value-type="float">
            <text:p>5.94816</text:p>
          </table:table-cell>
          <table:table-cell table:style-name="ce66" office:value-type="float" office:value="0.7632324" calcext:value-type="float">
            <text:p>0.7632324</text:p>
          </table:table-cell>
          <table:table-cell table:style-name="ce66" office:value-type="float" office:value="4.5799889" calcext:value-type="float">
            <text:p>4.5799889</text:p>
          </table:table-cell>
          <table:table-cell table:style-name="ce70" office:value-type="float" office:value="5.907731" calcext:value-type="float">
            <text:p>5.907731</text:p>
          </table:table-cell>
          <table:table-cell table:style-name="ce70" office:value-type="float" office:value="0.7352781" calcext:value-type="float">
            <text:p>0.7352781</text:p>
          </table:table-cell>
          <table:table-cell table:style-name="ce70" office:value-type="float" office:value="4.7204256" calcext:value-type="float">
            <text:p>4.720425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94064" calcext:value-type="float">
            <text:p>5.94064</text:p>
          </table:table-cell>
          <table:table-cell table:style-name="ce78" office:value-type="float" office:value="0.7536106" calcext:value-type="float">
            <text:p>0.7536106</text:p>
          </table:table-cell>
          <table:table-cell table:style-name="ce78" office:value-type="float" office:value="4.5853536" calcext:value-type="float">
            <text:p>4.5853536</text:p>
          </table:table-cell>
          <table:table-cell table:style-name="ce78" office:value-type="float" office:value="0.1415515" calcext:value-type="float">
            <text:p>0.1415515</text:p>
          </table:table-cell>
          <table:table-cell table:style-name="ce82" office:value-type="float" office:value="0.003499696" calcext:value-type="float">
            <text:p>0.003499696</text:p>
          </table:table-cell>
          <table:table-cell table:style-name="ce82" office:value-type="float" office:value="0.665958894" calcext:value-type="float">
            <text:p>0.665958894</text:p>
          </table:table-cell>
          <table:table-cell table:style-name="ce82" office:value-type="float" office:value="1.475592914" calcext:value-type="float">
            <text:p>1.475592914</text:p>
          </table:table-cell>
          <table:table-cell table:style-name="ce82" office:value-type="float" office:value="2.647104218" calcext:value-type="float">
            <text:p>2.647104218</text:p>
          </table:table-cell>
          <table:table-cell table:style-name="ce82" office:value-type="float" office:value="0.606233022353744" calcext:value-type="float">
            <text:p>0.606233022353744</text:p>
          </table:table-cell>
          <table:table-cell table:style-name="ce87" office:value-type="float" office:value="0.6841" calcext:value-type="float">
            <text:p>0.6841</text:p>
          </table:table-cell>
          <table:table-cell table:style-name="ce91" office:value-type="float" office:value="3.155623E-028" calcext:value-type="float">
            <text:p>3.16E-28</text:p>
          </table:table-cell>
          <table:table-cell table:style-name="ce91" office:value-type="float" office:value="0.3498101" calcext:value-type="float">
            <text:p>3.50E-01</text:p>
          </table:table-cell>
          <table:table-cell table:style-name="ce91" office:value-type="float" office:value="1.508812" calcext:value-type="float">
            <text:p>1.51E+00</text:p>
          </table:table-cell>
          <table:table-cell table:style-name="ce90" table:formula="of:=[.AG57]*LOG([.AH57]/[.AF57])" office:value-type="float" office:value="9.68258615929085" calcext:value-type="float">
            <text:p>9.68258615929085</text:p>
          </table:table-cell>
          <table:table-cell table:style-name="ce96" office:value-type="float" office:value="0.0002615703" calcext:value-type="float">
            <text:p>2.62E-04</text:p>
          </table:table-cell>
          <table:table-cell table:style-name="ce96" office:value-type="float" office:value="0.6623626" calcext:value-type="float">
            <text:p>6.62E-01</text:p>
          </table:table-cell>
          <table:table-cell table:style-name="ce96" office:value-type="float" office:value="1.475772" calcext:value-type="float">
            <text:p>1.48E+00</text:p>
          </table:table-cell>
          <table:table-cell table:style-name="ce96" office:value-type="float" office:value="2.034572" calcext:value-type="float">
            <text:p>2.03E+00</text:p>
          </table:table-cell>
          <table:table-cell table:style-name="ce96" office:value-type="float" office:value="-125.5895" calcext:value-type="float">
            <text:p>-1.26E+02</text:p>
          </table:table-cell>
          <table:table-cell table:style-name="ce96" office:value-type="float" office:value="0.661882419414703" calcext:value-type="float">
            <text:p>6.62E-01</text:p>
          </table:table-cell>
          <table:table-cell table:style-name="ce100" office:value-type="float" office:value="-0.002608226" calcext:value-type="float">
            <text:p>-0.002608226</text:p>
          </table:table-cell>
          <table:table-cell table:style-name="ce100" office:value-type="float" office:value="6.863689867" calcext:value-type="float">
            <text:p>6.863689867</text:p>
          </table:table-cell>
          <table:table-cell table:style-name="ce100" office:value-type="float" office:value="0.948909377" calcext:value-type="float">
            <text:p>0.948909377</text:p>
          </table:table-cell>
          <table:table-cell table:style-name="ce100" table:formula="of:=[.AQ57]*(1-[.AP57]/[.AR57])" office:value-type="float" office:value="6.88255579329493" calcext:value-type="float">
            <text:p>6.88255579329493</text:p>
          </table:table-cell>
          <table:table-cell table:style-name="ce105" office:value-type="float" office:value="0.0004892858" calcext:value-type="float">
            <text:p>0.0004892858</text:p>
          </table:table-cell>
          <table:table-cell table:style-name="ce105" office:value-type="float" office:value="0.5980027061" calcext:value-type="float">
            <text:p>0.5980027061</text:p>
          </table:table-cell>
          <table:table-cell table:style-name="ce105" office:value-type="float" office:value="1.474460436" calcext:value-type="float">
            <text:p>1.474460436</text:p>
          </table:table-cell>
          <table:table-cell table:style-name="ce105" office:value-type="float" office:value="1.1767474678" calcext:value-type="float">
            <text:p>1.1767474678</text:p>
          </table:table-cell>
          <table:table-cell table:style-name="ce105" table:formula="of:=[.AU57]*(1-([.AT57]/[.AV57])^[.AW57])" office:value-type="float" office:value="0.597954542855621" calcext:value-type="float">
            <text:p>0.597954542855621</text:p>
          </table:table-cell>
          <table:table-cell table:style-name="ce110" office:value-type="float" office:value="0.6987197" calcext:value-type="float">
            <text:p>0.6987197</text:p>
          </table:table-cell>
          <table:table-cell table:number-columns-repeated="973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withoutAB AMS4107_Biol_3</text:p>
          </table:table-cell>
          <table:table-cell table:style-name="ce14" office:value-type="float" office:value="1.507814692626" calcext:value-type="float">
            <text:p>1.507814692626</text:p>
          </table:table-cell>
          <table:table-cell table:style-name="ce14" office:value-type="float" office:value="0.000473739102" calcext:value-type="float">
            <text:p>0.000473739102</text:p>
          </table:table-cell>
          <table:table-cell table:style-name="ce14" office:value-type="float" office:value="0.637292117391" calcext:value-type="float">
            <text:p>0.637292117391</text:p>
          </table:table-cell>
          <table:table-cell table:style-name="ce14" table:formula="of:=[.E58]*(1-[.D58]/[.C58])" office:value-type="float" office:value="0.637091887086254" calcext:value-type="float">
            <text:p>0.637091887086254</text:p>
          </table:table-cell>
          <table:table-cell table:style-name="ce61" office:value-type="float" office:value="1.507814692626" calcext:value-type="float">
            <text:p>1.507814692626</text:p>
          </table:table-cell>
          <table:table-cell table:style-name="ce61" office:value-type="float" office:value="0.000473739102" calcext:value-type="float">
            <text:p>0.000473739102</text:p>
          </table:table-cell>
          <table:table-cell table:style-name="ce61" office:value-type="float" office:value="0.637292117391" calcext:value-type="float">
            <text:p>0.637292117391</text:p>
          </table:table-cell>
          <table:table-cell table:style-name="ce61" table:formula="of:=[.I58]*(1-[.H58]/[.G58])" office:value-type="float" office:value="0.637091887086254" calcext:value-type="float">
            <text:p>0.637091887086254</text:p>
          </table:table-cell>
          <table:table-cell table:style-name="ce66" office:value-type="float" office:value="6.691501" calcext:value-type="float">
            <text:p>6.691501</text:p>
          </table:table-cell>
          <table:table-cell table:style-name="ce66" office:value-type="float" office:value="0.7082675" calcext:value-type="float">
            <text:p>0.7082675</text:p>
          </table:table-cell>
          <table:table-cell table:style-name="ce66" office:value-type="float" office:value="2.4006115" calcext:value-type="float">
            <text:p>2.4006115</text:p>
          </table:table-cell>
          <table:table-cell table:style-name="ce70" office:value-type="float" office:value="6.645779" calcext:value-type="float">
            <text:p>6.645779</text:p>
          </table:table-cell>
          <table:table-cell table:style-name="ce70" office:value-type="float" office:value="0.6604602" calcext:value-type="float">
            <text:p>0.6604602</text:p>
          </table:table-cell>
          <table:table-cell table:style-name="ce70" office:value-type="float" office:value="2.3628623" calcext:value-type="float">
            <text:p>2.362862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4023061" calcext:value-type="float">
            <text:p>0.004023061</text:p>
          </table:table-cell>
          <table:table-cell table:style-name="ce82" office:value-type="float" office:value="0.63996849" calcext:value-type="float">
            <text:p>0.63996849</text:p>
          </table:table-cell>
          <table:table-cell table:style-name="ce82" office:value-type="float" office:value="1.508668114" calcext:value-type="float">
            <text:p>1.508668114</text:p>
          </table:table-cell>
          <table:table-cell table:style-name="ce82" office:value-type="float" office:value="2.177322088" calcext:value-type="float">
            <text:p>2.177322088</text:p>
          </table:table-cell>
          <table:table-cell table:style-name="ce82" office:value-type="float" office:value="0.580609037814831" calcext:value-type="float">
            <text:p>0.580609037814831</text:p>
          </table:table-cell>
          <table:table-cell table:style-name="ce87" office:value-type="float" office:value="2.1112" calcext:value-type="float">
            <text:p>2.1112</text:p>
          </table:table-cell>
          <table:table-cell table:style-name="ce91" office:value-type="float" office:value="1.309242E-024" calcext:value-type="float">
            <text:p>1.31E-24</text:p>
          </table:table-cell>
          <table:table-cell table:style-name="ce91" office:value-type="float" office:value="0.3500148" calcext:value-type="float">
            <text:p>3.50E-01</text:p>
          </table:table-cell>
          <table:table-cell table:style-name="ce91" office:value-type="float" office:value="1.53942" calcext:value-type="float">
            <text:p>1.54E+00</text:p>
          </table:table-cell>
          <table:table-cell table:style-name="ce90" table:formula="of:=[.AG58]*LOG([.AH58]/[.AF58])" office:value-type="float" office:value="8.42497425948799" calcext:value-type="float">
            <text:p>8.42497425948799</text:p>
          </table:table-cell>
          <table:table-cell table:style-name="ce96" office:value-type="float" office:value="0.0004812759" calcext:value-type="float">
            <text:p>4.81E-04</text:p>
          </table:table-cell>
          <table:table-cell table:style-name="ce96" office:value-type="float" office:value="0.6362498" calcext:value-type="float">
            <text:p>6.36E-01</text:p>
          </table:table-cell>
          <table:table-cell table:style-name="ce96" office:value-type="float" office:value="1.508872" calcext:value-type="float">
            <text:p>1.51E+00</text:p>
          </table:table-cell>
          <table:table-cell table:style-name="ce96" office:value-type="float" office:value="2.04685" calcext:value-type="float">
            <text:p>2.05E+00</text:p>
          </table:table-cell>
          <table:table-cell table:style-name="ce96" office:value-type="float" office:value="-130.134" calcext:value-type="float">
            <text:p>-1.30E+02</text:p>
          </table:table-cell>
          <table:table-cell table:style-name="ce96" office:value-type="float" office:value="0.63579676121419" calcext:value-type="float">
            <text:p>6.36E-01</text:p>
          </table:table-cell>
          <table:table-cell table:style-name="ce101" office:value-type="float" office:value="0.00007239063" calcext:value-type="float">
            <text:p>7.24E-05</text:p>
          </table:table-cell>
          <table:table-cell table:style-name="ce101" office:value-type="float" office:value="0.7768889" calcext:value-type="float">
            <text:p>7.77E-01</text:p>
          </table:table-cell>
          <table:table-cell table:style-name="ce101" office:value-type="float" office:value="1.498838" calcext:value-type="float">
            <text:p>1.50E+00</text:p>
          </table:table-cell>
          <table:table-cell table:style-name="ce100" table:formula="of:=[.AQ58]*(1-[.AP58]/[.AR58])" office:value-type="float" office:value="0.77685137794831" calcext:value-type="float">
            <text:p>0.77685137794831</text:p>
          </table:table-cell>
          <table:table-cell table:style-name="ce105" office:value-type="float" office:value="0.0008116481" calcext:value-type="float">
            <text:p>0.0008116481</text:p>
          </table:table-cell>
          <table:table-cell table:style-name="ce105" office:value-type="float" office:value="0.5794393824" calcext:value-type="float">
            <text:p>0.5794393824</text:p>
          </table:table-cell>
          <table:table-cell table:style-name="ce105" office:value-type="float" office:value="1.5076108616" calcext:value-type="float">
            <text:p>1.5076108616</text:p>
          </table:table-cell>
          <table:table-cell table:style-name="ce105" office:value-type="float" office:value="1.1599210133" calcext:value-type="float">
            <text:p>1.1599210133</text:p>
          </table:table-cell>
          <table:table-cell table:style-name="ce105" table:formula="of:=[.AU58]*(1-([.AT58]/[.AV58])^[.AW58])" office:value-type="float" office:value="0.57934577346758" calcext:value-type="float">
            <text:p>0.57934577346758</text:p>
          </table:table-cell>
          <table:table-cell table:style-name="ce110" office:value-type="float" office:value="3.165529" calcext:value-type="float">
            <text:p>3.165529</text:p>
          </table:table-cell>
          <table:table-cell table:number-columns-repeated="973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withoutAB AMS4397_Biol_1</text:p>
          </table:table-cell>
          <table:table-cell table:style-name="ce14" office:value-type="float" office:value="1.424277851205" calcext:value-type="float">
            <text:p>1.424277851205</text:p>
          </table:table-cell>
          <table:table-cell table:style-name="ce14" office:value-type="float" office:value="0.00002398279" calcext:value-type="float">
            <text:p>2.398279E-05</text:p>
          </table:table-cell>
          <table:table-cell table:style-name="ce14" office:value-type="float" office:value="0.517474090364" calcext:value-type="float">
            <text:p>0.517474090364</text:p>
          </table:table-cell>
          <table:table-cell table:style-name="ce14" table:formula="of:=[.E59]*(1-[.D59]/[.C59])" office:value-type="float" office:value="0.517465376844774" calcext:value-type="float">
            <text:p>0.517465376844774</text:p>
          </table:table-cell>
          <table:table-cell table:style-name="ce61" office:value-type="float" office:value="1.424277851205" calcext:value-type="float">
            <text:p>1.424277851205</text:p>
          </table:table-cell>
          <table:table-cell table:style-name="ce61" office:value-type="float" office:value="0.00002398279" calcext:value-type="float">
            <text:p>2.398279E-05</text:p>
          </table:table-cell>
          <table:table-cell table:style-name="ce61" office:value-type="float" office:value="0.517474090364" calcext:value-type="float">
            <text:p>0.517474090364</text:p>
          </table:table-cell>
          <table:table-cell table:style-name="ce61" table:formula="of:=[.I59]*(1-[.H59]/[.G59])" office:value-type="float" office:value="0.517465376844774" calcext:value-type="float">
            <text:p>0.517465376844774</text:p>
          </table:table-cell>
          <table:table-cell table:style-name="ce66" office:value-type="float" office:value="6.748072" calcext:value-type="float">
            <text:p>6.748072</text:p>
          </table:table-cell>
          <table:table-cell table:style-name="ce66" office:value-type="float" office:value="0.5312371" calcext:value-type="float">
            <text:p>0.5312371</text:p>
          </table:table-cell>
          <table:table-cell table:style-name="ce66" office:value-type="float" office:value="7.9902206" calcext:value-type="float">
            <text:p>7.9902206</text:p>
          </table:table-cell>
          <table:table-cell table:style-name="ce70" office:value-type="float" office:value="6.590202" calcext:value-type="float">
            <text:p>6.590202</text:p>
          </table:table-cell>
          <table:table-cell table:style-name="ce70" office:value-type="float" office:value="0.5328891" calcext:value-type="float">
            <text:p>0.5328891</text:p>
          </table:table-cell>
          <table:table-cell table:style-name="ce70" office:value-type="float" office:value="8.4186656" calcext:value-type="float">
            <text:p>8.418665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697871" calcext:value-type="float">
            <text:p>6.697871</text:p>
          </table:table-cell>
          <table:table-cell table:style-name="ce78" office:value-type="float" office:value="0.5279623" calcext:value-type="float">
            <text:p>0.5279623</text:p>
          </table:table-cell>
          <table:table-cell table:style-name="ce78" office:value-type="float" office:value="8.0692731" calcext:value-type="float">
            <text:p>8.0692731</text:p>
          </table:table-cell>
          <table:table-cell table:style-name="ce78" office:value-type="float" office:value="0.229854" calcext:value-type="float">
            <text:p>0.229854</text:p>
          </table:table-cell>
          <table:table-cell table:style-name="ce82" office:value-type="float" office:value="0.007541002" calcext:value-type="float">
            <text:p>0.007541002</text:p>
          </table:table-cell>
          <table:table-cell table:style-name="ce82" office:value-type="float" office:value="0.525011657" calcext:value-type="float">
            <text:p>0.525011657</text:p>
          </table:table-cell>
          <table:table-cell table:style-name="ce82" office:value-type="float" office:value="1.423193216" calcext:value-type="float">
            <text:p>1.423193216</text:p>
          </table:table-cell>
          <table:table-cell table:style-name="ce82" office:value-type="float" office:value="5.926386279" calcext:value-type="float">
            <text:p>5.926386279</text:p>
          </table:table-cell>
          <table:table-cell table:style-name="ce82" office:value-type="float" office:value="0.453852935174322" calcext:value-type="float">
            <text:p>0.453852935174322</text:p>
          </table:table-cell>
          <table:table-cell table:style-name="ce87" office:value-type="string" calcext:value-type="string">
            <text:p>NaN</text:p>
          </table:table-cell>
          <table:table-cell table:style-name="ce91" office:value-type="float" office:value="2.723271E-027" calcext:value-type="float">
            <text:p>2.72E-27</text:p>
          </table:table-cell>
          <table:table-cell table:style-name="ce91" office:value-type="float" office:value="0.2128553" calcext:value-type="float">
            <text:p>2.13E-01</text:p>
          </table:table-cell>
          <table:table-cell table:style-name="ce91" office:value-type="float" office:value="1.47509" calcext:value-type="float">
            <text:p>1.48E+00</text:p>
          </table:table-cell>
          <table:table-cell table:style-name="ce90" table:formula="of:=[.AG59]*LOG([.AH59]/[.AF59])" office:value-type="float" office:value="5.69041562066208" calcext:value-type="float">
            <text:p>5.69041562066208</text:p>
          </table:table-cell>
          <table:table-cell table:style-name="ce96" office:value-type="float" office:value="0.00002398257" calcext:value-type="float">
            <text:p>2.40E-05</text:p>
          </table:table-cell>
          <table:table-cell table:style-name="ce96" office:value-type="float" office:value="0.5174746" calcext:value-type="float">
            <text:p>5.17E-01</text:p>
          </table:table-cell>
          <table:table-cell table:style-name="ce96" office:value-type="float" office:value="1.424278" calcext:value-type="float">
            <text:p>1.42E+00</text:p>
          </table:table-cell>
          <table:table-cell table:style-name="ce96" office:value-type="float" office:value="0.8677015" calcext:value-type="float">
            <text:p>8.68E-01</text:p>
          </table:table-cell>
          <table:table-cell table:style-name="ce96" office:value-type="float" office:value="-38.57303" calcext:value-type="float">
            <text:p>-3.86E+01</text:p>
          </table:table-cell>
          <table:table-cell table:style-name="ce96" office:value-type="float" office:value="0.516991239345537" calcext:value-type="float">
            <text:p>5.17E-01</text:p>
          </table:table-cell>
          <table:table-cell table:style-name="ce101" office:value-type="float" office:value="0.00002398252" calcext:value-type="float">
            <text:p>2.40E-05</text:p>
          </table:table-cell>
          <table:table-cell table:style-name="ce101" office:value-type="float" office:value="0.5174747" calcext:value-type="float">
            <text:p>5.17E-01</text:p>
          </table:table-cell>
          <table:table-cell table:style-name="ce101" office:value-type="float" office:value="1.424278" calcext:value-type="float">
            <text:p>1.42E+00</text:p>
          </table:table-cell>
          <table:table-cell table:style-name="ce100" table:formula="of:=[.AQ59]*(1-[.AP59]/[.AR59])" office:value-type="float" office:value="0.517465986569516" calcext:value-type="float">
            <text:p>0.517465986569516</text:p>
          </table:table-cell>
          <table:table-cell table:style-name="ce105" office:value-type="float" office:value="0.0003896944" calcext:value-type="float">
            <text:p>0.0003896944</text:p>
          </table:table-cell>
          <table:table-cell table:style-name="ce105" office:value-type="float" office:value="0.3573603985" calcext:value-type="float">
            <text:p>0.3573603985</text:p>
          </table:table-cell>
          <table:table-cell table:style-name="ce105" office:value-type="float" office:value="1.4102729305" calcext:value-type="float">
            <text:p>1.4102729305</text:p>
          </table:table-cell>
          <table:table-cell table:style-name="ce105" office:value-type="float" office:value="2.0176581904" calcext:value-type="float">
            <text:p>2.0176581904</text:p>
          </table:table-cell>
          <table:table-cell table:style-name="ce105" table:formula="of:=[.AU59]*(1-([.AT59]/[.AV59])^[.AW59])" office:value-type="float" office:value="0.357360374889219" calcext:value-type="float">
            <text:p>0.357360374889219</text:p>
          </table:table-cell>
          <table:table-cell table:style-name="ce110"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withoutAB AMS4397_Biol_2</text:p>
          </table:table-cell>
          <table:table-cell table:style-name="ce14" office:value-type="float" office:value="1.444533785102" calcext:value-type="float">
            <text:p>1.444533785102</text:p>
          </table:table-cell>
          <table:table-cell table:style-name="ce14" office:value-type="float" office:value="0.00002429746" calcext:value-type="float">
            <text:p>2.429746E-05</text:p>
          </table:table-cell>
          <table:table-cell table:style-name="ce14" office:value-type="float" office:value="0.516301433867" calcext:value-type="float">
            <text:p>0.516301433867</text:p>
          </table:table-cell>
          <table:table-cell table:style-name="ce14" table:formula="of:=[.E60]*(1-[.D60]/[.C60])" office:value-type="float" office:value="0.516292749533295" calcext:value-type="float">
            <text:p>0.516292749533295</text:p>
          </table:table-cell>
          <table:table-cell table:style-name="ce61" office:value-type="float" office:value="1.444533785102" calcext:value-type="float">
            <text:p>1.444533785102</text:p>
          </table:table-cell>
          <table:table-cell table:style-name="ce61" office:value-type="float" office:value="0.00002429746" calcext:value-type="float">
            <text:p>2.429746E-05</text:p>
          </table:table-cell>
          <table:table-cell table:style-name="ce61" office:value-type="float" office:value="0.516301433867" calcext:value-type="float">
            <text:p>0.516301433867</text:p>
          </table:table-cell>
          <table:table-cell table:style-name="ce61" table:formula="of:=[.I60]*(1-[.H60]/[.G60])" office:value-type="float" office:value="0.516292749533295" calcext:value-type="float">
            <text:p>0.516292749533295</text:p>
          </table:table-cell>
          <table:table-cell table:style-name="ce66" office:value-type="float" office:value="4.504783" calcext:value-type="float">
            <text:p>4.504783</text:p>
          </table:table-cell>
          <table:table-cell table:style-name="ce66" office:value-type="float" office:value="0.2157355" calcext:value-type="float">
            <text:p>0.2157355</text:p>
          </table:table-cell>
          <table:table-cell table:style-name="ce66" office:value-type="float" office:value="6.1543189" calcext:value-type="float">
            <text:p>6.1543189</text:p>
          </table:table-cell>
          <table:table-cell table:style-name="ce70" office:value-type="float" office:value="4.192147" calcext:value-type="float">
            <text:p>4.192147</text:p>
          </table:table-cell>
          <table:table-cell table:style-name="ce70" office:value-type="float" office:value="0.2367439" calcext:value-type="float">
            <text:p>0.2367439</text:p>
          </table:table-cell>
          <table:table-cell table:style-name="ce70" office:value-type="float" office:value="7.4860161" calcext:value-type="float">
            <text:p>7.486016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3.990375" calcext:value-type="float">
            <text:p>3.990375</text:p>
          </table:table-cell>
          <table:table-cell table:style-name="ce78" office:value-type="float" office:value="0.2964184" calcext:value-type="float">
            <text:p>0.2964184</text:p>
          </table:table-cell>
          <table:table-cell table:style-name="ce78" office:value-type="float" office:value="10.2124683" calcext:value-type="float">
            <text:p>10.2124683</text:p>
          </table:table-cell>
          <table:table-cell table:style-name="ce78" office:value-type="float" office:value="5.1230911" calcext:value-type="float">
            <text:p>5.1230911</text:p>
          </table:table-cell>
          <table:table-cell table:style-name="ce82" office:value-type="float" office:value="0.06130136" calcext:value-type="float">
            <text:p>0.06130136</text:p>
          </table:table-cell>
          <table:table-cell table:style-name="ce82" office:value-type="float" office:value="0.56095514" calcext:value-type="float">
            <text:p>0.56095514</text:p>
          </table:table-cell>
          <table:table-cell table:style-name="ce82" office:value-type="float" office:value="1.46230688" calcext:value-type="float">
            <text:p>1.46230688</text:p>
          </table:table-cell>
          <table:table-cell table:style-name="ce82" office:value-type="float" office:value="8.8489399" calcext:value-type="float">
            <text:p>8.8489399</text:p>
          </table:table-cell>
          <table:table-cell table:style-name="ce82" office:value-type="float" office:value="0.370297779289486" calcext:value-type="float">
            <text:p>0.370297779289486</text:p>
          </table:table-cell>
          <table:table-cell table:style-name="ce87" office:value-type="float" office:value="0.289569" calcext:value-type="float">
            <text:p>0.289569</text:p>
          </table:table-cell>
          <table:table-cell table:style-name="ce91" office:value-type="float" office:value="2.546869E-029" calcext:value-type="float">
            <text:p>2.55E-29</text:p>
          </table:table-cell>
          <table:table-cell table:style-name="ce91" office:value-type="float" office:value="0.2149512" calcext:value-type="float">
            <text:p>2.15E-01</text:p>
          </table:table-cell>
          <table:table-cell table:style-name="ce91" office:value-type="float" office:value="1.559266" calcext:value-type="float">
            <text:p>1.56E+00</text:p>
          </table:table-cell>
          <table:table-cell table:style-name="ce90" table:formula="of:=[.AG60]*LOG([.AH60]/[.AF60])" office:value-type="float" office:value="6.18778162301388" calcext:value-type="float">
            <text:p>6.18778162301388</text:p>
          </table:table-cell>
          <table:table-cell table:style-name="ce96" office:value-type="float" office:value="0.00004796193" calcext:value-type="float">
            <text:p>4.80E-05</text:p>
          </table:table-cell>
          <table:table-cell table:style-name="ce96" office:value-type="float" office:value="0.487406" calcext:value-type="float">
            <text:p>4.87E-01</text:p>
          </table:table-cell>
          <table:table-cell table:style-name="ce96" office:value-type="float" office:value="1.473461" calcext:value-type="float">
            <text:p>1.47E+00</text:p>
          </table:table-cell>
          <table:table-cell table:style-name="ce96" office:value-type="float" office:value="0.9488349" calcext:value-type="float">
            <text:p>9.49E-01</text:p>
          </table:table-cell>
          <table:table-cell table:style-name="ce96" office:value-type="float" office:value="-43.56364" calcext:value-type="float">
            <text:p>-4.36E+01</text:p>
          </table:table-cell>
          <table:table-cell table:style-name="ce96" office:value-type="float" office:value="0.486984059175894" calcext:value-type="float">
            <text:p>4.87E-01</text:p>
          </table:table-cell>
          <table:table-cell table:style-name="ce101" office:value-type="float" office:value="0.00004796262" calcext:value-type="float">
            <text:p>4.80E-05</text:p>
          </table:table-cell>
          <table:table-cell table:style-name="ce101" office:value-type="float" office:value="0.4874054" calcext:value-type="float">
            <text:p>4.87E-01</text:p>
          </table:table-cell>
          <table:table-cell table:style-name="ce101" office:value-type="float" office:value="1.473461" calcext:value-type="float">
            <text:p>1.47E+00</text:p>
          </table:table-cell>
          <table:table-cell table:style-name="ce100" table:formula="of:=[.AQ60]*(1-[.AP60]/[.AR60])" office:value-type="float" office:value="0.487389534469805" calcext:value-type="float">
            <text:p>0.487389534469805</text:p>
          </table:table-cell>
          <table:table-cell table:style-name="ce105" office:value-type="float" office:value="0.002849962" calcext:value-type="float">
            <text:p>0.002849962</text:p>
          </table:table-cell>
          <table:table-cell table:style-name="ce105" office:value-type="float" office:value="0.257989066" calcext:value-type="float">
            <text:p>0.257989066</text:p>
          </table:table-cell>
          <table:table-cell table:style-name="ce105" office:value-type="float" office:value="1.442127958" calcext:value-type="float">
            <text:p>1.442127958</text:p>
          </table:table-cell>
          <table:table-cell table:style-name="ce105" office:value-type="float" office:value="4.637920136" calcext:value-type="float">
            <text:p>4.637920136</text:p>
          </table:table-cell>
          <table:table-cell table:style-name="ce105" table:formula="of:=[.AU60]*(1-([.AT60]/[.AV60])^[.AW60])" office:value-type="float" office:value="0.257989065999926" calcext:value-type="float">
            <text:p>0.257989065999926</text:p>
          </table:table-cell>
          <table:table-cell table:style-name="ce110" office:value-type="float" office:value="0.3015179" calcext:value-type="float">
            <text:p>0.3015179</text:p>
          </table:table-cell>
          <table:table-cell table:number-columns-repeated="973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withoutAB AMS4397_Biol_3</text:p>
          </table:table-cell>
          <table:table-cell table:style-name="ce14" office:value-type="float" office:value="1.377394623176" calcext:value-type="float">
            <text:p>1.377394623176</text:p>
          </table:table-cell>
          <table:table-cell table:style-name="ce14" office:value-type="float" office:value="0.000036515611" calcext:value-type="float">
            <text:p>3.6515611E-05</text:p>
          </table:table-cell>
          <table:table-cell table:style-name="ce14" office:value-type="float" office:value="0.47537635916" calcext:value-type="float">
            <text:p>0.47537635916</text:p>
          </table:table-cell>
          <table:table-cell table:style-name="ce14" table:formula="of:=[.E61]*(1-[.D61]/[.C61])" office:value-type="float" office:value="0.475363756629166" calcext:value-type="float">
            <text:p>0.475363756629166</text:p>
          </table:table-cell>
          <table:table-cell table:style-name="ce61" office:value-type="float" office:value="1.377394623176" calcext:value-type="float">
            <text:p>1.377394623176</text:p>
          </table:table-cell>
          <table:table-cell table:style-name="ce61" office:value-type="float" office:value="0.000036515611" calcext:value-type="float">
            <text:p>3.6515611E-05</text:p>
          </table:table-cell>
          <table:table-cell table:style-name="ce61" office:value-type="float" office:value="0.47537635916" calcext:value-type="float">
            <text:p>0.47537635916</text:p>
          </table:table-cell>
          <table:table-cell table:style-name="ce61" table:formula="of:=[.I61]*(1-[.H61]/[.G61])" office:value-type="float" office:value="0.475363756629166" calcext:value-type="float">
            <text:p>0.475363756629166</text:p>
          </table:table-cell>
          <table:table-cell table:style-name="ce66" office:value-type="float" office:value="6.905042" calcext:value-type="float">
            <text:p>6.905042</text:p>
          </table:table-cell>
          <table:table-cell table:style-name="ce66" office:value-type="float" office:value="0.2505294" calcext:value-type="float">
            <text:p>0.2505294</text:p>
          </table:table-cell>
          <table:table-cell table:style-name="ce66" office:value-type="float" office:value="-0.7162937" calcext:value-type="float">
            <text:p>-0.7162937</text:p>
          </table:table-cell>
          <table:table-cell table:style-name="ce70" office:value-type="float" office:value="6.528137" calcext:value-type="float">
            <text:p>6.528137</text:p>
          </table:table-cell>
          <table:table-cell table:style-name="ce70" office:value-type="float" office:value="0.2459595" calcext:value-type="float">
            <text:p>0.2459595</text:p>
          </table:table-cell>
          <table:table-cell table:style-name="ce70" office:value-type="float" office:value="-0.5041371" calcext:value-type="float">
            <text:p>-0.504137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417072" calcext:value-type="float">
            <text:p>0.0417072</text:p>
          </table:table-cell>
          <table:table-cell table:style-name="ce82" office:value-type="float" office:value="0.5255719" calcext:value-type="float">
            <text:p>0.5255719</text:p>
          </table:table-cell>
          <table:table-cell table:style-name="ce82" office:value-type="float" office:value="1.3707039" calcext:value-type="float">
            <text:p>1.3707039</text:p>
          </table:table-cell>
          <table:table-cell table:style-name="ce82" office:value-type="float" office:value="8.2438223" calcext:value-type="float">
            <text:p>8.2438223</text:p>
          </table:table-cell>
          <table:table-cell table:style-name="ce82" office:value-type="float" office:value="0.369465863006183" calcext:value-type="float">
            <text:p>0.369465863006183</text:p>
          </table:table-cell>
          <table:table-cell table:style-name="ce87" office:value-type="float" office:value="1.6799" calcext:value-type="float">
            <text:p>1.6799</text:p>
          </table:table-cell>
          <table:table-cell table:style-name="ce91" office:value-type="float" office:value="5.798173E-026" calcext:value-type="float">
            <text:p>5.80E-26</text:p>
          </table:table-cell>
          <table:table-cell table:style-name="ce91" office:value-type="float" office:value="0.2005964" calcext:value-type="float">
            <text:p>2.01E-01</text:p>
          </table:table-cell>
          <table:table-cell table:style-name="ce91" office:value-type="float" office:value="1.452577" calcext:value-type="float">
            <text:p>1.45E+00</text:p>
          </table:table-cell>
          <table:table-cell table:style-name="ce90" table:formula="of:=[.AG61]*LOG([.AH61]/[.AF61])" office:value-type="float" office:value="5.09491747175204" calcext:value-type="float">
            <text:p>5.09491747175204</text:p>
          </table:table-cell>
          <table:table-cell table:style-name="ce96" office:value-type="float" office:value="0.00003884298" calcext:value-type="float">
            <text:p>3.88E-05</text:p>
          </table:table-cell>
          <table:table-cell table:style-name="ce96" office:value-type="float" office:value="0.4728496" calcext:value-type="float">
            <text:p>4.73E-01</text:p>
          </table:table-cell>
          <table:table-cell table:style-name="ce96" office:value-type="float" office:value="1.379905" calcext:value-type="float">
            <text:p>1.38E+00</text:p>
          </table:table-cell>
          <table:table-cell table:style-name="ce96" office:value-type="float" office:value="0.8797693" calcext:value-type="float">
            <text:p>8.80E-01</text:p>
          </table:table-cell>
          <table:table-cell table:style-name="ce96" office:value-type="float" office:value="-33.5244" calcext:value-type="float">
            <text:p>-3.35E+01</text:p>
          </table:table-cell>
          <table:table-cell table:style-name="ce96" office:value-type="float" office:value="0.472986669658944" calcext:value-type="float">
            <text:p>4.73E-01</text:p>
          </table:table-cell>
          <table:table-cell table:style-name="ce101" office:value-type="float" office:value="0.00003884366" calcext:value-type="float">
            <text:p>3.88E-05</text:p>
          </table:table-cell>
          <table:table-cell table:style-name="ce101" office:value-type="float" office:value="0.4728489" calcext:value-type="float">
            <text:p>4.73E-01</text:p>
          </table:table-cell>
          <table:table-cell table:style-name="ce101" office:value-type="float" office:value="1.379905" calcext:value-type="float">
            <text:p>1.38E+00</text:p>
          </table:table-cell>
          <table:table-cell table:style-name="ce100" table:formula="of:=[.AQ61]*(1-[.AP61]/[.AR61])" office:value-type="float" office:value="0.472835589531596" calcext:value-type="float">
            <text:p>0.472835589531596</text:p>
          </table:table-cell>
          <table:table-cell table:style-name="ce105" office:value-type="float" office:value="0.002393211" calcext:value-type="float">
            <text:p>0.002393211</text:p>
          </table:table-cell>
          <table:table-cell table:style-name="ce105" office:value-type="float" office:value="0.251019414" calcext:value-type="float">
            <text:p>0.251019414</text:p>
          </table:table-cell>
          <table:table-cell table:style-name="ce105" office:value-type="float" office:value="1.342854719" calcext:value-type="float">
            <text:p>1.342854719</text:p>
          </table:table-cell>
          <table:table-cell table:style-name="ce105" office:value-type="float" office:value="5.473646981" calcext:value-type="float">
            <text:p>5.473646981</text:p>
          </table:table-cell>
          <table:table-cell table:style-name="ce105" table:formula="of:=[.AU61]*(1-([.AT61]/[.AV61])^[.AW61])" office:value-type="float" office:value="0.251019414" calcext:value-type="float">
            <text:p>0.251019414</text:p>
          </table:table-cell>
          <table:table-cell table:style-name="ce110" office:value-type="float" office:value="2.371569" calcext:value-type="float">
            <text:p>2.371569</text:p>
          </table:table-cell>
          <table:table-cell table:number-columns-repeated="973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withoutAB AMS4444_Biol_1</text:p>
          </table:table-cell>
          <table:table-cell table:style-name="ce14" office:value-type="float" office:value="1.329706155465" calcext:value-type="float">
            <text:p>1.329706155465</text:p>
          </table:table-cell>
          <table:table-cell table:style-name="ce14" office:value-type="float" office:value="0.000028593415" calcext:value-type="float">
            <text:p>2.8593415E-05</text:p>
          </table:table-cell>
          <table:table-cell table:style-name="ce14" office:value-type="float" office:value="0.623819207165" calcext:value-type="float">
            <text:p>0.623819207165</text:p>
          </table:table-cell>
          <table:table-cell table:style-name="ce14" table:formula="of:=[.E62]*(1-[.D62]/[.C62])" office:value-type="float" office:value="0.623805792831764" calcext:value-type="float">
            <text:p>0.623805792831764</text:p>
          </table:table-cell>
          <table:table-cell table:style-name="ce61" office:value-type="float" office:value="1.329706155465" calcext:value-type="float">
            <text:p>1.329706155465</text:p>
          </table:table-cell>
          <table:table-cell table:style-name="ce61" office:value-type="float" office:value="0.000028593415" calcext:value-type="float">
            <text:p>2.8593415E-05</text:p>
          </table:table-cell>
          <table:table-cell table:style-name="ce61" office:value-type="float" office:value="0.623819207165" calcext:value-type="float">
            <text:p>0.623819207165</text:p>
          </table:table-cell>
          <table:table-cell table:style-name="ce61" table:formula="of:=[.I62]*(1-[.H62]/[.G62])" office:value-type="float" office:value="0.623805792831764" calcext:value-type="float">
            <text:p>0.623805792831764</text:p>
          </table:table-cell>
          <table:table-cell table:style-name="ce66" office:value-type="float" office:value="6.579325" calcext:value-type="float">
            <text:p>6.579325</text:p>
          </table:table-cell>
          <table:table-cell table:style-name="ce66" office:value-type="float" office:value="0.718686" calcext:value-type="float">
            <text:p>0.718686</text:p>
          </table:table-cell>
          <table:table-cell table:style-name="ce66" office:value-type="float" office:value="7.3183044" calcext:value-type="float">
            <text:p>7.3183044</text:p>
          </table:table-cell>
          <table:table-cell table:style-name="ce70" office:value-type="float" office:value="6.50329" calcext:value-type="float">
            <text:p>6.50329</text:p>
          </table:table-cell>
          <table:table-cell table:style-name="ce70" office:value-type="float" office:value="0.7103897" calcext:value-type="float">
            <text:p>0.7103897</text:p>
          </table:table-cell>
          <table:table-cell table:style-name="ce70" office:value-type="float" office:value="7.5960446" calcext:value-type="float">
            <text:p>7.596044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540299" calcext:value-type="float">
            <text:p>6.540299</text:p>
          </table:table-cell>
          <table:table-cell table:style-name="ce78" office:value-type="float" office:value="0.7069054" calcext:value-type="float">
            <text:p>0.7069054</text:p>
          </table:table-cell>
          <table:table-cell table:style-name="ce78" office:value-type="float" office:value="7.4091808" calcext:value-type="float">
            <text:p>7.4091808</text:p>
          </table:table-cell>
          <table:table-cell table:style-name="ce78" office:value-type="float" office:value="0.4234483" calcext:value-type="float">
            <text:p>0.4234483</text:p>
          </table:table-cell>
          <table:table-cell table:style-name="ce82" office:value-type="float" office:value="0.002112123" calcext:value-type="float">
            <text:p>0.002112123</text:p>
          </table:table-cell>
          <table:table-cell table:style-name="ce82" office:value-type="float" office:value="0.625071173" calcext:value-type="float">
            <text:p>0.625071173</text:p>
          </table:table-cell>
          <table:table-cell table:style-name="ce82" office:value-type="float" office:value="1.330625866" calcext:value-type="float">
            <text:p>1.330625866</text:p>
          </table:table-cell>
          <table:table-cell table:style-name="ce82" office:value-type="float" office:value="4.325483188" calcext:value-type="float">
            <text:p>4.325483188</text:p>
          </table:table-cell>
          <table:table-cell table:style-name="ce82" office:value-type="float" office:value="0.577477687985309" calcext:value-type="float">
            <text:p>0.577477687985309</text:p>
          </table:table-cell>
          <table:table-cell table:style-name="ce87" office:value-type="float" office:value="0.713" calcext:value-type="float">
            <text:p>0.713</text:p>
          </table:table-cell>
          <table:table-cell table:style-name="ce91" office:value-type="float" office:value="3.766752E-028" calcext:value-type="float">
            <text:p>3.77E-28</text:p>
          </table:table-cell>
          <table:table-cell table:style-name="ce91" office:value-type="float" office:value="0.2711848" calcext:value-type="float">
            <text:p>2.71E-01</text:p>
          </table:table-cell>
          <table:table-cell table:style-name="ce91" office:value-type="float" office:value="1.291224" calcext:value-type="float">
            <text:p>1.29E+00</text:p>
          </table:table-cell>
          <table:table-cell table:style-name="ce90" table:formula="of:=[.AG62]*LOG([.AH62]/[.AF62])" office:value-type="float" office:value="7.46708284073108" calcext:value-type="float">
            <text:p>7.46708284073108</text:p>
          </table:table-cell>
          <table:table-cell table:style-name="ce96" office:value-type="float" office:value="0.0002849219" calcext:value-type="float">
            <text:p>2.85E-04</text:p>
          </table:table-cell>
          <table:table-cell table:style-name="ce96" office:value-type="float" office:value="3.43973" calcext:value-type="float">
            <text:p>3.44E+00</text:p>
          </table:table-cell>
          <table:table-cell table:style-name="ce96" office:value-type="float" office:value="1.327597" calcext:value-type="float">
            <text:p>1.33E+00</text:p>
          </table:table-cell>
          <table:table-cell table:style-name="ce96" office:value-type="float" office:value="0.03563226" calcext:value-type="float">
            <text:p>3.56E-02</text:p>
          </table:table-cell>
          <table:table-cell table:style-name="ce96" office:value-type="float" office:value="59.37908" calcext:value-type="float">
            <text:p>5.94E+01</text:p>
          </table:table-cell>
          <table:table-cell table:style-name="ce96" office:value-type="float" office:value="0.513499713246601" calcext:value-type="float">
            <text:p>5.13E-01</text:p>
          </table:table-cell>
          <table:table-cell table:style-name="ce101" office:value-type="float" office:value="0.00002925445" calcext:value-type="float">
            <text:p>2.93E-05</text:p>
          </table:table-cell>
          <table:table-cell table:style-name="ce101" office:value-type="float" office:value="0.6226641" calcext:value-type="float">
            <text:p>6.23E-01</text:p>
          </table:table-cell>
          <table:table-cell table:style-name="ce101" office:value-type="float" office:value="1.330781" calcext:value-type="float">
            <text:p>1.33E+00</text:p>
          </table:table-cell>
          <table:table-cell table:style-name="ce100" table:formula="of:=[.AQ62]*(1-[.AP62]/[.AR62])" office:value-type="float" office:value="0.62265041202596" calcext:value-type="float">
            <text:p>0.62265041202596</text:p>
          </table:table-cell>
          <table:table-cell table:style-name="ce105" office:value-type="float" office:value="0.0001013521" calcext:value-type="float">
            <text:p>0.0001013521</text:p>
          </table:table-cell>
          <table:table-cell table:style-name="ce105" office:value-type="float" office:value="0.5324366411" calcext:value-type="float">
            <text:p>0.5324366411</text:p>
          </table:table-cell>
          <table:table-cell table:style-name="ce105" office:value-type="float" office:value="1.3282493024" calcext:value-type="float">
            <text:p>1.3282493024</text:p>
          </table:table-cell>
          <table:table-cell table:style-name="ce105" office:value-type="float" office:value="1.2911911906" calcext:value-type="float">
            <text:p>1.2911911906</text:p>
          </table:table-cell>
          <table:table-cell table:style-name="ce105" table:formula="of:=[.AU62]*(1-([.AT62]/[.AV62])^[.AW62])" office:value-type="float" office:value="0.532434071551371" calcext:value-type="float">
            <text:p>0.532434071551371</text:p>
          </table:table-cell>
          <table:table-cell table:style-name="ce110" office:value-type="float" office:value="0.6538848" calcext:value-type="float">
            <text:p>0.6538848</text:p>
          </table:table-cell>
          <table:table-cell table:number-columns-repeated="973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withoutAB AMS4444_Biol_2</text:p>
          </table:table-cell>
          <table:table-cell table:style-name="ce14" office:value-type="float" office:value="1.427605357958" calcext:value-type="float">
            <text:p>1.427605357958</text:p>
          </table:table-cell>
          <table:table-cell table:style-name="ce14" office:value-type="float" office:value="0.000191154374" calcext:value-type="float">
            <text:p>0.000191154374</text:p>
          </table:table-cell>
          <table:table-cell table:style-name="ce14" office:value-type="float" office:value="0.535797689353" calcext:value-type="float">
            <text:p>0.535797689353</text:p>
          </table:table-cell>
          <table:table-cell table:style-name="ce14" table:formula="of:=[.E63]*(1-[.D63]/[.C63])" office:value-type="float" office:value="0.535725946786801" calcext:value-type="float">
            <text:p>0.535725946786801</text:p>
          </table:table-cell>
          <table:table-cell table:style-name="ce61" office:value-type="float" office:value="1.427605357958" calcext:value-type="float">
            <text:p>1.427605357958</text:p>
          </table:table-cell>
          <table:table-cell table:style-name="ce61" office:value-type="float" office:value="0.000191154374" calcext:value-type="float">
            <text:p>0.000191154374</text:p>
          </table:table-cell>
          <table:table-cell table:style-name="ce61" office:value-type="float" office:value="0.535797689353" calcext:value-type="float">
            <text:p>0.535797689353</text:p>
          </table:table-cell>
          <table:table-cell table:style-name="ce61" table:formula="of:=[.I63]*(1-[.H63]/[.G63])" office:value-type="float" office:value="0.535725946786801" calcext:value-type="float">
            <text:p>0.535725946786801</text:p>
          </table:table-cell>
          <table:table-cell table:style-name="ce66" office:value-type="float" office:value="5.495413" calcext:value-type="float">
            <text:p>5.495413</text:p>
          </table:table-cell>
          <table:table-cell table:style-name="ce66" office:value-type="float" office:value="0.3840877" calcext:value-type="float">
            <text:p>0.3840877</text:p>
          </table:table-cell>
          <table:table-cell table:style-name="ce66" office:value-type="float" office:value="3.1791793" calcext:value-type="float">
            <text:p>3.1791793</text:p>
          </table:table-cell>
          <table:table-cell table:style-name="ce70" office:value-type="float" office:value="5.39572" calcext:value-type="float">
            <text:p>5.39572</text:p>
          </table:table-cell>
          <table:table-cell table:style-name="ce70" office:value-type="float" office:value="0.3754511" calcext:value-type="float">
            <text:p>0.3754511</text:p>
          </table:table-cell>
          <table:table-cell table:style-name="ce70" office:value-type="float" office:value="3.4899853" calcext:value-type="float">
            <text:p>3.489985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373585" calcext:value-type="float">
            <text:p>5.373585</text:p>
          </table:table-cell>
          <table:table-cell table:style-name="ce78" office:value-type="float" office:value="0.3777058" calcext:value-type="float">
            <text:p>0.3777058</text:p>
          </table:table-cell>
          <table:table-cell table:style-name="ce78" office:value-type="float" office:value="3.662094" calcext:value-type="float">
            <text:p>3.662094</text:p>
          </table:table-cell>
          <table:table-cell table:style-name="ce78" office:value-type="float" office:value="1.3905793" calcext:value-type="float">
            <text:p>1.3905793</text:p>
          </table:table-cell>
          <table:table-cell table:style-name="ce82" office:value-type="float" office:value="0.0257918" calcext:value-type="float">
            <text:p>0.0257918</text:p>
          </table:table-cell>
          <table:table-cell table:style-name="ce82" office:value-type="float" office:value="0.5564529" calcext:value-type="float">
            <text:p>0.5564529</text:p>
          </table:table-cell>
          <table:table-cell table:style-name="ce82" office:value-type="float" office:value="1.4316819" calcext:value-type="float">
            <text:p>1.4316819</text:p>
          </table:table-cell>
          <table:table-cell table:style-name="ce82" office:value-type="float" office:value="5.2858432" calcext:value-type="float">
            <text:p>5.2858432</text:p>
          </table:table-cell>
          <table:table-cell table:style-name="ce82" office:value-type="float" office:value="0.425044170702802" calcext:value-type="float">
            <text:p>0.425044170702802</text:p>
          </table:table-cell>
          <table:table-cell table:style-name="ce87" office:value-type="float" office:value="0.85307" calcext:value-type="float">
            <text:p>0.85307</text:p>
          </table:table-cell>
          <table:table-cell table:style-name="ce91" office:value-type="float" office:value="1.307756E-024" calcext:value-type="float">
            <text:p>1.31E-24</text:p>
          </table:table-cell>
          <table:table-cell table:style-name="ce91" office:value-type="float" office:value="0.2614499" calcext:value-type="float">
            <text:p>2.61E-01</text:p>
          </table:table-cell>
          <table:table-cell table:style-name="ce91" office:value-type="float" office:value="1.498841" calcext:value-type="float">
            <text:p>1.50E+00</text:p>
          </table:table-cell>
          <table:table-cell table:style-name="ce90" table:formula="of:=[.AG63]*LOG([.AH63]/[.AF63])" office:value-type="float" office:value="6.29028297513882" calcext:value-type="float">
            <text:p>6.29028297513882</text:p>
          </table:table-cell>
          <table:table-cell table:style-name="ce95" office:value-type="float" office:value="0.009307077" calcext:value-type="float">
            <text:p>0.009307077</text:p>
          </table:table-cell>
          <table:table-cell table:style-name="ce95" office:value-type="float" office:value="1.192284058" calcext:value-type="float">
            <text:p>1.192284058</text:p>
          </table:table-cell>
          <table:table-cell table:style-name="ce95" office:value-type="float" office:value="1.424913468" calcext:value-type="float">
            <text:p>1.424913468</text:p>
          </table:table-cell>
          <table:table-cell table:style-name="ce95" office:value-type="float" office:value="0.121077064" calcext:value-type="float">
            <text:p>0.121077064</text:p>
          </table:table-cell>
          <table:table-cell table:style-name="ce95" office:value-type="float" office:value="18.044203512" calcext:value-type="float">
            <text:p>18.044203512</text:p>
          </table:table-cell>
          <table:table-cell table:style-name="ce95" office:value-type="float" office:value="0.362307716006146" calcext:value-type="float">
            <text:p>0.362307716006146</text:p>
          </table:table-cell>
          <table:table-cell table:style-name="ce100" office:value-type="float" office:value="0.0002158723" calcext:value-type="float">
            <text:p>0.0002158723</text:p>
          </table:table-cell>
          <table:table-cell table:style-name="ce100" office:value-type="float" office:value="0.5294841073" calcext:value-type="float">
            <text:p>0.5294841073</text:p>
          </table:table-cell>
          <table:table-cell table:style-name="ce100" office:value-type="float" office:value="1.4342352542" calcext:value-type="float">
            <text:p>1.4342352542</text:p>
          </table:table-cell>
          <table:table-cell table:style-name="ce100" table:formula="of:=[.AQ63]*(1-[.AP63]/[.AR63])" office:value-type="float" office:value="0.52940441259739" calcext:value-type="float">
            <text:p>0.52940441259739</text:p>
          </table:table-cell>
          <table:table-cell table:style-name="ce105" office:value-type="float" office:value="0.001847007" calcext:value-type="float">
            <text:p>0.001847007</text:p>
          </table:table-cell>
          <table:table-cell table:style-name="ce105" office:value-type="float" office:value="0.36428258" calcext:value-type="float">
            <text:p>0.36428258</text:p>
          </table:table-cell>
          <table:table-cell table:style-name="ce105" office:value-type="float" office:value="1.42509567" calcext:value-type="float">
            <text:p>1.42509567</text:p>
          </table:table-cell>
          <table:table-cell table:style-name="ce105" office:value-type="float" office:value="1.975021156" calcext:value-type="float">
            <text:p>1.975021156</text:p>
          </table:table-cell>
          <table:table-cell table:style-name="ce105" table:formula="of:=[.AU63]*(1-([.AT63]/[.AV63])^[.AW63])" office:value-type="float" office:value="0.36428185754509" calcext:value-type="float">
            <text:p>0.36428185754509</text:p>
          </table:table-cell>
          <table:table-cell table:style-name="ce110" office:value-type="float" office:value="1.279452" calcext:value-type="float">
            <text:p>1.279452</text:p>
          </table:table-cell>
          <table:table-cell table:number-columns-repeated="973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withoutAB AMS4444_Biol_3</text:p>
          </table:table-cell>
          <table:table-cell table:style-name="ce14" office:value-type="float" office:value="1.460738290728" calcext:value-type="float">
            <text:p>1.460738290728</text:p>
          </table:table-cell>
          <table:table-cell table:style-name="ce14" office:value-type="float" office:value="0.000273985126" calcext:value-type="float">
            <text:p>0.000273985126</text:p>
          </table:table-cell>
          <table:table-cell table:style-name="ce14" office:value-type="float" office:value="0.516884485373" calcext:value-type="float">
            <text:p>0.516884485373</text:p>
          </table:table-cell>
          <table:table-cell table:style-name="ce14" table:formula="of:=[.E64]*(1-[.D64]/[.C64])" office:value-type="float" office:value="0.516787535315792" calcext:value-type="float">
            <text:p>0.516787535315792</text:p>
          </table:table-cell>
          <table:table-cell table:style-name="ce61" office:value-type="float" office:value="1.460738290728" calcext:value-type="float">
            <text:p>1.460738290728</text:p>
          </table:table-cell>
          <table:table-cell table:style-name="ce61" office:value-type="float" office:value="0.000273985126" calcext:value-type="float">
            <text:p>0.000273985126</text:p>
          </table:table-cell>
          <table:table-cell table:style-name="ce61" office:value-type="float" office:value="0.516884485373" calcext:value-type="float">
            <text:p>0.516884485373</text:p>
          </table:table-cell>
          <table:table-cell table:style-name="ce61" table:formula="of:=[.I64]*(1-[.H64]/[.G64])" office:value-type="float" office:value="0.516787535315792" calcext:value-type="float">
            <text:p>0.516787535315792</text:p>
          </table:table-cell>
          <table:table-cell table:style-name="ce66" office:value-type="float" office:value="6.7511" calcext:value-type="float">
            <text:p>6.7511</text:p>
          </table:table-cell>
          <table:table-cell table:style-name="ce66" office:value-type="float" office:value="0.461109" calcext:value-type="float">
            <text:p>0.461109</text:p>
          </table:table-cell>
          <table:table-cell table:style-name="ce66" office:value-type="float" office:value="1.3631096" calcext:value-type="float">
            <text:p>1.3631096</text:p>
          </table:table-cell>
          <table:table-cell table:style-name="ce70" office:value-type="float" office:value="6.648724" calcext:value-type="float">
            <text:p>6.648724</text:p>
          </table:table-cell>
          <table:table-cell table:style-name="ce70" office:value-type="float" office:value="0.4384914" calcext:value-type="float">
            <text:p>0.4384914</text:p>
          </table:table-cell>
          <table:table-cell table:style-name="ce70" office:value-type="float" office:value="1.4710686" calcext:value-type="float">
            <text:p>1.471068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2018651" calcext:value-type="float">
            <text:p>0.02018651</text:p>
          </table:table-cell>
          <table:table-cell table:style-name="ce82" office:value-type="float" office:value="0.5355016" calcext:value-type="float">
            <text:p>0.5355016</text:p>
          </table:table-cell>
          <table:table-cell table:style-name="ce82" office:value-type="float" office:value="1.45979545" calcext:value-type="float">
            <text:p>1.45979545</text:p>
          </table:table-cell>
          <table:table-cell table:style-name="ce82" office:value-type="float" office:value="4.64678" calcext:value-type="float">
            <text:p>4.64678</text:p>
          </table:table-cell>
          <table:table-cell table:style-name="ce82" office:value-type="float" office:value="0.423288412612628" calcext:value-type="float">
            <text:p>0.423288412612628</text:p>
          </table:table-cell>
          <table:table-cell table:style-name="ce87" office:value-type="float" office:value="1.6737" calcext:value-type="float">
            <text:p>1.6737</text:p>
          </table:table-cell>
          <table:table-cell table:style-name="ce91" office:value-type="float" office:value="7.763621E-027" calcext:value-type="float">
            <text:p>7.76E-27</text:p>
          </table:table-cell>
          <table:table-cell table:style-name="ce91" office:value-type="float" office:value="0.2720593" calcext:value-type="float">
            <text:p>2.72E-01</text:p>
          </table:table-cell>
          <table:table-cell table:style-name="ce91" office:value-type="float" office:value="1.49301" calcext:value-type="float">
            <text:p>1.49E+00</text:p>
          </table:table-cell>
          <table:table-cell table:style-name="ce90" table:formula="of:=[.AG64]*LOG([.AH64]/[.AF64])" office:value-type="float" office:value="7.15080620331834" calcext:value-type="float">
            <text:p>7.15080620331834</text:p>
          </table:table-cell>
          <table:table-cell table:style-name="ce96" office:value-type="float" office:value="0.0002792347" calcext:value-type="float">
            <text:p>2.79E-04</text:p>
          </table:table-cell>
          <table:table-cell table:style-name="ce96" office:value-type="float" office:value="0.5159027" calcext:value-type="float">
            <text:p>5.16E-01</text:p>
          </table:table-cell>
          <table:table-cell table:style-name="ce96" office:value-type="float" office:value="1.461846" calcext:value-type="float">
            <text:p>1.46E+00</text:p>
          </table:table-cell>
          <table:table-cell table:style-name="ce96" office:value-type="float" office:value="1.163074" calcext:value-type="float">
            <text:p>1.16E+00</text:p>
          </table:table-cell>
          <table:table-cell table:style-name="ce96" office:value-type="float" office:value="-67.73139" calcext:value-type="float">
            <text:p>-6.77E+01</text:p>
          </table:table-cell>
          <table:table-cell table:style-name="ce96" office:value-type="float" office:value="0.515901139729105" calcext:value-type="float">
            <text:p>5.16E-01</text:p>
          </table:table-cell>
          <table:table-cell table:style-name="ce100" office:value-type="float" office:value="0.0002792346" calcext:value-type="float">
            <text:p>0.0002792346</text:p>
          </table:table-cell>
          <table:table-cell table:style-name="ce100" office:value-type="float" office:value="0.5159026787" calcext:value-type="float">
            <text:p>0.5159026787</text:p>
          </table:table-cell>
          <table:table-cell table:style-name="ce100" office:value-type="float" office:value="1.4618462562" calcext:value-type="float">
            <text:p>1.4618462562</text:p>
          </table:table-cell>
          <table:table-cell table:style-name="ce100" table:formula="of:=[.AQ64]*(1-[.AP64]/[.AR64])" office:value-type="float" office:value="0.515804133536639" calcext:value-type="float">
            <text:p>0.515804133536639</text:p>
          </table:table-cell>
          <table:table-cell table:style-name="ce105" office:value-type="float" office:value="0.001656599" calcext:value-type="float">
            <text:p>0.001656599</text:p>
          </table:table-cell>
          <table:table-cell table:style-name="ce105" office:value-type="float" office:value="0.376286313" calcext:value-type="float">
            <text:p>0.376286313</text:p>
          </table:table-cell>
          <table:table-cell table:style-name="ce105" office:value-type="float" office:value="1.453876214" calcext:value-type="float">
            <text:p>1.453876214</text:p>
          </table:table-cell>
          <table:table-cell table:style-name="ce105" office:value-type="float" office:value="1.746701217" calcext:value-type="float">
            <text:p>1.746701217</text:p>
          </table:table-cell>
          <table:table-cell table:style-name="ce105" table:formula="of:=[.AU64]*(1-([.AT64]/[.AV64])^[.AW64])" office:value-type="float" office:value="0.376283593837271" calcext:value-type="float">
            <text:p>0.376283593837271</text:p>
          </table:table-cell>
          <table:table-cell table:style-name="ce110" office:value-type="float" office:value="1.738616" calcext:value-type="float">
            <text:p>1.738616</text:p>
          </table:table-cell>
          <table:table-cell table:number-columns-repeated="973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withoutAB AMS4702_Biol_1</text:p>
          </table:table-cell>
          <table:table-cell table:style-name="ce14" office:value-type="float" office:value="1.365494953778" calcext:value-type="float">
            <text:p>1.365494953778</text:p>
          </table:table-cell>
          <table:table-cell table:style-name="ce14" office:value-type="float" office:value="0.000025069458" calcext:value-type="float">
            <text:p>2.5069458E-05</text:p>
          </table:table-cell>
          <table:table-cell table:style-name="ce14" office:value-type="float" office:value="0.668403436026" calcext:value-type="float">
            <text:p>0.668403436026</text:p>
          </table:table-cell>
          <table:table-cell table:style-name="ce14" table:formula="of:=[.E65]*(1-[.D65]/[.C65])" office:value-type="float" office:value="0.668391164642777" calcext:value-type="float">
            <text:p>0.668391164642777</text:p>
          </table:table-cell>
          <table:table-cell table:style-name="ce61" office:value-type="float" office:value="1.365494953778" calcext:value-type="float">
            <text:p>1.365494953778</text:p>
          </table:table-cell>
          <table:table-cell table:style-name="ce61" office:value-type="float" office:value="0.000025069458" calcext:value-type="float">
            <text:p>2.5069458E-05</text:p>
          </table:table-cell>
          <table:table-cell table:style-name="ce61" office:value-type="float" office:value="0.668403436026" calcext:value-type="float">
            <text:p>0.668403436026</text:p>
          </table:table-cell>
          <table:table-cell table:style-name="ce61" table:formula="of:=[.I65]*(1-[.H65]/[.G65])" office:value-type="float" office:value="0.668391164642777" calcext:value-type="float">
            <text:p>0.668391164642777</text:p>
          </table:table-cell>
          <table:table-cell table:style-name="ce66" office:value-type="float" office:value="5.51771" calcext:value-type="float">
            <text:p>5.51771</text:p>
          </table:table-cell>
          <table:table-cell table:style-name="ce66" office:value-type="float" office:value="0.6026865" calcext:value-type="float">
            <text:p>0.6026865</text:p>
          </table:table-cell>
          <table:table-cell table:style-name="ce66" office:value-type="float" office:value="7.241166" calcext:value-type="float">
            <text:p>7.241166</text:p>
          </table:table-cell>
          <table:table-cell table:style-name="ce70" office:value-type="float" office:value="5.45441" calcext:value-type="float">
            <text:p>5.45441</text:p>
          </table:table-cell>
          <table:table-cell table:style-name="ce70" office:value-type="float" office:value="0.6011514" calcext:value-type="float">
            <text:p>0.6011514</text:p>
          </table:table-cell>
          <table:table-cell table:style-name="ce70" office:value-type="float" office:value="7.5708025" calcext:value-type="float">
            <text:p>7.5708025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456479" calcext:value-type="float">
            <text:p>5.456479</text:p>
          </table:table-cell>
          <table:table-cell table:style-name="ce78" office:value-type="float" office:value="0.6000587" calcext:value-type="float">
            <text:p>0.6000587</text:p>
          </table:table-cell>
          <table:table-cell table:style-name="ce78" office:value-type="float" office:value="7.550873" calcext:value-type="float">
            <text:p>7.550873</text:p>
          </table:table-cell>
          <table:table-cell table:style-name="ce78" office:value-type="float" office:value="0.9558617" calcext:value-type="float">
            <text:p>0.9558617</text:p>
          </table:table-cell>
          <table:table-cell table:style-name="ce82" office:value-type="float" office:value="0.008262522" calcext:value-type="float">
            <text:p>0.008262522</text:p>
          </table:table-cell>
          <table:table-cell table:style-name="ce82" office:value-type="float" office:value="0.671138745" calcext:value-type="float">
            <text:p>0.671138745</text:p>
          </table:table-cell>
          <table:table-cell table:style-name="ce82" office:value-type="float" office:value="1.371342821" calcext:value-type="float">
            <text:p>1.371342821</text:p>
          </table:table-cell>
          <table:table-cell table:style-name="ce82" office:value-type="float" office:value="5.842828129" calcext:value-type="float">
            <text:p>5.842828129</text:p>
          </table:table-cell>
          <table:table-cell table:style-name="ce82" office:value-type="float" office:value="0.574583157105771" calcext:value-type="float">
            <text:p>0.574583157105771</text:p>
          </table:table-cell>
          <table:table-cell table:style-name="ce87" office:value-type="float" office:value="0.53358" calcext:value-type="float">
            <text:p>0.53358</text:p>
          </table:table-cell>
          <table:table-cell table:style-name="ce91" office:value-type="float" office:value="1.709252E-027" calcext:value-type="float">
            <text:p>1.71E-27</text:p>
          </table:table-cell>
          <table:table-cell table:style-name="ce91" office:value-type="float" office:value="0.280337" calcext:value-type="float">
            <text:p>2.80E-01</text:p>
          </table:table-cell>
          <table:table-cell table:style-name="ce91" office:value-type="float" office:value="1.381342" calcext:value-type="float">
            <text:p>1.38E+00</text:p>
          </table:table-cell>
          <table:table-cell table:style-name="ce90" table:formula="of:=[.AG65]*LOG([.AH65]/[.AF65])" office:value-type="float" office:value="7.54316645948015" calcext:value-type="float">
            <text:p>7.54316645948015</text:p>
          </table:table-cell>
          <table:table-cell table:style-name="ce96" office:value-type="float" office:value="0.00002874432" calcext:value-type="float">
            <text:p>2.87E-05</text:p>
          </table:table-cell>
          <table:table-cell table:style-name="ce96" office:value-type="float" office:value="0.6610619" calcext:value-type="float">
            <text:p>6.61E-01</text:p>
          </table:table-cell>
          <table:table-cell table:style-name="ce96" office:value-type="float" office:value="1.371912" calcext:value-type="float">
            <text:p>1.37E+00</text:p>
          </table:table-cell>
          <table:table-cell table:style-name="ce96" office:value-type="float" office:value="0.6758391" calcext:value-type="float">
            <text:p>6.76E-01</text:p>
          </table:table-cell>
          <table:table-cell table:style-name="ce96" office:value-type="float" office:value="-38.9978" calcext:value-type="float">
            <text:p>-3.90E+01</text:p>
          </table:table-cell>
          <table:table-cell table:style-name="ce96" office:value-type="float" office:value="0.660986106906228" calcext:value-type="float">
            <text:p>6.61E-01</text:p>
          </table:table-cell>
          <table:table-cell table:style-name="ce101" office:value-type="float" office:value="0.00002874434" calcext:value-type="float">
            <text:p>2.87E-05</text:p>
          </table:table-cell>
          <table:table-cell table:style-name="ce101" office:value-type="float" office:value="0.6610618" calcext:value-type="float">
            <text:p>6.61E-01</text:p>
          </table:table-cell>
          <table:table-cell table:style-name="ce101" office:value-type="float" office:value="1.371912" calcext:value-type="float">
            <text:p>1.37E+00</text:p>
          </table:table-cell>
          <table:table-cell table:style-name="ce100" table:formula="of:=[.AQ65]*(1-[.AP65]/[.AR65])" office:value-type="float" office:value="0.661047949414" calcext:value-type="float">
            <text:p>0.661047949414</text:p>
          </table:table-cell>
          <table:table-cell table:style-name="ce106" office:value-type="float" office:value="0.00007781456" calcext:value-type="float">
            <text:p>7.78E-05</text:p>
          </table:table-cell>
          <table:table-cell table:style-name="ce106" office:value-type="float" office:value="0.5846607" calcext:value-type="float">
            <text:p>5.85E-01</text:p>
          </table:table-cell>
          <table:table-cell table:style-name="ce106" office:value-type="float" office:value="1.370148" calcext:value-type="float">
            <text:p>1.37E+00</text:p>
          </table:table-cell>
          <table:table-cell table:style-name="ce106" office:value-type="float" office:value="1.216445" calcext:value-type="float">
            <text:p>1.22E+00</text:p>
          </table:table-cell>
          <table:table-cell table:style-name="ce105" table:formula="of:=[.AU65]*(1-([.AT65]/[.AV65])^[.AW65])" office:value-type="float" office:value="0.584656698384847" calcext:value-type="float">
            <text:p>0.584656698384847</text:p>
          </table:table-cell>
          <table:table-cell table:style-name="ce110" office:value-type="float" office:value="0.5369968" calcext:value-type="float">
            <text:p>0.5369968</text:p>
          </table:table-cell>
          <table:table-cell table:number-columns-repeated="973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withoutAB AMS4702_Biol_2</text:p>
          </table:table-cell>
          <table:table-cell table:style-name="ce14" office:value-type="float" office:value="1.457277947956" calcext:value-type="float">
            <text:p>1.457277947956</text:p>
          </table:table-cell>
          <table:table-cell table:style-name="ce14" office:value-type="float" office:value="0.000326321947" calcext:value-type="float">
            <text:p>0.000326321947</text:p>
          </table:table-cell>
          <table:table-cell table:style-name="ce14" office:value-type="float" office:value="0.54488958931" calcext:value-type="float">
            <text:p>0.54488958931</text:p>
          </table:table-cell>
          <table:table-cell table:style-name="ce14" table:formula="of:=[.E66]*(1-[.D66]/[.C66])" office:value-type="float" office:value="0.544767574541346" calcext:value-type="float">
            <text:p>0.544767574541346</text:p>
          </table:table-cell>
          <table:table-cell table:style-name="ce61" office:value-type="float" office:value="1.457277947956" calcext:value-type="float">
            <text:p>1.457277947956</text:p>
          </table:table-cell>
          <table:table-cell table:style-name="ce61" office:value-type="float" office:value="0.000326321947" calcext:value-type="float">
            <text:p>0.000326321947</text:p>
          </table:table-cell>
          <table:table-cell table:style-name="ce61" office:value-type="float" office:value="0.54488958931" calcext:value-type="float">
            <text:p>0.54488958931</text:p>
          </table:table-cell>
          <table:table-cell table:style-name="ce61" table:formula="of:=[.I66]*(1-[.H66]/[.G66])" office:value-type="float" office:value="0.544767574541346" calcext:value-type="float">
            <text:p>0.544767574541346</text:p>
          </table:table-cell>
          <table:table-cell table:style-name="ce66" office:value-type="float" office:value="6.313841" calcext:value-type="float">
            <text:p>6.313841</text:p>
          </table:table-cell>
          <table:table-cell table:style-name="ce66" office:value-type="float" office:value="0.4794138" calcext:value-type="float">
            <text:p>0.4794138</text:p>
          </table:table-cell>
          <table:table-cell table:style-name="ce66" office:value-type="float" office:value="1.8932649" calcext:value-type="float">
            <text:p>1.8932649</text:p>
          </table:table-cell>
          <table:table-cell table:style-name="ce70" office:value-type="float" office:value="5.45441" calcext:value-type="float">
            <text:p>5.45441</text:p>
          </table:table-cell>
          <table:table-cell table:style-name="ce70" office:value-type="float" office:value="0.4542067" calcext:value-type="float">
            <text:p>0.4542067</text:p>
          </table:table-cell>
          <table:table-cell table:style-name="ce70" office:value-type="float" office:value="1.965033" calcext:value-type="float">
            <text:p>1.965033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1886014" calcext:value-type="float">
            <text:p>0.01886014</text:p>
          </table:table-cell>
          <table:table-cell table:style-name="ce82" office:value-type="float" office:value="0.56203558" calcext:value-type="float">
            <text:p>0.56203558</text:p>
          </table:table-cell>
          <table:table-cell table:style-name="ce82" office:value-type="float" office:value="1.4577621" calcext:value-type="float">
            <text:p>1.4577621</text:p>
          </table:table-cell>
          <table:table-cell table:style-name="ce82" office:value-type="float" office:value="4.35354779" calcext:value-type="float">
            <text:p>4.35354779</text:p>
          </table:table-cell>
          <table:table-cell table:style-name="ce82" office:value-type="float" office:value="0.447893620147535" calcext:value-type="float">
            <text:p>0.447893620147535</text:p>
          </table:table-cell>
          <table:table-cell table:style-name="ce87" office:value-type="float" office:value="1.5396" calcext:value-type="float">
            <text:p>1.5396</text:p>
          </table:table-cell>
          <table:table-cell table:style-name="ce91" office:value-type="float" office:value="8.370079E-025" calcext:value-type="float">
            <text:p>8.37E-25</text:p>
          </table:table-cell>
          <table:table-cell table:style-name="ce91" office:value-type="float" office:value="0.2859013" calcext:value-type="float">
            <text:p>2.86E-01</text:p>
          </table:table-cell>
          <table:table-cell table:style-name="ce91" office:value-type="float" office:value="1.509027" calcext:value-type="float">
            <text:p>1.51E+00</text:p>
          </table:table-cell>
          <table:table-cell table:style-name="ce90" table:formula="of:=[.AG66]*LOG([.AH66]/[.AF66])" office:value-type="float" office:value="6.9348126276656" calcext:value-type="float">
            <text:p>6.9348126276656</text:p>
          </table:table-cell>
          <table:table-cell table:style-name="ce95" office:value-type="float" office:value="0.00921031" calcext:value-type="float">
            <text:p>0.00921031</text:p>
          </table:table-cell>
          <table:table-cell table:style-name="ce95" office:value-type="float" office:value="0.66623044" calcext:value-type="float">
            <text:p>0.66623044</text:p>
          </table:table-cell>
          <table:table-cell table:style-name="ce95" office:value-type="float" office:value="1.45453864" calcext:value-type="float">
            <text:p>1.45453864</text:p>
          </table:table-cell>
          <table:table-cell table:style-name="ce95" office:value-type="float" office:value="0.21997402" calcext:value-type="float">
            <text:p>0.21997402</text:p>
          </table:table-cell>
          <table:table-cell table:style-name="ce95" office:value-type="float" office:value="7.95321467" calcext:value-type="float">
            <text:p>7.95321467</text:p>
          </table:table-cell>
          <table:table-cell table:style-name="ce95" office:value-type="float" office:value="0.405539845448031" calcext:value-type="float">
            <text:p>0.405539845448031</text:p>
          </table:table-cell>
          <table:table-cell table:style-name="ce100" office:value-type="float" office:value="0.0003386856" calcext:value-type="float">
            <text:p>0.0003386856</text:p>
          </table:table-cell>
          <table:table-cell table:style-name="ce100" office:value-type="float" office:value="0.5428242199" calcext:value-type="float">
            <text:p>0.5428242199</text:p>
          </table:table-cell>
          <table:table-cell table:style-name="ce100" office:value-type="float" office:value="1.4594693148" calcext:value-type="float">
            <text:p>1.4594693148</text:p>
          </table:table-cell>
          <table:table-cell table:style-name="ce100" table:formula="of:=[.AQ66]*(1-[.AP66]/[.AR66])" office:value-type="float" office:value="0.542698251683507" calcext:value-type="float">
            <text:p>0.542698251683507</text:p>
          </table:table-cell>
          <table:table-cell table:style-name="ce105" office:value-type="float" office:value="0.001408209" calcext:value-type="float">
            <text:p>0.001408209</text:p>
          </table:table-cell>
          <table:table-cell table:style-name="ce105" office:value-type="float" office:value="0.420692272" calcext:value-type="float">
            <text:p>0.420692272</text:p>
          </table:table-cell>
          <table:table-cell table:style-name="ce105" office:value-type="float" office:value="1.453954626" calcext:value-type="float">
            <text:p>1.453954626</text:p>
          </table:table-cell>
          <table:table-cell table:style-name="ce105" office:value-type="float" office:value="1.54548658" calcext:value-type="float">
            <text:p>1.54548658</text:p>
          </table:table-cell>
          <table:table-cell table:style-name="ce105" table:formula="of:=[.AU66]*(1-([.AT66]/[.AV66])^[.AW66])" office:value-type="float" office:value="0.420683024003355" calcext:value-type="float">
            <text:p>0.420683024003355</text:p>
          </table:table-cell>
          <table:table-cell table:style-name="ce110" office:value-type="float" office:value="0.1582658" calcext:value-type="float">
            <text:p>0.1582658</text:p>
          </table:table-cell>
          <table:table-cell table:number-columns-repeated="973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withoutAB AMS4702_Biol_3</text:p>
          </table:table-cell>
          <table:table-cell table:style-name="ce14" office:value-type="float" office:value="1.390118583537" calcext:value-type="float">
            <text:p>1.390118583537</text:p>
          </table:table-cell>
          <table:table-cell table:style-name="ce14" office:value-type="float" office:value="0.000021232888" calcext:value-type="float">
            <text:p>2.1232888E-05</text:p>
          </table:table-cell>
          <table:table-cell table:style-name="ce14" office:value-type="float" office:value="0.659837080704" calcext:value-type="float">
            <text:p>0.659837080704</text:p>
          </table:table-cell>
          <table:table-cell table:style-name="ce14" table:formula="of:=[.E67]*(1-[.D67]/[.C67])" office:value-type="float" office:value="0.659827002249544" calcext:value-type="float">
            <text:p>0.659827002249544</text:p>
          </table:table-cell>
          <table:table-cell table:style-name="ce61" office:value-type="float" office:value="1.390118583537" calcext:value-type="float">
            <text:p>1.390118583537</text:p>
          </table:table-cell>
          <table:table-cell table:style-name="ce61" office:value-type="float" office:value="0.000021232888" calcext:value-type="float">
            <text:p>2.1232888E-05</text:p>
          </table:table-cell>
          <table:table-cell table:style-name="ce61" office:value-type="float" office:value="0.659837080704" calcext:value-type="float">
            <text:p>0.659837080704</text:p>
          </table:table-cell>
          <table:table-cell table:style-name="ce61" table:formula="of:=[.I67]*(1-[.H67]/[.G67])" office:value-type="float" office:value="0.659827002249544" calcext:value-type="float">
            <text:p>0.659827002249544</text:p>
          </table:table-cell>
          <table:table-cell table:number-columns-repeated="3" table:style-name="ce66" office:value-type="string" calcext:value-type="string">
            <text:p>NaN</text:p>
          </table:table-cell>
          <table:table-cell table:number-columns-repeated="3" table:style-name="ce70" office:value-type="string" calcext:value-type="string">
            <text:p>NaN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1440563" calcext:value-type="float">
            <text:p>0.01440563</text:p>
          </table:table-cell>
          <table:table-cell table:style-name="ce82" office:value-type="float" office:value="0.68023442" calcext:value-type="float">
            <text:p>0.68023442</text:p>
          </table:table-cell>
          <table:table-cell table:style-name="ce82" office:value-type="float" office:value="1.38791193" calcext:value-type="float">
            <text:p>1.38791193</text:p>
          </table:table-cell>
          <table:table-cell table:style-name="ce82" office:value-type="float" office:value="6.89658738" calcext:value-type="float">
            <text:p>6.89658738</text:p>
          </table:table-cell>
          <table:table-cell table:style-name="ce82" office:value-type="float" office:value="0.554503382206725" calcext:value-type="float">
            <text:p>0.554503382206725</text:p>
          </table:table-cell>
          <table:table-cell table:style-name="ce87" office:value-type="string" calcext:value-type="string">
            <text:p>NaN</text:p>
          </table:table-cell>
          <table:table-cell table:style-name="ce91" office:value-type="float" office:value="1.388195E-032" calcext:value-type="float">
            <text:p>1.39E-32</text:p>
          </table:table-cell>
          <table:table-cell table:style-name="ce91" office:value-type="float" office:value="0.2860654" calcext:value-type="float">
            <text:p>2.86E-01</text:p>
          </table:table-cell>
          <table:table-cell table:style-name="ce91" office:value-type="float" office:value="1.3568" calcext:value-type="float">
            <text:p>1.36E+00</text:p>
          </table:table-cell>
          <table:table-cell table:style-name="ce90" table:formula="of:=[.AG67]*LOG([.AH67]/[.AF67])" office:value-type="float" office:value="9.15125084297282" calcext:value-type="float">
            <text:p>9.15125084297282</text:p>
          </table:table-cell>
          <table:table-cell table:style-name="ce96" office:value-type="float" office:value="0.00002070527" calcext:value-type="float">
            <text:p>2.07E-05</text:p>
          </table:table-cell>
          <table:table-cell table:style-name="ce96" office:value-type="float" office:value="0.6611649" calcext:value-type="float">
            <text:p>6.61E-01</text:p>
          </table:table-cell>
          <table:table-cell table:style-name="ce96" office:value-type="float" office:value="1.389037" calcext:value-type="float">
            <text:p>1.39E+00</text:p>
          </table:table-cell>
          <table:table-cell table:style-name="ce96" office:value-type="float" office:value="1.247504" calcext:value-type="float">
            <text:p>1.25E+00</text:p>
          </table:table-cell>
          <table:table-cell table:style-name="ce96" office:value-type="float" office:value="-69.43615" calcext:value-type="float">
            <text:p>-6.94E+01</text:p>
          </table:table-cell>
          <table:table-cell table:style-name="ce96" office:value-type="float" office:value="0.660990123726173" calcext:value-type="float">
            <text:p>6.61E-01</text:p>
          </table:table-cell>
          <table:table-cell table:style-name="ce101" office:value-type="float" office:value="0.00002070526" calcext:value-type="float">
            <text:p>2.07E-05</text:p>
          </table:table-cell>
          <table:table-cell table:style-name="ce101" office:value-type="float" office:value="0.6611649" calcext:value-type="float">
            <text:p>6.61E-01</text:p>
          </table:table-cell>
          <table:table-cell table:style-name="ce101" office:value-type="float" office:value="1.389037" calcext:value-type="float">
            <text:p>1.39E+00</text:p>
          </table:table-cell>
          <table:table-cell table:style-name="ce100" table:formula="of:=[.AQ67]*(1-[.AP67]/[.AR67])" office:value-type="float" office:value="0.661155044545352" calcext:value-type="float">
            <text:p>0.661155044545352</text:p>
          </table:table-cell>
          <table:table-cell table:style-name="ce105" office:value-type="float" office:value="0.000218772" calcext:value-type="float">
            <text:p>0.000218772</text:p>
          </table:table-cell>
          <table:table-cell table:style-name="ce105" office:value-type="float" office:value="0.490421794" calcext:value-type="float">
            <text:p>0.490421794</text:p>
          </table:table-cell>
          <table:table-cell table:style-name="ce105" office:value-type="float" office:value="1.383880137" calcext:value-type="float">
            <text:p>1.383880137</text:p>
          </table:table-cell>
          <table:table-cell table:style-name="ce105" office:value-type="float" office:value="1.676148367" calcext:value-type="float">
            <text:p>1.676148367</text:p>
          </table:table-cell>
          <table:table-cell table:style-name="ce105" table:formula="of:=[.AU67]*(1-([.AT67]/[.AV67])^[.AW67])" office:value-type="float" office:value="0.490421585382417" calcext:value-type="float">
            <text:p>0.490421585382417</text:p>
          </table:table-cell>
          <table:table-cell table:style-name="ce110"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withoutAB P75016_Biol_1</text:p>
          </table:table-cell>
          <table:table-cell table:style-name="ce14" office:value-type="float" office:value="1.375982456098" calcext:value-type="float">
            <text:p>1.375982456098</text:p>
          </table:table-cell>
          <table:table-cell table:style-name="ce14" office:value-type="float" office:value="0.000108031614" calcext:value-type="float">
            <text:p>0.000108031614</text:p>
          </table:table-cell>
          <table:table-cell table:style-name="ce14" office:value-type="float" office:value="0.767705985142" calcext:value-type="float">
            <text:p>0.767705985142</text:p>
          </table:table-cell>
          <table:table-cell table:style-name="ce14" table:formula="of:=[.E68]*(1-[.D68]/[.C68])" office:value-type="float" office:value="0.767645710742218" calcext:value-type="float">
            <text:p>0.767645710742218</text:p>
          </table:table-cell>
          <table:table-cell table:style-name="ce61" office:value-type="float" office:value="1.375982456098" calcext:value-type="float">
            <text:p>1.375982456098</text:p>
          </table:table-cell>
          <table:table-cell table:style-name="ce61" office:value-type="float" office:value="0.000108031614" calcext:value-type="float">
            <text:p>0.000108031614</text:p>
          </table:table-cell>
          <table:table-cell table:style-name="ce61" office:value-type="float" office:value="0.767705985142" calcext:value-type="float">
            <text:p>0.767705985142</text:p>
          </table:table-cell>
          <table:table-cell table:style-name="ce61" table:formula="of:=[.I68]*(1-[.H68]/[.G68])" office:value-type="float" office:value="0.767645710742218" calcext:value-type="float">
            <text:p>0.767645710742218</text:p>
          </table:table-cell>
          <table:table-cell table:style-name="ce66" office:value-type="float" office:value="5.88027" calcext:value-type="float">
            <text:p>5.88027</text:p>
          </table:table-cell>
          <table:table-cell table:style-name="ce66" office:value-type="float" office:value="0.8654401" calcext:value-type="float">
            <text:p>0.8654401</text:p>
          </table:table-cell>
          <table:table-cell table:style-name="ce66" office:value-type="float" office:value="5.296451" calcext:value-type="float">
            <text:p>5.296451</text:p>
          </table:table-cell>
          <table:table-cell table:style-name="ce70" office:value-type="float" office:value="5.843007" calcext:value-type="float">
            <text:p>5.843007</text:p>
          </table:table-cell>
          <table:table-cell table:style-name="ce70" office:value-type="float" office:value="0.8535891" calcext:value-type="float">
            <text:p>0.8535891</text:p>
          </table:table-cell>
          <table:table-cell table:style-name="ce70" office:value-type="float" office:value="5.296451" calcext:value-type="float">
            <text:p>5.29645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8174044" calcext:value-type="float">
            <text:p>0.0008174044</text:p>
          </table:table-cell>
          <table:table-cell table:style-name="ce82" office:value-type="float" office:value="0.7646918587" calcext:value-type="float">
            <text:p>0.7646918587</text:p>
          </table:table-cell>
          <table:table-cell table:style-name="ce82" office:value-type="float" office:value="1.3790828798" calcext:value-type="float">
            <text:p>1.3790828798</text:p>
          </table:table-cell>
          <table:table-cell table:style-name="ce82" office:value-type="float" office:value="1.9796096109" calcext:value-type="float">
            <text:p>1.9796096109</text:p>
          </table:table-cell>
          <table:table-cell table:style-name="ce82" office:value-type="float" office:value="0.730887465781303" calcext:value-type="float">
            <text:p>0.730887465781303</text:p>
          </table:table-cell>
          <table:table-cell table:style-name="ce87" office:value-type="float" office:value="0.787495" calcext:value-type="float">
            <text:p>0.787495</text:p>
          </table:table-cell>
          <table:table-cell table:style-name="ce91" office:value-type="float" office:value="1.949548E-023" calcext:value-type="float">
            <text:p>1.95E-23</text:p>
          </table:table-cell>
          <table:table-cell table:style-name="ce91" office:value-type="float" office:value="0.3541611" calcext:value-type="float">
            <text:p>3.54E-01</text:p>
          </table:table-cell>
          <table:table-cell table:style-name="ce91" office:value-type="float" office:value="1.414988" calcext:value-type="float">
            <text:p>1.41E+00</text:p>
          </table:table-cell>
          <table:table-cell table:style-name="ce90" table:formula="of:=[.AG68]*LOG([.AH68]/[.AF68])" office:value-type="float" office:value="8.09641274172261" calcext:value-type="float">
            <text:p>8.09641274172261</text:p>
          </table:table-cell>
          <table:table-cell table:style-name="ce96" office:value-type="float" office:value="0.0001143648" calcext:value-type="float">
            <text:p>1.14E-04</text:p>
          </table:table-cell>
          <table:table-cell table:style-name="ce96" office:value-type="float" office:value="0.7637663" calcext:value-type="float">
            <text:p>7.64E-01</text:p>
          </table:table-cell>
          <table:table-cell table:style-name="ce96" office:value-type="float" office:value="1.379114" calcext:value-type="float">
            <text:p>1.38E+00</text:p>
          </table:table-cell>
          <table:table-cell table:style-name="ce96" office:value-type="float" office:value="1.955033" calcext:value-type="float">
            <text:p>1.96E+00</text:p>
          </table:table-cell>
          <table:table-cell table:style-name="ce96" office:value-type="float" office:value="-124.5829" calcext:value-type="float">
            <text:p>-1.25E+02</text:p>
          </table:table-cell>
          <table:table-cell table:style-name="ce96" office:value-type="float" office:value="0.763936645269672" calcext:value-type="float">
            <text:p>7.64E-01</text:p>
          </table:table-cell>
          <table:table-cell table:style-name="ce100" office:value-type="float" office:value="0.0001143648" calcext:value-type="float">
            <text:p>0.0001143648</text:p>
          </table:table-cell>
          <table:table-cell table:style-name="ce100" office:value-type="float" office:value="0.7637662861" calcext:value-type="float">
            <text:p>0.7637662861</text:p>
          </table:table-cell>
          <table:table-cell table:style-name="ce100" office:value-type="float" office:value="1.3791139388" calcext:value-type="float">
            <text:p>1.3791139388</text:p>
          </table:table-cell>
          <table:table-cell table:style-name="ce100" table:formula="of:=[.AQ68]*(1-[.AP68]/[.AR68])" office:value-type="float" office:value="0.763702949796814" calcext:value-type="float">
            <text:p>0.763702949796814</text:p>
          </table:table-cell>
          <table:table-cell table:style-name="ce106" office:value-type="float" office:value="0.00008218709" calcext:value-type="float">
            <text:p>8.22E-05</text:p>
          </table:table-cell>
          <table:table-cell table:style-name="ce106" office:value-type="float" office:value="0.7993946" calcext:value-type="float">
            <text:p>7.99E-01</text:p>
          </table:table-cell>
          <table:table-cell table:style-name="ce106" office:value-type="float" office:value="1.379505" calcext:value-type="float">
            <text:p>1.38E+00</text:p>
          </table:table-cell>
          <table:table-cell table:style-name="ce106" office:value-type="float" office:value="0.933848" calcext:value-type="float">
            <text:p>9.34E-01</text:p>
          </table:table-cell>
          <table:table-cell table:style-name="ce105" table:formula="of:=[.AU68]*(1-([.AT68]/[.AV68])^[.AW68])" office:value-type="float" office:value="0.799303958220874" calcext:value-type="float">
            <text:p>0.799303958220874</text:p>
          </table:table-cell>
          <table:table-cell table:style-name="ce110" office:value-type="float" office:value="0.7761549" calcext:value-type="float">
            <text:p>0.7761549</text:p>
          </table:table-cell>
          <table:table-cell table:number-columns-repeated="973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withoutAB P75016_Biol_2</text:p>
          </table:table-cell>
          <table:table-cell table:style-name="ce14" office:value-type="float" office:value="1.419852627042" calcext:value-type="float">
            <text:p>1.419852627042</text:p>
          </table:table-cell>
          <table:table-cell table:style-name="ce14" office:value-type="float" office:value="0.00020295565" calcext:value-type="float">
            <text:p>0.00020295565</text:p>
          </table:table-cell>
          <table:table-cell table:style-name="ce14" office:value-type="float" office:value="0.722659098844" calcext:value-type="float">
            <text:p>0.722659098844</text:p>
          </table:table-cell>
          <table:table-cell table:style-name="ce14" table:formula="of:=[.E69]*(1-[.D69]/[.C69])" office:value-type="float" office:value="0.722555800977488" calcext:value-type="float">
            <text:p>0.722555800977488</text:p>
          </table:table-cell>
          <table:table-cell table:style-name="ce61" office:value-type="float" office:value="1.419852627042" calcext:value-type="float">
            <text:p>1.419852627042</text:p>
          </table:table-cell>
          <table:table-cell table:style-name="ce61" office:value-type="float" office:value="0.00020295565" calcext:value-type="float">
            <text:p>0.00020295565</text:p>
          </table:table-cell>
          <table:table-cell table:style-name="ce61" office:value-type="float" office:value="0.722659098844" calcext:value-type="float">
            <text:p>0.722659098844</text:p>
          </table:table-cell>
          <table:table-cell table:style-name="ce61" table:formula="of:=[.I69]*(1-[.H69]/[.G69])" office:value-type="float" office:value="0.722555800977488" calcext:value-type="float">
            <text:p>0.722555800977488</text:p>
          </table:table-cell>
          <table:table-cell table:style-name="ce66" office:value-type="float" office:value="6.593811" calcext:value-type="float">
            <text:p>6.593811</text:p>
          </table:table-cell>
          <table:table-cell table:style-name="ce66" office:value-type="float" office:value="0.9820527" calcext:value-type="float">
            <text:p>0.9820527</text:p>
          </table:table-cell>
          <table:table-cell table:style-name="ce66" office:value-type="float" office:value="4.733975" calcext:value-type="float">
            <text:p>4.733975</text:p>
          </table:table-cell>
          <table:table-cell table:style-name="ce70" office:value-type="float" office:value="6.557429" calcext:value-type="float">
            <text:p>6.557429</text:p>
          </table:table-cell>
          <table:table-cell table:style-name="ce70" office:value-type="float" office:value="0.9438722" calcext:value-type="float">
            <text:p>0.9438722</text:p>
          </table:table-cell>
          <table:table-cell table:style-name="ce70" office:value-type="float" office:value="4.733975" calcext:value-type="float">
            <text:p>4.733975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3" office:value-type="float" office:value="0.00004540214" calcext:value-type="float">
            <text:p>4.54E-05</text:p>
          </table:table-cell>
          <table:table-cell table:style-name="ce83" office:value-type="float" office:value="0.7211981" calcext:value-type="float">
            <text:p>7.21E-01</text:p>
          </table:table-cell>
          <table:table-cell table:style-name="ce83" office:value-type="float" office:value="1.420913" calcext:value-type="float">
            <text:p>1.42E+00</text:p>
          </table:table-cell>
          <table:table-cell table:style-name="ce83" office:value-type="float" office:value="-1.51801" calcext:value-type="float">
            <text:p>-1.52E+00</text:p>
          </table:table-cell>
          <table:table-cell table:style-name="ce83" office:value-type="string" calcext:value-type="string">
            <text:p>NaN</text:p>
          </table:table-cell>
          <table:table-cell table:style-name="ce87" office:value-type="float" office:value="0.83192" calcext:value-type="float">
            <text:p>0.83192</text:p>
          </table:table-cell>
          <table:table-cell table:style-name="ce91" office:value-type="float" office:value="1.78095E-026" calcext:value-type="float">
            <text:p>1.78E-26</text:p>
          </table:table-cell>
          <table:table-cell table:style-name="ce91" office:value-type="float" office:value="0.3653371" calcext:value-type="float">
            <text:p>3.65E-01</text:p>
          </table:table-cell>
          <table:table-cell table:style-name="ce91" office:value-type="float" office:value="1.452956" calcext:value-type="float">
            <text:p>1.45E+00</text:p>
          </table:table-cell>
          <table:table-cell table:style-name="ce90" table:formula="of:=[.AG69]*LOG([.AH69]/[.AF69])" office:value-type="float" office:value="9.46646906919655" calcext:value-type="float">
            <text:p>9.46646906919655</text:p>
          </table:table-cell>
          <table:table-cell table:style-name="ce96" office:value-type="float" office:value="0.0002064947" calcext:value-type="float">
            <text:p>2.06E-04</text:p>
          </table:table-cell>
          <table:table-cell table:style-name="ce96" office:value-type="float" office:value="0.7214684" calcext:value-type="float">
            <text:p>7.21E-01</text:p>
          </table:table-cell>
          <table:table-cell table:style-name="ce96" office:value-type="float" office:value="1.4209" calcext:value-type="float">
            <text:p>1.42E+00</text:p>
          </table:table-cell>
          <table:table-cell table:style-name="ce96" office:value-type="float" office:value="0.6820169" calcext:value-type="float">
            <text:p>6.82E-01</text:p>
          </table:table-cell>
          <table:table-cell table:style-name="ce96" office:value-type="float" office:value="-43.35954" calcext:value-type="float">
            <text:p>-4.34E+01</text:p>
          </table:table-cell>
          <table:table-cell table:style-name="ce96" office:value-type="float" office:value="0.720895026304731" calcext:value-type="float">
            <text:p>7.21E-01</text:p>
          </table:table-cell>
          <table:table-cell table:style-name="ce100" office:value-type="float" office:value="0.0002064947" calcext:value-type="float">
            <text:p>0.0002064947</text:p>
          </table:table-cell>
          <table:table-cell table:style-name="ce100" office:value-type="float" office:value="0.7214683667" calcext:value-type="float">
            <text:p>0.7214683667</text:p>
          </table:table-cell>
          <table:table-cell table:style-name="ce100" office:value-type="float" office:value="1.420900313" calcext:value-type="float">
            <text:p>1.420900313</text:p>
          </table:table-cell>
          <table:table-cell table:style-name="ce100" table:formula="of:=[.AQ69]*(1-[.AP69]/[.AR69])" office:value-type="float" office:value="0.721363518110287" calcext:value-type="float">
            <text:p>0.721363518110287</text:p>
          </table:table-cell>
          <table:table-cell table:style-name="ce106" office:value-type="float" office:value="0.00004684843" calcext:value-type="float">
            <text:p>4.68E-05</text:p>
          </table:table-cell>
          <table:table-cell table:style-name="ce106" office:value-type="float" office:value="0.8900183" calcext:value-type="float">
            <text:p>8.90E-01</text:p>
          </table:table-cell>
          <table:table-cell table:style-name="ce106" office:value-type="float" office:value="1.422807" calcext:value-type="float">
            <text:p>1.42E+00</text:p>
          </table:table-cell>
          <table:table-cell table:style-name="ce106" office:value-type="float" office:value="0.7381807" calcext:value-type="float">
            <text:p>7.38E-01</text:p>
          </table:table-cell>
          <table:table-cell table:style-name="ce105" table:formula="of:=[.AU69]*(1-([.AT69]/[.AV69])^[.AW69])" office:value-type="float" office:value="0.889581240912168" calcext:value-type="float">
            <text:p>0.889581240912168</text:p>
          </table:table-cell>
          <table:table-cell table:style-name="ce110" office:value-type="float" office:value="1.824354" calcext:value-type="float">
            <text:p>1.824354</text:p>
          </table:table-cell>
          <table:table-cell table:number-columns-repeated="973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withoutAB P75016_Biol_3</text:p>
          </table:table-cell>
          <table:table-cell table:style-name="ce14" office:value-type="float" office:value="1.445289548975" calcext:value-type="float">
            <text:p>1.445289548975</text:p>
          </table:table-cell>
          <table:table-cell table:style-name="ce14" office:value-type="float" office:value="0.000292034921" calcext:value-type="float">
            <text:p>0.000292034921</text:p>
          </table:table-cell>
          <table:table-cell table:style-name="ce14" office:value-type="float" office:value="0.708354741138" calcext:value-type="float">
            <text:p>0.708354741138</text:p>
          </table:table-cell>
          <table:table-cell table:style-name="ce14" table:formula="of:=[.E70]*(1-[.D70]/[.C70])" office:value-type="float" office:value="0.708211611118818" calcext:value-type="float">
            <text:p>0.708211611118818</text:p>
          </table:table-cell>
          <table:table-cell table:style-name="ce61" office:value-type="float" office:value="1.445289548975" calcext:value-type="float">
            <text:p>1.445289548975</text:p>
          </table:table-cell>
          <table:table-cell table:style-name="ce61" office:value-type="float" office:value="0.000292034921" calcext:value-type="float">
            <text:p>0.000292034921</text:p>
          </table:table-cell>
          <table:table-cell table:style-name="ce61" office:value-type="float" office:value="0.708354741138" calcext:value-type="float">
            <text:p>0.708354741138</text:p>
          </table:table-cell>
          <table:table-cell table:style-name="ce61" table:formula="of:=[.I70]*(1-[.H70]/[.G70])" office:value-type="float" office:value="0.708211611118818" calcext:value-type="float">
            <text:p>0.708211611118818</text:p>
          </table:table-cell>
          <table:table-cell table:style-name="ce66" office:value-type="float" office:value="6.636763" calcext:value-type="float">
            <text:p>6.636763</text:p>
          </table:table-cell>
          <table:table-cell table:style-name="ce66" office:value-type="float" office:value="0.799439" calcext:value-type="float">
            <text:p>0.799439</text:p>
          </table:table-cell>
          <table:table-cell table:style-name="ce66" office:value-type="float" office:value="3.050391" calcext:value-type="float">
            <text:p>3.050391</text:p>
          </table:table-cell>
          <table:table-cell table:style-name="ce70" office:value-type="float" office:value="6.596258" calcext:value-type="float">
            <text:p>6.596258</text:p>
          </table:table-cell>
          <table:table-cell table:style-name="ce70" office:value-type="float" office:value="0.7577503" calcext:value-type="float">
            <text:p>0.7577503</text:p>
          </table:table-cell>
          <table:table-cell table:style-name="ce70" office:value-type="float" office:value="3.050391" calcext:value-type="float">
            <text:p>3.050391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1563565" calcext:value-type="float">
            <text:p>0.001563565</text:p>
          </table:table-cell>
          <table:table-cell table:style-name="ce82" office:value-type="float" office:value="0.70867914" calcext:value-type="float">
            <text:p>0.70867914</text:p>
          </table:table-cell>
          <table:table-cell table:style-name="ce82" office:value-type="float" office:value="1.446276171" calcext:value-type="float">
            <text:p>1.446276171</text:p>
          </table:table-cell>
          <table:table-cell table:style-name="ce82" office:value-type="float" office:value="1.681600731" calcext:value-type="float">
            <text:p>1.681600731</text:p>
          </table:table-cell>
          <table:table-cell table:style-name="ce82" office:value-type="float" office:value="0.667842404770414" calcext:value-type="float">
            <text:p>0.667842404770414</text:p>
          </table:table-cell>
          <table:table-cell table:style-name="ce87" office:value-type="float" office:value="1.336" calcext:value-type="float">
            <text:p>1.336</text:p>
          </table:table-cell>
          <table:table-cell table:style-name="ce91" office:value-type="float" office:value="2.558885E-022" calcext:value-type="float">
            <text:p>2.56E-22</text:p>
          </table:table-cell>
          <table:table-cell table:style-name="ce91" office:value-type="float" office:value="0.3596945" calcext:value-type="float">
            <text:p>3.60E-01</text:p>
          </table:table-cell>
          <table:table-cell table:style-name="ce91" office:value-type="float" office:value="1.478172" calcext:value-type="float">
            <text:p>1.48E+00</text:p>
          </table:table-cell>
          <table:table-cell table:style-name="ce90" table:formula="of:=[.AG70]*LOG([.AH70]/[.AF70])" office:value-type="float" office:value="7.82755452160201" calcext:value-type="float">
            <text:p>7.82755452160201</text:p>
          </table:table-cell>
          <table:table-cell table:style-name="ce96" office:value-type="float" office:value="0.0002970327" calcext:value-type="float">
            <text:p>2.97E-04</text:p>
          </table:table-cell>
          <table:table-cell table:style-name="ce96" office:value-type="float" office:value="0.7071658" calcext:value-type="float">
            <text:p>7.07E-01</text:p>
          </table:table-cell>
          <table:table-cell table:style-name="ce96" office:value-type="float" office:value="1.446339" calcext:value-type="float">
            <text:p>1.45E+00</text:p>
          </table:table-cell>
          <table:table-cell table:style-name="ce96" office:value-type="float" office:value="1.818518" calcext:value-type="float">
            <text:p>1.82E+00</text:p>
          </table:table-cell>
          <table:table-cell table:style-name="ce96" office:value-type="float" office:value="-120.8657" calcext:value-type="float">
            <text:p>-1.21E+02</text:p>
          </table:table-cell>
          <table:table-cell table:style-name="ce96" office:value-type="float" office:value="0.706854673879323" calcext:value-type="float">
            <text:p>7.07E-01</text:p>
          </table:table-cell>
          <table:table-cell table:style-name="ce100" office:value-type="float" office:value="0.0002970327" calcext:value-type="float">
            <text:p>0.0002970327</text:p>
          </table:table-cell>
          <table:table-cell table:style-name="ce100" office:value-type="float" office:value="0.7071657739" calcext:value-type="float">
            <text:p>0.7071657739</text:p>
          </table:table-cell>
          <table:table-cell table:style-name="ce100" office:value-type="float" office:value="1.446338726" calcext:value-type="float">
            <text:p>1.446338726</text:p>
          </table:table-cell>
          <table:table-cell table:style-name="ce100" table:formula="of:=[.AQ70]*(1-[.AP70]/[.AR70])" office:value-type="float" office:value="0.707020544186246" calcext:value-type="float">
            <text:p>0.707020544186246</text:p>
          </table:table-cell>
          <table:table-cell table:style-name="ce105" office:value-type="float" office:value="0.0002971722" calcext:value-type="float">
            <text:p>0.0002971722</text:p>
          </table:table-cell>
          <table:table-cell table:style-name="ce105" office:value-type="float" office:value="0.7071123557" calcext:value-type="float">
            <text:p>0.7071123557</text:p>
          </table:table-cell>
          <table:table-cell table:style-name="ce105" office:value-type="float" office:value="1.4463379426" calcext:value-type="float">
            <text:p>1.4463379426</text:p>
          </table:table-cell>
          <table:table-cell table:style-name="ce105" office:value-type="float" office:value="1.0001155774" calcext:value-type="float">
            <text:p>1.0001155774</text:p>
          </table:table-cell>
          <table:table-cell table:style-name="ce105" table:formula="of:=[.AU70]*(1-([.AT70]/[.AV70])^[.AW70])" office:value-type="float" office:value="0.70696721117388" calcext:value-type="float">
            <text:p>0.70696721117388</text:p>
          </table:table-cell>
          <table:table-cell table:style-name="ce110" office:value-type="float" office:value="1.287092" calcext:value-type="float">
            <text:p>1.287092</text:p>
          </table:table-cell>
          <table:table-cell table:number-columns-repeated="973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ithoutAB P75063_Biol_1</text:p>
          </table:table-cell>
          <table:table-cell table:style-name="ce14" office:value-type="float" office:value="1.403377974725" calcext:value-type="float">
            <text:p>1.403377974725</text:p>
          </table:table-cell>
          <table:table-cell table:style-name="ce14" office:value-type="float" office:value="0.000139726828" calcext:value-type="float">
            <text:p>0.000139726828</text:p>
          </table:table-cell>
          <table:table-cell table:style-name="ce14" office:value-type="float" office:value="0.701906896284" calcext:value-type="float">
            <text:p>0.701906896284</text:p>
          </table:table-cell>
          <table:table-cell table:style-name="ce14" table:formula="of:=[.E71]*(1-[.D71]/[.C71])" office:value-type="float" office:value="0.701837011173976" calcext:value-type="float">
            <text:p>0.701837011173976</text:p>
          </table:table-cell>
          <table:table-cell table:style-name="ce61" office:value-type="float" office:value="1.403377974725" calcext:value-type="float">
            <text:p>1.403377974725</text:p>
          </table:table-cell>
          <table:table-cell table:style-name="ce61" office:value-type="float" office:value="0.000139726828" calcext:value-type="float">
            <text:p>0.000139726828</text:p>
          </table:table-cell>
          <table:table-cell table:style-name="ce61" office:value-type="float" office:value="0.701906896284" calcext:value-type="float">
            <text:p>0.701906896284</text:p>
          </table:table-cell>
          <table:table-cell table:style-name="ce61" table:formula="of:=[.I71]*(1-[.H71]/[.G71])" office:value-type="float" office:value="0.701837011173976" calcext:value-type="float">
            <text:p>0.701837011173976</text:p>
          </table:table-cell>
          <table:table-cell table:style-name="ce66" office:value-type="float" office:value="6.593542" calcext:value-type="float">
            <text:p>6.593542</text:p>
          </table:table-cell>
          <table:table-cell table:style-name="ce66" office:value-type="float" office:value="0.8823294" calcext:value-type="float">
            <text:p>0.8823294</text:p>
          </table:table-cell>
          <table:table-cell table:style-name="ce66" office:value-type="float" office:value="4.897716" calcext:value-type="float">
            <text:p>4.897716</text:p>
          </table:table-cell>
          <table:table-cell table:style-name="ce70" office:value-type="float" office:value="6.550949" calcext:value-type="float">
            <text:p>6.550949</text:p>
          </table:table-cell>
          <table:table-cell table:style-name="ce70" office:value-type="float" office:value="0.8495219" calcext:value-type="float">
            <text:p>0.8495219</text:p>
          </table:table-cell>
          <table:table-cell table:style-name="ce70" office:value-type="float" office:value="4.897716" calcext:value-type="float">
            <text:p>4.89771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01677492" calcext:value-type="float">
            <text:p>0.0001677492</text:p>
          </table:table-cell>
          <table:table-cell table:style-name="ce82" office:value-type="float" office:value="0.7007437079" calcext:value-type="float">
            <text:p>0.7007437079</text:p>
          </table:table-cell>
          <table:table-cell table:style-name="ce82" office:value-type="float" office:value="1.4044266852" calcext:value-type="float">
            <text:p>1.4044266852</text:p>
          </table:table-cell>
          <table:table-cell table:style-name="ce82" office:value-type="float" office:value="0.16494764" calcext:value-type="float">
            <text:p>0.16494764</text:p>
          </table:table-cell>
          <table:table-cell table:style-name="ce82" office:value-type="float" office:value="0.694795925570813" calcext:value-type="float">
            <text:p>0.694795925570813</text:p>
          </table:table-cell>
          <table:table-cell table:style-name="ce87" office:value-type="float" office:value="0.6786" calcext:value-type="float">
            <text:p>0.6786</text:p>
          </table:table-cell>
          <table:table-cell table:style-name="ce91" office:value-type="float" office:value="6.178016E-027" calcext:value-type="float">
            <text:p>6.18E-27</text:p>
          </table:table-cell>
          <table:table-cell table:style-name="ce91" office:value-type="float" office:value="0.3433103" calcext:value-type="float">
            <text:p>3.43E-01</text:p>
          </table:table-cell>
          <table:table-cell table:style-name="ce91" office:value-type="float" office:value="1.439489" calcext:value-type="float">
            <text:p>1.44E+00</text:p>
          </table:table-cell>
          <table:table-cell table:style-name="ce90" table:formula="of:=[.AG71]*LOG([.AH71]/[.AF71])" office:value-type="float" office:value="9.0521860389773" calcext:value-type="float">
            <text:p>9.0521860389773</text:p>
          </table:table-cell>
          <table:table-cell table:style-name="ce96" office:value-type="float" office:value="0.0001423274" calcext:value-type="float">
            <text:p>1.42E-04</text:p>
          </table:table-cell>
          <table:table-cell table:style-name="ce96" office:value-type="float" office:value="0.700715" calcext:value-type="float">
            <text:p>7.01E-01</text:p>
          </table:table-cell>
          <table:table-cell table:style-name="ce96" office:value-type="float" office:value="1.404428" calcext:value-type="float">
            <text:p>1.40E+00</text:p>
          </table:table-cell>
          <table:table-cell table:style-name="ce96" office:value-type="float" office:value="1.88699" calcext:value-type="float">
            <text:p>1.89E+00</text:p>
          </table:table-cell>
          <table:table-cell table:style-name="ce96" office:value-type="float" office:value="-116.6" calcext:value-type="float">
            <text:p>-1.17E+02</text:p>
          </table:table-cell>
          <table:table-cell table:style-name="ce96" office:value-type="float" office:value="0.700928648802972" calcext:value-type="float">
            <text:p>7.01E-01</text:p>
          </table:table-cell>
          <table:table-cell table:style-name="ce100" office:value-type="float" office:value="-0.01479909" calcext:value-type="float">
            <text:p>-0.01479909</text:p>
          </table:table-cell>
          <table:table-cell table:style-name="ce100" office:value-type="float" office:value="4.77405061" calcext:value-type="float">
            <text:p>4.77405061</text:p>
          </table:table-cell>
          <table:table-cell table:style-name="ce100" office:value-type="float" office:value="0.87921524" calcext:value-type="float">
            <text:p>0.87921524</text:p>
          </table:table-cell>
          <table:table-cell table:style-name="ce100" table:formula="of:=[.AQ71]*(1-[.AP71]/[.AR71])" office:value-type="float" office:value="4.85440818505971" calcext:value-type="float">
            <text:p>4.85440818505971</text:p>
          </table:table-cell>
          <table:table-cell table:style-name="ce105" office:value-type="float" office:value="0.0001900118" calcext:value-type="float">
            <text:p>0.0001900118</text:p>
          </table:table-cell>
          <table:table-cell table:style-name="ce105" office:value-type="float" office:value="0.6715850482" calcext:value-type="float">
            <text:p>0.6715850482</text:p>
          </table:table-cell>
          <table:table-cell table:style-name="ce105" office:value-type="float" office:value="1.4039723337" calcext:value-type="float">
            <text:p>1.4039723337</text:p>
          </table:table-cell>
          <table:table-cell table:style-name="ce105" office:value-type="float" office:value="1.0681395377" calcext:value-type="float">
            <text:p>1.0681395377</text:p>
          </table:table-cell>
          <table:table-cell table:style-name="ce105" table:formula="of:=[.AU71]*(1-([.AT71]/[.AV71])^[.AW71])" office:value-type="float" office:value="0.671535512315047" calcext:value-type="float">
            <text:p>0.671535512315047</text:p>
          </table:table-cell>
          <table:table-cell table:style-name="ce110" office:value-type="float" office:value="1.821787" calcext:value-type="float">
            <text:p>1.821787</text:p>
          </table:table-cell>
          <table:table-cell table:number-columns-repeated="973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withoutAB P75063_Biol_2</text:p>
          </table:table-cell>
          <table:table-cell table:style-name="ce14" office:value-type="float" office:value="1.430937022564" calcext:value-type="float">
            <text:p>1.430937022564</text:p>
          </table:table-cell>
          <table:table-cell table:style-name="ce14" office:value-type="float" office:value="0.000094481608" calcext:value-type="float">
            <text:p>9.4481608E-05</text:p>
          </table:table-cell>
          <table:table-cell table:style-name="ce14" office:value-type="float" office:value="0.708992830541" calcext:value-type="float">
            <text:p>0.708992830541</text:p>
          </table:table-cell>
          <table:table-cell table:style-name="ce14" table:formula="of:=[.E72]*(1-[.D72]/[.C72])" office:value-type="float" office:value="0.708946017311883" calcext:value-type="float">
            <text:p>0.708946017311883</text:p>
          </table:table-cell>
          <table:table-cell table:style-name="ce61" office:value-type="float" office:value="1.430937022564" calcext:value-type="float">
            <text:p>1.430937022564</text:p>
          </table:table-cell>
          <table:table-cell table:style-name="ce61" office:value-type="float" office:value="0.000094481608" calcext:value-type="float">
            <text:p>9.4481608E-05</text:p>
          </table:table-cell>
          <table:table-cell table:style-name="ce61" office:value-type="float" office:value="0.708992830541" calcext:value-type="float">
            <text:p>0.708992830541</text:p>
          </table:table-cell>
          <table:table-cell table:style-name="ce61" table:formula="of:=[.I72]*(1-[.H72]/[.G72])" office:value-type="float" office:value="0.708946017311883" calcext:value-type="float">
            <text:p>0.708946017311883</text:p>
          </table:table-cell>
          <table:table-cell table:style-name="ce66" office:value-type="float" office:value="5.919975" calcext:value-type="float">
            <text:p>5.919975</text:p>
          </table:table-cell>
          <table:table-cell table:style-name="ce66" office:value-type="float" office:value="0.8102838" calcext:value-type="float">
            <text:p>0.8102838</text:p>
          </table:table-cell>
          <table:table-cell table:style-name="ce66" office:value-type="float" office:value="5.875734" calcext:value-type="float">
            <text:p>5.875734</text:p>
          </table:table-cell>
          <table:table-cell table:style-name="ce70" office:value-type="float" office:value="5.878792" calcext:value-type="float">
            <text:p>5.878792</text:p>
          </table:table-cell>
          <table:table-cell table:style-name="ce70" office:value-type="float" office:value="0.7910471" calcext:value-type="float">
            <text:p>0.7910471</text:p>
          </table:table-cell>
          <table:table-cell table:style-name="ce70" office:value-type="float" office:value="5.875734" calcext:value-type="float">
            <text:p>5.875734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2471398" calcext:value-type="float">
            <text:p>0.002471398</text:p>
          </table:table-cell>
          <table:table-cell table:style-name="ce82" office:value-type="float" office:value="0.7082439" calcext:value-type="float">
            <text:p>0.7082439</text:p>
          </table:table-cell>
          <table:table-cell table:style-name="ce82" office:value-type="float" office:value="1.433969282" calcext:value-type="float">
            <text:p>1.433969282</text:p>
          </table:table-cell>
          <table:table-cell table:style-name="ce82" office:value-type="float" office:value="3.250597059" calcext:value-type="float">
            <text:p>3.250597059</text:p>
          </table:table-cell>
          <table:table-cell table:style-name="ce82" office:value-type="float" office:value="0.652842645220251" calcext:value-type="float">
            <text:p>0.652842645220251</text:p>
          </table:table-cell>
          <table:table-cell table:style-name="ce87" office:value-type="float" office:value="0.72521" calcext:value-type="float">
            <text:p>0.72521</text:p>
          </table:table-cell>
          <table:table-cell table:style-name="ce91" office:value-type="float" office:value="2.027035E-023" calcext:value-type="float">
            <text:p>2.03E-23</text:p>
          </table:table-cell>
          <table:table-cell table:style-name="ce91" office:value-type="float" office:value="0.3204638" calcext:value-type="float">
            <text:p>3.20E-01</text:p>
          </table:table-cell>
          <table:table-cell table:style-name="ce91" office:value-type="float" office:value="1.480329" calcext:value-type="float">
            <text:p>1.48E+00</text:p>
          </table:table-cell>
          <table:table-cell table:style-name="ce90" table:formula="of:=[.AG72]*LOG([.AH72]/[.AF72])" office:value-type="float" office:value="7.32692312978337" calcext:value-type="float">
            <text:p>7.32692312978337</text:p>
          </table:table-cell>
          <table:table-cell table:style-name="ce96" office:value-type="float" office:value="0.0001000322" calcext:value-type="float">
            <text:p>1.00E-04</text:p>
          </table:table-cell>
          <table:table-cell table:style-name="ce96" office:value-type="float" office:value="0.7053924" calcext:value-type="float">
            <text:p>7.05E-01</text:p>
          </table:table-cell>
          <table:table-cell table:style-name="ce96" office:value-type="float" office:value="1.434093" calcext:value-type="float">
            <text:p>1.43E+00</text:p>
          </table:table-cell>
          <table:table-cell table:style-name="ce96" office:value-type="float" office:value="1.867759" calcext:value-type="float">
            <text:p>1.87E+00</text:p>
          </table:table-cell>
          <table:table-cell table:style-name="ce96" office:value-type="float" office:value="-113.586" calcext:value-type="float">
            <text:p>-1.14E+02</text:p>
          </table:table-cell>
          <table:table-cell table:style-name="ce96" office:value-type="float" office:value="0.704950525118686" calcext:value-type="float">
            <text:p>7.05E-01</text:p>
          </table:table-cell>
          <table:table-cell table:style-name="ce100" office:value-type="float" office:value="0.0001000322" calcext:value-type="float">
            <text:p>0.0001000322</text:p>
          </table:table-cell>
          <table:table-cell table:style-name="ce100" office:value-type="float" office:value="0.7053924706" calcext:value-type="float">
            <text:p>0.7053924706</text:p>
          </table:table-cell>
          <table:table-cell table:style-name="ce100" office:value-type="float" office:value="1.4340929943" calcext:value-type="float">
            <text:p>1.4340929943</text:p>
          </table:table-cell>
          <table:table-cell table:style-name="ce100" table:formula="of:=[.AQ72]*(1-[.AP72]/[.AR72])" office:value-type="float" office:value="0.705343267402594" calcext:value-type="float">
            <text:p>0.705343267402594</text:p>
          </table:table-cell>
          <table:table-cell table:style-name="ce105" office:value-type="float" office:value="0.0001683793" calcext:value-type="float">
            <text:p>0.0001683793</text:p>
          </table:table-cell>
          <table:table-cell table:style-name="ce105" office:value-type="float" office:value="0.655425" calcext:value-type="float">
            <text:p>0.655425</text:p>
          </table:table-cell>
          <table:table-cell table:style-name="ce105" office:value-type="float" office:value="1.4332420337" calcext:value-type="float">
            <text:p>1.4332420337</text:p>
          </table:table-cell>
          <table:table-cell table:style-name="ce105" office:value-type="float" office:value="1.1225281695" calcext:value-type="float">
            <text:p>1.1225281695</text:p>
          </table:table-cell>
          <table:table-cell table:style-name="ce105" table:formula="of:=[.AU72]*(1-([.AT72]/[.AV72])^[.AW72])" office:value-type="float" office:value="0.655399593041314" calcext:value-type="float">
            <text:p>0.655399593041314</text:p>
          </table:table-cell>
          <table:table-cell table:style-name="ce110" office:value-type="float" office:value="0.7232416" calcext:value-type="float">
            <text:p>0.7232416</text:p>
          </table:table-cell>
          <table:table-cell table:number-columns-repeated="973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withoutAB P75063_Biol_3</text:p>
          </table:table-cell>
          <table:table-cell table:style-name="ce14" office:value-type="float" office:value="1.454009425033" calcext:value-type="float">
            <text:p>1.454009425033</text:p>
          </table:table-cell>
          <table:table-cell table:style-name="ce14" office:value-type="float" office:value="0.000261952699" calcext:value-type="float">
            <text:p>0.000261952699</text:p>
          </table:table-cell>
          <table:table-cell table:style-name="ce14" office:value-type="float" office:value="0.657878874369" calcext:value-type="float">
            <text:p>0.657878874369</text:p>
          </table:table-cell>
          <table:table-cell table:style-name="ce14" table:formula="of:=[.E73]*(1-[.D73]/[.C73])" office:value-type="float" office:value="0.657760351652579" calcext:value-type="float">
            <text:p>0.657760351652579</text:p>
          </table:table-cell>
          <table:table-cell table:style-name="ce61" office:value-type="float" office:value="1.454009425033" calcext:value-type="float">
            <text:p>1.454009425033</text:p>
          </table:table-cell>
          <table:table-cell table:style-name="ce61" office:value-type="float" office:value="0.000261952699" calcext:value-type="float">
            <text:p>0.000261952699</text:p>
          </table:table-cell>
          <table:table-cell table:style-name="ce61" office:value-type="float" office:value="0.657878874369" calcext:value-type="float">
            <text:p>0.657878874369</text:p>
          </table:table-cell>
          <table:table-cell table:style-name="ce61" table:formula="of:=[.I73]*(1-[.H73]/[.G73])" office:value-type="float" office:value="0.657760351652579" calcext:value-type="float">
            <text:p>0.657760351652579</text:p>
          </table:table-cell>
          <table:table-cell table:style-name="ce66" office:value-type="float" office:value="4.935227" calcext:value-type="float">
            <text:p>4.935227</text:p>
          </table:table-cell>
          <table:table-cell table:style-name="ce66" office:value-type="float" office:value="0.6189275" calcext:value-type="float">
            <text:p>0.6189275</text:p>
          </table:table-cell>
          <table:table-cell table:style-name="ce66" office:value-type="float" office:value="5.357536" calcext:value-type="float">
            <text:p>5.357536</text:p>
          </table:table-cell>
          <table:table-cell table:style-name="ce70" office:value-type="float" office:value="4.897171" calcext:value-type="float">
            <text:p>4.897171</text:p>
          </table:table-cell>
          <table:table-cell table:style-name="ce70" office:value-type="float" office:value="0.6069413" calcext:value-type="float">
            <text:p>0.6069413</text:p>
          </table:table-cell>
          <table:table-cell table:style-name="ce70" office:value-type="float" office:value="5.357536" calcext:value-type="float">
            <text:p>5.35753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1112375" calcext:value-type="float">
            <text:p>0.01112375</text:p>
          </table:table-cell>
          <table:table-cell table:style-name="ce82" office:value-type="float" office:value="0.65884427" calcext:value-type="float">
            <text:p>0.65884427</text:p>
          </table:table-cell>
          <table:table-cell table:style-name="ce82" office:value-type="float" office:value="1.46396032" calcext:value-type="float">
            <text:p>1.46396032</text:p>
          </table:table-cell>
          <table:table-cell table:style-name="ce82" office:value-type="float" office:value="3.75620474" calcext:value-type="float">
            <text:p>3.75620474</text:p>
          </table:table-cell>
          <table:table-cell table:style-name="ce82" office:value-type="float" office:value="0.554327419225057" calcext:value-type="float">
            <text:p>0.554327419225057</text:p>
          </table:table-cell>
          <table:table-cell table:style-name="ce87" office:value-type="float" office:value="0.569476" calcext:value-type="float">
            <text:p>0.569476</text:p>
          </table:table-cell>
          <table:table-cell table:style-name="ce91" office:value-type="float" office:value="2.107628E-028" calcext:value-type="float">
            <text:p>2.11E-28</text:p>
          </table:table-cell>
          <table:table-cell table:style-name="ce91" office:value-type="float" office:value="0.3488392" calcext:value-type="float">
            <text:p>3.49E-01</text:p>
          </table:table-cell>
          <table:table-cell table:style-name="ce91" office:value-type="float" office:value="1.496213" calcext:value-type="float">
            <text:p>1.50E+00</text:p>
          </table:table-cell>
          <table:table-cell table:style-name="ce90" table:formula="of:=[.AG73]*LOG([.AH73]/[.AF73])" office:value-type="float" office:value="9.7155901401533" calcext:value-type="float">
            <text:p>9.7155901401533</text:p>
          </table:table-cell>
          <table:table-cell table:style-name="ce96" office:value-type="float" office:value="0.0003114071" calcext:value-type="float">
            <text:p>3.11E-04</text:p>
          </table:table-cell>
          <table:table-cell table:style-name="ce96" office:value-type="float" office:value="0.6467176" calcext:value-type="float">
            <text:p>6.47E-01</text:p>
          </table:table-cell>
          <table:table-cell table:style-name="ce96" office:value-type="float" office:value="1.464592" calcext:value-type="float">
            <text:p>1.46E+00</text:p>
          </table:table-cell>
          <table:table-cell table:style-name="ce96" office:value-type="float" office:value="0.7354112" calcext:value-type="float">
            <text:p>7.35E-01</text:p>
          </table:table-cell>
          <table:table-cell table:style-name="ce96" office:value-type="float" office:value="-46.56639" calcext:value-type="float">
            <text:p>-4.66E+01</text:p>
          </table:table-cell>
          <table:table-cell table:style-name="ce96" office:value-type="float" office:value="0.64686173342228" calcext:value-type="float">
            <text:p>6.47E-01</text:p>
          </table:table-cell>
          <table:table-cell table:style-name="ce100" office:value-type="float" office:value="0.0003114072" calcext:value-type="float">
            <text:p>0.0003114072</text:p>
          </table:table-cell>
          <table:table-cell table:style-name="ce100" office:value-type="float" office:value="0.6467175713" calcext:value-type="float">
            <text:p>0.6467175713</text:p>
          </table:table-cell>
          <table:table-cell table:style-name="ce100" office:value-type="float" office:value="1.4645919397" calcext:value-type="float">
            <text:p>1.4645919397</text:p>
          </table:table-cell>
          <table:table-cell table:style-name="ce100" table:formula="of:=[.AQ73]*(1-[.AP73]/[.AR73])" office:value-type="float" office:value="0.646580063709926" calcext:value-type="float">
            <text:p>0.646580063709926</text:p>
          </table:table-cell>
          <table:table-cell table:style-name="ce105" office:value-type="float" office:value="0.0006886055" calcext:value-type="float">
            <text:p>0.0006886055</text:p>
          </table:table-cell>
          <table:table-cell table:style-name="ce105" office:value-type="float" office:value="0.5652997644" calcext:value-type="float">
            <text:p>0.5652997644</text:p>
          </table:table-cell>
          <table:table-cell table:style-name="ce105" office:value-type="float" office:value="1.4627853509" calcext:value-type="float">
            <text:p>1.4627853509</text:p>
          </table:table-cell>
          <table:table-cell table:style-name="ce105" office:value-type="float" office:value="1.2415129431" calcext:value-type="float">
            <text:p>1.2415129431</text:p>
          </table:table-cell>
          <table:table-cell table:style-name="ce105" table:formula="of:=[.AU73]*(1-([.AT73]/[.AV73])^[.AW73])" office:value-type="float" office:value="0.565257932809066" calcext:value-type="float">
            <text:p>0.565257932809066</text:p>
          </table:table-cell>
          <table:table-cell table:style-name="ce110" office:value-type="float" office:value="0.5807847" calcext:value-type="float">
            <text:p>0.5807847</text:p>
          </table:table-cell>
          <table:table-cell table:number-columns-repeated="973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withoutAB P78042_Biol_1</text:p>
          </table:table-cell>
          <table:table-cell table:style-name="ce14" office:value-type="float" office:value="1.575986533418" calcext:value-type="float">
            <text:p>1.575986533418</text:p>
          </table:table-cell>
          <table:table-cell table:style-name="ce14" office:value-type="float" office:value="0.000131470973" calcext:value-type="float">
            <text:p>0.000131470973</text:p>
          </table:table-cell>
          <table:table-cell table:style-name="ce14" office:value-type="float" office:value="0.579150954569" calcext:value-type="float">
            <text:p>0.579150954569</text:p>
          </table:table-cell>
          <table:table-cell table:style-name="ce14" table:formula="of:=[.E74]*(1-[.D74]/[.C74])" office:value-type="float" office:value="0.579102640996583" calcext:value-type="float">
            <text:p>0.579102640996583</text:p>
          </table:table-cell>
          <table:table-cell table:style-name="ce61" office:value-type="float" office:value="1.575986533418" calcext:value-type="float">
            <text:p>1.575986533418</text:p>
          </table:table-cell>
          <table:table-cell table:style-name="ce61" office:value-type="float" office:value="0.000131470973" calcext:value-type="float">
            <text:p>0.000131470973</text:p>
          </table:table-cell>
          <table:table-cell table:style-name="ce61" office:value-type="float" office:value="0.579150954569" calcext:value-type="float">
            <text:p>0.579150954569</text:p>
          </table:table-cell>
          <table:table-cell table:style-name="ce61" table:formula="of:=[.I74]*(1-[.H74]/[.G74])" office:value-type="float" office:value="0.579102640996583" calcext:value-type="float">
            <text:p>0.579102640996583</text:p>
          </table:table-cell>
          <table:table-cell table:style-name="ce66" office:value-type="float" office:value="5.652389" calcext:value-type="float">
            <text:p>5.652389</text:p>
          </table:table-cell>
          <table:table-cell table:style-name="ce66" office:value-type="float" office:value="0.5844719" calcext:value-type="float">
            <text:p>0.5844719</text:p>
          </table:table-cell>
          <table:table-cell table:style-name="ce66" office:value-type="float" office:value="6.561396" calcext:value-type="float">
            <text:p>6.561396</text:p>
          </table:table-cell>
          <table:table-cell table:style-name="ce70" office:value-type="float" office:value="5.585748" calcext:value-type="float">
            <text:p>5.585748</text:p>
          </table:table-cell>
          <table:table-cell table:style-name="ce70" office:value-type="float" office:value="0.5759491" calcext:value-type="float">
            <text:p>0.5759491</text:p>
          </table:table-cell>
          <table:table-cell table:style-name="ce70" office:value-type="float" office:value="6.561396" calcext:value-type="float">
            <text:p>6.56139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596228" calcext:value-type="float">
            <text:p>5.596228</text:p>
          </table:table-cell>
          <table:table-cell table:style-name="ce78" office:value-type="float" office:value="0.5726216" calcext:value-type="float">
            <text:p>0.5726216</text:p>
          </table:table-cell>
          <table:table-cell table:style-name="ce78" office:value-type="float" office:value="6.479619" calcext:value-type="float">
            <text:p>6.479619</text:p>
          </table:table-cell>
          <table:table-cell table:style-name="ce78" office:value-type="float" office:value="0.8031077" calcext:value-type="float">
            <text:p>0.8031077</text:p>
          </table:table-cell>
          <table:table-cell table:style-name="ce82" office:value-type="float" office:value="0.007856184" calcext:value-type="float">
            <text:p>0.007856184</text:p>
          </table:table-cell>
          <table:table-cell table:style-name="ce82" office:value-type="float" office:value="0.580736748" calcext:value-type="float">
            <text:p>0.580736748</text:p>
          </table:table-cell>
          <table:table-cell table:style-name="ce82" office:value-type="float" office:value="1.5818505" calcext:value-type="float">
            <text:p>1.5818505</text:p>
          </table:table-cell>
          <table:table-cell table:style-name="ce82" office:value-type="float" office:value="4.115380532" calcext:value-type="float">
            <text:p>4.115380532</text:p>
          </table:table-cell>
          <table:table-cell table:style-name="ce82" office:value-type="float" office:value="0.504855507357575" calcext:value-type="float">
            <text:p>0.504855507357575</text:p>
          </table:table-cell>
          <table:table-cell table:style-name="ce87" office:value-type="float" office:value="0.547006" calcext:value-type="float">
            <text:p>0.547006</text:p>
          </table:table-cell>
          <table:table-cell table:style-name="ce91" office:value-type="float" office:value="1.465659E-026" calcext:value-type="float">
            <text:p>1.47E-26</text:p>
          </table:table-cell>
          <table:table-cell table:style-name="ce91" office:value-type="float" office:value="0.2744948" calcext:value-type="float">
            <text:p>2.74E-01</text:p>
          </table:table-cell>
          <table:table-cell table:style-name="ce91" office:value-type="float" office:value="1.650961" calcext:value-type="float">
            <text:p>1.65E+00</text:p>
          </table:table-cell>
          <table:table-cell table:style-name="ce90" table:formula="of:=[.AG74]*LOG([.AH74]/[.AF74])" office:value-type="float" office:value="7.15105724484035" calcext:value-type="float">
            <text:p>7.15105724484035</text:p>
          </table:table-cell>
          <table:table-cell table:style-name="ce96" office:value-type="float" office:value="0.0001459005" calcext:value-type="float">
            <text:p>1.46E-04</text:p>
          </table:table-cell>
          <table:table-cell table:style-name="ce96" office:value-type="float" office:value="0.5736423" calcext:value-type="float">
            <text:p>5.74E-01</text:p>
          </table:table-cell>
          <table:table-cell table:style-name="ce96" office:value-type="float" office:value="1.582468" calcext:value-type="float">
            <text:p>1.58E+00</text:p>
          </table:table-cell>
          <table:table-cell table:style-name="ce96" office:value-type="float" office:value="1.829502" calcext:value-type="float">
            <text:p>1.83E+00</text:p>
          </table:table-cell>
          <table:table-cell table:style-name="ce96" office:value-type="float" office:value="-97.14887" calcext:value-type="float">
            <text:p>-9.71E+01</text:p>
          </table:table-cell>
          <table:table-cell table:style-name="ce96" office:value-type="float" office:value="0.573946806989944" calcext:value-type="float">
            <text:p>5.74E-01</text:p>
          </table:table-cell>
          <table:table-cell table:style-name="ce100" office:value-type="float" office:value="0.0001459006" calcext:value-type="float">
            <text:p>0.0001459006</text:p>
          </table:table-cell>
          <table:table-cell table:style-name="ce100" office:value-type="float" office:value="0.5736422944" calcext:value-type="float">
            <text:p>0.5736422944</text:p>
          </table:table-cell>
          <table:table-cell table:style-name="ce100" office:value-type="float" office:value="1.5824676462" calcext:value-type="float">
            <text:p>1.5824676462</text:p>
          </table:table-cell>
          <table:table-cell table:style-name="ce100" table:formula="of:=[.AQ74]*(1-[.AP74]/[.AR74])" office:value-type="float" office:value="0.573589405637857" calcext:value-type="float">
            <text:p>0.573589405637857</text:p>
          </table:table-cell>
          <table:table-cell table:style-name="ce105" office:value-type="float" office:value="0.0004501328" calcext:value-type="float">
            <text:p>0.0004501328</text:p>
          </table:table-cell>
          <table:table-cell table:style-name="ce105" office:value-type="float" office:value="0.4833667721" calcext:value-type="float">
            <text:p>0.4833667721</text:p>
          </table:table-cell>
          <table:table-cell table:style-name="ce105" office:value-type="float" office:value="1.5789260075" calcext:value-type="float">
            <text:p>1.5789260075</text:p>
          </table:table-cell>
          <table:table-cell table:style-name="ce105" office:value-type="float" office:value="1.3253723118" calcext:value-type="float">
            <text:p>1.3253723118</text:p>
          </table:table-cell>
          <table:table-cell table:style-name="ce105" table:formula="of:=[.AU74]*(1-([.AT74]/[.AV74])^[.AW74])" office:value-type="float" office:value="0.4833570936913" calcext:value-type="float">
            <text:p>0.4833570936913</text:p>
          </table:table-cell>
          <table:table-cell table:style-name="ce110" office:value-type="float" office:value="0.5474206" calcext:value-type="float">
            <text:p>0.5474206</text:p>
          </table:table-cell>
          <table:table-cell table:number-columns-repeated="973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withoutAB P78042_Biol_2</text:p>
          </table:table-cell>
          <table:table-cell table:style-name="ce14" office:value-type="float" office:value="1.555971573011" calcext:value-type="float">
            <text:p>1.555971573011</text:p>
          </table:table-cell>
          <table:table-cell table:style-name="ce14" office:value-type="float" office:value="0.000111964637" calcext:value-type="float">
            <text:p>0.000111964637</text:p>
          </table:table-cell>
          <table:table-cell table:style-name="ce14" office:value-type="float" office:value="0.573094736652" calcext:value-type="float">
            <text:p>0.573094736652</text:p>
          </table:table-cell>
          <table:table-cell table:style-name="ce14" table:formula="of:=[.E75]*(1-[.D75]/[.C75])" office:value-type="float" office:value="0.573053497888215" calcext:value-type="float">
            <text:p>0.573053497888215</text:p>
          </table:table-cell>
          <table:table-cell table:style-name="ce61" office:value-type="float" office:value="1.555971573011" calcext:value-type="float">
            <text:p>1.555971573011</text:p>
          </table:table-cell>
          <table:table-cell table:style-name="ce61" office:value-type="float" office:value="0.000111964637" calcext:value-type="float">
            <text:p>0.000111964637</text:p>
          </table:table-cell>
          <table:table-cell table:style-name="ce61" office:value-type="float" office:value="0.573094736652" calcext:value-type="float">
            <text:p>0.573094736652</text:p>
          </table:table-cell>
          <table:table-cell table:style-name="ce61" table:formula="of:=[.I75]*(1-[.H75]/[.G75])" office:value-type="float" office:value="0.573053497888215" calcext:value-type="float">
            <text:p>0.573053497888215</text:p>
          </table:table-cell>
          <table:table-cell table:style-name="ce66" office:value-type="float" office:value="5.487016" calcext:value-type="float">
            <text:p>5.487016</text:p>
          </table:table-cell>
          <table:table-cell table:style-name="ce66" office:value-type="float" office:value="0.5631037" calcext:value-type="float">
            <text:p>0.5631037</text:p>
          </table:table-cell>
          <table:table-cell table:style-name="ce66" office:value-type="float" office:value="7.024487" calcext:value-type="float">
            <text:p>7.024487</text:p>
          </table:table-cell>
          <table:table-cell table:style-name="ce70" office:value-type="float" office:value="5.418595" calcext:value-type="float">
            <text:p>5.418595</text:p>
          </table:table-cell>
          <table:table-cell table:style-name="ce70" office:value-type="float" office:value="0.5570112" calcext:value-type="float">
            <text:p>0.5570112</text:p>
          </table:table-cell>
          <table:table-cell table:style-name="ce70" office:value-type="float" office:value="7.024487" calcext:value-type="float">
            <text:p>7.024487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431868" calcext:value-type="float">
            <text:p>5.431868</text:p>
          </table:table-cell>
          <table:table-cell table:style-name="ce78" office:value-type="float" office:value="0.5528874" calcext:value-type="float">
            <text:p>0.5528874</text:p>
          </table:table-cell>
          <table:table-cell table:style-name="ce78" office:value-type="float" office:value="6.921119" calcext:value-type="float">
            <text:p>6.921119</text:p>
          </table:table-cell>
          <table:table-cell table:style-name="ce78" office:value-type="float" office:value="0.7581242" calcext:value-type="float">
            <text:p>0.7581242</text:p>
          </table:table-cell>
          <table:table-cell table:style-name="ce82" office:value-type="float" office:value="0.00974774" calcext:value-type="float">
            <text:p>0.00974774</text:p>
          </table:table-cell>
          <table:table-cell table:style-name="ce82" office:value-type="float" office:value="0.57553696" calcext:value-type="float">
            <text:p>0.57553696</text:p>
          </table:table-cell>
          <table:table-cell table:style-name="ce82" office:value-type="float" office:value="1.56275742" calcext:value-type="float">
            <text:p>1.56275742</text:p>
          </table:table-cell>
          <table:table-cell table:style-name="ce82" office:value-type="float" office:value="4.50775717" calcext:value-type="float">
            <text:p>4.50775717</text:p>
          </table:table-cell>
          <table:table-cell table:style-name="ce82" office:value-type="float" office:value="0.49171082573963" calcext:value-type="float">
            <text:p>0.49171082573963</text:p>
          </table:table-cell>
          <table:table-cell table:style-name="ce87" office:value-type="float" office:value="0.522808" calcext:value-type="float">
            <text:p>0.522808</text:p>
          </table:table-cell>
          <table:table-cell table:style-name="ce91" office:value-type="float" office:value="2.618758E-027" calcext:value-type="float">
            <text:p>2.62E-27</text:p>
          </table:table-cell>
          <table:table-cell table:style-name="ce91" office:value-type="float" office:value="0.270018" calcext:value-type="float">
            <text:p>2.70E-01</text:p>
          </table:table-cell>
          <table:table-cell table:style-name="ce91" office:value-type="float" office:value="1.633672" calcext:value-type="float">
            <text:p>1.63E+00</text:p>
          </table:table-cell>
          <table:table-cell table:style-name="ce90" table:formula="of:=[.AG75]*LOG([.AH75]/[.AF75])" office:value-type="float" office:value="7.23515107586606" calcext:value-type="float">
            <text:p>7.23515107586606</text:p>
          </table:table-cell>
          <table:table-cell table:style-name="ce96" office:value-type="float" office:value="0.0001269266" calcext:value-type="float">
            <text:p>1.27E-04</text:p>
          </table:table-cell>
          <table:table-cell table:style-name="ce96" office:value-type="float" office:value="0.566616" calcext:value-type="float">
            <text:p>5.67E-01</text:p>
          </table:table-cell>
          <table:table-cell table:style-name="ce96" office:value-type="float" office:value="1.563553" calcext:value-type="float">
            <text:p>1.56E+00</text:p>
          </table:table-cell>
          <table:table-cell table:style-name="ce96" office:value-type="float" office:value="0.4542764" calcext:value-type="float">
            <text:p>4.54E-01</text:p>
          </table:table-cell>
          <table:table-cell table:style-name="ce96" office:value-type="float" office:value="-359.1859" calcext:value-type="float">
            <text:p>-3.59E+02</text:p>
          </table:table-cell>
          <table:table-cell table:style-name="ce96" office:value-type="float" office:value="0.56695370928513" calcext:value-type="float">
            <text:p>5.67E-01</text:p>
          </table:table-cell>
          <table:table-cell table:style-name="ce100" office:value-type="float" office:value="0.0001269265" calcext:value-type="float">
            <text:p>0.0001269265</text:p>
          </table:table-cell>
          <table:table-cell table:style-name="ce100" office:value-type="float" office:value="0.5666160662" calcext:value-type="float">
            <text:p>0.5666160662</text:p>
          </table:table-cell>
          <table:table-cell table:style-name="ce100" office:value-type="float" office:value="1.5635528802" calcext:value-type="float">
            <text:p>1.5635528802</text:p>
          </table:table-cell>
          <table:table-cell table:style-name="ce100" table:formula="of:=[.AQ75]*(1-[.AP75]/[.AR75])" office:value-type="float" office:value="0.566570069294467" calcext:value-type="float">
            <text:p>0.566570069294467</text:p>
          </table:table-cell>
          <table:table-cell table:style-name="ce105" office:value-type="float" office:value="0.000552642" calcext:value-type="float">
            <text:p>0.000552642</text:p>
          </table:table-cell>
          <table:table-cell table:style-name="ce105" office:value-type="float" office:value="0.452945092" calcext:value-type="float">
            <text:p>0.452945092</text:p>
          </table:table-cell>
          <table:table-cell table:style-name="ce105" office:value-type="float" office:value="1.558666269" calcext:value-type="float">
            <text:p>1.558666269</text:p>
          </table:table-cell>
          <table:table-cell table:style-name="ce105" office:value-type="float" office:value="1.458745008" calcext:value-type="float">
            <text:p>1.458745008</text:p>
          </table:table-cell>
          <table:table-cell table:style-name="ce105" table:formula="of:=[.AU75]*(1-([.AT75]/[.AV75])^[.AW75])" office:value-type="float" office:value="0.452940895143069" calcext:value-type="float">
            <text:p>0.452940895143069</text:p>
          </table:table-cell>
          <table:table-cell table:style-name="ce110" office:value-type="float" office:value="0.5326142" calcext:value-type="float">
            <text:p>0.5326142</text:p>
          </table:table-cell>
          <table:table-cell table:number-columns-repeated="973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withoutAB P78042_Biol_3</text:p>
          </table:table-cell>
          <table:table-cell table:style-name="ce14" office:value-type="float" office:value="1.568761996067" calcext:value-type="float">
            <text:p>1.568761996067</text:p>
          </table:table-cell>
          <table:table-cell table:style-name="ce14" office:value-type="float" office:value="0.000179814396" calcext:value-type="float">
            <text:p>0.000179814396</text:p>
          </table:table-cell>
          <table:table-cell table:style-name="ce14" office:value-type="float" office:value="0.580951784767" calcext:value-type="float">
            <text:p>0.580951784767</text:p>
          </table:table-cell>
          <table:table-cell table:style-name="ce14" table:formula="of:=[.E76]*(1-[.D76]/[.C76])" office:value-type="float" office:value="0.580885195000965" calcext:value-type="float">
            <text:p>0.580885195000965</text:p>
          </table:table-cell>
          <table:table-cell table:style-name="ce61" office:value-type="float" office:value="1.568761996067" calcext:value-type="float">
            <text:p>1.568761996067</text:p>
          </table:table-cell>
          <table:table-cell table:style-name="ce61" office:value-type="float" office:value="0.000179814396" calcext:value-type="float">
            <text:p>0.000179814396</text:p>
          </table:table-cell>
          <table:table-cell table:style-name="ce61" office:value-type="float" office:value="0.580951784767" calcext:value-type="float">
            <text:p>0.580951784767</text:p>
          </table:table-cell>
          <table:table-cell table:style-name="ce61" table:formula="of:=[.I76]*(1-[.H76]/[.G76])" office:value-type="float" office:value="0.580885195000965" calcext:value-type="float">
            <text:p>0.580885195000965</text:p>
          </table:table-cell>
          <table:table-cell table:style-name="ce66" office:value-type="float" office:value="5.217359" calcext:value-type="float">
            <text:p>5.217359</text:p>
          </table:table-cell>
          <table:table-cell table:style-name="ce66" office:value-type="float" office:value="0.5985342" calcext:value-type="float">
            <text:p>0.5985342</text:p>
          </table:table-cell>
          <table:table-cell table:style-name="ce66" office:value-type="float" office:value="6.903807" calcext:value-type="float">
            <text:p>6.903807</text:p>
          </table:table-cell>
          <table:table-cell table:style-name="ce70" office:value-type="float" office:value="5.163373" calcext:value-type="float">
            <text:p>5.163373</text:p>
          </table:table-cell>
          <table:table-cell table:style-name="ce70" office:value-type="float" office:value="0.5913833" calcext:value-type="float">
            <text:p>0.5913833</text:p>
          </table:table-cell>
          <table:table-cell table:style-name="ce70" office:value-type="float" office:value="6.903807" calcext:value-type="float">
            <text:p>6.903807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5.189107" calcext:value-type="float">
            <text:p>5.189107</text:p>
          </table:table-cell>
          <table:table-cell table:style-name="ce78" office:value-type="float" office:value="0.5855067" calcext:value-type="float">
            <text:p>0.5855067</text:p>
          </table:table-cell>
          <table:table-cell table:style-name="ce78" office:value-type="float" office:value="6.712186" calcext:value-type="float">
            <text:p>6.712186</text:p>
          </table:table-cell>
          <table:table-cell table:style-name="ce78" office:value-type="float" office:value="0.460696" calcext:value-type="float">
            <text:p>0.460696</text:p>
          </table:table-cell>
          <table:table-cell table:style-name="ce82" office:value-type="float" office:value="0.008460487" calcext:value-type="float">
            <text:p>0.008460487</text:p>
          </table:table-cell>
          <table:table-cell table:style-name="ce82" office:value-type="float" office:value="0.580294949" calcext:value-type="float">
            <text:p>0.580294949</text:p>
          </table:table-cell>
          <table:table-cell table:style-name="ce82" office:value-type="float" office:value="1.577816228" calcext:value-type="float">
            <text:p>1.577816228</text:p>
          </table:table-cell>
          <table:table-cell table:style-name="ce82" office:value-type="float" office:value="3.833928321" calcext:value-type="float">
            <text:p>3.833928321</text:p>
          </table:table-cell>
          <table:table-cell table:style-name="ce82" office:value-type="float" office:value="0.501905914919244" calcext:value-type="float">
            <text:p>0.501905914919244</text:p>
          </table:table-cell>
          <table:table-cell table:style-name="ce87" office:value-type="float" office:value="0.550513" calcext:value-type="float">
            <text:p>0.550513</text:p>
          </table:table-cell>
          <table:table-cell table:style-name="ce91" office:value-type="float" office:value="2.973246E-030" calcext:value-type="float">
            <text:p>2.97E-30</text:p>
          </table:table-cell>
          <table:table-cell table:style-name="ce91" office:value-type="float" office:value="0.2998813" calcext:value-type="float">
            <text:p>3.00E-01</text:p>
          </table:table-cell>
          <table:table-cell table:style-name="ce91" office:value-type="float" office:value="1.589346" calcext:value-type="float">
            <text:p>1.59E+00</text:p>
          </table:table-cell>
          <table:table-cell table:style-name="ce90" table:formula="of:=[.AG76]*LOG([.AH76]/[.AF76])" office:value-type="float" office:value="8.91486757085642" calcext:value-type="float">
            <text:p>8.91486757085642</text:p>
          </table:table-cell>
          <table:table-cell table:style-name="ce96" office:value-type="float" office:value="0.0002089657" calcext:value-type="float">
            <text:p>2.09E-04</text:p>
          </table:table-cell>
          <table:table-cell table:style-name="ce96" office:value-type="float" office:value="0.5727519" calcext:value-type="float">
            <text:p>5.73E-01</text:p>
          </table:table-cell>
          <table:table-cell table:style-name="ce96" office:value-type="float" office:value="1.578452" calcext:value-type="float">
            <text:p>1.58E+00</text:p>
          </table:table-cell>
          <table:table-cell table:style-name="ce96" office:value-type="float" office:value="2.289689" calcext:value-type="float">
            <text:p>2.29E+00</text:p>
          </table:table-cell>
          <table:table-cell table:style-name="ce96" office:value-type="float" office:value="-105.1127" calcext:value-type="float">
            <text:p>-1.05E+02</text:p>
          </table:table-cell>
          <table:table-cell table:style-name="ce96" office:value-type="float" office:value="0.572923986889678" calcext:value-type="float">
            <text:p>5.73E-01</text:p>
          </table:table-cell>
          <table:table-cell table:style-name="ce100" office:value-type="float" office:value="0.0002089655" calcext:value-type="float">
            <text:p>0.0002089655</text:p>
          </table:table-cell>
          <table:table-cell table:style-name="ce100" office:value-type="float" office:value="0.5727519694" calcext:value-type="float">
            <text:p>0.5727519694</text:p>
          </table:table-cell>
          <table:table-cell table:style-name="ce100" office:value-type="float" office:value="1.5784519213" calcext:value-type="float">
            <text:p>1.5784519213</text:p>
          </table:table-cell>
          <table:table-cell table:style-name="ce100" table:formula="of:=[.AQ76]*(1-[.AP76]/[.AR76])" office:value-type="float" office:value="0.572676144853147" calcext:value-type="float">
            <text:p>0.572676144853147</text:p>
          </table:table-cell>
          <table:table-cell table:style-name="ce105" office:value-type="float" office:value="0.0005013628" calcext:value-type="float">
            <text:p>0.0005013628</text:p>
          </table:table-cell>
          <table:table-cell table:style-name="ce105" office:value-type="float" office:value="0.4987357754" calcext:value-type="float">
            <text:p>0.4987357754</text:p>
          </table:table-cell>
          <table:table-cell table:style-name="ce105" office:value-type="float" office:value="1.5757743565" calcext:value-type="float">
            <text:p>1.5757743565</text:p>
          </table:table-cell>
          <table:table-cell table:style-name="ce105" office:value-type="float" office:value="1.2508559644" calcext:value-type="float">
            <text:p>1.2508559644</text:p>
          </table:table-cell>
          <table:table-cell table:style-name="ce105" table:formula="of:=[.AU76]*(1-([.AT76]/[.AV76])^[.AW76])" office:value-type="float" office:value="0.49871472794837" calcext:value-type="float">
            <text:p>0.49871472794837</text:p>
          </table:table-cell>
          <table:table-cell table:style-name="ce110" office:value-type="float" office:value="0.5584549" calcext:value-type="float">
            <text:p>0.5584549</text:p>
          </table:table-cell>
          <table:table-cell table:number-columns-repeated="973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withoutAB SC5314_Biol_1</text:p>
          </table:table-cell>
          <table:table-cell table:style-name="ce14" office:value-type="float" office:value="1.34818135479" calcext:value-type="float">
            <text:p>1.34818135479</text:p>
          </table:table-cell>
          <table:table-cell table:style-name="ce14" office:value-type="float" office:value="0.000005492729" calcext:value-type="float">
            <text:p>5.492729E-06</text:p>
          </table:table-cell>
          <table:table-cell table:style-name="ce14" office:value-type="float" office:value="0.862617038728" calcext:value-type="float">
            <text:p>0.862617038728</text:p>
          </table:table-cell>
          <table:table-cell table:style-name="ce14" table:formula="of:=[.E77]*(1-[.D77]/[.C77])" office:value-type="float" office:value="0.8626135242738" calcext:value-type="float">
            <text:p>0.8626135242738</text:p>
          </table:table-cell>
          <table:table-cell table:style-name="ce61" office:value-type="float" office:value="1.34818135479" calcext:value-type="float">
            <text:p>1.34818135479</text:p>
          </table:table-cell>
          <table:table-cell table:style-name="ce61" office:value-type="float" office:value="0.000005492729" calcext:value-type="float">
            <text:p>5.492729E-06</text:p>
          </table:table-cell>
          <table:table-cell table:style-name="ce61" office:value-type="float" office:value="0.862617038728" calcext:value-type="float">
            <text:p>0.862617038728</text:p>
          </table:table-cell>
          <table:table-cell table:style-name="ce61" table:formula="of:=[.I77]*(1-[.H77]/[.G77])" office:value-type="float" office:value="0.8626135242738" calcext:value-type="float">
            <text:p>0.8626135242738</text:p>
          </table:table-cell>
          <table:table-cell table:style-name="ce66" office:value-type="float" office:value="7.274366" calcext:value-type="float">
            <text:p>7.274366</text:p>
          </table:table-cell>
          <table:table-cell table:style-name="ce66" office:value-type="float" office:value="0.9254246" calcext:value-type="float">
            <text:p>0.9254246</text:p>
          </table:table-cell>
          <table:table-cell table:style-name="ce66" office:value-type="float" office:value="5.925409" calcext:value-type="float">
            <text:p>5.925409</text:p>
          </table:table-cell>
          <table:table-cell table:style-name="ce70" office:value-type="float" office:value="7.224867" calcext:value-type="float">
            <text:p>7.224867</text:p>
          </table:table-cell>
          <table:table-cell table:style-name="ce70" office:value-type="float" office:value="0.8887729" calcext:value-type="float">
            <text:p>0.8887729</text:p>
          </table:table-cell>
          <table:table-cell table:style-name="ce70" office:value-type="float" office:value="5.925409" calcext:value-type="float">
            <text:p>5.925409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3743271" calcext:value-type="float">
            <text:p>0.003743271</text:p>
          </table:table-cell>
          <table:table-cell table:style-name="ce82" office:value-type="float" office:value="0.870132185" calcext:value-type="float">
            <text:p>0.870132185</text:p>
          </table:table-cell>
          <table:table-cell table:style-name="ce82" office:value-type="float" office:value="1.346982343" calcext:value-type="float">
            <text:p>1.346982343</text:p>
          </table:table-cell>
          <table:table-cell table:style-name="ce82" office:value-type="float" office:value="6.643791785" calcext:value-type="float">
            <text:p>6.643791785</text:p>
          </table:table-cell>
          <table:table-cell table:style-name="ce82" office:value-type="float" office:value="0.783039724748243" calcext:value-type="float">
            <text:p>0.783039724748243</text:p>
          </table:table-cell>
          <table:table-cell table:style-name="ce87" office:value-type="string" calcext:value-type="string">
            <text:p>NaN</text:p>
          </table:table-cell>
          <table:table-cell table:style-name="ce91" office:value-type="float" office:value="1.534107E-025" calcext:value-type="float">
            <text:p>1.53E-25</text:p>
          </table:table-cell>
          <table:table-cell table:style-name="ce91" office:value-type="float" office:value="0.3087328" calcext:value-type="float">
            <text:p>3.09E-01</text:p>
          </table:table-cell>
          <table:table-cell table:style-name="ce91" office:value-type="float" office:value="1.38698" calcext:value-type="float">
            <text:p>1.39E+00</text:p>
          </table:table-cell>
          <table:table-cell table:style-name="ce90" table:formula="of:=[.AG77]*LOG([.AH77]/[.AF77])" office:value-type="float" office:value="7.70480199452175" calcext:value-type="float">
            <text:p>7.70480199452175</text:p>
          </table:table-cell>
          <table:table-cell table:style-name="ce96" office:value-type="float" office:value="0.000005352803" calcext:value-type="float">
            <text:p>5.35E-06</text:p>
          </table:table-cell>
          <table:table-cell table:style-name="ce96" office:value-type="float" office:value="0.8642036" calcext:value-type="float">
            <text:p>8.64E-01</text:p>
          </table:table-cell>
          <table:table-cell table:style-name="ce96" office:value-type="float" office:value="1.347139" calcext:value-type="float">
            <text:p>1.35E+00</text:p>
          </table:table-cell>
          <table:table-cell table:style-name="ce96" office:value-type="float" office:value="0.9492523" calcext:value-type="float">
            <text:p>9.49E-01</text:p>
          </table:table-cell>
          <table:table-cell table:style-name="ce96" office:value-type="float" office:value="-59.02429" calcext:value-type="float">
            <text:p>-5.90E+01</text:p>
          </table:table-cell>
          <table:table-cell table:style-name="ce96" office:value-type="float" office:value="0.863996561165687" calcext:value-type="float">
            <text:p>8.64E-01</text:p>
          </table:table-cell>
          <table:table-cell table:style-name="ce101" office:value-type="float" office:value="0.000005352797" calcext:value-type="float">
            <text:p>5.35E-06</text:p>
          </table:table-cell>
          <table:table-cell table:style-name="ce101" office:value-type="float" office:value="0.8642037" calcext:value-type="float">
            <text:p>8.64E-01</text:p>
          </table:table-cell>
          <table:table-cell table:style-name="ce101" office:value-type="float" office:value="1.347139" calcext:value-type="float">
            <text:p>1.35E+00</text:p>
          </table:table-cell>
          <table:table-cell table:style-name="ce100" table:formula="of:=[.AQ77]*(1-[.AP77]/[.AR77])" office:value-type="float" office:value="0.864200266124971" calcext:value-type="float">
            <text:p>0.864200266124971</text:p>
          </table:table-cell>
          <table:table-cell table:style-name="ce106" office:value-type="float" office:value="0.00003579201" calcext:value-type="float">
            <text:p>3.58E-05</text:p>
          </table:table-cell>
          <table:table-cell table:style-name="ce106" office:value-type="float" office:value="0.7055878" calcext:value-type="float">
            <text:p>7.06E-01</text:p>
          </table:table-cell>
          <table:table-cell table:style-name="ce106" office:value-type="float" office:value="1.345297" calcext:value-type="float">
            <text:p>1.35E+00</text:p>
          </table:table-cell>
          <table:table-cell table:style-name="ce106" office:value-type="float" office:value="1.393974" calcext:value-type="float">
            <text:p>1.39E+00</text:p>
          </table:table-cell>
          <table:table-cell table:style-name="ce105" table:formula="of:=[.AU77]*(1-([.AT77]/[.AV77])^[.AW77])" office:value-type="float" office:value="0.705587504147471" calcext:value-type="float">
            <text:p>0.705587504147471</text:p>
          </table:table-cell>
          <table:table-cell table:style-name="ce110"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withoutAB SC5314_Biol_2</text:p>
          </table:table-cell>
          <table:table-cell table:style-name="ce14" office:value-type="float" office:value="1.370265889926" calcext:value-type="float">
            <text:p>1.370265889926</text:p>
          </table:table-cell>
          <table:table-cell table:style-name="ce14" office:value-type="float" office:value="0.000014215267" calcext:value-type="float">
            <text:p>1.4215267E-05</text:p>
          </table:table-cell>
          <table:table-cell table:style-name="ce14" office:value-type="float" office:value="0.806791455842" calcext:value-type="float">
            <text:p>0.806791455842</text:p>
          </table:table-cell>
          <table:table-cell table:style-name="ce14" table:formula="of:=[.E78]*(1-[.D78]/[.C78])" office:value-type="float" office:value="0.806783086111685" calcext:value-type="float">
            <text:p>0.806783086111685</text:p>
          </table:table-cell>
          <table:table-cell table:style-name="ce61" office:value-type="float" office:value="1.370265889926" calcext:value-type="float">
            <text:p>1.370265889926</text:p>
          </table:table-cell>
          <table:table-cell table:style-name="ce61" office:value-type="float" office:value="0.000014215267" calcext:value-type="float">
            <text:p>1.4215267E-05</text:p>
          </table:table-cell>
          <table:table-cell table:style-name="ce61" office:value-type="float" office:value="0.806791455842" calcext:value-type="float">
            <text:p>0.806791455842</text:p>
          </table:table-cell>
          <table:table-cell table:style-name="ce61" table:formula="of:=[.I78]*(1-[.H78]/[.G78])" office:value-type="float" office:value="0.806783086111685" calcext:value-type="float">
            <text:p>0.806783086111685</text:p>
          </table:table-cell>
          <table:table-cell table:style-name="ce66" office:value-type="float" office:value="5.888291" calcext:value-type="float">
            <text:p>5.888291</text:p>
          </table:table-cell>
          <table:table-cell table:style-name="ce66" office:value-type="float" office:value="0.8005386" calcext:value-type="float">
            <text:p>0.8005386</text:p>
          </table:table-cell>
          <table:table-cell table:style-name="ce66" office:value-type="float" office:value="6.664296" calcext:value-type="float">
            <text:p>6.664296</text:p>
          </table:table-cell>
          <table:table-cell table:style-name="ce70" office:value-type="float" office:value="5.849104" calcext:value-type="float">
            <text:p>5.849104</text:p>
          </table:table-cell>
          <table:table-cell table:style-name="ce70" office:value-type="float" office:value="0.7733654" calcext:value-type="float">
            <text:p>0.7733654</text:p>
          </table:table-cell>
          <table:table-cell table:style-name="ce70" office:value-type="float" office:value="6.664296" calcext:value-type="float">
            <text:p>6.664296</text:p>
          </table:table-cell>
          <table:table-cell table:number-columns-repeated="5" table:style-name="ce74" office:value-type="string" calcext:value-type="string">
            <text:p>NaN</text:p>
          </table:table-cell>
          <table:table-cell table:number-columns-repeated="4" table:style-name="ce78" office:value-type="string" calcext:value-type="string">
            <text:p>NaN</text:p>
          </table:table-cell>
          <table:table-cell table:style-name="ce82" office:value-type="float" office:value="0.006878568" calcext:value-type="float">
            <text:p>0.006878568</text:p>
          </table:table-cell>
          <table:table-cell table:style-name="ce82" office:value-type="float" office:value="0.81394023" calcext:value-type="float">
            <text:p>0.81394023</text:p>
          </table:table-cell>
          <table:table-cell table:style-name="ce82" office:value-type="float" office:value="1.372047566" calcext:value-type="float">
            <text:p>1.372047566</text:p>
          </table:table-cell>
          <table:table-cell table:style-name="ce82" office:value-type="float" office:value="6.292875246" calcext:value-type="float">
            <text:p>6.292875246</text:p>
          </table:table-cell>
          <table:table-cell table:style-name="ce82" office:value-type="float" office:value="0.706392066931317" calcext:value-type="float">
            <text:p>0.706392066931317</text:p>
          </table:table-cell>
          <table:table-cell table:style-name="ce87" office:value-type="float" office:value="0.684857" calcext:value-type="float">
            <text:p>0.684857</text:p>
          </table:table-cell>
          <table:table-cell table:style-name="ce91" office:value-type="float" office:value="1.473381E-025" calcext:value-type="float">
            <text:p>1.47E-25</text:p>
          </table:table-cell>
          <table:table-cell table:style-name="ce91" office:value-type="float" office:value="0.3133687" calcext:value-type="float">
            <text:p>3.13E-01</text:p>
          </table:table-cell>
          <table:table-cell table:style-name="ce91" office:value-type="float" office:value="1.406358" calcext:value-type="float">
            <text:p>1.41E+00</text:p>
          </table:table-cell>
          <table:table-cell table:style-name="ce90" table:formula="of:=[.AG78]*LOG([.AH78]/[.AF78])" office:value-type="float" office:value="7.82788144275239" calcext:value-type="float">
            <text:p>7.82788144275239</text:p>
          </table:table-cell>
          <table:table-cell table:style-name="ce96" office:value-type="float" office:value="0.0006258397" calcext:value-type="float">
            <text:p>6.26E-04</text:p>
          </table:table-cell>
          <table:table-cell table:style-name="ce96" office:value-type="float" office:value="5.325835" calcext:value-type="float">
            <text:p>5.33E+00</text:p>
          </table:table-cell>
          <table:table-cell table:style-name="ce96" office:value-type="float" office:value="1.369433" calcext:value-type="float">
            <text:p>1.37E+00</text:p>
          </table:table-cell>
          <table:table-cell table:style-name="ce96" office:value-type="float" office:value="0.07032685" calcext:value-type="float">
            <text:p>7.03E-02</text:p>
          </table:table-cell>
          <table:table-cell table:style-name="ce96" office:value-type="float" office:value="38.66905" calcext:value-type="float">
            <text:p>3.87E+01</text:p>
          </table:table-cell>
          <table:table-cell table:style-name="ce96" office:value-type="float" office:value="0.611151109233101" calcext:value-type="float">
            <text:p>6.11E-01</text:p>
          </table:table-cell>
          <table:table-cell table:style-name="ce101" office:value-type="float" office:value="0.00001490941" calcext:value-type="float">
            <text:p>1.49E-05</text:p>
          </table:table-cell>
          <table:table-cell table:style-name="ce101" office:value-type="float" office:value="0.8038523" calcext:value-type="float">
            <text:p>8.04E-01</text:p>
          </table:table-cell>
          <table:table-cell table:style-name="ce101" office:value-type="float" office:value="1.372357" calcext:value-type="float">
            <text:p>1.37E+00</text:p>
          </table:table-cell>
          <table:table-cell table:style-name="ce100" table:formula="of:=[.AQ78]*(1-[.AP78]/[.AR78])" office:value-type="float" office:value="0.803843566876243" calcext:value-type="float">
            <text:p>0.803843566876243</text:p>
          </table:table-cell>
          <table:table-cell table:style-name="ce105" office:value-type="float" office:value="0.0001187277" calcext:value-type="float">
            <text:p>0.0001187277</text:p>
          </table:table-cell>
          <table:table-cell table:style-name="ce105" office:value-type="float" office:value="0.6261385373" calcext:value-type="float">
            <text:p>0.6261385373</text:p>
          </table:table-cell>
          <table:table-cell table:style-name="ce105" office:value-type="float" office:value="1.3697648504" calcext:value-type="float">
            <text:p>1.3697648504</text:p>
          </table:table-cell>
          <table:table-cell table:style-name="ce105" office:value-type="float" office:value="1.5214205059" calcext:value-type="float">
            <text:p>1.5214205059</text:p>
          </table:table-cell>
          <table:table-cell table:style-name="ce105" table:formula="of:=[.AU78]*(1-([.AT78]/[.AV78])^[.AW78])" office:value-type="float" office:value="0.626138123760134" calcext:value-type="float">
            <text:p>0.626138123760134</text:p>
          </table:table-cell>
          <table:table-cell table:style-name="ce110" office:value-type="float" office:value="0.6801384" calcext:value-type="float">
            <text:p>0.6801384</text:p>
          </table:table-cell>
          <table:table-cell table:number-columns-repeated="973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withoutAB SC5314_Biol_3</text:p>
          </table:table-cell>
          <table:table-cell table:style-name="ce14" office:value-type="float" office:value="1.375821381454" calcext:value-type="float">
            <text:p>1.375821381454</text:p>
          </table:table-cell>
          <table:table-cell table:style-name="ce14" office:value-type="float" office:value="0.000016383836" calcext:value-type="float">
            <text:p>1.6383836E-05</text:p>
          </table:table-cell>
          <table:table-cell table:style-name="ce14" office:value-type="float" office:value="0.807621367123" calcext:value-type="float">
            <text:p>0.807621367123</text:p>
          </table:table-cell>
          <table:table-cell table:style-name="ce14" table:formula="of:=[.E79]*(1-[.D79]/[.C79])" office:value-type="float" office:value="0.807611749641976" calcext:value-type="float">
            <text:p>0.807611749641976</text:p>
          </table:table-cell>
          <table:table-cell table:style-name="ce61" office:value-type="float" office:value="1.375821381454" calcext:value-type="float">
            <text:p>1.375821381454</text:p>
          </table:table-cell>
          <table:table-cell table:style-name="ce61" office:value-type="float" office:value="0.000016383836" calcext:value-type="float">
            <text:p>1.6383836E-05</text:p>
          </table:table-cell>
          <table:table-cell table:style-name="ce61" office:value-type="float" office:value="0.807621367123" calcext:value-type="float">
            <text:p>0.807621367123</text:p>
          </table:table-cell>
          <table:table-cell table:style-name="ce61" table:formula="of:=[.I79]*(1-[.H79]/[.G79])" office:value-type="float" office:value="0.807611749641976" calcext:value-type="float">
            <text:p>0.807611749641976</text:p>
          </table:table-cell>
          <table:table-cell table:style-name="ce66" office:value-type="float" office:value="6.19166" calcext:value-type="float">
            <text:p>6.19166</text:p>
          </table:table-cell>
          <table:table-cell table:style-name="ce66" office:value-type="float" office:value="0.806199" calcext:value-type="float">
            <text:p>0.806199</text:p>
          </table:table-cell>
          <table:table-cell table:style-name="ce66" office:value-type="float" office:value="6.293892" calcext:value-type="float">
            <text:p>6.293892</text:p>
          </table:table-cell>
          <table:table-cell table:style-name="ce70" office:value-type="float" office:value="6.143781" calcext:value-type="float">
            <text:p>6.143781</text:p>
          </table:table-cell>
          <table:table-cell table:style-name="ce70" office:value-type="float" office:value="0.7976344" calcext:value-type="float">
            <text:p>0.7976344</text:p>
          </table:table-cell>
          <table:table-cell table:style-name="ce70" office:value-type="float" office:value="6.293892" calcext:value-type="float">
            <text:p>6.293892</text:p>
          </table:table-cell>
          <table:table-cell table:number-columns-repeated="5" table:style-name="ce74" office:value-type="string" calcext:value-type="string">
            <text:p>NaN</text:p>
          </table:table-cell>
          <table:table-cell table:style-name="ce78" office:value-type="float" office:value="6.153404" calcext:value-type="float">
            <text:p>6.153404</text:p>
          </table:table-cell>
          <table:table-cell table:style-name="ce78" office:value-type="float" office:value="0.7930299" calcext:value-type="float">
            <text:p>0.7930299</text:p>
          </table:table-cell>
          <table:table-cell table:style-name="ce78" office:value-type="float" office:value="6.210292" calcext:value-type="float">
            <text:p>6.210292</text:p>
          </table:table-cell>
          <table:table-cell table:style-name="ce78" office:value-type="float" office:value="0.7424313" calcext:value-type="float">
            <text:p>0.7424313</text:p>
          </table:table-cell>
          <table:table-cell table:style-name="ce82" office:value-type="float" office:value="0.004747839" calcext:value-type="float">
            <text:p>0.004747839</text:p>
          </table:table-cell>
          <table:table-cell table:style-name="ce82" office:value-type="float" office:value="0.811546742" calcext:value-type="float">
            <text:p>0.811546742</text:p>
          </table:table-cell>
          <table:table-cell table:style-name="ce82" office:value-type="float" office:value="1.377697435" calcext:value-type="float">
            <text:p>1.377697435</text:p>
          </table:table-cell>
          <table:table-cell table:style-name="ce82" office:value-type="float" office:value="5.72868965" calcext:value-type="float">
            <text:p>5.72868965</text:p>
          </table:table-cell>
          <table:table-cell table:style-name="ce82" office:value-type="float" office:value="0.721685136865843" calcext:value-type="float">
            <text:p>0.721685136865843</text:p>
          </table:table-cell>
          <table:table-cell table:style-name="ce87" office:value-type="float" office:value="0.725483" calcext:value-type="float">
            <text:p>0.725483</text:p>
          </table:table-cell>
          <table:table-cell table:style-name="ce91" office:value-type="float" office:value="1.074026E-025" calcext:value-type="float">
            <text:p>1.07E-25</text:p>
          </table:table-cell>
          <table:table-cell table:style-name="ce91" office:value-type="float" office:value="0.3173134" calcext:value-type="float">
            <text:p>3.17E-01</text:p>
          </table:table-cell>
          <table:table-cell table:style-name="ce91" office:value-type="float" office:value="1.408846" calcext:value-type="float">
            <text:p>1.41E+00</text:p>
          </table:table-cell>
          <table:table-cell table:style-name="ce90" table:formula="of:=[.AG79]*LOG([.AH79]/[.AF79])" office:value-type="float" office:value="7.97022998068976" calcext:value-type="float">
            <text:p>7.97022998068976</text:p>
          </table:table-cell>
          <table:table-cell table:style-name="ce96" office:value-type="float" office:value="0.00001715686" calcext:value-type="float">
            <text:p>1.72E-05</text:p>
          </table:table-cell>
          <table:table-cell table:style-name="ce96" office:value-type="float" office:value="0.8047464" calcext:value-type="float">
            <text:p>8.05E-01</text:p>
          </table:table-cell>
          <table:table-cell table:style-name="ce96" office:value-type="float" office:value="1.377913" calcext:value-type="float">
            <text:p>1.38E+00</text:p>
          </table:table-cell>
          <table:table-cell table:style-name="ce96" office:value-type="float" office:value="0.9213362" calcext:value-type="float">
            <text:p>9.21E-01</text:p>
          </table:table-cell>
          <table:table-cell table:style-name="ce96" office:value-type="float" office:value="-57.92409" calcext:value-type="float">
            <text:p>-5.79E+01</text:p>
          </table:table-cell>
          <table:table-cell table:style-name="ce96" office:value-type="float" office:value="0.804989926174572" calcext:value-type="float">
            <text:p>8.05E-01</text:p>
          </table:table-cell>
          <table:table-cell table:style-name="ce101" office:value-type="float" office:value="0.00001715685" calcext:value-type="float">
            <text:p>1.72E-05</text:p>
          </table:table-cell>
          <table:table-cell table:style-name="ce101" office:value-type="float" office:value="0.8047464" calcext:value-type="float">
            <text:p>8.05E-01</text:p>
          </table:table-cell>
          <table:table-cell table:style-name="ce101" office:value-type="float" office:value="1.377913" calcext:value-type="float">
            <text:p>1.38E+00</text:p>
          </table:table-cell>
          <table:table-cell table:style-name="ce100" table:formula="of:=[.AQ79]*(1-[.AP79]/[.AR79])" office:value-type="float" office:value="0.8047363798367" calcext:value-type="float">
            <text:p>0.8047363798367</text:p>
          </table:table-cell>
          <table:table-cell table:style-name="ce105" office:value-type="float" office:value="0.000050662" calcext:value-type="float">
            <text:p>5.0662E-05</text:p>
          </table:table-cell>
          <table:table-cell table:style-name="ce105" office:value-type="float" office:value="0.709437801" calcext:value-type="float">
            <text:p>0.709437801</text:p>
          </table:table-cell>
          <table:table-cell table:style-name="ce105" office:value-type="float" office:value="1.376699497" calcext:value-type="float">
            <text:p>1.376699497</text:p>
          </table:table-cell>
          <table:table-cell table:style-name="ce105" office:value-type="float" office:value="1.221622284" calcext:value-type="float">
            <text:p>1.221622284</text:p>
          </table:table-cell>
          <table:table-cell table:style-name="ce105" table:formula="of:=[.AU79]*(1-([.AT79]/[.AV79])^[.AW79])" office:value-type="float" office:value="0.709435084250853" calcext:value-type="float">
            <text:p>0.709435084250853</text:p>
          </table:table-cell>
          <table:table-cell table:style-name="ce110" office:value-type="float" office:value="0.7379322" calcext:value-type="float">
            <text:p>0.7379322</text:p>
          </table:table-cell>
          <table:table-cell table:number-columns-repeated="97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3:31:03.334115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4:58:54.205023958</meta:creation-date>
    <dc:date>2022-02-16T15:10:52.615883662</dc:date>
    <meta:editing-duration>PT23H55M46S</meta:editing-duration>
    <meta:editing-cycles>29</meta:editing-cycles>
    <meta:generator>LibreOffice/6.4.7.2$Linux_X86_64 LibreOffice_project/40$Build-2</meta:generator>
    <meta:document-statistic meta:table-count="1" meta:cell-count="3471" meta:object-count="0"/>
  </office:meta>
</office:document-meta>
</file>